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2.328in"/>
    </style:style>
    <style:style style:name="co3" style:family="table-column">
      <style:table-column-properties fo:break-before="auto" style:column-width="10.252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3.2846in"/>
    </style:style>
    <style:style style:name="co7" style:family="table-column">
      <style:table-column-properties fo:break-before="auto" style:column-width="1.7591in"/>
    </style:style>
    <style:style style:name="co8" style:family="table-column">
      <style:table-column-properties fo:break-before="auto" style:column-width="2.2311in"/>
    </style:style>
    <style:style style:name="co9" style:family="table-column">
      <style:table-column-properties fo:break-before="auto" style:column-width="1.36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388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7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 style:data-style-name="N7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Liberation Mono" fo:font-size="10pt" style:font-name-asian="Liberation Mono" style:font-size-asian="10pt" style:font-name-complex="Liberation Mono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1" table:default-cell-style-name="Default"/>
        <table:table-column table:style-name="co3" table:default-cell-style-name="ce10"/>
        <table:table-column table:style-name="co1" table:number-columns-repeated="6" table:default-cell-style-name="Default"/>
        <table:table-column table:style-name="co4" table:default-cell-style-name="ce10"/>
        <table:table-column table:style-name="co1" table:number-columns-repeated="2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" table:number-columns-repeated="16365" table:default-cell-style-name="Default"/>
        <table:table-column table:style-name="co10"/>
        <table:table-row table:style-name="ro1">
          <table:table-cell table:style-name="ce9" office:value-type="string" calcext:value-type="string">
            <text:p>fil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depth (cm)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timestamp</text:p>
          </table:table-cell>
          <table:table-cell table:style-name="ce9" office:value-type="string" calcext:value-type="string">
            <text:p>lat</text:p>
          </table:table-cell>
          <table:table-cell table:style-name="ce9" office:value-type="string" calcext:value-type="string">
            <text:p>lon</text:p>
          </table:table-cell>
          <table:table-cell table:style-name="ce9" office:value-type="string" calcext:value-type="string">
            <text:p>lat_emlid</text:p>
          </table:table-cell>
          <table:table-cell table:style-name="ce9" office:value-type="string" calcext:value-type="string">
            <text:p>lon_emlid</text:p>
          </table:table-cell>
          <table:table-cell table:style-name="ce9" office:value-type="string" calcext:value-type="string">
            <text:p>sitename</text:p>
          </table:table-cell>
          <table:table-cell table:style-name="ce9" office:value-type="string" calcext:value-type="string">
            <text:p>PIT_ID</text:p>
          </table:table-cell>
          <table:table-cell table:style-name="ce9" office:value-type="string" calcext:value-type="string">
            <text:p>Radar_Obs_Num</text:p>
          </table:table-cell>
          <table:table-cell table:style-name="ce9" office:value-type="string" calcext:value-type="string">
            <text:p>fold_of_radar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angles</text:p>
          </table:table-cell>
          <table:table-cell table:style-name="ce10" office:value-type="string" calcext:value-type="string">
            <text:p>variation</text:p>
          </table:table-cell>
          <table:table-cell office:value-type="string" calcext:value-type="string">
            <text:p>pente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473" calcext:value-type="float">
            <text:p>473</text:p>
          </table:table-cell>
          <table:table-cell office:value-type="string" calcext:value-type="string">
            <text:p>pit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Density - did not hit bottom</text:p>
          </table:table-cell>
          <table:table-cell table:style-name="ce10" office:value-type="string" calcext:value-type="string">
            <text:p>SM550473.PNT</text:p>
          </table:table-cell>
          <table:table-cell table:style-name="ce11" office:value-type="date" office:date-value="2024-12-01T22:48:54" calcext:value-type="date">
            <text:p>2024-12-01 22:48:54</text:p>
          </table:table-cell>
          <table:table-cell table:style-name="ce10" office:value-type="float" office:value="50.8384704589844" calcext:value-type="float">
            <text:p>50.8384704589844</text:p>
          </table:table-cell>
          <table:table-cell table:style-name="ce10" office:value-type="float" office:value="-115.216110229492" calcext:value-type="float">
            <text:p>-115.216110229492</text:p>
          </table:table-cell>
          <table:table-cell table:style-name="ce10" office:value-type="float" office:value="50.8384711777778" calcext:value-type="float">
            <text:p>50.8384711777778</text:p>
          </table:table-cell>
          <table:table-cell table:style-name="ce10" office:value-type="float" office:value="-115.216137805556" calcext:value-type="float">
            <text:p>-115.216137805556</text:p>
          </table:table-cell>
          <table:table-cell office:value-type="string" calcext:value-type="string">
            <text:p>D10_FortressRidgeSouth_20241202</text:p>
          </table:table-cell>
          <table:table-cell table:style-name="ce10" office:value-type="string" calcext:value-type="string">
            <text:p>D1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_ridge_south</text:p>
          </table:table-cell>
          <table:table-cell office:value-type="string" calcext:value-type="string">
            <text:p>[15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4.210599899292" calcext:value-type="float">
            <text:p>14.21059989929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474" calcext:value-type="float">
            <text:p>474</text:p>
          </table:table-cell>
          <table:table-cell office:value-type="string" calcext:value-type="string">
            <text:p>pit</text:p>
          </table:table-cell>
          <table:table-cell table:style-name="ce10" office:value-type="float" office:value="79" calcext:value-type="float">
            <text:p>79</text:p>
          </table:table-cell>
          <table:table-cell office:value-type="string" calcext:value-type="string">
            <text:p>Density - hit bottom</text:p>
          </table:table-cell>
          <table:table-cell table:style-name="ce10" office:value-type="string" calcext:value-type="string">
            <text:p>SM550474.PNT</text:p>
          </table:table-cell>
          <table:table-cell table:style-name="ce11" office:value-type="date" office:date-value="2024-12-01T22:50:40" calcext:value-type="date">
            <text:p>2024-12-01 22:50:40</text:p>
          </table:table-cell>
          <table:table-cell table:style-name="ce10" office:value-type="float" office:value="50.8384666442871" calcext:value-type="float">
            <text:p>50.8384666442871</text:p>
          </table:table-cell>
          <table:table-cell table:style-name="ce10" office:value-type="float" office:value="-115.216102600098" calcext:value-type="float">
            <text:p>-115.216102600098</text:p>
          </table:table-cell>
          <table:table-cell table:style-name="ce10" office:value-type="float" office:value="50.8384718138889" calcext:value-type="float">
            <text:p>50.8384718138889</text:p>
          </table:table-cell>
          <table:table-cell table:style-name="ce10" office:value-type="float" office:value="-115.216142380556" calcext:value-type="float">
            <text:p>-115.216142380556</text:p>
          </table:table-cell>
          <table:table-cell office:value-type="string" calcext:value-type="string">
            <text:p>D10_FortressRidgeSouth_20241202</text:p>
          </table:table-cell>
          <table:table-cell table:style-name="ce10" office:value-type="string" calcext:value-type="string">
            <text:p>D1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_ridge_south</text:p>
          </table:table-cell>
          <table:table-cell office:value-type="string" calcext:value-type="string">
            <text:p>[15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4.210599899292" calcext:value-type="float">
            <text:p>14.21059989929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475" calcext:value-type="float">
            <text:p>475</text:p>
          </table:table-cell>
          <table:table-cell office:value-type="string" calcext:value-type="string">
            <text:p>pit</text:p>
          </table:table-cell>
          <table:table-cell table:style-name="ce10" office:value-type="float" office:value="79" calcext:value-type="float">
            <text:p>79</text:p>
          </table:table-cell>
          <table:table-cell office:value-type="string" calcext:value-type="string">
            <text:p>SSA - hit bottom</text:p>
          </table:table-cell>
          <table:table-cell table:style-name="ce10" office:value-type="string" calcext:value-type="string">
            <text:p>SM550475.PNT</text:p>
          </table:table-cell>
          <table:table-cell table:style-name="ce11" office:value-type="date" office:date-value="2024-12-01T22:53:24" calcext:value-type="date">
            <text:p>2024-12-01 22:53:24</text:p>
          </table:table-cell>
          <table:table-cell table:style-name="ce10" office:value-type="float" office:value="50.8384742736816" calcext:value-type="float">
            <text:p>50.8384742736816</text:p>
          </table:table-cell>
          <table:table-cell table:style-name="ce10" office:value-type="float" office:value="-115.216094970703" calcext:value-type="float">
            <text:p>-115.216094970703</text:p>
          </table:table-cell>
          <table:table-cell table:style-name="ce10" office:value-type="float" office:value="50.83847185" calcext:value-type="float">
            <text:p>50.83847185</text:p>
          </table:table-cell>
          <table:table-cell table:style-name="ce10" office:value-type="float" office:value="-115.216146677778" calcext:value-type="float">
            <text:p>-115.216146677778</text:p>
          </table:table-cell>
          <table:table-cell office:value-type="string" calcext:value-type="string">
            <text:p>D10_FortressRidgeSouth_20241202</text:p>
          </table:table-cell>
          <table:table-cell table:style-name="ce10" office:value-type="string" calcext:value-type="string">
            <text:p>D1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_ridge_south</text:p>
          </table:table-cell>
          <table:table-cell office:value-type="string" calcext:value-type="string">
            <text:p>[15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4.210599899292" calcext:value-type="float">
            <text:p>14.21059989929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476" calcext:value-type="float">
            <text:p>476</text:p>
          </table:table-cell>
          <table:table-cell office:value-type="string" calcext:value-type="string">
            <text:p>pit</text:p>
          </table:table-cell>
          <table:table-cell table:style-name="ce10" office:value-type="float" office:value="86" calcext:value-type="float">
            <text:p>86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76.PNT</text:p>
          </table:table-cell>
          <table:table-cell table:style-name="ce11" office:value-type="date" office:date-value="2024-12-01T22:55:12" calcext:value-type="date">
            <text:p>2024-12-01 22:55:12</text:p>
          </table:table-cell>
          <table:table-cell table:style-name="ce10" office:value-type="float" office:value="50.8384704589844" calcext:value-type="float">
            <text:p>50.8384704589844</text:p>
          </table:table-cell>
          <table:table-cell table:style-name="ce10" office:value-type="float" office:value="-115.216110229492" calcext:value-type="float">
            <text:p>-115.216110229492</text:p>
          </table:table-cell>
          <table:table-cell table:style-name="ce10" office:value-type="float" office:value="50.8384719944445" calcext:value-type="float">
            <text:p>50.8384719944445</text:p>
          </table:table-cell>
          <table:table-cell table:style-name="ce10" office:value-type="float" office:value="-115.2161511" calcext:value-type="float">
            <text:p>-115.2161511</text:p>
          </table:table-cell>
          <table:table-cell office:value-type="string" calcext:value-type="string">
            <text:p>D10_FortressRidgeSouth_20241202</text:p>
          </table:table-cell>
          <table:table-cell table:style-name="ce10" office:value-type="string" calcext:value-type="string">
            <text:p>D1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_ridge_south</text:p>
          </table:table-cell>
          <table:table-cell office:value-type="string" calcext:value-type="string">
            <text:p>[15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4.210599899292" calcext:value-type="float">
            <text:p>14.21059989929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477" calcext:value-type="float">
            <text:p>477</text:p>
          </table:table-cell>
          <table:table-cell office:value-type="string" calcext:value-type="string">
            <text:p>pit</text:p>
          </table:table-cell>
          <table:table-cell table:style-name="ce10" office:value-type="float" office:value="84" calcext:value-type="float">
            <text:p>8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77.PNT</text:p>
          </table:table-cell>
          <table:table-cell table:style-name="ce11" office:value-type="date" office:date-value="2024-12-01T22:56:46" calcext:value-type="date">
            <text:p>2024-12-01 22:56:46</text:p>
          </table:table-cell>
          <table:table-cell table:style-name="ce10" office:value-type="float" office:value="50.8384628295898" calcext:value-type="float">
            <text:p>50.8384628295898</text:p>
          </table:table-cell>
          <table:table-cell table:style-name="ce10" office:value-type="float" office:value="-115.216117858887" calcext:value-type="float">
            <text:p>-115.216117858887</text:p>
          </table:table-cell>
          <table:table-cell table:style-name="ce10" office:value-type="float" office:value="50.8384716222222" calcext:value-type="float">
            <text:p>50.8384716222222</text:p>
          </table:table-cell>
          <table:table-cell table:style-name="ce10" office:value-type="float" office:value="-115.216158416667" calcext:value-type="float">
            <text:p>-115.216158416667</text:p>
          </table:table-cell>
          <table:table-cell office:value-type="string" calcext:value-type="string">
            <text:p>D10_FortressRidgeSouth_20241202</text:p>
          </table:table-cell>
          <table:table-cell table:style-name="ce10" office:value-type="string" calcext:value-type="string">
            <text:p>D1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_ridge_south</text:p>
          </table:table-cell>
          <table:table-cell office:value-type="string" calcext:value-type="string">
            <text:p>[15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3.515118598938" calcext:value-type="float">
            <text:p>13.515118598938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478" calcext:value-type="float">
            <text:p>478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hit bottom - No GPS signal</text:p>
          </table:table-cell>
          <table:table-cell table:style-name="ce10" office:value-type="string" calcext:value-type="string">
            <text:p>SM550478.PNT</text:p>
          </table:table-cell>
          <table:table-cell table:style-name="ce11" office:value-type="date" office:date-value="2024-12-02T18:47:10" calcext:value-type="date">
            <text:p>2024-12-02 18:47:10</text:p>
          </table:table-cell>
          <table:table-cell table:number-columns-repeated="2"/>
          <table:table-cell table:style-name="ce10" office:value-type="float" office:value="50.8247124472222" calcext:value-type="float">
            <text:p>50.8247124472222</text:p>
          </table:table-cell>
          <table:table-cell table:style-name="ce10" office:value-type="float" office:value="-115.200929036111" calcext:value-type="float">
            <text:p>-115.200929036111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0"/>
        </table:table-row>
        <table:table-row table:style-name="ro1">
          <table:table-cell table:style-name="ce10" office:value-type="float" office:value="479" calcext:value-type="float">
            <text:p>47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hit bottom - dirty frozen soil - No GPS signal</text:p>
          </table:table-cell>
          <table:table-cell table:style-name="ce10" office:value-type="string" calcext:value-type="string">
            <text:p>SM550479.PNT</text:p>
          </table:table-cell>
          <table:table-cell table:style-name="ce11" office:value-type="date" office:date-value="2024-12-02T18:50:54" calcext:value-type="date">
            <text:p>2024-12-02 18:50:54</text:p>
          </table:table-cell>
          <table:table-cell table:number-columns-repeated="2"/>
          <table:table-cell table:style-name="ce10" office:value-type="float" office:value="50.8247132027778" calcext:value-type="float">
            <text:p>50.8247132027778</text:p>
          </table:table-cell>
          <table:table-cell table:style-name="ce10" office:value-type="float" office:value="-115.200929583333" calcext:value-type="float">
            <text:p>-115.200929583333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0"/>
        </table:table-row>
        <table:table-row table:style-name="ro1">
          <table:table-cell table:style-name="ce10" office:value-type="float" office:value="480" calcext:value-type="float">
            <text:p>48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hit bottom - No GPS signal</text:p>
          </table:table-cell>
          <table:table-cell table:style-name="ce10" office:value-type="string" calcext:value-type="string">
            <text:p>SM550480.PNT</text:p>
          </table:table-cell>
          <table:table-cell table:style-name="ce11" office:value-type="date" office:date-value="2024-12-02T18:52:15" calcext:value-type="date">
            <text:p>2024-12-02 18:52:15</text:p>
          </table:table-cell>
          <table:table-cell table:number-columns-repeated="2"/>
          <table:table-cell table:style-name="ce10" office:value-type="float" office:value="50.8247155166667" calcext:value-type="float">
            <text:p>50.8247155166667</text:p>
          </table:table-cell>
          <table:table-cell table:style-name="ce10" office:value-type="float" office:value="-115.200930972222" calcext:value-type="float">
            <text:p>-115.200930972222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0"/>
        </table:table-row>
        <table:table-row table:style-name="ro1">
          <table:table-cell table:style-name="ce10" office:value-type="float" office:value="481" calcext:value-type="float">
            <text:p>48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hit bottom - dirty frozen soil - No GPS signal</text:p>
          </table:table-cell>
          <table:table-cell table:style-name="ce10" office:value-type="string" calcext:value-type="string">
            <text:p>SM550481.PNT</text:p>
          </table:table-cell>
          <table:table-cell table:style-name="ce11" office:value-type="date" office:date-value="2024-12-02T18:53:45" calcext:value-type="date">
            <text:p>2024-12-02 18:53:45</text:p>
          </table:table-cell>
          <table:table-cell table:number-columns-repeated="2"/>
          <table:table-cell table:style-name="ce10" office:value-type="float" office:value="50.824717125" calcext:value-type="float">
            <text:p>50.824717125</text:p>
          </table:table-cell>
          <table:table-cell table:style-name="ce10" office:value-type="float" office:value="-115.200933172222" calcext:value-type="float">
            <text:p>-115.200933172222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0"/>
        </table:table-row>
        <table:table-row table:style-name="ro1">
          <table:table-cell table:style-name="ce10" office:value-type="float" office:value="482" calcext:value-type="float">
            <text:p>48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hit bottom - No GPS signal</text:p>
          </table:table-cell>
          <table:table-cell table:style-name="ce10" office:value-type="string" calcext:value-type="string">
            <text:p>SM550482.PNT</text:p>
          </table:table-cell>
          <table:table-cell table:style-name="ce11" office:value-type="date" office:date-value="2024-12-02T18:55:36" calcext:value-type="date">
            <text:p>2024-12-02 18:55:36</text:p>
          </table:table-cell>
          <table:table-cell table:number-columns-repeated="2"/>
          <table:table-cell table:style-name="ce10" office:value-type="float" office:value="50.8247206444445" calcext:value-type="float">
            <text:p>50.8247206444445</text:p>
          </table:table-cell>
          <table:table-cell table:style-name="ce10" office:value-type="float" office:value="-115.200934427778" calcext:value-type="float">
            <text:p>-115.200934427778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0"/>
        </table:table-row>
        <table:table-row table:style-name="ro2">
          <table:table-cell table:style-name="ce10" office:value-type="float" office:value="495" calcext:value-type="float">
            <text:p>49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95.PNT</text:p>
          </table:table-cell>
          <table:table-cell table:style-name="ce11" office:value-type="date" office:date-value="2024-12-02T19:29:48" calcext:value-type="date">
            <text:p>2024-12-02 19:29:48</text:p>
          </table:table-cell>
          <table:table-cell table:style-name="ce10" office:value-type="float" office:value="50.824592590332" calcext:value-type="float">
            <text:p>50.824592590332</text:p>
          </table:table-cell>
          <table:table-cell table:style-name="ce10" office:value-type="float" office:value="-115.201133728027" calcext:value-type="float">
            <text:p>-115.201133728027</text:p>
          </table:table-cell>
          <table:table-cell table:style-name="ce10" office:value-type="float" office:value="50.8245412944445" calcext:value-type="float">
            <text:p>50.8245412944445</text:p>
          </table:table-cell>
          <table:table-cell table:style-name="ce10" office:value-type="float" office:value="-115.201166916667" calcext:value-type="float">
            <text:p>-115.201166916667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4.9885873794556" calcext:value-type="float">
            <text:p>14.988587379455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96" calcext:value-type="float">
            <text:p>49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hit bottom - unfrozen mud</text:p>
          </table:table-cell>
          <table:table-cell table:style-name="ce10" office:value-type="string" calcext:value-type="string">
            <text:p>SM550496.PNT</text:p>
          </table:table-cell>
          <table:table-cell table:style-name="ce11" office:value-type="date" office:date-value="2024-12-02T19:32:20" calcext:value-type="date">
            <text:p>2024-12-02 19:32:20</text:p>
          </table:table-cell>
          <table:table-cell table:style-name="ce10" office:value-type="float" office:value="50.8245849609375" calcext:value-type="float">
            <text:p>50.8245849609375</text:p>
          </table:table-cell>
          <table:table-cell table:style-name="ce10" office:value-type="float" office:value="-115.201110839844" calcext:value-type="float">
            <text:p>-115.201110839844</text:p>
          </table:table-cell>
          <table:table-cell table:style-name="ce10" office:value-type="float" office:value="50.8245616083333" calcext:value-type="float">
            <text:p>50.8245616083333</text:p>
          </table:table-cell>
          <table:table-cell table:style-name="ce10" office:value-type="float" office:value="-115.201145430556" calcext:value-type="float">
            <text:p>-115.201145430556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2.9639120101929" calcext:value-type="float">
            <text:p>12.963912010192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97" calcext:value-type="float">
            <text:p>49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hit bottom - dirty - frozen soil</text:p>
          </table:table-cell>
          <table:table-cell table:style-name="ce10" office:value-type="string" calcext:value-type="string">
            <text:p>SM550497.PNT</text:p>
          </table:table-cell>
          <table:table-cell table:style-name="ce11" office:value-type="date" office:date-value="2024-12-02T19:36:32" calcext:value-type="date">
            <text:p>2024-12-02 19:36:32</text:p>
          </table:table-cell>
          <table:table-cell table:style-name="ce10" office:value-type="float" office:value="50.8246116638184" calcext:value-type="float">
            <text:p>50.8246116638184</text:p>
          </table:table-cell>
          <table:table-cell table:style-name="ce10" office:value-type="float" office:value="-115.201095581055" calcext:value-type="float">
            <text:p>-115.201095581055</text:p>
          </table:table-cell>
          <table:table-cell table:style-name="ce10" office:value-type="float" office:value="50.8245770972222" calcext:value-type="float">
            <text:p>50.8245770972222</text:p>
          </table:table-cell>
          <table:table-cell table:style-name="ce10" office:value-type="float" office:value="-115.201118352778" calcext:value-type="float">
            <text:p>-115.201118352778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3.1524887084961" calcext:value-type="float">
            <text:p>13.152488708496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98" calcext:value-type="float">
            <text:p>49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hit bottom - dirty - frozen soil</text:p>
          </table:table-cell>
          <table:table-cell table:style-name="ce10" office:value-type="string" calcext:value-type="string">
            <text:p>SM550498.PNT</text:p>
          </table:table-cell>
          <table:table-cell table:style-name="ce11" office:value-type="date" office:date-value="2024-12-02T19:37:40" calcext:value-type="date">
            <text:p>2024-12-02 19:37:40</text:p>
          </table:table-cell>
          <table:table-cell table:style-name="ce10" office:value-type="float" office:value="50.8246421813965" calcext:value-type="float">
            <text:p>50.8246421813965</text:p>
          </table:table-cell>
          <table:table-cell table:style-name="ce10" office:value-type="float" office:value="-115.201065063477" calcext:value-type="float">
            <text:p>-115.201065063477</text:p>
          </table:table-cell>
          <table:table-cell table:style-name="ce10" office:value-type="float" office:value="50.8245983333333" calcext:value-type="float">
            <text:p>50.8245983333333</text:p>
          </table:table-cell>
          <table:table-cell table:style-name="ce10" office:value-type="float" office:value="-115.201095816667" calcext:value-type="float">
            <text:p>-115.201095816667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4.2549428939819" calcext:value-type="float">
            <text:p>14.254942893981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99" calcext:value-type="float">
            <text:p>49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99.PNT</text:p>
          </table:table-cell>
          <table:table-cell table:style-name="ce11" office:value-type="date" office:date-value="2024-12-02T19:39:36" calcext:value-type="date">
            <text:p>2024-12-02 19:39:36</text:p>
          </table:table-cell>
          <table:table-cell table:style-name="ce10" office:value-type="float" office:value="50.8246574401856" calcext:value-type="float">
            <text:p>50.8246574401856</text:p>
          </table:table-cell>
          <table:table-cell table:style-name="ce10" office:value-type="float" office:value="-115.201011657715" calcext:value-type="float">
            <text:p>-115.201011657715</text:p>
          </table:table-cell>
          <table:table-cell table:style-name="ce10" office:value-type="float" office:value="50.8246187833333" calcext:value-type="float">
            <text:p>50.8246187833333</text:p>
          </table:table-cell>
          <table:table-cell table:style-name="ce10" office:value-type="float" office:value="-115.201060452778" calcext:value-type="float">
            <text:p>-115.201060452778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4.2142772674561" calcext:value-type="float">
            <text:p>14.214277267456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00" calcext:value-type="float">
            <text:p>50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500.PNT</text:p>
          </table:table-cell>
          <table:table-cell table:style-name="ce11" office:value-type="date" office:date-value="2024-12-02T19:40:54" calcext:value-type="date">
            <text:p>2024-12-02 19:40:54</text:p>
          </table:table-cell>
          <table:table-cell table:style-name="ce10" office:value-type="float" office:value="50.8246803283691" calcext:value-type="float">
            <text:p>50.8246803283691</text:p>
          </table:table-cell>
          <table:table-cell table:style-name="ce10" office:value-type="float" office:value="-115.20100402832" calcext:value-type="float">
            <text:p>-115.20100402832</text:p>
          </table:table-cell>
          <table:table-cell table:style-name="ce10" office:value-type="float" office:value="50.8246376722222" calcext:value-type="float">
            <text:p>50.8246376722222</text:p>
          </table:table-cell>
          <table:table-cell table:style-name="ce10" office:value-type="float" office:value="-115.201038066667" calcext:value-type="float">
            <text:p>-115.201038066667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3.6361265182495" calcext:value-type="float">
            <text:p>13.636126518249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01" calcext:value-type="float">
            <text:p>50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hit bottom - unfrozen mud</text:p>
          </table:table-cell>
          <table:table-cell table:style-name="ce10" office:value-type="string" calcext:value-type="string">
            <text:p>SM550501.PNT</text:p>
          </table:table-cell>
          <table:table-cell table:style-name="ce11" office:value-type="date" office:date-value="2024-12-02T19:42:19" calcext:value-type="date">
            <text:p>2024-12-02 19:42:19</text:p>
          </table:table-cell>
          <table:table-cell table:style-name="ce10" office:value-type="float" office:value="50.8246803283691" calcext:value-type="float">
            <text:p>50.8246803283691</text:p>
          </table:table-cell>
          <table:table-cell table:style-name="ce10" office:value-type="float" office:value="-115.201011657715" calcext:value-type="float">
            <text:p>-115.201011657715</text:p>
          </table:table-cell>
          <table:table-cell table:style-name="ce10" office:value-type="float" office:value="50.8246575805556" calcext:value-type="float">
            <text:p>50.8246575805556</text:p>
          </table:table-cell>
          <table:table-cell table:style-name="ce10" office:value-type="float" office:value="-115.201018502778" calcext:value-type="float">
            <text:p>-115.201018502778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3.6361265182495" calcext:value-type="float">
            <text:p>13.636126518249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02" calcext:value-type="float">
            <text:p>50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hit bottom - unfrozen mud</text:p>
          </table:table-cell>
          <table:table-cell table:style-name="ce10" office:value-type="string" calcext:value-type="string">
            <text:p>SM550502.PNT</text:p>
          </table:table-cell>
          <table:table-cell table:style-name="ce11" office:value-type="date" office:date-value="2024-12-02T19:45:21" calcext:value-type="date">
            <text:p>2024-12-02 19:45:21</text:p>
          </table:table-cell>
          <table:table-cell table:style-name="ce10" office:value-type="float" office:value="50.8247146606445" calcext:value-type="float">
            <text:p>50.8247146606445</text:p>
          </table:table-cell>
          <table:table-cell table:style-name="ce10" office:value-type="float" office:value="-115.200965881348" calcext:value-type="float">
            <text:p>-115.200965881348</text:p>
          </table:table-cell>
          <table:table-cell table:style-name="ce10" office:value-type="float" office:value="50.8246804638889" calcext:value-type="float">
            <text:p>50.8246804638889</text:p>
          </table:table-cell>
          <table:table-cell table:style-name="ce10" office:value-type="float" office:value="-115.200998638889" calcext:value-type="float">
            <text:p>-115.200998638889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5.246603012085" calcext:value-type="float">
            <text:p>15.24660301208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03" calcext:value-type="float">
            <text:p>50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503.PNT</text:p>
          </table:table-cell>
          <table:table-cell table:style-name="ce11" office:value-type="date" office:date-value="2024-12-02T19:49:17" calcext:value-type="date">
            <text:p>2024-12-02 19:49:17</text:p>
          </table:table-cell>
          <table:table-cell table:style-name="ce10" office:value-type="float" office:value="50.8247375488281" calcext:value-type="float">
            <text:p>50.8247375488281</text:p>
          </table:table-cell>
          <table:table-cell table:style-name="ce10" office:value-type="float" office:value="-115.200942993164" calcext:value-type="float">
            <text:p>-115.200942993164</text:p>
          </table:table-cell>
          <table:table-cell table:style-name="ce10" office:value-type="float" office:value="50.8246978777778" calcext:value-type="float">
            <text:p>50.8246978777778</text:p>
          </table:table-cell>
          <table:table-cell table:style-name="ce10" office:value-type="float" office:value="-115.200980666667" calcext:value-type="float">
            <text:p>-115.200980666667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2.5079965591431" calcext:value-type="float">
            <text:p>12.507996559143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83" calcext:value-type="float">
            <text:p>48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hit bottom - No GPS signal</text:p>
          </table:table-cell>
          <table:table-cell table:style-name="ce10" office:value-type="string" calcext:value-type="string">
            <text:p>SM550483.PNT</text:p>
          </table:table-cell>
          <table:table-cell table:style-name="ce11" office:value-type="date" office:date-value="2024-12-02T19:02:29" calcext:value-type="date">
            <text:p>2024-12-02 19:02:29</text:p>
          </table:table-cell>
          <table:table-cell table:number-columns-repeated="2"/>
          <table:table-cell table:style-name="ce10" office:value-type="float" office:value="50.8247125416667" calcext:value-type="float">
            <text:p>50.8247125416667</text:p>
          </table:table-cell>
          <table:table-cell table:style-name="ce10" office:value-type="float" office:value="-115.201009058333" calcext:value-type="float">
            <text:p>-115.201009058333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2.5079965591431" calcext:value-type="float">
            <text:p>12.507996559143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84" calcext:value-type="float">
            <text:p>48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84.PNT</text:p>
          </table:table-cell>
          <table:table-cell table:style-name="ce11" office:value-type="date" office:date-value="2024-12-02T19:04:45" calcext:value-type="date">
            <text:p>2024-12-02 19:04:45</text:p>
          </table:table-cell>
          <table:table-cell table:style-name="ce10" office:value-type="float" office:value="50.8246994018555" calcext:value-type="float">
            <text:p>50.8246994018555</text:p>
          </table:table-cell>
          <table:table-cell table:style-name="ce10" office:value-type="float" office:value="-115.201080322266" calcext:value-type="float">
            <text:p>-115.201080322266</text:p>
          </table:table-cell>
          <table:table-cell table:style-name="ce10" office:value-type="float" office:value="50.824690925" calcext:value-type="float">
            <text:p>50.824690925</text:p>
          </table:table-cell>
          <table:table-cell table:style-name="ce10" office:value-type="float" office:value="-115.201031477778" calcext:value-type="float">
            <text:p>-115.201031477778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5.8267383575439" calcext:value-type="float">
            <text:p>15.826738357543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85" calcext:value-type="float">
            <text:p>48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485.PNT</text:p>
          </table:table-cell>
          <table:table-cell table:style-name="ce11" office:value-type="date" office:date-value="2024-12-02T19:06:09" calcext:value-type="date">
            <text:p>2024-12-02 19:06:09</text:p>
          </table:table-cell>
          <table:table-cell table:style-name="ce10" office:value-type="float" office:value="50.8246536254883" calcext:value-type="float">
            <text:p>50.8246536254883</text:p>
          </table:table-cell>
          <table:table-cell table:style-name="ce10" office:value-type="float" office:value="-115.201057434082" calcext:value-type="float">
            <text:p>-115.201057434082</text:p>
          </table:table-cell>
          <table:table-cell table:style-name="ce10" office:value-type="float" office:value="50.8246694472222" calcext:value-type="float">
            <text:p>50.8246694472222</text:p>
          </table:table-cell>
          <table:table-cell table:style-name="ce10" office:value-type="float" office:value="-115.20105005" calcext:value-type="float">
            <text:p>-115.20105005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3.6346225738525" calcext:value-type="float">
            <text:p>13.634622573852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86" calcext:value-type="float">
            <text:p>48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hit bottom - dirty - frozen soil</text:p>
          </table:table-cell>
          <table:table-cell table:style-name="ce10" office:value-type="string" calcext:value-type="string">
            <text:p>SM550486.PNT</text:p>
          </table:table-cell>
          <table:table-cell table:style-name="ce11" office:value-type="date" office:date-value="2024-12-02T19:08:16" calcext:value-type="date">
            <text:p>2024-12-02 19:08:16</text:p>
          </table:table-cell>
          <table:table-cell table:style-name="ce10" office:value-type="float" office:value="50.8246574401856" calcext:value-type="float">
            <text:p>50.8246574401856</text:p>
          </table:table-cell>
          <table:table-cell table:style-name="ce10" office:value-type="float" office:value="-115.201057434082" calcext:value-type="float">
            <text:p>-115.201057434082</text:p>
          </table:table-cell>
          <table:table-cell table:style-name="ce10" office:value-type="float" office:value="50.8246691972222" calcext:value-type="float">
            <text:p>50.8246691972222</text:p>
          </table:table-cell>
          <table:table-cell table:style-name="ce10" office:value-type="float" office:value="-115.201052625" calcext:value-type="float">
            <text:p>-115.201052625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3.6346225738525" calcext:value-type="float">
            <text:p>13.634622573852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87" calcext:value-type="float">
            <text:p>48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87.PNT</text:p>
          </table:table-cell>
          <table:table-cell table:style-name="ce11" office:value-type="date" office:date-value="2024-12-02T19:09:55" calcext:value-type="date">
            <text:p>2024-12-02 19:09:55</text:p>
          </table:table-cell>
          <table:table-cell table:style-name="ce10" office:value-type="float" office:value="50.8246383666992" calcext:value-type="float">
            <text:p>50.8246383666992</text:p>
          </table:table-cell>
          <table:table-cell table:style-name="ce10" office:value-type="float" office:value="-115.20108795166" calcext:value-type="float">
            <text:p>-115.20108795166</text:p>
          </table:table-cell>
          <table:table-cell table:style-name="ce10" office:value-type="float" office:value="50.8246506583333" calcext:value-type="float">
            <text:p>50.8246506583333</text:p>
          </table:table-cell>
          <table:table-cell table:style-name="ce10" office:value-type="float" office:value="-115.201071566667" calcext:value-type="float">
            <text:p>-115.201071566667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3.8221597671509" calcext:value-type="float">
            <text:p>13.822159767150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88" calcext:value-type="float">
            <text:p>48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88.PNT</text:p>
          </table:table-cell>
          <table:table-cell table:style-name="ce11" office:value-type="date" office:date-value="2024-12-02T19:13:57" calcext:value-type="date">
            <text:p>2024-12-02 19:13:57</text:p>
          </table:table-cell>
          <table:table-cell table:style-name="ce10" office:value-type="float" office:value="50.824634552002" calcext:value-type="float">
            <text:p>50.824634552002</text:p>
          </table:table-cell>
          <table:table-cell table:style-name="ce10" office:value-type="float" office:value="-115.201118469238" calcext:value-type="float">
            <text:p>-115.201118469238</text:p>
          </table:table-cell>
          <table:table-cell table:style-name="ce10" office:value-type="float" office:value="50.8246318361111" calcext:value-type="float">
            <text:p>50.8246318361111</text:p>
          </table:table-cell>
          <table:table-cell table:style-name="ce10" office:value-type="float" office:value="-115.201095355556" calcext:value-type="float">
            <text:p>-115.201095355556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3.3415212631226" calcext:value-type="float">
            <text:p>13.341521263122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89" calcext:value-type="float">
            <text:p>489</text:p>
          </table:table-cell>
          <table:table-cell office:value-type="string" calcext:value-type="string">
            <text:p>radar_transect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cancel</text:p>
          </table:table-cell>
          <table:table-cell table:style-name="ce10" office:value-type="string" calcext:value-type="string">
            <text:p>SM550489.PNT</text:p>
          </table:table-cell>
          <table:table-cell table:style-name="ce11" office:value-type="date" office:date-value="2024-12-02T19:15:58" calcext:value-type="date">
            <text:p>2024-12-02 19:15:58</text:p>
          </table:table-cell>
          <table:table-cell table:style-name="ce10" office:value-type="float" office:value="50.8246154785156" calcext:value-type="float">
            <text:p>50.8246154785156</text:p>
          </table:table-cell>
          <table:table-cell table:style-name="ce10" office:value-type="float" office:value="-115.201148986816" calcext:value-type="float">
            <text:p>-115.201148986816</text:p>
          </table:table-cell>
          <table:table-cell table:style-name="ce10" office:value-type="float" office:value="50.8246137333333" calcext:value-type="float">
            <text:p>50.8246137333333</text:p>
          </table:table-cell>
          <table:table-cell table:style-name="ce10" office:value-type="float" office:value="-115.201120280556" calcext:value-type="float">
            <text:p>-115.201120280556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3.6042757034302" calcext:value-type="float">
            <text:p>13.604275703430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90" calcext:value-type="float">
            <text:p>49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hit bottom - shrubs in scene</text:p>
          </table:table-cell>
          <table:table-cell table:style-name="ce10" office:value-type="string" calcext:value-type="string">
            <text:p>SM550490.PNT</text:p>
          </table:table-cell>
          <table:table-cell table:style-name="ce11" office:value-type="date" office:date-value="2024-12-02T19:17:00" calcext:value-type="date">
            <text:p>2024-12-02 19:17:00</text:p>
          </table:table-cell>
          <table:table-cell table:style-name="ce10" office:value-type="float" office:value="50.8246154785156" calcext:value-type="float">
            <text:p>50.8246154785156</text:p>
          </table:table-cell>
          <table:table-cell table:style-name="ce10" office:value-type="float" office:value="-115.201156616211" calcext:value-type="float">
            <text:p>-115.201156616211</text:p>
          </table:table-cell>
          <table:table-cell table:style-name="ce10" office:value-type="float" office:value="50.8246155055556" calcext:value-type="float">
            <text:p>50.8246155055556</text:p>
          </table:table-cell>
          <table:table-cell table:style-name="ce10" office:value-type="float" office:value="-115.201116511111" calcext:value-type="float">
            <text:p>-115.201116511111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3.6042757034302" calcext:value-type="float">
            <text:p>13.604275703430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91" calcext:value-type="float">
            <text:p>49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hit bottom - unfrozen mud</text:p>
          </table:table-cell>
          <table:table-cell table:style-name="ce10" office:value-type="string" calcext:value-type="string">
            <text:p>SM550491.PNT</text:p>
          </table:table-cell>
          <table:table-cell table:style-name="ce11" office:value-type="date" office:date-value="2024-12-02T19:18:27" calcext:value-type="date">
            <text:p>2024-12-02 19:18:27</text:p>
          </table:table-cell>
          <table:table-cell table:style-name="ce10" office:value-type="float" office:value="50.8246116638184" calcext:value-type="float">
            <text:p>50.8246116638184</text:p>
          </table:table-cell>
          <table:table-cell table:style-name="ce10" office:value-type="float" office:value="-115.201164245606" calcext:value-type="float">
            <text:p>-115.201164245606</text:p>
          </table:table-cell>
          <table:table-cell table:style-name="ce10" office:value-type="float" office:value="50.8245940638889" calcext:value-type="float">
            <text:p>50.8245940638889</text:p>
          </table:table-cell>
          <table:table-cell table:style-name="ce10" office:value-type="float" office:value="-115.201142980556" calcext:value-type="float">
            <text:p>-115.201142980556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3.6042757034302" calcext:value-type="float">
            <text:p>13.604275703430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92" calcext:value-type="float">
            <text:p>49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hit bottom - unfrozen mud</text:p>
          </table:table-cell>
          <table:table-cell table:style-name="ce10" office:value-type="string" calcext:value-type="string">
            <text:p>SM550492.PNT</text:p>
          </table:table-cell>
          <table:table-cell table:style-name="ce11" office:value-type="date" office:date-value="2024-12-02T19:21:53" calcext:value-type="date">
            <text:p>2024-12-02 19:21:53</text:p>
          </table:table-cell>
          <table:table-cell table:style-name="ce10" office:value-type="float" office:value="50.8245964050293" calcext:value-type="float">
            <text:p>50.8245964050293</text:p>
          </table:table-cell>
          <table:table-cell table:style-name="ce10" office:value-type="float" office:value="-115.201194763184" calcext:value-type="float">
            <text:p>-115.201194763184</text:p>
          </table:table-cell>
          <table:table-cell table:style-name="ce10" office:value-type="float" office:value="50.8245756138889" calcext:value-type="float">
            <text:p>50.8245756138889</text:p>
          </table:table-cell>
          <table:table-cell table:style-name="ce10" office:value-type="float" office:value="-115.201171794444" calcext:value-type="float">
            <text:p>-115.201171794444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2.6897583007812" calcext:value-type="float">
            <text:p>12.689758300781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93" calcext:value-type="float">
            <text:p>49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93.PNT</text:p>
          </table:table-cell>
          <table:table-cell table:style-name="ce11" office:value-type="date" office:date-value="2024-12-02T19:24:25" calcext:value-type="date">
            <text:p>2024-12-02 19:24:25</text:p>
          </table:table-cell>
          <table:table-cell table:style-name="ce10" office:value-type="float" office:value="50.8246002197266" calcext:value-type="float">
            <text:p>50.8246002197266</text:p>
          </table:table-cell>
          <table:table-cell table:style-name="ce10" office:value-type="float" office:value="-115.201194763184" calcext:value-type="float">
            <text:p>-115.201194763184</text:p>
          </table:table-cell>
          <table:table-cell table:style-name="ce10" office:value-type="float" office:value="50.82457505" calcext:value-type="float">
            <text:p>50.82457505</text:p>
          </table:table-cell>
          <table:table-cell table:style-name="ce10" office:value-type="float" office:value="-115.201172072222" calcext:value-type="float">
            <text:p>-115.201172072222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1.0889768600464" calcext:value-type="float">
            <text:p>11.088976860046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94" calcext:value-type="float">
            <text:p>49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hit bottom - unfrozen mud</text:p>
          </table:table-cell>
          <table:table-cell table:style-name="ce10" office:value-type="string" calcext:value-type="string">
            <text:p>SM550494.PNT</text:p>
          </table:table-cell>
          <table:table-cell table:style-name="ce11" office:value-type="date" office:date-value="2024-12-02T19:26:06" calcext:value-type="date">
            <text:p>2024-12-02 19:26:06</text:p>
          </table:table-cell>
          <table:table-cell table:style-name="ce10" office:value-type="float" office:value="50.8245697021484" calcext:value-type="float">
            <text:p>50.8245697021484</text:p>
          </table:table-cell>
          <table:table-cell table:style-name="ce10" office:value-type="float" office:value="-115.201225280762" calcext:value-type="float">
            <text:p>-115.201225280762</text:p>
          </table:table-cell>
          <table:table-cell table:style-name="ce10" office:value-type="float" office:value="50.8245554472222" calcext:value-type="float">
            <text:p>50.8245554472222</text:p>
          </table:table-cell>
          <table:table-cell table:style-name="ce10" office:value-type="float" office:value="-115.201193422222" calcext:value-type="float">
            <text:p>-115.201193422222</text:p>
          </table:table-cell>
          <table:table-cell office:value-type="string" calcext:value-type="string">
            <text:p>D11_SloeGin_20241202</text:p>
          </table:table-cell>
          <table:table-cell table:style-name="ce10" office:value-type="string" calcext:value-type="string">
            <text:p>D11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1.756383895874" calcext:value-type="float">
            <text:p>11.75638389587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14" calcext:value-type="float">
            <text:p>314</text:p>
          </table:table-cell>
          <table:table-cell office:value-type="string" calcext:value-type="string">
            <text:p>pit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14.PNT</text:p>
          </table:table-cell>
          <table:table-cell table:style-name="ce11" office:value-type="date" office:date-value="2024-11-27T19:04:59" calcext:value-type="date">
            <text:p>2024-11-27 19:04:59</text:p>
          </table:table-cell>
          <table:table-cell table:style-name="ce10" office:value-type="float" office:value="50.8212013244629" calcext:value-type="float">
            <text:p>50.8212013244629</text:p>
          </table:table-cell>
          <table:table-cell table:style-name="ce10" office:value-type="float" office:value="-115.198699951172" calcext:value-type="float">
            <text:p>-115.198699951172</text:p>
          </table:table-cell>
          <table:table-cell table:style-name="ce10" office:value-type="float" office:value="50.8211802055556" calcext:value-type="float">
            <text:p>50.8211802055556</text:p>
          </table:table-cell>
          <table:table-cell table:style-name="ce10" office:value-type="float" office:value="-115.198685466667" calcext:value-type="float">
            <text:p>-115.198685466667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20241127_old_lodge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15" calcext:value-type="float">
            <text:p>31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ancel</text:p>
          </table:table-cell>
          <table:table-cell table:style-name="ce10" office:value-type="string" calcext:value-type="string">
            <text:p>SM550315.PNT</text:p>
          </table:table-cell>
          <table:table-cell table:style-name="ce11" office:value-type="date" office:date-value="2024-11-27T19:08:27" calcext:value-type="date">
            <text:p>2024-11-27 19:08:27</text:p>
          </table:table-cell>
          <table:table-cell table:style-name="ce10" office:value-type="float" office:value="50.8212242126465" calcext:value-type="float">
            <text:p>50.8212242126465</text:p>
          </table:table-cell>
          <table:table-cell table:style-name="ce10" office:value-type="float" office:value="-115.198715209961" calcext:value-type="float">
            <text:p>-115.198715209961</text:p>
          </table:table-cell>
          <table:table-cell table:style-name="ce10" office:value-type="float" office:value="50.82118005" calcext:value-type="float">
            <text:p>50.82118005</text:p>
          </table:table-cell>
          <table:table-cell table:style-name="ce10" office:value-type="float" office:value="-115.198686069444" calcext:value-type="float">
            <text:p>-115.198686069444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20241127_old_lodge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16" calcext:value-type="float">
            <text:p>31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forgot depth - lots of frozen dirt on tip <text:s/>- hit bottom</text:p>
          </table:table-cell>
          <table:table-cell table:style-name="ce10" office:value-type="string" calcext:value-type="string">
            <text:p>SM550316.PNT</text:p>
          </table:table-cell>
          <table:table-cell table:style-name="ce11" office:value-type="date" office:date-value="2024-11-27T19:11:56" calcext:value-type="date">
            <text:p>2024-11-27 19:11:56</text:p>
          </table:table-cell>
          <table:table-cell table:style-name="ce10" office:value-type="float" office:value="50.8212127685547" calcext:value-type="float">
            <text:p>50.8212127685547</text:p>
          </table:table-cell>
          <table:table-cell table:style-name="ce10" office:value-type="float" office:value="-115.198707580566" calcext:value-type="float">
            <text:p>-115.198707580566</text:p>
          </table:table-cell>
          <table:table-cell table:style-name="ce10" office:value-type="float" office:value="50.8211803833333" calcext:value-type="float">
            <text:p>50.8211803833333</text:p>
          </table:table-cell>
          <table:table-cell table:style-name="ce10" office:value-type="float" office:value="-115.1986888" calcext:value-type="float">
            <text:p>-115.1986888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20241127_old_lodge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17" calcext:value-type="float">
            <text:p>317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17.PNT</text:p>
          </table:table-cell>
          <table:table-cell table:style-name="ce11" office:value-type="date" office:date-value="2024-11-27T19:18:51" calcext:value-type="date">
            <text:p>2024-11-27 19:18:51</text:p>
          </table:table-cell>
          <table:table-cell table:style-name="ce10" office:value-type="float" office:value="50.821216583252" calcext:value-type="float">
            <text:p>50.821216583252</text:p>
          </table:table-cell>
          <table:table-cell table:style-name="ce10" office:value-type="float" office:value="-115.198699951172" calcext:value-type="float">
            <text:p>-115.198699951172</text:p>
          </table:table-cell>
          <table:table-cell table:style-name="ce10" office:value-type="float" office:value="50.8211825388889" calcext:value-type="float">
            <text:p>50.8211825388889</text:p>
          </table:table-cell>
          <table:table-cell table:style-name="ce10" office:value-type="float" office:value="-115.198693547222" calcext:value-type="float">
            <text:p>-115.198693547222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20241127_old_lodge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18" calcext:value-type="float">
            <text:p>318</text:p>
          </table:table-cell>
          <table:table-cell office:value-type="string" calcext:value-type="string">
            <text:p>pit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18.PNT</text:p>
          </table:table-cell>
          <table:table-cell table:style-name="ce11" office:value-type="date" office:date-value="2024-11-27T19:35:58" calcext:value-type="date">
            <text:p>2024-11-27 19:35:58</text:p>
          </table:table-cell>
          <table:table-cell table:style-name="ce10" office:value-type="float" office:value="50.821231842041" calcext:value-type="float">
            <text:p>50.821231842041</text:p>
          </table:table-cell>
          <table:table-cell table:style-name="ce10" office:value-type="float" office:value="-115.198715209961" calcext:value-type="float">
            <text:p>-115.198715209961</text:p>
          </table:table-cell>
          <table:table-cell table:style-name="ce10" office:value-type="float" office:value="50.8211860944445" calcext:value-type="float">
            <text:p>50.8211860944445</text:p>
          </table:table-cell>
          <table:table-cell table:style-name="ce10" office:value-type="float" office:value="-115.198688194444" calcext:value-type="float">
            <text:p>-115.198688194444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20241127_old_lodge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19" calcext:value-type="float">
            <text:p>31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19.PNT</text:p>
          </table:table-cell>
          <table:table-cell table:style-name="ce11" office:value-type="date" office:date-value="2024-11-27T19:39:37" calcext:value-type="date">
            <text:p>2024-11-27 19:39:37</text:p>
          </table:table-cell>
          <table:table-cell table:style-name="ce10" office:value-type="float" office:value="50.8212432861328" calcext:value-type="float">
            <text:p>50.8212432861328</text:p>
          </table:table-cell>
          <table:table-cell table:style-name="ce10" office:value-type="float" office:value="-115.198707580566" calcext:value-type="float">
            <text:p>-115.198707580566</text:p>
          </table:table-cell>
          <table:table-cell table:style-name="ce10" office:value-type="float" office:value="50.8211863888889" calcext:value-type="float">
            <text:p>50.8211863888889</text:p>
          </table:table-cell>
          <table:table-cell table:style-name="ce10" office:value-type="float" office:value="-115.198686852778" calcext:value-type="float">
            <text:p>-115.198686852778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20241127_old_lodge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7.57573699951172" calcext:value-type="float">
            <text:p>7.5757369995117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20" calcext:value-type="float">
            <text:p>32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20.PNT</text:p>
          </table:table-cell>
          <table:table-cell table:style-name="ce11" office:value-type="date" office:date-value="2024-11-27T19:42:36" calcext:value-type="date">
            <text:p>2024-11-27 19:42:36</text:p>
          </table:table-cell>
          <table:table-cell table:style-name="ce10" office:value-type="float" office:value="50.821231842041" calcext:value-type="float">
            <text:p>50.821231842041</text:p>
          </table:table-cell>
          <table:table-cell table:style-name="ce10" office:value-type="float" office:value="-115.198684692383" calcext:value-type="float">
            <text:p>-115.198684692383</text:p>
          </table:table-cell>
          <table:table-cell table:style-name="ce10" office:value-type="float" office:value="50.8211921166667" calcext:value-type="float">
            <text:p>50.8211921166667</text:p>
          </table:table-cell>
          <table:table-cell table:style-name="ce10" office:value-type="float" office:value="-115.198686683333" calcext:value-type="float">
            <text:p>-115.198686683333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7.6065616607666" calcext:value-type="float">
            <text:p>7.606561660766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21" calcext:value-type="float">
            <text:p>32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21.PNT</text:p>
          </table:table-cell>
          <table:table-cell table:style-name="ce11" office:value-type="date" office:date-value="2024-11-27T19:52:08" calcext:value-type="date">
            <text:p>2024-11-27 19:52:08</text:p>
          </table:table-cell>
          <table:table-cell table:style-name="ce10" office:value-type="float" office:value="50.8212089538574" calcext:value-type="float">
            <text:p>50.8212089538574</text:p>
          </table:table-cell>
          <table:table-cell table:style-name="ce10" office:value-type="float" office:value="-115.198722839356" calcext:value-type="float">
            <text:p>-115.198722839356</text:p>
          </table:table-cell>
          <table:table-cell table:style-name="ce10" office:value-type="float" office:value="50.8211865583333" calcext:value-type="float">
            <text:p>50.8211865583333</text:p>
          </table:table-cell>
          <table:table-cell table:style-name="ce10" office:value-type="float" office:value="-115.198708166667" calcext:value-type="float">
            <text:p>-115.198708166667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6.37328910827637" calcext:value-type="float">
            <text:p>6.3732891082763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22" calcext:value-type="float">
            <text:p>32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22.PNT</text:p>
          </table:table-cell>
          <table:table-cell table:style-name="ce11" office:value-type="date" office:date-value="2024-11-27T19:54:05" calcext:value-type="date">
            <text:p>2024-11-27 19:54:05</text:p>
          </table:table-cell>
          <table:table-cell table:style-name="ce10" office:value-type="float" office:value="50.8212356567383" calcext:value-type="float">
            <text:p>50.8212356567383</text:p>
          </table:table-cell>
          <table:table-cell table:style-name="ce10" office:value-type="float" office:value="-115.198738098145" calcext:value-type="float">
            <text:p>-115.198738098145</text:p>
          </table:table-cell>
          <table:table-cell table:style-name="ce10" office:value-type="float" office:value="50.8211861333333" calcext:value-type="float">
            <text:p>50.8211861333333</text:p>
          </table:table-cell>
          <table:table-cell table:style-name="ce10" office:value-type="float" office:value="-115.198723480556" calcext:value-type="float">
            <text:p>-115.198723480556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6.88492441177368" calcext:value-type="float">
            <text:p>6.8849244117736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23" calcext:value-type="float">
            <text:p>32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hit bottom - muddy</text:p>
          </table:table-cell>
          <table:table-cell table:style-name="ce10" office:value-type="string" calcext:value-type="string">
            <text:p>SM550323.PNT</text:p>
          </table:table-cell>
          <table:table-cell table:style-name="ce11" office:value-type="date" office:date-value="2024-11-27T19:56:28" calcext:value-type="date">
            <text:p>2024-11-27 19:56:28</text:p>
          </table:table-cell>
          <table:table-cell table:style-name="ce10" office:value-type="float" office:value="50.8212547302246" calcext:value-type="float">
            <text:p>50.8212547302246</text:p>
          </table:table-cell>
          <table:table-cell table:style-name="ce10" office:value-type="float" office:value="-115.19873046875" calcext:value-type="float">
            <text:p>-115.19873046875</text:p>
          </table:table-cell>
          <table:table-cell table:style-name="ce10" office:value-type="float" office:value="50.8211862305556" calcext:value-type="float">
            <text:p>50.8211862305556</text:p>
          </table:table-cell>
          <table:table-cell table:style-name="ce10" office:value-type="float" office:value="-115.1987385" calcext:value-type="float">
            <text:p>-115.1987385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6.8428783416748" calcext:value-type="float">
            <text:p>6.842878341674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24" calcext:value-type="float">
            <text:p>32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24.PNT</text:p>
          </table:table-cell>
          <table:table-cell table:style-name="ce11" office:value-type="date" office:date-value="2024-11-27T20:02:19" calcext:value-type="date">
            <text:p>2024-11-27 20:02:19</text:p>
          </table:table-cell>
          <table:table-cell table:style-name="ce10" office:value-type="float" office:value="50.8212585449219" calcext:value-type="float">
            <text:p>50.8212585449219</text:p>
          </table:table-cell>
          <table:table-cell table:style-name="ce10" office:value-type="float" office:value="-115.198738098145" calcext:value-type="float">
            <text:p>-115.198738098145</text:p>
          </table:table-cell>
          <table:table-cell table:style-name="ce10" office:value-type="float" office:value="50.8211842388889" calcext:value-type="float">
            <text:p>50.8211842388889</text:p>
          </table:table-cell>
          <table:table-cell table:style-name="ce10" office:value-type="float" office:value="-115.198753605556" calcext:value-type="float">
            <text:p>-115.198753605556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6.8428783416748" calcext:value-type="float">
            <text:p>6.842878341674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25" calcext:value-type="float">
            <text:p>32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25.PNT</text:p>
          </table:table-cell>
          <table:table-cell table:style-name="ce11" office:value-type="date" office:date-value="2024-11-27T20:04:31" calcext:value-type="date">
            <text:p>2024-11-27 20:04:31</text:p>
          </table:table-cell>
          <table:table-cell table:style-name="ce10" office:value-type="float" office:value="50.8212585449219" calcext:value-type="float">
            <text:p>50.8212585449219</text:p>
          </table:table-cell>
          <table:table-cell table:style-name="ce10" office:value-type="float" office:value="-115.19873046875" calcext:value-type="float">
            <text:p>-115.19873046875</text:p>
          </table:table-cell>
          <table:table-cell table:style-name="ce10" office:value-type="float" office:value="50.8211835138889" calcext:value-type="float">
            <text:p>50.8211835138889</text:p>
          </table:table-cell>
          <table:table-cell table:style-name="ce10" office:value-type="float" office:value="-115.198769286111" calcext:value-type="float">
            <text:p>-115.198769286111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6.8428783416748" calcext:value-type="float">
            <text:p>6.842878341674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26" calcext:value-type="float">
            <text:p>32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26.PNT</text:p>
          </table:table-cell>
          <table:table-cell table:style-name="ce11" office:value-type="date" office:date-value="2024-11-27T20:08:26" calcext:value-type="date">
            <text:p>2024-11-27 20:08:26</text:p>
          </table:table-cell>
          <table:table-cell table:style-name="ce10" office:value-type="float" office:value="50.8212661743164" calcext:value-type="float">
            <text:p>50.8212661743164</text:p>
          </table:table-cell>
          <table:table-cell table:style-name="ce10" office:value-type="float" office:value="-115.198745727539" calcext:value-type="float">
            <text:p>-115.198745727539</text:p>
          </table:table-cell>
          <table:table-cell table:style-name="ce10" office:value-type="float" office:value="50.8211803333333" calcext:value-type="float">
            <text:p>50.8211803333333</text:p>
          </table:table-cell>
          <table:table-cell table:style-name="ce10" office:value-type="float" office:value="-115.198785894444" calcext:value-type="float">
            <text:p>-115.198785894444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6.8428783416748" calcext:value-type="float">
            <text:p>6.842878341674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27" calcext:value-type="float">
            <text:p>32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27.PNT</text:p>
          </table:table-cell>
          <table:table-cell table:style-name="ce11" office:value-type="date" office:date-value="2024-11-27T20:10:28" calcext:value-type="date">
            <text:p>2024-11-27 20:10:28</text:p>
          </table:table-cell>
          <table:table-cell table:style-name="ce10" office:value-type="float" office:value="50.8212623596191" calcext:value-type="float">
            <text:p>50.8212623596191</text:p>
          </table:table-cell>
          <table:table-cell table:style-name="ce10" office:value-type="float" office:value="-115.198783874512" calcext:value-type="float">
            <text:p>-115.198783874512</text:p>
          </table:table-cell>
          <table:table-cell table:style-name="ce10" office:value-type="float" office:value="50.8211795861111" calcext:value-type="float">
            <text:p>50.8211795861111</text:p>
          </table:table-cell>
          <table:table-cell table:style-name="ce10" office:value-type="float" office:value="-115.198802422222" calcext:value-type="float">
            <text:p>-115.198802422222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5.11692953109741" calcext:value-type="float">
            <text:p>5.1169295310974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28" calcext:value-type="float">
            <text:p>32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hit something (bush?</text:p>
          </table:table-cell>
          <table:table-cell table:style-name="ce10" office:value-type="string" calcext:value-type="string">
            <text:p>SM550328.PNT</text:p>
          </table:table-cell>
          <table:table-cell table:style-name="ce11" office:value-type="date" office:date-value="2024-11-27T20:12:35" calcext:value-type="date">
            <text:p>2024-11-27 20:12:35</text:p>
          </table:table-cell>
          <table:table-cell table:style-name="ce10" office:value-type="float" office:value="50.8212547302246" calcext:value-type="float">
            <text:p>50.8212547302246</text:p>
          </table:table-cell>
          <table:table-cell table:style-name="ce10" office:value-type="float" office:value="-115.198791503906" calcext:value-type="float">
            <text:p>-115.198791503906</text:p>
          </table:table-cell>
          <table:table-cell table:style-name="ce10" office:value-type="float" office:value="50.8211777527778" calcext:value-type="float">
            <text:p>50.8211777527778</text:p>
          </table:table-cell>
          <table:table-cell table:style-name="ce10" office:value-type="float" office:value="-115.1988202" calcext:value-type="float">
            <text:p>-115.1988202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5.11692953109741" calcext:value-type="float">
            <text:p>5.1169295310974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29" calcext:value-type="float">
            <text:p>32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29.PNT</text:p>
          </table:table-cell>
          <table:table-cell table:style-name="ce11" office:value-type="date" office:date-value="2024-11-27T20:14:49" calcext:value-type="date">
            <text:p>2024-11-27 20:14:49</text:p>
          </table:table-cell>
          <table:table-cell table:style-name="ce10" office:value-type="float" office:value="50.8212509155273" calcext:value-type="float">
            <text:p>50.8212509155273</text:p>
          </table:table-cell>
          <table:table-cell table:style-name="ce10" office:value-type="float" office:value="-115.198822021484" calcext:value-type="float">
            <text:p>-115.198822021484</text:p>
          </table:table-cell>
          <table:table-cell table:style-name="ce10" office:value-type="float" office:value="50.8211792194445" calcext:value-type="float">
            <text:p>50.8211792194445</text:p>
          </table:table-cell>
          <table:table-cell table:style-name="ce10" office:value-type="float" office:value="-115.198836088889" calcext:value-type="float">
            <text:p>-115.198836088889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96957445144653" calcext:value-type="float">
            <text:p>4.9695744514465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30" calcext:value-type="float">
            <text:p>33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30.PNT</text:p>
          </table:table-cell>
          <table:table-cell table:style-name="ce11" office:value-type="date" office:date-value="2024-11-27T20:16:46" calcext:value-type="date">
            <text:p>2024-11-27 20:16:46</text:p>
          </table:table-cell>
          <table:table-cell table:style-name="ce10" office:value-type="float" office:value="50.8212432861328" calcext:value-type="float">
            <text:p>50.8212432861328</text:p>
          </table:table-cell>
          <table:table-cell table:style-name="ce10" office:value-type="float" office:value="-115.198829650879" calcext:value-type="float">
            <text:p>-115.198829650879</text:p>
          </table:table-cell>
          <table:table-cell table:style-name="ce10" office:value-type="float" office:value="50.8211803388889" calcext:value-type="float">
            <text:p>50.8211803388889</text:p>
          </table:table-cell>
          <table:table-cell table:style-name="ce10" office:value-type="float" office:value="-115.198858722222" calcext:value-type="float">
            <text:p>-115.198858722222</text:p>
          </table:table-cell>
          <table:table-cell office:value-type="string" calcext:value-type="string">
            <text:p>D1_OldLodge_20241127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96957445144653" calcext:value-type="float">
            <text:p>4.9695744514465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49" calcext:value-type="float">
            <text:p>349</text:p>
          </table:table-cell>
          <table:table-cell office:value-type="string" calcext:value-type="string">
            <text:p>pit-density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49.PNT</text:p>
          </table:table-cell>
          <table:table-cell table:style-name="ce11" office:value-type="date" office:date-value="2024-11-27T22:26:06" calcext:value-type="date">
            <text:p>2024-11-27 22:26:06</text:p>
          </table:table-cell>
          <table:table-cell table:style-name="ce10" office:value-type="float" office:value="50.8220176696777" calcext:value-type="float">
            <text:p>50.8220176696777</text:p>
          </table:table-cell>
          <table:table-cell table:style-name="ce10" office:value-type="float" office:value="-115.196670532227" calcext:value-type="float">
            <text:p>-115.196670532227</text:p>
          </table:table-cell>
          <table:table-cell table:style-name="ce10" office:value-type="float" office:value="50.8219979361111" calcext:value-type="float">
            <text:p>50.8219979361111</text:p>
          </table:table-cell>
          <table:table-cell table:style-name="ce10" office:value-type="float" office:value="-115.196709413889" calcext:value-type="float">
            <text:p>-115.196709413889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5.33517551422119" calcext:value-type="float">
            <text:p>5.33517551422119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50" calcext:value-type="float">
            <text:p>35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50.PNT</text:p>
          </table:table-cell>
          <table:table-cell table:style-name="ce11" office:value-type="date" office:date-value="2024-11-27T22:27:43" calcext:value-type="date">
            <text:p>2024-11-27 22:27:43</text:p>
          </table:table-cell>
          <table:table-cell table:style-name="ce10" office:value-type="float" office:value="50.8220367431641" calcext:value-type="float">
            <text:p>50.8220367431641</text:p>
          </table:table-cell>
          <table:table-cell table:style-name="ce10" office:value-type="float" office:value="-115.196662902832" calcext:value-type="float">
            <text:p>-115.196662902832</text:p>
          </table:table-cell>
          <table:table-cell table:style-name="ce10" office:value-type="float" office:value="50.8220000611111" calcext:value-type="float">
            <text:p>50.8220000611111</text:p>
          </table:table-cell>
          <table:table-cell table:style-name="ce10" office:value-type="float" office:value="-115.196713369445" calcext:value-type="float">
            <text:p>-115.196713369445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7.4332127571106" calcext:value-type="float">
            <text:p>7.4332127571106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51" calcext:value-type="float">
            <text:p>35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51.PNT</text:p>
          </table:table-cell>
          <table:table-cell table:style-name="ce11" office:value-type="date" office:date-value="2024-11-27T22:28:28" calcext:value-type="date">
            <text:p>2024-11-27 22:28:28</text:p>
          </table:table-cell>
          <table:table-cell table:style-name="ce10" office:value-type="float" office:value="50.8220405578613" calcext:value-type="float">
            <text:p>50.8220405578613</text:p>
          </table:table-cell>
          <table:table-cell table:style-name="ce10" office:value-type="float" office:value="-115.196670532227" calcext:value-type="float">
            <text:p>-115.196670532227</text:p>
          </table:table-cell>
          <table:table-cell table:style-name="ce10" office:value-type="float" office:value="50.8220019972222" calcext:value-type="float">
            <text:p>50.8220019972222</text:p>
          </table:table-cell>
          <table:table-cell table:style-name="ce10" office:value-type="float" office:value="-115.196714225" calcext:value-type="float">
            <text:p>-115.196714225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7.4332127571106" calcext:value-type="float">
            <text:p>7.4332127571106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52" calcext:value-type="float">
            <text:p>35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52.PNT</text:p>
          </table:table-cell>
          <table:table-cell table:style-name="ce11" office:value-type="date" office:date-value="2024-11-27T22:29:56" calcext:value-type="date">
            <text:p>2024-11-27 22:29:56</text:p>
          </table:table-cell>
          <table:table-cell table:style-name="ce10" office:value-type="float" office:value="50.8220443725586" calcext:value-type="float">
            <text:p>50.8220443725586</text:p>
          </table:table-cell>
          <table:table-cell table:style-name="ce10" office:value-type="float" office:value="-115.196678161621" calcext:value-type="float">
            <text:p>-115.196678161621</text:p>
          </table:table-cell>
          <table:table-cell table:style-name="ce10" office:value-type="float" office:value="50.8220048611111" calcext:value-type="float">
            <text:p>50.8220048611111</text:p>
          </table:table-cell>
          <table:table-cell table:style-name="ce10" office:value-type="float" office:value="-115.196712622222" calcext:value-type="float">
            <text:p>-115.196712622222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6.69898366928101" calcext:value-type="float">
            <text:p>6.69898366928101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53" calcext:value-type="float">
            <text:p>353</text:p>
          </table:table-cell>
          <table:table-cell office:value-type="string" calcext:value-type="string">
            <text:p>pit-SSA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53.PNT</text:p>
          </table:table-cell>
          <table:table-cell table:style-name="ce11" office:value-type="date" office:date-value="2024-11-27T22:30:56" calcext:value-type="date">
            <text:p>2024-11-27 22:30:56</text:p>
          </table:table-cell>
          <table:table-cell table:style-name="ce10" office:value-type="float" office:value="50.8220405578613" calcext:value-type="float">
            <text:p>50.8220405578613</text:p>
          </table:table-cell>
          <table:table-cell table:style-name="ce10" office:value-type="float" office:value="-115.196670532227" calcext:value-type="float">
            <text:p>-115.196670532227</text:p>
          </table:table-cell>
          <table:table-cell table:style-name="ce10" office:value-type="float" office:value="50.8220072166667" calcext:value-type="float">
            <text:p>50.8220072166667</text:p>
          </table:table-cell>
          <table:table-cell table:style-name="ce10" office:value-type="float" office:value="-115.196716563889" calcext:value-type="float">
            <text:p>-115.196716563889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7.4332127571106" calcext:value-type="float">
            <text:p>7.4332127571106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54" calcext:value-type="float">
            <text:p>35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54.PNT</text:p>
          </table:table-cell>
          <table:table-cell table:style-name="ce11" office:value-type="date" office:date-value="2024-11-28T17:45:22" calcext:value-type="date">
            <text:p>2024-11-28 17:45:22</text:p>
          </table:table-cell>
          <table:table-cell table:style-name="ce10" office:value-type="float" office:value="50.8220024108887" calcext:value-type="float">
            <text:p>50.8220024108887</text:p>
          </table:table-cell>
          <table:table-cell table:style-name="ce10" office:value-type="float" office:value="-115.196769714356" calcext:value-type="float">
            <text:p>-115.196769714356</text:p>
          </table:table-cell>
          <table:table-cell table:style-name="ce10" office:value-type="float" office:value="50.8219962388889" calcext:value-type="float">
            <text:p>50.8219962388889</text:p>
          </table:table-cell>
          <table:table-cell table:style-name="ce10" office:value-type="float" office:value="-115.196737605556" calcext:value-type="float">
            <text:p>-115.196737605556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8573784828186" calcext:value-type="float">
            <text:p>4.8573784828186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55" calcext:value-type="float">
            <text:p>35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55.PNT</text:p>
          </table:table-cell>
          <table:table-cell table:style-name="ce11" office:value-type="date" office:date-value="2024-11-28T17:46:37" calcext:value-type="date">
            <text:p>2024-11-28 17:46:37</text:p>
          </table:table-cell>
          <table:table-cell table:style-name="ce10" office:value-type="float" office:value="50.8220024108887" calcext:value-type="float">
            <text:p>50.8220024108887</text:p>
          </table:table-cell>
          <table:table-cell table:style-name="ce10" office:value-type="float" office:value="-115.196754455566" calcext:value-type="float">
            <text:p>-115.196754455566</text:p>
          </table:table-cell>
          <table:table-cell table:style-name="ce10" office:value-type="float" office:value="50.8219998944445" calcext:value-type="float">
            <text:p>50.8219998944445</text:p>
          </table:table-cell>
          <table:table-cell table:style-name="ce10" office:value-type="float" office:value="-115.196745513889" calcext:value-type="float">
            <text:p>-115.196745513889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91526460647583" calcext:value-type="float">
            <text:p>4.9152646064758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56" calcext:value-type="float">
            <text:p>35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56.PNT</text:p>
          </table:table-cell>
          <table:table-cell table:style-name="ce11" office:value-type="date" office:date-value="2024-11-28T17:47:44" calcext:value-type="date">
            <text:p>2024-11-28 17:47:44</text:p>
          </table:table-cell>
          <table:table-cell table:style-name="ce10" office:value-type="float" office:value="50.8220062255859" calcext:value-type="float">
            <text:p>50.8220062255859</text:p>
          </table:table-cell>
          <table:table-cell table:style-name="ce10" office:value-type="float" office:value="-115.196731567383" calcext:value-type="float">
            <text:p>-115.196731567383</text:p>
          </table:table-cell>
          <table:table-cell table:style-name="ce10" office:value-type="float" office:value="50.8219920055556" calcext:value-type="float">
            <text:p>50.8219920055556</text:p>
          </table:table-cell>
          <table:table-cell table:style-name="ce10" office:value-type="float" office:value="-115.196772147222" calcext:value-type="float">
            <text:p>-115.196772147222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91526460647583" calcext:value-type="float">
            <text:p>4.9152646064758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57" calcext:value-type="float">
            <text:p>35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57.PNT</text:p>
          </table:table-cell>
          <table:table-cell table:style-name="ce11" office:value-type="date" office:date-value="2024-11-28T17:48:46" calcext:value-type="date">
            <text:p>2024-11-28 17:48:46</text:p>
          </table:table-cell>
          <table:table-cell table:style-name="ce10" office:value-type="float" office:value="50.8220138549805" calcext:value-type="float">
            <text:p>50.8220138549805</text:p>
          </table:table-cell>
          <table:table-cell table:style-name="ce10" office:value-type="float" office:value="-115.196754455566" calcext:value-type="float">
            <text:p>-115.196754455566</text:p>
          </table:table-cell>
          <table:table-cell table:style-name="ce10" office:value-type="float" office:value="50.8219890583333" calcext:value-type="float">
            <text:p>50.8219890583333</text:p>
          </table:table-cell>
          <table:table-cell table:style-name="ce10" office:value-type="float" office:value="-115.196787291667" calcext:value-type="float">
            <text:p>-115.196787291667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5.1050500869751" calcext:value-type="float">
            <text:p>5.1050500869751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58" calcext:value-type="float">
            <text:p>35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58.PNT</text:p>
          </table:table-cell>
          <table:table-cell table:style-name="ce11" office:value-type="date" office:date-value="2024-11-28T17:49:43" calcext:value-type="date">
            <text:p>2024-11-28 17:49:43</text:p>
          </table:table-cell>
          <table:table-cell table:style-name="ce10" office:value-type="float" office:value="50.8220176696777" calcext:value-type="float">
            <text:p>50.8220176696777</text:p>
          </table:table-cell>
          <table:table-cell table:style-name="ce10" office:value-type="float" office:value="-115.196762084961" calcext:value-type="float">
            <text:p>-115.196762084961</text:p>
          </table:table-cell>
          <table:table-cell table:style-name="ce10" office:value-type="float" office:value="50.821988575" calcext:value-type="float">
            <text:p>50.821988575</text:p>
          </table:table-cell>
          <table:table-cell table:style-name="ce10" office:value-type="float" office:value="-115.196806719445" calcext:value-type="float">
            <text:p>-115.196806719445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88932371139526" calcext:value-type="float">
            <text:p>4.88932371139526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59" calcext:value-type="float">
            <text:p>35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59.PNT</text:p>
          </table:table-cell>
          <table:table-cell table:style-name="ce11" office:value-type="date" office:date-value="2024-11-28T17:50:34" calcext:value-type="date">
            <text:p>2024-11-28 17:50:34</text:p>
          </table:table-cell>
          <table:table-cell table:style-name="ce10" office:value-type="float" office:value="50.822021484375" calcext:value-type="float">
            <text:p>50.822021484375</text:p>
          </table:table-cell>
          <table:table-cell table:style-name="ce10" office:value-type="float" office:value="-115.19677734375" calcext:value-type="float">
            <text:p>-115.19677734375</text:p>
          </table:table-cell>
          <table:table-cell table:style-name="ce10" office:value-type="float" office:value="50.8219877861111" calcext:value-type="float">
            <text:p>50.8219877861111</text:p>
          </table:table-cell>
          <table:table-cell table:style-name="ce10" office:value-type="float" office:value="-115.196821788889" calcext:value-type="float">
            <text:p>-115.196821788889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88932371139526" calcext:value-type="float">
            <text:p>4.88932371139526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60" calcext:value-type="float">
            <text:p>36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60.PNT</text:p>
          </table:table-cell>
          <table:table-cell table:style-name="ce11" office:value-type="date" office:date-value="2024-11-28T17:51:29" calcext:value-type="date">
            <text:p>2024-11-28 17:51:29</text:p>
          </table:table-cell>
          <table:table-cell table:style-name="ce10" office:value-type="float" office:value="50.8220100402832" calcext:value-type="float">
            <text:p>50.8220100402832</text:p>
          </table:table-cell>
          <table:table-cell table:style-name="ce10" office:value-type="float" office:value="-115.196800231934" calcext:value-type="float">
            <text:p>-115.196800231934</text:p>
          </table:table-cell>
          <table:table-cell table:style-name="ce10" office:value-type="float" office:value="50.8219850305556" calcext:value-type="float">
            <text:p>50.8219850305556</text:p>
          </table:table-cell>
          <table:table-cell table:style-name="ce10" office:value-type="float" office:value="-115.196836536111" calcext:value-type="float">
            <text:p>-115.196836536111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67452526092529" calcext:value-type="float">
            <text:p>4.67452526092529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61" calcext:value-type="float">
            <text:p>36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61.PNT</text:p>
          </table:table-cell>
          <table:table-cell table:style-name="ce11" office:value-type="date" office:date-value="2024-11-28T17:52:37" calcext:value-type="date">
            <text:p>2024-11-28 17:52:37</text:p>
          </table:table-cell>
          <table:table-cell table:style-name="ce10" office:value-type="float" office:value="50.8220062255859" calcext:value-type="float">
            <text:p>50.8220062255859</text:p>
          </table:table-cell>
          <table:table-cell table:style-name="ce10" office:value-type="float" office:value="-115.196807861328" calcext:value-type="float">
            <text:p>-115.196807861328</text:p>
          </table:table-cell>
          <table:table-cell table:style-name="ce10" office:value-type="float" office:value="50.8219846194445" calcext:value-type="float">
            <text:p>50.8219846194445</text:p>
          </table:table-cell>
          <table:table-cell table:style-name="ce10" office:value-type="float" office:value="-115.196854766667" calcext:value-type="float">
            <text:p>-115.196854766667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67452526092529" calcext:value-type="float">
            <text:p>4.67452526092529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62" calcext:value-type="float">
            <text:p>36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62.PNT</text:p>
          </table:table-cell>
          <table:table-cell table:style-name="ce11" office:value-type="date" office:date-value="2024-11-28T17:54:08" calcext:value-type="date">
            <text:p>2024-11-28 17:54:08</text:p>
          </table:table-cell>
          <table:table-cell table:style-name="ce10" office:value-type="float" office:value="50.8220176696777" calcext:value-type="float">
            <text:p>50.8220176696777</text:p>
          </table:table-cell>
          <table:table-cell table:style-name="ce10" office:value-type="float" office:value="-115.196823120117" calcext:value-type="float">
            <text:p>-115.196823120117</text:p>
          </table:table-cell>
          <table:table-cell table:style-name="ce10" office:value-type="float" office:value="50.8219830055556" calcext:value-type="float">
            <text:p>50.8219830055556</text:p>
          </table:table-cell>
          <table:table-cell table:style-name="ce10" office:value-type="float" office:value="-115.196874325" calcext:value-type="float">
            <text:p>-115.196874325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37851572036743" calcext:value-type="float">
            <text:p>4.3785157203674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363" calcext:value-type="float">
            <text:p>36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63.PNT</text:p>
          </table:table-cell>
          <table:table-cell table:style-name="ce11" office:value-type="date" office:date-value="2024-11-28T17:55:09" calcext:value-type="date">
            <text:p>2024-11-28 17:55:09</text:p>
          </table:table-cell>
          <table:table-cell table:style-name="ce10" office:value-type="float" office:value="50.8220176696777" calcext:value-type="float">
            <text:p>50.8220176696777</text:p>
          </table:table-cell>
          <table:table-cell table:style-name="ce10" office:value-type="float" office:value="-115.19686126709" calcext:value-type="float">
            <text:p>-115.19686126709</text:p>
          </table:table-cell>
          <table:table-cell table:style-name="ce10" office:value-type="float" office:value="50.8219834" calcext:value-type="float">
            <text:p>50.8219834</text:p>
          </table:table-cell>
          <table:table-cell table:style-name="ce10" office:value-type="float" office:value="-115.196894130556" calcext:value-type="float">
            <text:p>-115.196894130556</text:p>
          </table:table-cell>
          <table:table-cell office:value-type="string" calcext:value-type="string">
            <text:p>D2_OldParking_20241127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13855409622192" calcext:value-type="float">
            <text:p>4.1385540962219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69" calcext:value-type="float">
            <text:p>36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SSA - SMP settled-shifted at end of measurement</text:p>
          </table:table-cell>
          <table:table-cell table:style-name="ce10" office:value-type="string" calcext:value-type="string">
            <text:p>SM550369.PNT</text:p>
          </table:table-cell>
          <table:table-cell table:style-name="ce11" office:value-type="date" office:date-value="2024-11-28T19:28:35" calcext:value-type="date">
            <text:p>2024-11-28 19:28:35</text:p>
          </table:table-cell>
          <table:table-cell table:style-name="ce10" office:value-type="float" office:value="50.8209953308106" calcext:value-type="float">
            <text:p>50.8209953308106</text:p>
          </table:table-cell>
          <table:table-cell table:style-name="ce10" office:value-type="float" office:value="-115.197898864746" calcext:value-type="float">
            <text:p>-115.197898864746</text:p>
          </table:table-cell>
          <table:table-cell table:style-name="ce10" office:value-type="float" office:value="50.8209073777778" calcext:value-type="float">
            <text:p>50.8209073777778</text:p>
          </table:table-cell>
          <table:table-cell table:style-name="ce10" office:value-type="float" office:value="-115.197879341667" calcext:value-type="float">
            <text:p>-115.197879341667</text:p>
          </table:table-cell>
          <table:table-cell office:value-type="string" calcext:value-type="string">
            <text:p>D3_HalfPipe_20241128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6.55576753616333" calcext:value-type="float">
            <text:p>6.5557675361633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70" calcext:value-type="float">
            <text:p>37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SSA hit bottom</text:p>
          </table:table-cell>
          <table:table-cell table:style-name="ce10" office:value-type="string" calcext:value-type="string">
            <text:p>SM550370.PNT</text:p>
          </table:table-cell>
          <table:table-cell table:style-name="ce11" office:value-type="date" office:date-value="2024-11-28T19:30:42" calcext:value-type="date">
            <text:p>2024-11-28 19:30:42</text:p>
          </table:table-cell>
          <table:table-cell table:style-name="ce10" office:value-type="float" office:value="50.8209800720215" calcext:value-type="float">
            <text:p>50.8209800720215</text:p>
          </table:table-cell>
          <table:table-cell table:style-name="ce10" office:value-type="float" office:value="-115.197914123535" calcext:value-type="float">
            <text:p>-115.197914123535</text:p>
          </table:table-cell>
          <table:table-cell table:style-name="ce10" office:value-type="float" office:value="50.8209047833333" calcext:value-type="float">
            <text:p>50.8209047833333</text:p>
          </table:table-cell>
          <table:table-cell table:style-name="ce10" office:value-type="float" office:value="-115.197881269445" calcext:value-type="float">
            <text:p>-115.197881269445</text:p>
          </table:table-cell>
          <table:table-cell office:value-type="string" calcext:value-type="string">
            <text:p>D3_HalfPipe_20241128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6.22999572753906" calcext:value-type="float">
            <text:p>6.2299957275390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71" calcext:value-type="float">
            <text:p>37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71.PNT</text:p>
          </table:table-cell>
          <table:table-cell table:style-name="ce11" office:value-type="date" office:date-value="2024-11-28T19:32:21" calcext:value-type="date">
            <text:p>2024-11-28 19:32:21</text:p>
          </table:table-cell>
          <table:table-cell table:style-name="ce10" office:value-type="float" office:value="50.8209609985352" calcext:value-type="float">
            <text:p>50.8209609985352</text:p>
          </table:table-cell>
          <table:table-cell table:style-name="ce10" office:value-type="float" office:value="-115.197914123535" calcext:value-type="float">
            <text:p>-115.197914123535</text:p>
          </table:table-cell>
          <table:table-cell table:style-name="ce10" office:value-type="float" office:value="50.8209093722222" calcext:value-type="float">
            <text:p>50.8209093722222</text:p>
          </table:table-cell>
          <table:table-cell table:style-name="ce10" office:value-type="float" office:value="-115.197882377778" calcext:value-type="float">
            <text:p>-115.197882377778</text:p>
          </table:table-cell>
          <table:table-cell office:value-type="string" calcext:value-type="string">
            <text:p>D3_HalfPipe_20241128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6.25528526306152" calcext:value-type="float">
            <text:p>6.2552852630615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72" calcext:value-type="float">
            <text:p>37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72.PNT</text:p>
          </table:table-cell>
          <table:table-cell table:style-name="ce11" office:value-type="date" office:date-value="2024-11-28T19:33:24" calcext:value-type="date">
            <text:p>2024-11-28 19:33:24</text:p>
          </table:table-cell>
          <table:table-cell table:style-name="ce10" office:value-type="float" office:value="50.8209838867188" calcext:value-type="float">
            <text:p>50.8209838867188</text:p>
          </table:table-cell>
          <table:table-cell table:style-name="ce10" office:value-type="float" office:value="-115.197914123535" calcext:value-type="float">
            <text:p>-115.197914123535</text:p>
          </table:table-cell>
          <table:table-cell table:style-name="ce10" office:value-type="float" office:value="50.8209115583333" calcext:value-type="float">
            <text:p>50.8209115583333</text:p>
          </table:table-cell>
          <table:table-cell table:style-name="ce10" office:value-type="float" office:value="-115.197883652778" calcext:value-type="float">
            <text:p>-115.197883652778</text:p>
          </table:table-cell>
          <table:table-cell office:value-type="string" calcext:value-type="string">
            <text:p>D3_HalfPipe_20241128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6.22999572753906" calcext:value-type="float">
            <text:p>6.2299957275390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73" calcext:value-type="float">
            <text:p>373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Density - hit bottom</text:p>
          </table:table-cell>
          <table:table-cell table:style-name="ce10" office:value-type="string" calcext:value-type="string">
            <text:p>SM550373.PNT</text:p>
          </table:table-cell>
          <table:table-cell table:style-name="ce11" office:value-type="date" office:date-value="2024-11-28T19:34:51" calcext:value-type="date">
            <text:p>2024-11-28 19:34:51</text:p>
          </table:table-cell>
          <table:table-cell table:style-name="ce10" office:value-type="float" office:value="50.8209953308106" calcext:value-type="float">
            <text:p>50.8209953308106</text:p>
          </table:table-cell>
          <table:table-cell table:style-name="ce10" office:value-type="float" office:value="-115.197914123535" calcext:value-type="float">
            <text:p>-115.197914123535</text:p>
          </table:table-cell>
          <table:table-cell table:style-name="ce10" office:value-type="float" office:value="50.8209155805556" calcext:value-type="float">
            <text:p>50.8209155805556</text:p>
          </table:table-cell>
          <table:table-cell table:style-name="ce10" office:value-type="float" office:value="-115.197885216667" calcext:value-type="float">
            <text:p>-115.197885216667</text:p>
          </table:table-cell>
          <table:table-cell office:value-type="string" calcext:value-type="string">
            <text:p>D3_HalfPipe_20241128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7.80664587020874" calcext:value-type="float">
            <text:p>7.8066458702087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74" calcext:value-type="float">
            <text:p>374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Denisty <text:s/>hit bottom</text:p>
          </table:table-cell>
          <table:table-cell table:style-name="ce10" office:value-type="string" calcext:value-type="string">
            <text:p>SM550374.PNT</text:p>
          </table:table-cell>
          <table:table-cell table:style-name="ce11" office:value-type="date" office:date-value="2024-11-28T19:35:51" calcext:value-type="date">
            <text:p>2024-11-28 19:35:51</text:p>
          </table:table-cell>
          <table:table-cell table:style-name="ce10" office:value-type="float" office:value="50.8209953308106" calcext:value-type="float">
            <text:p>50.8209953308106</text:p>
          </table:table-cell>
          <table:table-cell table:style-name="ce10" office:value-type="float" office:value="-115.197937011719" calcext:value-type="float">
            <text:p>-115.197937011719</text:p>
          </table:table-cell>
          <table:table-cell table:style-name="ce10" office:value-type="float" office:value="50.8209183861111" calcext:value-type="float">
            <text:p>50.8209183861111</text:p>
          </table:table-cell>
          <table:table-cell table:style-name="ce10" office:value-type="float" office:value="-115.197886391667" calcext:value-type="float">
            <text:p>-115.197886391667</text:p>
          </table:table-cell>
          <table:table-cell office:value-type="string" calcext:value-type="string">
            <text:p>D3_HalfPipe_20241128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0.4919052124023" calcext:value-type="float">
            <text:p>10.491905212402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75" calcext:value-type="float">
            <text:p>37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75.PNT</text:p>
          </table:table-cell>
          <table:table-cell table:style-name="ce11" office:value-type="date" office:date-value="2024-11-28T19:38:01" calcext:value-type="date">
            <text:p>2024-11-28 19:38:01</text:p>
          </table:table-cell>
          <table:table-cell table:style-name="ce10" office:value-type="float" office:value="50.8209648132324" calcext:value-type="float">
            <text:p>50.8209648132324</text:p>
          </table:table-cell>
          <table:table-cell table:style-name="ce10" office:value-type="float" office:value="-115.197906494141" calcext:value-type="float">
            <text:p>-115.197906494141</text:p>
          </table:table-cell>
          <table:table-cell table:style-name="ce10" office:value-type="float" office:value="50.8209147916667" calcext:value-type="float">
            <text:p>50.8209147916667</text:p>
          </table:table-cell>
          <table:table-cell table:style-name="ce10" office:value-type="float" office:value="-115.197869216667" calcext:value-type="float">
            <text:p>-115.197869216667</text:p>
          </table:table-cell>
          <table:table-cell office:value-type="string" calcext:value-type="string">
            <text:p>D3_HalfPipe_20241128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6.25528526306152" calcext:value-type="float">
            <text:p>6.2552852630615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76" calcext:value-type="float">
            <text:p>37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76.PNT</text:p>
          </table:table-cell>
          <table:table-cell table:style-name="ce11" office:value-type="date" office:date-value="2024-11-28T19:39:04" calcext:value-type="date">
            <text:p>2024-11-28 19:39:04</text:p>
          </table:table-cell>
          <table:table-cell table:style-name="ce10" office:value-type="float" office:value="50.8209609985352" calcext:value-type="float">
            <text:p>50.8209609985352</text:p>
          </table:table-cell>
          <table:table-cell table:style-name="ce10" office:value-type="float" office:value="-115.197914123535" calcext:value-type="float">
            <text:p>-115.197914123535</text:p>
          </table:table-cell>
          <table:table-cell table:style-name="ce10" office:value-type="float" office:value="50.8209171472222" calcext:value-type="float">
            <text:p>50.8209171472222</text:p>
          </table:table-cell>
          <table:table-cell table:style-name="ce10" office:value-type="float" office:value="-115.197854858333" calcext:value-type="float">
            <text:p>-115.197854858333</text:p>
          </table:table-cell>
          <table:table-cell office:value-type="string" calcext:value-type="string">
            <text:p>D3_HalfPipe_20241128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6.25528526306152" calcext:value-type="float">
            <text:p>6.25528526306152</text:p>
          </table:table-cell>
          <table:table-cell table:number-columns-repeated="16365"/>
          <table:table-cell table:style-name="ce10"/>
        </table:table-row>
        <table:table-row table:style-name="ro2">
          <table:table-cell table:number-columns-repeated="3"/>
          <table:table-cell office:value-type="string" calcext:value-type="string">
            <text:p>bush in radar scene - did not take SMP measurement</text:p>
          </table:table-cell>
          <table:table-cell table:number-columns-repeated="6"/>
          <table:table-cell office:value-type="string" calcext:value-type="string">
            <text:p>D3_HalfPipe_20241128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0" office:value-type="string" calcext:value-type="string">
            <text:p>[‘transect’]</text:p>
          </table:table-cell>
          <table:table-cell table:number-columns-repeated="16366"/>
          <table:table-cell table:style-name="ce10"/>
        </table:table-row>
        <table:table-row table:style-name="ro2">
          <table:table-cell table:style-name="ce10" office:value-type="float" office:value="377" calcext:value-type="float">
            <text:p>37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77.PNT</text:p>
          </table:table-cell>
          <table:table-cell table:style-name="ce11" office:value-type="date" office:date-value="2024-11-28T19:40:35" calcext:value-type="date">
            <text:p>2024-11-28 19:40:35</text:p>
          </table:table-cell>
          <table:table-cell table:style-name="ce10" office:value-type="float" office:value="50.8209533691406" calcext:value-type="float">
            <text:p>50.8209533691406</text:p>
          </table:table-cell>
          <table:table-cell table:style-name="ce10" office:value-type="float" office:value="-115.197875976563" calcext:value-type="float">
            <text:p>-115.197875976563</text:p>
          </table:table-cell>
          <table:table-cell table:style-name="ce10" office:value-type="float" office:value="50.8209227666667" calcext:value-type="float">
            <text:p>50.8209227666667</text:p>
          </table:table-cell>
          <table:table-cell table:style-name="ce10" office:value-type="float" office:value="-115.197822594444" calcext:value-type="float">
            <text:p>-115.197822594444</text:p>
          </table:table-cell>
          <table:table-cell office:value-type="string" calcext:value-type="string">
            <text:p>D3_HalfPipe_20241128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6.88836288452148" calcext:value-type="float">
            <text:p>6.8883628845214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78" calcext:value-type="float">
            <text:p>37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78.PNT</text:p>
          </table:table-cell>
          <table:table-cell table:style-name="ce11" office:value-type="date" office:date-value="2024-11-28T19:41:35" calcext:value-type="date">
            <text:p>2024-11-28 19:41:35</text:p>
          </table:table-cell>
          <table:table-cell table:style-name="ce10" office:value-type="float" office:value="50.8209609985352" calcext:value-type="float">
            <text:p>50.8209609985352</text:p>
          </table:table-cell>
          <table:table-cell table:style-name="ce10" office:value-type="float" office:value="-115.197875976563" calcext:value-type="float">
            <text:p>-115.197875976563</text:p>
          </table:table-cell>
          <table:table-cell table:style-name="ce10" office:value-type="float" office:value="50.8209254972222" calcext:value-type="float">
            <text:p>50.8209254972222</text:p>
          </table:table-cell>
          <table:table-cell table:style-name="ce10" office:value-type="float" office:value="-115.197804608333" calcext:value-type="float">
            <text:p>-115.197804608333</text:p>
          </table:table-cell>
          <table:table-cell office:value-type="string" calcext:value-type="string">
            <text:p>D3_HalfPipe_20241128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6.88836288452148" calcext:value-type="float">
            <text:p>6.8883628845214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79" calcext:value-type="float">
            <text:p>37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79.PNT</text:p>
          </table:table-cell>
          <table:table-cell table:style-name="ce11" office:value-type="date" office:date-value="2024-11-28T19:42:28" calcext:value-type="date">
            <text:p>2024-11-28 19:42:28</text:p>
          </table:table-cell>
          <table:table-cell table:style-name="ce10" office:value-type="float" office:value="50.8209571838379" calcext:value-type="float">
            <text:p>50.8209571838379</text:p>
          </table:table-cell>
          <table:table-cell table:style-name="ce10" office:value-type="float" office:value="-115.197853088379" calcext:value-type="float">
            <text:p>-115.197853088379</text:p>
          </table:table-cell>
          <table:table-cell table:style-name="ce10" office:value-type="float" office:value="50.8209266944445" calcext:value-type="float">
            <text:p>50.8209266944445</text:p>
          </table:table-cell>
          <table:table-cell table:style-name="ce10" office:value-type="float" office:value="-115.19778965" calcext:value-type="float">
            <text:p>-115.19778965</text:p>
          </table:table-cell>
          <table:table-cell office:value-type="string" calcext:value-type="string">
            <text:p>D3_HalfPipe_20241128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6.88836288452148" calcext:value-type="float">
            <text:p>6.8883628845214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80" calcext:value-type="float">
            <text:p>38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SSA <text:s/>hit bottom</text:p>
          </table:table-cell>
          <table:table-cell table:style-name="ce10" office:value-type="string" calcext:value-type="string">
            <text:p>SM550380.PNT</text:p>
          </table:table-cell>
          <table:table-cell table:style-name="ce11" office:value-type="date" office:date-value="2024-11-28T21:32:33" calcext:value-type="date">
            <text:p>2024-11-28 21:32:33</text:p>
          </table:table-cell>
          <table:table-cell table:style-name="ce10" office:value-type="float" office:value="50.8187637329102" calcext:value-type="float">
            <text:p>50.8187637329102</text:p>
          </table:table-cell>
          <table:table-cell table:style-name="ce10" office:value-type="float" office:value="-115.197036743164" calcext:value-type="float">
            <text:p>-115.197036743164</text:p>
          </table:table-cell>
          <table:table-cell table:style-name="ce10" office:value-type="float" office:value="50.8187613666667" calcext:value-type="float">
            <text:p>50.8187613666667</text:p>
          </table:table-cell>
          <table:table-cell table:style-name="ce10" office:value-type="float" office:value="-115.197066772222" calcext:value-type="float">
            <text:p>-115.197066772222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2.40785455703735" calcext:value-type="float">
            <text:p>2.407854557037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81" calcext:value-type="float">
            <text:p>38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81.PNT</text:p>
          </table:table-cell>
          <table:table-cell table:style-name="ce11" office:value-type="date" office:date-value="2024-11-28T21:34:48" calcext:value-type="date">
            <text:p>2024-11-28 21:34:48</text:p>
          </table:table-cell>
          <table:table-cell table:style-name="ce10" office:value-type="float" office:value="50.8187675476074" calcext:value-type="float">
            <text:p>50.8187675476074</text:p>
          </table:table-cell>
          <table:table-cell table:style-name="ce10" office:value-type="float" office:value="-115.19702911377" calcext:value-type="float">
            <text:p>-115.19702911377</text:p>
          </table:table-cell>
          <table:table-cell table:style-name="ce10" office:value-type="float" office:value="50.8187576583333" calcext:value-type="float">
            <text:p>50.8187576583333</text:p>
          </table:table-cell>
          <table:table-cell table:style-name="ce10" office:value-type="float" office:value="-115.197065125" calcext:value-type="float">
            <text:p>-115.197065125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2.40785455703735" calcext:value-type="float">
            <text:p>2.407854557037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82" calcext:value-type="float">
            <text:p>38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82.PNT</text:p>
          </table:table-cell>
          <table:table-cell table:style-name="ce11" office:value-type="date" office:date-value="2024-11-28T21:38:30" calcext:value-type="date">
            <text:p>2024-11-28 21:38:30</text:p>
          </table:table-cell>
          <table:table-cell table:style-name="ce10" office:value-type="float" office:value="50.8187484741211" calcext:value-type="float">
            <text:p>50.8187484741211</text:p>
          </table:table-cell>
          <table:table-cell table:style-name="ce10" office:value-type="float" office:value="-115.197044372559" calcext:value-type="float">
            <text:p>-115.197044372559</text:p>
          </table:table-cell>
          <table:table-cell table:style-name="ce10" office:value-type="float" office:value="50.8187556055556" calcext:value-type="float">
            <text:p>50.8187556055556</text:p>
          </table:table-cell>
          <table:table-cell table:style-name="ce10" office:value-type="float" office:value="-115.197062680556" calcext:value-type="float">
            <text:p>-115.197062680556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2.36846351623535" calcext:value-type="float">
            <text:p>2.368463516235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83" calcext:value-type="float">
            <text:p>383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83.PNT</text:p>
          </table:table-cell>
          <table:table-cell table:style-name="ce11" office:value-type="date" office:date-value="2024-11-28T21:39:27" calcext:value-type="date">
            <text:p>2024-11-28 21:39:27</text:p>
          </table:table-cell>
          <table:table-cell table:style-name="ce10" office:value-type="float" office:value="50.8187599182129" calcext:value-type="float">
            <text:p>50.8187599182129</text:p>
          </table:table-cell>
          <table:table-cell table:style-name="ce10" office:value-type="float" office:value="-115.197013854981" calcext:value-type="float">
            <text:p>-115.197013854981</text:p>
          </table:table-cell>
          <table:table-cell table:style-name="ce10" office:value-type="float" office:value="50.8187529861111" calcext:value-type="float">
            <text:p>50.8187529861111</text:p>
          </table:table-cell>
          <table:table-cell table:style-name="ce10" office:value-type="float" office:value="-115.1970617" calcext:value-type="float">
            <text:p>-115.1970617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.74375414848328" calcext:value-type="float">
            <text:p>1.7437541484832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84" calcext:value-type="float">
            <text:p>384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Density - hit bottom</text:p>
          </table:table-cell>
          <table:table-cell table:style-name="ce10" office:value-type="string" calcext:value-type="string">
            <text:p>SM550384.PNT</text:p>
          </table:table-cell>
          <table:table-cell table:style-name="ce11" office:value-type="date" office:date-value="2024-11-28T21:41:31" calcext:value-type="date">
            <text:p>2024-11-28 21:41:31</text:p>
          </table:table-cell>
          <table:table-cell table:style-name="ce10" office:value-type="float" office:value="50.8187637329102" calcext:value-type="float">
            <text:p>50.8187637329102</text:p>
          </table:table-cell>
          <table:table-cell table:style-name="ce10" office:value-type="float" office:value="-115.197052001953" calcext:value-type="float">
            <text:p>-115.197052001953</text:p>
          </table:table-cell>
          <table:table-cell table:style-name="ce10" office:value-type="float" office:value="50.8187510666667" calcext:value-type="float">
            <text:p>50.8187510666667</text:p>
          </table:table-cell>
          <table:table-cell table:style-name="ce10" office:value-type="float" office:value="-115.197059094445" calcext:value-type="float">
            <text:p>-115.197059094445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2.40785455703735" calcext:value-type="float">
            <text:p>2.407854557037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85" calcext:value-type="float">
            <text:p>38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85.PNT</text:p>
          </table:table-cell>
          <table:table-cell table:style-name="ce11" office:value-type="date" office:date-value="2024-11-28T21:43:43" calcext:value-type="date">
            <text:p>2024-11-28 21:43:43</text:p>
          </table:table-cell>
          <table:table-cell table:style-name="ce10" office:value-type="float" office:value="50.818775177002" calcext:value-type="float">
            <text:p>50.818775177002</text:p>
          </table:table-cell>
          <table:table-cell table:style-name="ce10" office:value-type="float" office:value="-115.197067260742" calcext:value-type="float">
            <text:p>-115.197067260742</text:p>
          </table:table-cell>
          <table:table-cell table:style-name="ce10" office:value-type="float" office:value="50.8187518916667" calcext:value-type="float">
            <text:p>50.8187518916667</text:p>
          </table:table-cell>
          <table:table-cell table:style-name="ce10" office:value-type="float" office:value="-115.197079155556" calcext:value-type="float">
            <text:p>-115.197079155556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2.82458305358887" calcext:value-type="float">
            <text:p>2.8245830535888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86" calcext:value-type="float">
            <text:p>38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86.PNT</text:p>
          </table:table-cell>
          <table:table-cell table:style-name="ce11" office:value-type="date" office:date-value="2024-11-28T21:45:28" calcext:value-type="date">
            <text:p>2024-11-28 21:45:28</text:p>
          </table:table-cell>
          <table:table-cell table:style-name="ce10" office:value-type="float" office:value="50.8187789916992" calcext:value-type="float">
            <text:p>50.8187789916992</text:p>
          </table:table-cell>
          <table:table-cell table:style-name="ce10" office:value-type="float" office:value="-115.197074890137" calcext:value-type="float">
            <text:p>-115.197074890137</text:p>
          </table:table-cell>
          <table:table-cell table:style-name="ce10" office:value-type="float" office:value="50.8187495416667" calcext:value-type="float">
            <text:p>50.8187495416667</text:p>
          </table:table-cell>
          <table:table-cell table:style-name="ce10" office:value-type="float" office:value="-115.197095366667" calcext:value-type="float">
            <text:p>-115.197095366667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2.82458305358887" calcext:value-type="float">
            <text:p>2.8245830535888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87" calcext:value-type="float">
            <text:p>38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87.PNT</text:p>
          </table:table-cell>
          <table:table-cell table:style-name="ce11" office:value-type="date" office:date-value="2024-11-28T21:48:03" calcext:value-type="date">
            <text:p>2024-11-28 21:48:03</text:p>
          </table:table-cell>
          <table:table-cell table:style-name="ce10" office:value-type="float" office:value="50.8187789916992" calcext:value-type="float">
            <text:p>50.8187789916992</text:p>
          </table:table-cell>
          <table:table-cell table:style-name="ce10" office:value-type="float" office:value="-115.197090148926" calcext:value-type="float">
            <text:p>-115.197090148926</text:p>
          </table:table-cell>
          <table:table-cell table:style-name="ce10" office:value-type="float" office:value="50.8187464138889" calcext:value-type="float">
            <text:p>50.8187464138889</text:p>
          </table:table-cell>
          <table:table-cell table:style-name="ce10" office:value-type="float" office:value="-115.197109572222" calcext:value-type="float">
            <text:p>-115.197109572222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3.15428686141968" calcext:value-type="float">
            <text:p>3.1542868614196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88" calcext:value-type="float">
            <text:p>38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88.PNT</text:p>
          </table:table-cell>
          <table:table-cell table:style-name="ce11" office:value-type="date" office:date-value="2024-11-28T21:49:20" calcext:value-type="date">
            <text:p>2024-11-28 21:49:20</text:p>
          </table:table-cell>
          <table:table-cell table:style-name="ce10" office:value-type="float" office:value="50.818775177002" calcext:value-type="float">
            <text:p>50.818775177002</text:p>
          </table:table-cell>
          <table:table-cell table:style-name="ce10" office:value-type="float" office:value="-115.197105407715" calcext:value-type="float">
            <text:p>-115.197105407715</text:p>
          </table:table-cell>
          <table:table-cell table:style-name="ce10" office:value-type="float" office:value="50.8187407305556" calcext:value-type="float">
            <text:p>50.8187407305556</text:p>
          </table:table-cell>
          <table:table-cell table:style-name="ce10" office:value-type="float" office:value="-115.197125397222" calcext:value-type="float">
            <text:p>-115.197125397222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3.15428686141968" calcext:value-type="float">
            <text:p>3.1542868614196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89" calcext:value-type="float">
            <text:p>38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89.PNT</text:p>
          </table:table-cell>
          <table:table-cell table:style-name="ce11" office:value-type="date" office:date-value="2024-11-28T21:51:07" calcext:value-type="date">
            <text:p>2024-11-28 21:51:07</text:p>
          </table:table-cell>
          <table:table-cell table:style-name="ce10" office:value-type="float" office:value="50.818775177002" calcext:value-type="float">
            <text:p>50.818775177002</text:p>
          </table:table-cell>
          <table:table-cell table:style-name="ce10" office:value-type="float" office:value="-115.197082519531" calcext:value-type="float">
            <text:p>-115.197082519531</text:p>
          </table:table-cell>
          <table:table-cell table:style-name="ce10" office:value-type="float" office:value="50.8187360527778" calcext:value-type="float">
            <text:p>50.8187360527778</text:p>
          </table:table-cell>
          <table:table-cell table:style-name="ce10" office:value-type="float" office:value="-115.197141275" calcext:value-type="float">
            <text:p>-115.197141275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3.15428686141968" calcext:value-type="float">
            <text:p>3.1542868614196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90" calcext:value-type="float">
            <text:p>39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90.PNT</text:p>
          </table:table-cell>
          <table:table-cell table:style-name="ce11" office:value-type="date" office:date-value="2024-11-28T21:52:19" calcext:value-type="date">
            <text:p>2024-11-28 21:52:19</text:p>
          </table:table-cell>
          <table:table-cell table:style-name="ce10" office:value-type="float" office:value="50.8187713623047" calcext:value-type="float">
            <text:p>50.8187713623047</text:p>
          </table:table-cell>
          <table:table-cell table:style-name="ce10" office:value-type="float" office:value="-115.197113037109" calcext:value-type="float">
            <text:p>-115.197113037109</text:p>
          </table:table-cell>
          <table:table-cell table:style-name="ce10" office:value-type="float" office:value="50.8187307194445" calcext:value-type="float">
            <text:p>50.8187307194445</text:p>
          </table:table-cell>
          <table:table-cell table:style-name="ce10" office:value-type="float" office:value="-115.197156030556" calcext:value-type="float">
            <text:p>-115.197156030556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3.34354639053345" calcext:value-type="float">
            <text:p>3.3435463905334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91" calcext:value-type="float">
            <text:p>39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91.PNT</text:p>
          </table:table-cell>
          <table:table-cell table:style-name="ce11" office:value-type="date" office:date-value="2024-11-28T21:53:15" calcext:value-type="date">
            <text:p>2024-11-28 21:53:15</text:p>
          </table:table-cell>
          <table:table-cell table:style-name="ce10" office:value-type="float" office:value="50.8187599182129" calcext:value-type="float">
            <text:p>50.8187599182129</text:p>
          </table:table-cell>
          <table:table-cell table:style-name="ce10" office:value-type="float" office:value="-115.197135925293" calcext:value-type="float">
            <text:p>-115.197135925293</text:p>
          </table:table-cell>
          <table:table-cell table:style-name="ce10" office:value-type="float" office:value="50.8187265138889" calcext:value-type="float">
            <text:p>50.8187265138889</text:p>
          </table:table-cell>
          <table:table-cell table:style-name="ce10" office:value-type="float" office:value="-115.197171808333" calcext:value-type="float">
            <text:p>-115.197171808333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3.16838550567627" calcext:value-type="float">
            <text:p>3.1683855056762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92" calcext:value-type="float">
            <text:p>39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92.PNT</text:p>
          </table:table-cell>
          <table:table-cell table:style-name="ce11" office:value-type="date" office:date-value="2024-11-28T21:55:10" calcext:value-type="date">
            <text:p>2024-11-28 21:55:10</text:p>
          </table:table-cell>
          <table:table-cell table:style-name="ce10" office:value-type="float" office:value="50.8187522888184" calcext:value-type="float">
            <text:p>50.8187522888184</text:p>
          </table:table-cell>
          <table:table-cell table:style-name="ce10" office:value-type="float" office:value="-115.197128295898" calcext:value-type="float">
            <text:p>-115.197128295898</text:p>
          </table:table-cell>
          <table:table-cell table:style-name="ce10" office:value-type="float" office:value="50.8187211916667" calcext:value-type="float">
            <text:p>50.8187211916667</text:p>
          </table:table-cell>
          <table:table-cell table:style-name="ce10" office:value-type="float" office:value="-115.197186319445" calcext:value-type="float">
            <text:p>-115.197186319445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3.16838550567627" calcext:value-type="float">
            <text:p>3.1683855056762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93" calcext:value-type="float">
            <text:p>39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93.PNT</text:p>
          </table:table-cell>
          <table:table-cell table:style-name="ce11" office:value-type="date" office:date-value="2024-11-28T21:55:56" calcext:value-type="date">
            <text:p>2024-11-28 21:55:56</text:p>
          </table:table-cell>
          <table:table-cell table:style-name="ce10" office:value-type="float" office:value="50.8187484741211" calcext:value-type="float">
            <text:p>50.8187484741211</text:p>
          </table:table-cell>
          <table:table-cell table:style-name="ce10" office:value-type="float" office:value="-115.197151184082" calcext:value-type="float">
            <text:p>-115.197151184082</text:p>
          </table:table-cell>
          <table:table-cell table:style-name="ce10" office:value-type="float" office:value="50.8187140666667" calcext:value-type="float">
            <text:p>50.8187140666667</text:p>
          </table:table-cell>
          <table:table-cell table:style-name="ce10" office:value-type="float" office:value="-115.197202188889" calcext:value-type="float">
            <text:p>-115.197202188889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3.31568884849548" calcext:value-type="float">
            <text:p>3.3156888484954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94" calcext:value-type="float">
            <text:p>39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94.PNT</text:p>
          </table:table-cell>
          <table:table-cell table:style-name="ce11" office:value-type="date" office:date-value="2024-11-28T21:58:01" calcext:value-type="date">
            <text:p>2024-11-28 21:58:01</text:p>
          </table:table-cell>
          <table:table-cell table:style-name="ce10" office:value-type="float" office:value="50.818717956543" calcext:value-type="float">
            <text:p>50.818717956543</text:p>
          </table:table-cell>
          <table:table-cell table:style-name="ce10" office:value-type="float" office:value="-115.197174072266" calcext:value-type="float">
            <text:p>-115.197174072266</text:p>
          </table:table-cell>
          <table:table-cell table:style-name="ce10" office:value-type="float" office:value="50.8187094916667" calcext:value-type="float">
            <text:p>50.8187094916667</text:p>
          </table:table-cell>
          <table:table-cell table:style-name="ce10" office:value-type="float" office:value="-115.197216452778" calcext:value-type="float">
            <text:p>-115.197216452778</text:p>
          </table:table-cell>
          <table:table-cell office:value-type="string" calcext:value-type="string">
            <text:p>D4_CanadianChair_20241128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3.20476508140564" calcext:value-type="float">
            <text:p>3.2047650814056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07" calcext:value-type="float">
            <text:p>407</text:p>
          </table:table-cell>
          <table:table-cell office:value-type="string" calcext:value-type="string">
            <text:p>pit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Density - hit bottom and the whole SMP lifted up</text:p>
          </table:table-cell>
          <table:table-cell table:style-name="ce10" office:value-type="string" calcext:value-type="string">
            <text:p>SM550407.PNT</text:p>
          </table:table-cell>
          <table:table-cell table:style-name="ce11" office:value-type="date" office:date-value="2024-11-29T19:23:49" calcext:value-type="date">
            <text:p>2024-11-29 19:23:49</text:p>
          </table:table-cell>
          <table:table-cell table:style-name="ce10" office:value-type="float" office:value="50.8352813720703" calcext:value-type="float">
            <text:p>50.8352813720703</text:p>
          </table:table-cell>
          <table:table-cell table:style-name="ce10" office:value-type="float" office:value="-115.220199584961" calcext:value-type="float">
            <text:p>-115.220199584961</text:p>
          </table:table-cell>
          <table:table-cell table:style-name="ce10" office:value-type="float" office:value="50.83525905" calcext:value-type="float">
            <text:p>50.83525905</text:p>
          </table:table-cell>
          <table:table-cell table:style-name="ce10" office:value-type="float" office:value="-115.220195333333" calcext:value-type="float">
            <text:p>-115.220195333333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9.88312339782715" calcext:value-type="float">
            <text:p>9.8831233978271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08" calcext:value-type="float">
            <text:p>408</text:p>
          </table:table-cell>
          <table:table-cell office:value-type="string" calcext:value-type="string">
            <text:p>pit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hit cancel button by accident - near bottom</text:p>
          </table:table-cell>
          <table:table-cell table:style-name="ce10" office:value-type="string" calcext:value-type="string">
            <text:p>SM550408.PNT</text:p>
          </table:table-cell>
          <table:table-cell table:style-name="ce11" office:value-type="date" office:date-value="2024-11-29T19:25:36" calcext:value-type="date">
            <text:p>2024-11-29 19:25:36</text:p>
          </table:table-cell>
          <table:table-cell table:style-name="ce10" office:value-type="float" office:value="50.835262298584" calcext:value-type="float">
            <text:p>50.835262298584</text:p>
          </table:table-cell>
          <table:table-cell table:style-name="ce10" office:value-type="float" office:value="-115.220191955566" calcext:value-type="float">
            <text:p>-115.220191955566</text:p>
          </table:table-cell>
          <table:table-cell table:style-name="ce10" office:value-type="float" office:value="50.8352556055556" calcext:value-type="float">
            <text:p>50.8352556055556</text:p>
          </table:table-cell>
          <table:table-cell table:style-name="ce10" office:value-type="float" office:value="-115.220190988889" calcext:value-type="float">
            <text:p>-115.220190988889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2.963830947876" calcext:value-type="float">
            <text:p>12.96383094787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09" calcext:value-type="float">
            <text:p>40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409.PNT</text:p>
          </table:table-cell>
          <table:table-cell table:style-name="ce11" office:value-type="date" office:date-value="2024-11-29T19:27:44" calcext:value-type="date">
            <text:p>2024-11-29 19:27:44</text:p>
          </table:table-cell>
          <table:table-cell table:style-name="ce10" office:value-type="float" office:value="50.8352432250977" calcext:value-type="float">
            <text:p>50.8352432250977</text:p>
          </table:table-cell>
          <table:table-cell table:style-name="ce10" office:value-type="float" office:value="-115.220176696777" calcext:value-type="float">
            <text:p>-115.220176696777</text:p>
          </table:table-cell>
          <table:table-cell table:style-name="ce10" office:value-type="float" office:value="50.8352568333333" calcext:value-type="float">
            <text:p>50.8352568333333</text:p>
          </table:table-cell>
          <table:table-cell table:style-name="ce10" office:value-type="float" office:value="-115.220188625" calcext:value-type="float">
            <text:p>-115.220188625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3.3502550125122" calcext:value-type="float">
            <text:p>13.350255012512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10" calcext:value-type="float">
            <text:p>41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410.PNT</text:p>
          </table:table-cell>
          <table:table-cell table:style-name="ce11" office:value-type="date" office:date-value="2024-11-29T19:29:25" calcext:value-type="date">
            <text:p>2024-11-29 19:29:25</text:p>
          </table:table-cell>
          <table:table-cell table:style-name="ce10" office:value-type="float" office:value="50.8352241516113" calcext:value-type="float">
            <text:p>50.8352241516113</text:p>
          </table:table-cell>
          <table:table-cell table:style-name="ce10" office:value-type="float" office:value="-115.220146179199" calcext:value-type="float">
            <text:p>-115.220146179199</text:p>
          </table:table-cell>
          <table:table-cell table:style-name="ce10" office:value-type="float" office:value="50.8352544611111" calcext:value-type="float">
            <text:p>50.8352544611111</text:p>
          </table:table-cell>
          <table:table-cell table:style-name="ce10" office:value-type="float" office:value="-115.220185636111" calcext:value-type="float">
            <text:p>-115.220185636111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7.413782119751" calcext:value-type="float">
            <text:p>17.41378211975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11" calcext:value-type="float">
            <text:p>41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SSA - hit bottom</text:p>
          </table:table-cell>
          <table:table-cell table:style-name="ce10" office:value-type="string" calcext:value-type="string">
            <text:p>SM550411.PNT</text:p>
          </table:table-cell>
          <table:table-cell table:style-name="ce11" office:value-type="date" office:date-value="2024-11-29T19:31:19" calcext:value-type="date">
            <text:p>2024-11-29 19:31:19</text:p>
          </table:table-cell>
          <table:table-cell table:style-name="ce10" office:value-type="float" office:value="50.8352279663086" calcext:value-type="float">
            <text:p>50.8352279663086</text:p>
          </table:table-cell>
          <table:table-cell table:style-name="ce10" office:value-type="float" office:value="-115.220146179199" calcext:value-type="float">
            <text:p>-115.220146179199</text:p>
          </table:table-cell>
          <table:table-cell table:style-name="ce10" office:value-type="float" office:value="50.8352522194445" calcext:value-type="float">
            <text:p>50.8352522194445</text:p>
          </table:table-cell>
          <table:table-cell table:style-name="ce10" office:value-type="float" office:value="-115.220184805556" calcext:value-type="float">
            <text:p>-115.220184805556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7.413782119751" calcext:value-type="float">
            <text:p>17.413782119751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406" calcext:value-type="float">
            <text:p>40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air measurement - record GNSS position of radar measurement over bare ground</text:p>
          </table:table-cell>
          <table:table-cell table:style-name="ce10" office:value-type="string" calcext:value-type="string">
            <text:p>SM550406.PNT</text:p>
          </table:table-cell>
          <table:table-cell table:style-name="ce11" office:value-type="date" office:date-value="2024-11-29T19:19:31" calcext:value-type="date">
            <text:p>2024-11-29 19:19:31</text:p>
          </table:table-cell>
          <table:table-cell table:style-name="ce10" office:value-type="float" office:value="50.8353614807129" calcext:value-type="float">
            <text:p>50.8353614807129</text:p>
          </table:table-cell>
          <table:table-cell table:style-name="ce10" office:value-type="float" office:value="-115.220176696777" calcext:value-type="float">
            <text:p>-115.220176696777</text:p>
          </table:table-cell>
          <table:table-cell table:style-name="ce10" office:value-type="float" office:value="50.8353252916667" calcext:value-type="float">
            <text:p>50.8353252916667</text:p>
          </table:table-cell>
          <table:table-cell table:style-name="ce10" office:value-type="float" office:value="-115.220161147222" calcext:value-type="float">
            <text:p>-115.220161147222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-1" calcext:value-type="float">
            <text:p>-1</text:p>
          </table:table-cell>
          <table:table-cell office:value-type="string" calcext:value-type="string">
            <text:p>fm_2024_dec/</text:p>
          </table:table-cell>
          <table:table-cell table:style-name="ce12"/>
          <table:table-cell table:number-columns-repeated="2"/>
          <table:table-cell office:value-type="float" office:value="9.42618465423584" calcext:value-type="float">
            <text:p>9.42618465423584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405" calcext:value-type="float">
            <text:p>40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air measurement - record GNSS position of radar measurement overground with barely any snow</text:p>
          </table:table-cell>
          <table:table-cell table:style-name="ce10" office:value-type="string" calcext:value-type="string">
            <text:p>SM550405.PNT</text:p>
          </table:table-cell>
          <table:table-cell table:style-name="ce11" office:value-type="date" office:date-value="2024-11-29T19:18:22" calcext:value-type="date">
            <text:p>2024-11-29 19:18:22</text:p>
          </table:table-cell>
          <table:table-cell table:style-name="ce10" office:value-type="float" office:value="50.8353500366211" calcext:value-type="float">
            <text:p>50.8353500366211</text:p>
          </table:table-cell>
          <table:table-cell table:style-name="ce10" office:value-type="float" office:value="-115.220169067383" calcext:value-type="float">
            <text:p>-115.220169067383</text:p>
          </table:table-cell>
          <table:table-cell table:style-name="ce10" office:value-type="float" office:value="50.8353127638889" calcext:value-type="float">
            <text:p>50.8353127638889</text:p>
          </table:table-cell>
          <table:table-cell table:style-name="ce10" office:value-type="float" office:value="-115.220176552778" calcext:value-type="float">
            <text:p>-115.220176552778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/>
          <table:table-cell table:number-columns-repeated="2"/>
          <table:table-cell office:value-type="float" office:value="9.16681957244873" calcext:value-type="float">
            <text:p>9.1668195724487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04" calcext:value-type="float">
            <text:p>40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04.PNT</text:p>
          </table:table-cell>
          <table:table-cell table:style-name="ce11" office:value-type="date" office:date-value="2024-11-29T19:15:44" calcext:value-type="date">
            <text:p>2024-11-29 19:15:44</text:p>
          </table:table-cell>
          <table:table-cell table:style-name="ce10" office:value-type="float" office:value="50.8352928161621" calcext:value-type="float">
            <text:p>50.8352928161621</text:p>
          </table:table-cell>
          <table:table-cell table:style-name="ce10" office:value-type="float" office:value="-115.220184326172" calcext:value-type="float">
            <text:p>-115.220184326172</text:p>
          </table:table-cell>
          <table:table-cell table:style-name="ce10" office:value-type="float" office:value="50.8352959611111" calcext:value-type="float">
            <text:p>50.8352959611111</text:p>
          </table:table-cell>
          <table:table-cell table:style-name="ce10" office:value-type="float" office:value="-115.220198591667" calcext:value-type="float">
            <text:p>-115.220198591667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table:style-name="ce15" office:value-type="string" calcext:value-type="string">
            <text:p>[-3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9.28158283233643" calcext:value-type="float">
            <text:p>9.2815828323364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03" calcext:value-type="float">
            <text:p>40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03.PNT</text:p>
          </table:table-cell>
          <table:table-cell table:style-name="ce11" office:value-type="date" office:date-value="2024-11-29T19:12:47" calcext:value-type="date">
            <text:p>2024-11-29 19:12:47</text:p>
          </table:table-cell>
          <table:table-cell table:style-name="ce10" office:value-type="float" office:value="50.8352661132813" calcext:value-type="float">
            <text:p>50.8352661132813</text:p>
          </table:table-cell>
          <table:table-cell table:style-name="ce10" office:value-type="float" office:value="-115.220199584961" calcext:value-type="float">
            <text:p>-115.220199584961</text:p>
          </table:table-cell>
          <table:table-cell table:style-name="ce10" office:value-type="float" office:value="50.8352891222222" calcext:value-type="float">
            <text:p>50.8352891222222</text:p>
          </table:table-cell>
          <table:table-cell table:style-name="ce10" office:value-type="float" office:value="-115.220208347222" calcext:value-type="float">
            <text:p>-115.220208347222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table:style-name="ce15" office:value-type="string" calcext:value-type="string">
            <text:p>[-3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8.65515995025635" calcext:value-type="float">
            <text:p>8.655159950256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02" calcext:value-type="float">
            <text:p>40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02.PNT</text:p>
          </table:table-cell>
          <table:table-cell table:style-name="ce11" office:value-type="date" office:date-value="2024-11-29T19:10:35" calcext:value-type="date">
            <text:p>2024-11-29 19:10:35</text:p>
          </table:table-cell>
          <table:table-cell table:style-name="ce10" office:value-type="float" office:value="50.8352661132813" calcext:value-type="float">
            <text:p>50.8352661132813</text:p>
          </table:table-cell>
          <table:table-cell table:style-name="ce10" office:value-type="float" office:value="-115.22021484375" calcext:value-type="float">
            <text:p>-115.22021484375</text:p>
          </table:table-cell>
          <table:table-cell table:style-name="ce10" office:value-type="float" office:value="50.8352832666667" calcext:value-type="float">
            <text:p>50.8352832666667</text:p>
          </table:table-cell>
          <table:table-cell table:style-name="ce10" office:value-type="float" office:value="-115.220217872222" calcext:value-type="float">
            <text:p>-115.220217872222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table:style-name="ce15" office:value-type="string" calcext:value-type="string">
            <text:p>[-30, -20, -10, 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8.65515995025635" calcext:value-type="float">
            <text:p>8.655159950256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01" calcext:value-type="float">
            <text:p>40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401.PNT</text:p>
          </table:table-cell>
          <table:table-cell table:style-name="ce11" office:value-type="date" office:date-value="2024-11-29T19:08:37" calcext:value-type="date">
            <text:p>2024-11-29 19:08:37</text:p>
          </table:table-cell>
          <table:table-cell table:style-name="ce10" office:value-type="float" office:value="50.8352699279785" calcext:value-type="float">
            <text:p>50.8352699279785</text:p>
          </table:table-cell>
          <table:table-cell table:style-name="ce10" office:value-type="float" office:value="-115.220252990723" calcext:value-type="float">
            <text:p>-115.220252990723</text:p>
          </table:table-cell>
          <table:table-cell table:style-name="ce10" office:value-type="float" office:value="50.8352693388889" calcext:value-type="float">
            <text:p>50.8352693388889</text:p>
          </table:table-cell>
          <table:table-cell table:style-name="ce10" office:value-type="float" office:value="-115.220230466667" calcext:value-type="float">
            <text:p>-115.220230466667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table:style-name="ce15" office:value-type="string" calcext:value-type="string">
            <text:p>[-20, -10, 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5617299079895" calcext:value-type="float">
            <text:p>4.561729907989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00" calcext:value-type="float">
            <text:p>40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7" calcext:value-type="float">
            <text:p>77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400.PNT</text:p>
          </table:table-cell>
          <table:table-cell table:style-name="ce11" office:value-type="date" office:date-value="2024-11-29T19:06:32" calcext:value-type="date">
            <text:p>2024-11-29 19:06:32</text:p>
          </table:table-cell>
          <table:table-cell table:style-name="ce10" office:value-type="float" office:value="50.8352699279785" calcext:value-type="float">
            <text:p>50.8352699279785</text:p>
          </table:table-cell>
          <table:table-cell table:style-name="ce10" office:value-type="float" office:value="-115.220260620117" calcext:value-type="float">
            <text:p>-115.220260620117</text:p>
          </table:table-cell>
          <table:table-cell table:style-name="ce10" office:value-type="float" office:value="50.8352600083333" calcext:value-type="float">
            <text:p>50.8352600083333</text:p>
          </table:table-cell>
          <table:table-cell table:style-name="ce10" office:value-type="float" office:value="-115.220242461111" calcext:value-type="float">
            <text:p>-115.220242461111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table:style-name="ce15" office:value-type="string" calcext:value-type="string">
            <text:p>[-20, -10, 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5617299079895" calcext:value-type="float">
            <text:p>4.561729907989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99" calcext:value-type="float">
            <text:p>39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4" calcext:value-type="float">
            <text:p>9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99.PNT</text:p>
          </table:table-cell>
          <table:table-cell table:style-name="ce11" office:value-type="date" office:date-value="2024-11-29T19:03:26" calcext:value-type="date">
            <text:p>2024-11-29 19:03:26</text:p>
          </table:table-cell>
          <table:table-cell table:style-name="ce10" office:value-type="float" office:value="50.8352546691895" calcext:value-type="float">
            <text:p>50.8352546691895</text:p>
          </table:table-cell>
          <table:table-cell table:style-name="ce10" office:value-type="float" office:value="-115.220283508301" calcext:value-type="float">
            <text:p>-115.220283508301</text:p>
          </table:table-cell>
          <table:table-cell table:style-name="ce10" office:value-type="float" office:value="50.8352452416667" calcext:value-type="float">
            <text:p>50.8352452416667</text:p>
          </table:table-cell>
          <table:table-cell table:style-name="ce10" office:value-type="float" office:value="-115.220251591667" calcext:value-type="float">
            <text:p>-115.220251591667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table:style-name="ce15" office:value-type="string" calcext:value-type="string">
            <text:p>[-20, 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6.08968067169189" calcext:value-type="float">
            <text:p>6.0896806716918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98" calcext:value-type="float">
            <text:p>39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3" calcext:value-type="float">
            <text:p>93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98.PNT</text:p>
          </table:table-cell>
          <table:table-cell table:style-name="ce11" office:value-type="date" office:date-value="2024-11-29T18:59:26" calcext:value-type="date">
            <text:p>2024-11-29 18:59:26</text:p>
          </table:table-cell>
          <table:table-cell table:style-name="ce10" office:value-type="float" office:value="50.8352203369141" calcext:value-type="float">
            <text:p>50.8352203369141</text:p>
          </table:table-cell>
          <table:table-cell table:style-name="ce10" office:value-type="float" office:value="-115.22029876709" calcext:value-type="float">
            <text:p>-115.22029876709</text:p>
          </table:table-cell>
          <table:table-cell table:style-name="ce10" office:value-type="float" office:value="50.8352321694445" calcext:value-type="float">
            <text:p>50.8352321694445</text:p>
          </table:table-cell>
          <table:table-cell table:style-name="ce10" office:value-type="float" office:value="-115.220261094445" calcext:value-type="float">
            <text:p>-115.220261094445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table:style-name="ce15" office:value-type="string" calcext:value-type="string">
            <text:p>[-30, 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5.72822332382202" calcext:value-type="float">
            <text:p>5.7282233238220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97" calcext:value-type="float">
            <text:p>39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4" calcext:value-type="float">
            <text:p>74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397.PNT</text:p>
          </table:table-cell>
          <table:table-cell table:style-name="ce11" office:value-type="date" office:date-value="2024-11-29T18:54:55" calcext:value-type="date">
            <text:p>2024-11-29 18:54:55</text:p>
          </table:table-cell>
          <table:table-cell table:style-name="ce10" office:value-type="float" office:value="50.8352241516113" calcext:value-type="float">
            <text:p>50.8352241516113</text:p>
          </table:table-cell>
          <table:table-cell table:style-name="ce10" office:value-type="float" office:value="-115.220329284668" calcext:value-type="float">
            <text:p>-115.220329284668</text:p>
          </table:table-cell>
          <table:table-cell table:style-name="ce10" office:value-type="float" office:value="50.8352209305556" calcext:value-type="float">
            <text:p>50.8352209305556</text:p>
          </table:table-cell>
          <table:table-cell table:style-name="ce10" office:value-type="float" office:value="-115.220270319445" calcext:value-type="float">
            <text:p>-115.220270319445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table:style-name="ce15" office:value-type="string" calcext:value-type="string">
            <text:p>[-30, 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5.62096214294434" calcext:value-type="float">
            <text:p>5.6209621429443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95" calcext:value-type="float">
            <text:p>39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395.PNT</text:p>
          </table:table-cell>
          <table:table-cell table:style-name="ce11" office:value-type="date" office:date-value="2024-11-29T18:45:54" calcext:value-type="date">
            <text:p>2024-11-29 18:45:54</text:p>
          </table:table-cell>
          <table:table-cell table:style-name="ce10" office:value-type="float" office:value="50.8351669311523" calcext:value-type="float">
            <text:p>50.8351669311523</text:p>
          </table:table-cell>
          <table:table-cell table:style-name="ce10" office:value-type="float" office:value="-115.220329284668" calcext:value-type="float">
            <text:p>-115.220329284668</text:p>
          </table:table-cell>
          <table:table-cell table:style-name="ce10" office:value-type="float" office:value="50.8352023111111" calcext:value-type="float">
            <text:p>50.8352023111111</text:p>
          </table:table-cell>
          <table:table-cell table:style-name="ce10" office:value-type="float" office:value="-115.220277194444" calcext:value-type="float">
            <text:p>-115.220277194444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table:style-name="ce15" office:value-type="string" calcext:value-type="string">
            <text:p>[-30, 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1.39833962917328" calcext:value-type="float">
            <text:p>1.3983396291732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396" calcext:value-type="float">
            <text:p>39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air measurement - record GNSS position of radar measurement over bare ground</text:p>
          </table:table-cell>
          <table:table-cell table:style-name="ce10" office:value-type="string" calcext:value-type="string">
            <text:p>SM550396.PNT</text:p>
          </table:table-cell>
          <table:table-cell table:style-name="ce11" office:value-type="date" office:date-value="2024-11-29T18:51:17" calcext:value-type="date">
            <text:p>2024-11-29 18:51:17</text:p>
          </table:table-cell>
          <table:table-cell table:style-name="ce10" office:value-type="float" office:value="50.8351631164551" calcext:value-type="float">
            <text:p>50.8351631164551</text:p>
          </table:table-cell>
          <table:table-cell table:style-name="ce10" office:value-type="float" office:value="-115.220336914063" calcext:value-type="float">
            <text:p>-115.220336914063</text:p>
          </table:table-cell>
          <table:table-cell table:style-name="ce10" office:value-type="float" office:value="50.8351819638889" calcext:value-type="float">
            <text:p>50.8351819638889</text:p>
          </table:table-cell>
          <table:table-cell table:style-name="ce10" office:value-type="float" office:value="-115.220300961111" calcext:value-type="float">
            <text:p>-115.220300961111</text:p>
          </table:table-cell>
          <table:table-cell office:value-type="string" calcext:value-type="string">
            <text:p>D5_FarsideChair_20241129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archair</text:p>
          </table:table-cell>
          <table:table-cell table:style-name="ce15" office:value-type="string" calcext:value-type="string">
            <text:p>[-30, 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1.9279488325119" calcext:value-type="float">
            <text:p>1.927948832511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18" calcext:value-type="float">
            <text:p>418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20" calcext:value-type="float">
            <text:p>120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418.PNT</text:p>
          </table:table-cell>
          <table:table-cell table:style-name="ce11" office:value-type="date" office:date-value="2024-11-29T22:04:18" calcext:value-type="date">
            <text:p>2024-11-29 22:04:18</text:p>
          </table:table-cell>
          <table:table-cell table:style-name="ce10" office:value-type="float" office:value="50.8331184387207" calcext:value-type="float">
            <text:p>50.8331184387207</text:p>
          </table:table-cell>
          <table:table-cell table:style-name="ce10" office:value-type="float" office:value="-115.220397949219" calcext:value-type="float">
            <text:p>-115.220397949219</text:p>
          </table:table-cell>
          <table:table-cell table:style-name="ce10" office:value-type="float" office:value="50.8330845888889" calcext:value-type="float">
            <text:p>50.8330845888889</text:p>
          </table:table-cell>
          <table:table-cell table:style-name="ce10" office:value-type="float" office:value="-115.22040845" calcext:value-type="float">
            <text:p>-115.22040845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</text:p>
          </table:table-cell>
          <table:table-cell table:number-columns-repeated="2"/>
          <table:table-cell office:value-type="float" office:value="17.8972034454346" calcext:value-type="float">
            <text:p>17.897203445434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19" calcext:value-type="float">
            <text:p>41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09" calcext:value-type="float">
            <text:p>109</text:p>
          </table:table-cell>
          <table:table-cell office:value-type="string" calcext:value-type="string">
            <text:p>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0" office:value-type="string" calcext:value-type="string">
            <text:p>SM550419.PNT</text:p>
          </table:table-cell>
          <table:table-cell table:style-name="ce11" office:value-type="date" office:date-value="2024-11-29T22:11:11" calcext:value-type="date">
            <text:p>2024-11-29 22:11:11</text:p>
          </table:table-cell>
          <table:table-cell table:style-name="ce10" office:value-type="float" office:value="50.8330802917481" calcext:value-type="float">
            <text:p>50.8330802917481</text:p>
          </table:table-cell>
          <table:table-cell table:style-name="ce10" office:value-type="float" office:value="-115.220413208008" calcext:value-type="float">
            <text:p>-115.220413208008</text:p>
          </table:table-cell>
          <table:table-cell table:style-name="ce10" office:value-type="float" office:value="50.833088634" calcext:value-type="float">
            <text:p>50.833088634</text:p>
          </table:table-cell>
          <table:table-cell table:style-name="ce10" office:value-type="float" office:value="-115.220405876" calcext:value-type="float">
            <text:p>-115.220405876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</text:p>
          </table:table-cell>
          <table:table-cell table:number-columns-repeated="2"/>
          <table:table-cell office:value-type="float" office:value="19.1456279754639" calcext:value-type="float">
            <text:p>19.145627975463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20" calcext:value-type="float">
            <text:p>42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09" calcext:value-type="float">
            <text:p>109</text:p>
          </table:table-cell>
          <table:table-cell office:value-type="string" calcext:value-type="string">
            <text:p>Density - 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0" office:value-type="string" calcext:value-type="string">
            <text:p>SM550420.PNT</text:p>
          </table:table-cell>
          <table:table-cell table:style-name="ce11" office:value-type="date" office:date-value="2024-11-29T22:12:58" calcext:value-type="date">
            <text:p>2024-11-29 22:12:58</text:p>
          </table:table-cell>
          <table:table-cell table:style-name="ce10" office:value-type="float" office:value="50.8330879211426" calcext:value-type="float">
            <text:p>50.8330879211426</text:p>
          </table:table-cell>
          <table:table-cell table:style-name="ce10" office:value-type="float" office:value="-115.220420837402" calcext:value-type="float">
            <text:p>-115.220420837402</text:p>
          </table:table-cell>
          <table:table-cell table:style-name="ce10" office:value-type="float" office:value="50.833091562" calcext:value-type="float">
            <text:p>50.833091562</text:p>
          </table:table-cell>
          <table:table-cell table:style-name="ce10" office:value-type="float" office:value="-115.220408629" calcext:value-type="float">
            <text:p>-115.220408629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</text:p>
          </table:table-cell>
          <table:table-cell table:number-columns-repeated="2"/>
          <table:table-cell office:value-type="float" office:value="18.5642681121826" calcext:value-type="float">
            <text:p>18.564268112182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21" calcext:value-type="float">
            <text:p>42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06" calcext:value-type="float">
            <text:p>106</text:p>
          </table:table-cell>
          <table:table-cell office:value-type="string" calcext:value-type="string">
            <text:p>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0" office:value-type="string" calcext:value-type="string">
            <text:p>SM550421.PNT</text:p>
          </table:table-cell>
          <table:table-cell table:style-name="ce11" office:value-type="date" office:date-value="2024-11-29T22:16:03" calcext:value-type="date">
            <text:p>2024-11-29 22:16:03</text:p>
          </table:table-cell>
          <table:table-cell table:style-name="ce10" office:value-type="float" office:value="50.8330802917481" calcext:value-type="float">
            <text:p>50.8330802917481</text:p>
          </table:table-cell>
          <table:table-cell table:style-name="ce10" office:value-type="float" office:value="-115.220420837402" calcext:value-type="float">
            <text:p>-115.220420837402</text:p>
          </table:table-cell>
          <table:table-cell table:style-name="ce10" office:value-type="float" office:value="50.833094989" calcext:value-type="float">
            <text:p>50.833094989</text:p>
          </table:table-cell>
          <table:table-cell table:style-name="ce10" office:value-type="float" office:value="-115.220411624" calcext:value-type="float">
            <text:p>-115.220411624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</text:p>
          </table:table-cell>
          <table:table-cell table:number-columns-repeated="2"/>
          <table:table-cell office:value-type="float" office:value="18.5642681121826" calcext:value-type="float">
            <text:p>18.564268112182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22" calcext:value-type="float">
            <text:p>42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06" calcext:value-type="float">
            <text:p>106</text:p>
          </table:table-cell>
          <table:table-cell office:value-type="string" calcext:value-type="string">
            <text:p>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0" office:value-type="string" calcext:value-type="string">
            <text:p>SM550422.PNT</text:p>
          </table:table-cell>
          <table:table-cell table:style-name="ce11" office:value-type="date" office:date-value="2024-11-29T22:17:56" calcext:value-type="date">
            <text:p>2024-11-29 22:17:56</text:p>
          </table:table-cell>
          <table:table-cell table:style-name="ce10" office:value-type="float" office:value="50.8330841064453" calcext:value-type="float">
            <text:p>50.8330841064453</text:p>
          </table:table-cell>
          <table:table-cell table:style-name="ce10" office:value-type="float" office:value="-115.220413208008" calcext:value-type="float">
            <text:p>-115.220413208008</text:p>
          </table:table-cell>
          <table:table-cell table:style-name="ce10" office:value-type="float" office:value="50.833097929" calcext:value-type="float">
            <text:p>50.833097929</text:p>
          </table:table-cell>
          <table:table-cell table:style-name="ce10" office:value-type="float" office:value="-115.220415158" calcext:value-type="float">
            <text:p>-115.220415158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</text:p>
          </table:table-cell>
          <table:table-cell table:number-columns-repeated="2"/>
          <table:table-cell office:value-type="float" office:value="19.1456279754639" calcext:value-type="float">
            <text:p>19.145627975463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23" calcext:value-type="float">
            <text:p>423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08" calcext:value-type="float">
            <text:p>108</text:p>
          </table:table-cell>
          <table:table-cell office:value-type="string" calcext:value-type="string">
            <text:p>SSA - 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0" office:value-type="string" calcext:value-type="string">
            <text:p>SM550423.PNT</text:p>
          </table:table-cell>
          <table:table-cell table:style-name="ce11" office:value-type="date" office:date-value="2024-11-29T22:18:38" calcext:value-type="date">
            <text:p>2024-11-29 22:18:38</text:p>
          </table:table-cell>
          <table:table-cell table:style-name="ce10" office:value-type="float" office:value="50.8330841064453" calcext:value-type="float">
            <text:p>50.8330841064453</text:p>
          </table:table-cell>
          <table:table-cell table:style-name="ce10" office:value-type="float" office:value="-115.220390319824" calcext:value-type="float">
            <text:p>-115.220390319824</text:p>
          </table:table-cell>
          <table:table-cell table:style-name="ce10" office:value-type="float" office:value="50.833101026" calcext:value-type="float">
            <text:p>50.833101026</text:p>
          </table:table-cell>
          <table:table-cell table:style-name="ce10" office:value-type="float" office:value="-115.220418166" calcext:value-type="float">
            <text:p>-115.220418166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</text:p>
          </table:table-cell>
          <table:table-cell table:number-columns-repeated="2"/>
          <table:table-cell office:value-type="float" office:value="19.1456279754639" calcext:value-type="float">
            <text:p>19.145627975463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12" calcext:value-type="float">
            <text:p>41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0" office:value-type="string" calcext:value-type="string">
            <text:p>SM550412.PNT</text:p>
          </table:table-cell>
          <table:table-cell table:style-name="ce11" office:value-type="date" office:date-value="2024-11-29T21:42:34" calcext:value-type="date">
            <text:p>2024-11-29 21:42:34</text:p>
          </table:table-cell>
          <table:table-cell table:style-name="ce10" office:value-type="float" office:value="50.8331108093262" calcext:value-type="float">
            <text:p>50.8331108093262</text:p>
          </table:table-cell>
          <table:table-cell table:style-name="ce10" office:value-type="float" office:value="-115.220191955566" calcext:value-type="float">
            <text:p>-115.220191955566</text:p>
          </table:table-cell>
          <table:table-cell table:style-name="ce10" office:value-type="float" office:value="50.8330972222222" calcext:value-type="float">
            <text:p>50.8330972222222</text:p>
          </table:table-cell>
          <table:table-cell table:style-name="ce10" office:value-type="float" office:value="-115.220213558333" calcext:value-type="float">
            <text:p>-115.220213558333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</text:p>
          </table:table-cell>
          <table:table-cell table:style-name="ce12" office:value-type="string" calcext:value-type="string">
            <text:p>[-30, -15, 0, 15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65825366973877" calcext:value-type="float">
            <text:p>4.6582536697387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13" calcext:value-type="float">
            <text:p>41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0" office:value-type="string" calcext:value-type="string">
            <text:p>SM550413.PNT</text:p>
          </table:table-cell>
          <table:table-cell table:style-name="ce11" office:value-type="date" office:date-value="2024-11-29T21:45:44" calcext:value-type="date">
            <text:p>2024-11-29 21:45:44</text:p>
          </table:table-cell>
          <table:table-cell table:style-name="ce10" office:value-type="float" office:value="50.8331336975098" calcext:value-type="float">
            <text:p>50.8331336975098</text:p>
          </table:table-cell>
          <table:table-cell table:style-name="ce10" office:value-type="float" office:value="-115.220222473145" calcext:value-type="float">
            <text:p>-115.220222473145</text:p>
          </table:table-cell>
          <table:table-cell table:style-name="ce10" office:value-type="float" office:value="50.8330937638889" calcext:value-type="float">
            <text:p>50.8330937638889</text:p>
          </table:table-cell>
          <table:table-cell table:style-name="ce10" office:value-type="float" office:value="-115.220236475" calcext:value-type="float">
            <text:p>-115.220236475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</text:p>
          </table:table-cell>
          <table:table-cell table:style-name="ce12" office:value-type="string" calcext:value-type="string">
            <text:p>[-30, -15, 0, 15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3.825350522995" calcext:value-type="float">
            <text:p>3.82535052299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14" calcext:value-type="float">
            <text:p>41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0" office:value-type="string" calcext:value-type="string">
            <text:p>SM550414.PNT</text:p>
          </table:table-cell>
          <table:table-cell table:style-name="ce11" office:value-type="date" office:date-value="2024-11-29T21:47:46" calcext:value-type="date">
            <text:p>2024-11-29 21:47:46</text:p>
          </table:table-cell>
          <table:table-cell table:style-name="ce10" office:value-type="float" office:value="50.8331108093262" calcext:value-type="float">
            <text:p>50.8331108093262</text:p>
          </table:table-cell>
          <table:table-cell table:style-name="ce10" office:value-type="float" office:value="-115.220291137695" calcext:value-type="float">
            <text:p>-115.220291137695</text:p>
          </table:table-cell>
          <table:table-cell table:style-name="ce10" office:value-type="float" office:value="50.8330708083333" calcext:value-type="float">
            <text:p>50.8330708083333</text:p>
          </table:table-cell>
          <table:table-cell table:style-name="ce10" office:value-type="float" office:value="-115.220314616667" calcext:value-type="float">
            <text:p>-115.220314616667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_transect</text:p>
          </table:table-cell>
          <table:table-cell table:style-name="ce12" office:value-type="string" calcext:value-type="string">
            <text:p>[-30, -15, 0, 15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7.22594356536865" calcext:value-type="float">
            <text:p>7.2259435653686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15" calcext:value-type="float">
            <text:p>41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8" calcext:value-type="float">
            <text:p>78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0" office:value-type="string" calcext:value-type="string">
            <text:p>SM550415.PNT</text:p>
          </table:table-cell>
          <table:table-cell table:style-name="ce11" office:value-type="date" office:date-value="2024-11-29T21:50:08" calcext:value-type="date">
            <text:p>2024-11-29 21:50:08</text:p>
          </table:table-cell>
          <table:table-cell table:style-name="ce10" office:value-type="float" office:value="50.8330764770508" calcext:value-type="float">
            <text:p>50.8330764770508</text:p>
          </table:table-cell>
          <table:table-cell table:style-name="ce10" office:value-type="float" office:value="-115.220344543457" calcext:value-type="float">
            <text:p>-115.220344543457</text:p>
          </table:table-cell>
          <table:table-cell table:style-name="ce10" office:value-type="float" office:value="50.8330529694445" calcext:value-type="float">
            <text:p>50.8330529694445</text:p>
          </table:table-cell>
          <table:table-cell table:style-name="ce10" office:value-type="float" office:value="-115.220361672222" calcext:value-type="float">
            <text:p>-115.220361672222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_transect</text:p>
          </table:table-cell>
          <table:table-cell table:style-name="ce12" office:value-type="string" calcext:value-type="string">
            <text:p>[-30, -15, 0, 15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18.6586513519287" calcext:value-type="float">
            <text:p>18.658651351928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16" calcext:value-type="float">
            <text:p>41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13" calcext:value-type="float">
            <text:p>113</text:p>
          </table:table-cell>
          <table:table-cell office:value-type="string" calcext:value-type="string">
            <text:p>did not hit bottom - Novatel GNSS battery died during transect</text:p>
          </table:table-cell>
          <table:table-cell table:style-name="ce10" office:value-type="string" calcext:value-type="string">
            <text:p>SM550416.PNT</text:p>
          </table:table-cell>
          <table:table-cell table:style-name="ce11" office:value-type="date" office:date-value="2024-11-29T21:52:55" calcext:value-type="date">
            <text:p>2024-11-29 21:52:55</text:p>
          </table:table-cell>
          <table:table-cell table:style-name="ce10" office:value-type="float" office:value="50.8330764770508" calcext:value-type="float">
            <text:p>50.8330764770508</text:p>
          </table:table-cell>
          <table:table-cell table:style-name="ce10" office:value-type="float" office:value="-115.22038269043" calcext:value-type="float">
            <text:p>-115.22038269043</text:p>
          </table:table-cell>
          <table:table-cell table:style-name="ce10" office:value-type="float" office:value="50.8330352" calcext:value-type="float">
            <text:p>50.8330352</text:p>
          </table:table-cell>
          <table:table-cell table:style-name="ce10" office:value-type="float" office:value="-115.220409716667" calcext:value-type="float">
            <text:p>-115.220409716667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</text:p>
          </table:table-cell>
          <table:table-cell table:style-name="ce12" office:value-type="string" calcext:value-type="string">
            <text:p>[-30, -15, 0, 15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19.1099452972412" calcext:value-type="float">
            <text:p>19.109945297241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17" calcext:value-type="float">
            <text:p>41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31" calcext:value-type="float">
            <text:p>131</text:p>
          </table:table-cell>
          <table:table-cell office:value-type="string" calcext:value-type="string">
            <text:p>did not hit bottom - Novatel GNSS battery died during transect</text:p>
          </table:table-cell>
          <table:table-cell table:style-name="ce10" office:value-type="string" calcext:value-type="string">
            <text:p>SM550417.PNT</text:p>
          </table:table-cell>
          <table:table-cell table:style-name="ce11" office:value-type="date" office:date-value="2024-11-29T21:56:10" calcext:value-type="date">
            <text:p>2024-11-29 21:56:10</text:p>
          </table:table-cell>
          <table:table-cell table:style-name="ce10" office:value-type="float" office:value="50.8330726623535" calcext:value-type="float">
            <text:p>50.8330726623535</text:p>
          </table:table-cell>
          <table:table-cell table:style-name="ce10" office:value-type="float" office:value="-115.220436096191" calcext:value-type="float">
            <text:p>-115.220436096191</text:p>
          </table:table-cell>
          <table:table-cell table:style-name="ce10" office:value-type="float" office:value="50.8330178583333" calcext:value-type="float">
            <text:p>50.8330178583333</text:p>
          </table:table-cell>
          <table:table-cell table:style-name="ce10" office:value-type="float" office:value="-115.220452733333" calcext:value-type="float">
            <text:p>-115.220452733333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</text:p>
          </table:table-cell>
          <table:table-cell table:style-name="ce12" office:value-type="string" calcext:value-type="string">
            <text:p>[-30, -15, 0, 15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19.0638065338135" calcext:value-type="float">
            <text:p>19.06380653381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24" calcext:value-type="float">
            <text:p>42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28" calcext:value-type="float">
            <text:p>128</text:p>
          </table:table-cell>
          <table:table-cell office:value-type="string" calcext:value-type="string">
            <text:p>did not hit bottom - Novatel GNSS battery died during transect</text:p>
          </table:table-cell>
          <table:table-cell table:style-name="ce10" office:value-type="string" calcext:value-type="string">
            <text:p>SM550424.PNT</text:p>
          </table:table-cell>
          <table:table-cell table:style-name="ce11" office:value-type="date" office:date-value="2024-11-29T22:25:40" calcext:value-type="date">
            <text:p>2024-11-29 22:25:40</text:p>
          </table:table-cell>
          <table:table-cell table:style-name="ce10" office:value-type="float" office:value="50.8330230712891" calcext:value-type="float">
            <text:p>50.8330230712891</text:p>
          </table:table-cell>
          <table:table-cell table:style-name="ce10" office:value-type="float" office:value="-115.220458984375" calcext:value-type="float">
            <text:p>-115.220458984375</text:p>
          </table:table-cell>
          <table:table-cell table:style-name="ce10" office:value-type="float" office:value="50.832999981" calcext:value-type="float">
            <text:p>50.832999981</text:p>
          </table:table-cell>
          <table:table-cell table:style-name="ce10" office:value-type="float" office:value="-115.220492" calcext:value-type="float">
            <text:p>-115.220492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</text:p>
          </table:table-cell>
          <table:table-cell table:style-name="ce12" office:value-type="string" calcext:value-type="string">
            <text:p>[-30, -15, 0, 15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16.1153011322021" calcext:value-type="float">
            <text:p>16.115301132202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25" calcext:value-type="float">
            <text:p>42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12" calcext:value-type="float">
            <text:p>112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0" office:value-type="string" calcext:value-type="string">
            <text:p>SM550425.PNT</text:p>
          </table:table-cell>
          <table:table-cell table:style-name="ce11" office:value-type="date" office:date-value="2024-11-29T22:27:13" calcext:value-type="date">
            <text:p>2024-11-29 22:27:13</text:p>
          </table:table-cell>
          <table:table-cell table:style-name="ce10" office:value-type="float" office:value="50.8329925537109" calcext:value-type="float">
            <text:p>50.8329925537109</text:p>
          </table:table-cell>
          <table:table-cell table:style-name="ce10" office:value-type="float" office:value="-115.220512390137" calcext:value-type="float">
            <text:p>-115.220512390137</text:p>
          </table:table-cell>
          <table:table-cell table:style-name="ce10" office:value-type="float" office:value="50.832979217" calcext:value-type="float">
            <text:p>50.832979217</text:p>
          </table:table-cell>
          <table:table-cell table:style-name="ce10" office:value-type="float" office:value="-115.220536281" calcext:value-type="float">
            <text:p>-115.220536281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</text:p>
          </table:table-cell>
          <table:table-cell table:style-name="ce12" office:value-type="string" calcext:value-type="string">
            <text:p>[-30, -15, 0, 15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16.6999530792236" calcext:value-type="float">
            <text:p>16.699953079223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26" calcext:value-type="float">
            <text:p>42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5" calcext:value-type="float">
            <text:p>85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0" office:value-type="string" calcext:value-type="string">
            <text:p>SM550426.PNT</text:p>
          </table:table-cell>
          <table:table-cell table:style-name="ce11" office:value-type="date" office:date-value="2024-11-29T22:31:05" calcext:value-type="date">
            <text:p>2024-11-29 22:31:05</text:p>
          </table:table-cell>
          <table:table-cell table:style-name="ce10" office:value-type="float" office:value="50.8329925537109" calcext:value-type="float">
            <text:p>50.8329925537109</text:p>
          </table:table-cell>
          <table:table-cell table:style-name="ce10" office:value-type="float" office:value="-115.220558166504" calcext:value-type="float">
            <text:p>-115.220558166504</text:p>
          </table:table-cell>
          <table:table-cell table:style-name="ce10" office:value-type="float" office:value="50.832961184" calcext:value-type="float">
            <text:p>50.832961184</text:p>
          </table:table-cell>
          <table:table-cell table:style-name="ce10" office:value-type="float" office:value="-115.220565093" calcext:value-type="float">
            <text:p>-115.220565093</text:p>
          </table:table-cell>
          <table:table-cell office:value-type="string" calcext:value-type="string">
            <text:p>D6_FortressRidgeDrift_20241129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drift</text:p>
          </table:table-cell>
          <table:table-cell table:style-name="ce12" office:value-type="string" calcext:value-type="string">
            <text:p>[-30, -15, 0, 15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14.6988525390625" calcext:value-type="float">
            <text:p>14.698852539062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39" calcext:value-type="float">
            <text:p>43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middle of snowpit - did not hit bottom</text:p>
          </table:table-cell>
          <table:table-cell table:style-name="ce10" office:value-type="string" calcext:value-type="string">
            <text:p>SM550439.PNT</text:p>
          </table:table-cell>
          <table:table-cell table:style-name="ce11" office:value-type="date" office:date-value="2024-11-30T18:24:23" calcext:value-type="date">
            <text:p>2024-11-30 18:24:23</text:p>
          </table:table-cell>
          <table:table-cell table:style-name="ce10" office:value-type="float" office:value="50.8211784362793" calcext:value-type="float">
            <text:p>50.8211784362793</text:p>
          </table:table-cell>
          <table:table-cell table:style-name="ce10" office:value-type="float" office:value="-115.213897705078" calcext:value-type="float">
            <text:p>-115.213897705078</text:p>
          </table:table-cell>
          <table:table-cell table:style-name="ce10" office:value-type="float" office:value="50.8211173472222" calcext:value-type="float">
            <text:p>50.8211173472222</text:p>
          </table:table-cell>
          <table:table-cell table:style-name="ce10" office:value-type="float" office:value="-115.213903316667" calcext:value-type="float">
            <text:p>-115.213903316667</text:p>
          </table:table-cell>
          <table:table-cell office:value-type="string" calcext:value-type="string">
            <text:p>D7_Bonsai_ForestClearing_20241130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0.1679906845093" calcext:value-type="float">
            <text:p>10.167990684509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40" calcext:value-type="float">
            <text:p>44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SSA - hit bottom</text:p>
          </table:table-cell>
          <table:table-cell table:style-name="ce10" office:value-type="string" calcext:value-type="string">
            <text:p>SM550440.PNT</text:p>
          </table:table-cell>
          <table:table-cell table:style-name="ce11" office:value-type="date" office:date-value="2024-11-30T18:26:54" calcext:value-type="date">
            <text:p>2024-11-30 18:26:54</text:p>
          </table:table-cell>
          <table:table-cell table:style-name="ce10" office:value-type="float" office:value="50.8211898803711" calcext:value-type="float">
            <text:p>50.8211898803711</text:p>
          </table:table-cell>
          <table:table-cell table:style-name="ce10" office:value-type="float" office:value="-115.213897705078" calcext:value-type="float">
            <text:p>-115.213897705078</text:p>
          </table:table-cell>
          <table:table-cell table:style-name="ce10" office:value-type="float" office:value="50.8211167027778" calcext:value-type="float">
            <text:p>50.8211167027778</text:p>
          </table:table-cell>
          <table:table-cell table:style-name="ce10" office:value-type="float" office:value="-115.213911894445" calcext:value-type="float">
            <text:p>-115.213911894445</text:p>
          </table:table-cell>
          <table:table-cell office:value-type="string" calcext:value-type="string">
            <text:p>D7_Bonsai_ForestClearing_20241130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8.44520568847656" calcext:value-type="float">
            <text:p>8.4452056884765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41" calcext:value-type="float">
            <text:p>44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441.PNT</text:p>
          </table:table-cell>
          <table:table-cell table:style-name="ce11" office:value-type="date" office:date-value="2024-11-30T18:29:20" calcext:value-type="date">
            <text:p>2024-11-30 18:29:20</text:p>
          </table:table-cell>
          <table:table-cell table:style-name="ce10" office:value-type="float" office:value="50.8211784362793" calcext:value-type="float">
            <text:p>50.8211784362793</text:p>
          </table:table-cell>
          <table:table-cell table:style-name="ce10" office:value-type="float" office:value="-115.213890075684" calcext:value-type="float">
            <text:p>-115.213890075684</text:p>
          </table:table-cell>
          <table:table-cell table:style-name="ce10" office:value-type="float" office:value="50.8211168861111" calcext:value-type="float">
            <text:p>50.8211168861111</text:p>
          </table:table-cell>
          <table:table-cell table:style-name="ce10" office:value-type="float" office:value="-115.213905819444" calcext:value-type="float">
            <text:p>-115.213905819444</text:p>
          </table:table-cell>
          <table:table-cell office:value-type="string" calcext:value-type="string">
            <text:p>D7_Bonsai_ForestClearing_20241130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0.1679906845093" calcext:value-type="float">
            <text:p>10.167990684509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42" calcext:value-type="float">
            <text:p>44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442.PNT</text:p>
          </table:table-cell>
          <table:table-cell table:style-name="ce11" office:value-type="date" office:date-value="2024-11-30T18:31:24" calcext:value-type="date">
            <text:p>2024-11-30 18:31:24</text:p>
          </table:table-cell>
          <table:table-cell table:style-name="ce10" office:value-type="float" office:value="50.821174621582" calcext:value-type="float">
            <text:p>50.821174621582</text:p>
          </table:table-cell>
          <table:table-cell table:style-name="ce10" office:value-type="float" office:value="-115.2138671875" calcext:value-type="float">
            <text:p>-115.2138671875</text:p>
          </table:table-cell>
          <table:table-cell table:style-name="ce10" office:value-type="float" office:value="50.8211189083333" calcext:value-type="float">
            <text:p>50.8211189083333</text:p>
          </table:table-cell>
          <table:table-cell table:style-name="ce10" office:value-type="float" office:value="-115.213897530556" calcext:value-type="float">
            <text:p>-115.213897530556</text:p>
          </table:table-cell>
          <table:table-cell office:value-type="string" calcext:value-type="string">
            <text:p>D7_Bonsai_ForestClearing_20241130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2.127667427063" calcext:value-type="float">
            <text:p>12.12766742706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43" calcext:value-type="float">
            <text:p>443</text:p>
          </table:table-cell>
          <table:table-cell office:value-type="string" calcext:value-type="string">
            <text:p>pit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Density - did not hit bottom</text:p>
          </table:table-cell>
          <table:table-cell table:style-name="ce10" office:value-type="string" calcext:value-type="string">
            <text:p>SM550443.PNT</text:p>
          </table:table-cell>
          <table:table-cell table:style-name="ce11" office:value-type="date" office:date-value="2024-11-30T18:32:33" calcext:value-type="date">
            <text:p>2024-11-30 18:32:33</text:p>
          </table:table-cell>
          <table:table-cell table:style-name="ce10" office:value-type="float" office:value="50.8211708068848" calcext:value-type="float">
            <text:p>50.8211708068848</text:p>
          </table:table-cell>
          <table:table-cell table:style-name="ce10" office:value-type="float" office:value="-115.213851928711" calcext:value-type="float">
            <text:p>-115.213851928711</text:p>
          </table:table-cell>
          <table:table-cell table:style-name="ce10" office:value-type="float" office:value="50.8211189055556" calcext:value-type="float">
            <text:p>50.8211189055556</text:p>
          </table:table-cell>
          <table:table-cell table:style-name="ce10" office:value-type="float" office:value="-115.213894658333" calcext:value-type="float">
            <text:p>-115.213894658333</text:p>
          </table:table-cell>
          <table:table-cell office:value-type="string" calcext:value-type="string">
            <text:p>D7_Bonsai_ForestClearing_20241130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]</text:p>
          </table:table-cell>
          <table:table-cell office:value-type="float" office:value="12.9366388320923" calcext:value-type="float">
            <text:p>12.936638832092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44" calcext:value-type="float">
            <text:p>44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44.PNT</text:p>
          </table:table-cell>
          <table:table-cell table:style-name="ce11" office:value-type="date" office:date-value="2024-11-30T19:48:38" calcext:value-type="date">
            <text:p>2024-11-30 19:48:38</text:p>
          </table:table-cell>
          <table:table-cell table:style-name="ce10" office:value-type="float" office:value="50.821159362793" calcext:value-type="float">
            <text:p>50.821159362793</text:p>
          </table:table-cell>
          <table:table-cell table:style-name="ce10" office:value-type="float" office:value="-115.213844299316" calcext:value-type="float">
            <text:p>-115.213844299316</text:p>
          </table:table-cell>
          <table:table-cell table:style-name="ce10" office:value-type="float" office:value="50.8210829833333" calcext:value-type="float">
            <text:p>50.8210829833333</text:p>
          </table:table-cell>
          <table:table-cell table:style-name="ce10" office:value-type="float" office:value="-115.213890944444" calcext:value-type="float">
            <text:p>-115.213890944444</text:p>
          </table:table-cell>
          <table:table-cell office:value-type="string" calcext:value-type="string">
            <text:p>D7_Bonsai_ForestClearing_20241130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bonsai</text:p>
          </table:table-cell>
          <table:table-cell table:style-name="ce15" office:value-type="string" calcext:value-type="string">
            <text:p>[-3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16.0904998779297" calcext:value-type="float">
            <text:p>16.090499877929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45" calcext:value-type="float">
            <text:p>44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45.PNT</text:p>
          </table:table-cell>
          <table:table-cell table:style-name="ce11" office:value-type="date" office:date-value="2024-11-30T20:04:28" calcext:value-type="date">
            <text:p>2024-11-30 20:04:28</text:p>
          </table:table-cell>
          <table:table-cell table:style-name="ce10" office:value-type="float" office:value="50.8211135864258" calcext:value-type="float">
            <text:p>50.8211135864258</text:p>
          </table:table-cell>
          <table:table-cell table:style-name="ce10" office:value-type="float" office:value="-115.213890075684" calcext:value-type="float">
            <text:p>-115.213890075684</text:p>
          </table:table-cell>
          <table:table-cell table:style-name="ce10" office:value-type="float" office:value="50.8210724416667" calcext:value-type="float">
            <text:p>50.8210724416667</text:p>
          </table:table-cell>
          <table:table-cell table:style-name="ce10" office:value-type="float" office:value="-115.213892241667" calcext:value-type="float">
            <text:p>-115.213892241667</text:p>
          </table:table-cell>
          <table:table-cell office:value-type="string" calcext:value-type="string">
            <text:p>D7_Bonsai_ForestClearing_20241130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bonsai</text:p>
          </table:table-cell>
          <table:table-cell table:style-name="ce15" office:value-type="string" calcext:value-type="string">
            <text:p>[-3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11.2632541656494" calcext:value-type="float">
            <text:p>11.263254165649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46" calcext:value-type="float">
            <text:p>44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446.PNT</text:p>
          </table:table-cell>
          <table:table-cell table:style-name="ce11" office:value-type="date" office:date-value="2024-11-30T20:14:32" calcext:value-type="date">
            <text:p>2024-11-30 20:14:32</text:p>
          </table:table-cell>
          <table:table-cell table:style-name="ce10" office:value-type="float" office:value="50.8210983276367" calcext:value-type="float">
            <text:p>50.8210983276367</text:p>
          </table:table-cell>
          <table:table-cell table:style-name="ce10" office:value-type="float" office:value="-115.213813781738" calcext:value-type="float">
            <text:p>-115.213813781738</text:p>
          </table:table-cell>
          <table:table-cell table:style-name="ce10" office:value-type="float" office:value="50.8210605083333" calcext:value-type="float">
            <text:p>50.8210605083333</text:p>
          </table:table-cell>
          <table:table-cell table:style-name="ce10" office:value-type="float" office:value="-115.213888588889" calcext:value-type="float">
            <text:p>-115.213888588889</text:p>
          </table:table-cell>
          <table:table-cell office:value-type="string" calcext:value-type="string">
            <text:p>D7_Bonsai_ForestClearing_20241130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bonsai</text:p>
          </table:table-cell>
          <table:table-cell table:style-name="ce15" office:value-type="string" calcext:value-type="string">
            <text:p>[-3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13.9895715713501" calcext:value-type="float">
            <text:p>13.989571571350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47" calcext:value-type="float">
            <text:p>44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47.PNT</text:p>
          </table:table-cell>
          <table:table-cell table:style-name="ce11" office:value-type="date" office:date-value="2024-11-30T20:25:22" calcext:value-type="date">
            <text:p>2024-11-30 20:25:22</text:p>
          </table:table-cell>
          <table:table-cell table:style-name="ce10" office:value-type="float" office:value="50.821102142334" calcext:value-type="float">
            <text:p>50.821102142334</text:p>
          </table:table-cell>
          <table:table-cell table:style-name="ce10" office:value-type="float" office:value="-115.213920593262" calcext:value-type="float">
            <text:p>-115.213920593262</text:p>
          </table:table-cell>
          <table:table-cell table:style-name="ce10" office:value-type="float" office:value="50.8210473" calcext:value-type="float">
            <text:p>50.8210473</text:p>
          </table:table-cell>
          <table:table-cell table:style-name="ce10" office:value-type="float" office:value="-115.213887905556" calcext:value-type="float">
            <text:p>-115.213887905556</text:p>
          </table:table-cell>
          <table:table-cell office:value-type="string" calcext:value-type="string">
            <text:p>D7_Bonsai_ForestClearing_20241130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bonsai</text:p>
          </table:table-cell>
          <table:table-cell table:style-name="ce15" office:value-type="string" calcext:value-type="string">
            <text:p>[-3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7.55194902420044" calcext:value-type="float">
            <text:p>7.5519490242004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48" calcext:value-type="float">
            <text:p>44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48.PNT</text:p>
          </table:table-cell>
          <table:table-cell table:style-name="ce11" office:value-type="date" office:date-value="2024-11-30T20:28:55" calcext:value-type="date">
            <text:p>2024-11-30 20:28:55</text:p>
          </table:table-cell>
          <table:table-cell table:style-name="ce10" office:value-type="float" office:value="50.8210868835449" calcext:value-type="float">
            <text:p>50.8210868835449</text:p>
          </table:table-cell>
          <table:table-cell table:style-name="ce10" office:value-type="float" office:value="-115.213928222656" calcext:value-type="float">
            <text:p>-115.213928222656</text:p>
          </table:table-cell>
          <table:table-cell table:style-name="ce10" office:value-type="float" office:value="50.8210355138889" calcext:value-type="float">
            <text:p>50.8210355138889</text:p>
          </table:table-cell>
          <table:table-cell table:style-name="ce10" office:value-type="float" office:value="-115.213888080556" calcext:value-type="float">
            <text:p>-115.213888080556</text:p>
          </table:table-cell>
          <table:table-cell office:value-type="string" calcext:value-type="string">
            <text:p>D7_Bonsai_ForestClearing_20241130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bonsai</text:p>
          </table:table-cell>
          <table:table-cell table:style-name="ce15" office:value-type="string" calcext:value-type="string">
            <text:p>[-3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8.42381191253662" calcext:value-type="float">
            <text:p>8.4238119125366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49" calcext:value-type="float">
            <text:p>44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49.PNT</text:p>
          </table:table-cell>
          <table:table-cell table:style-name="ce11" office:value-type="date" office:date-value="2024-11-30T20:31:19" calcext:value-type="date">
            <text:p>2024-11-30 20:31:19</text:p>
          </table:table-cell>
          <table:table-cell table:style-name="ce10" office:value-type="float" office:value="50.8210334777832" calcext:value-type="float">
            <text:p>50.8210334777832</text:p>
          </table:table-cell>
          <table:table-cell table:style-name="ce10" office:value-type="float" office:value="-115.213920593262" calcext:value-type="float">
            <text:p>-115.213920593262</text:p>
          </table:table-cell>
          <table:table-cell table:style-name="ce10" office:value-type="float" office:value="50.8210253722222" calcext:value-type="float">
            <text:p>50.8210253722222</text:p>
          </table:table-cell>
          <table:table-cell table:style-name="ce10" office:value-type="float" office:value="-115.213885988889" calcext:value-type="float">
            <text:p>-115.213885988889</text:p>
          </table:table-cell>
          <table:table-cell office:value-type="string" calcext:value-type="string">
            <text:p>D7_Bonsai_ForestClearing_20241130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bonsai</text:p>
          </table:table-cell>
          <table:table-cell table:style-name="ce15" office:value-type="string" calcext:value-type="string">
            <text:p>[-3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8.78244876861572" calcext:value-type="float">
            <text:p>8.7824487686157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56" calcext:value-type="float">
            <text:p>456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SSA-Density - hit bottom</text:p>
          </table:table-cell>
          <table:table-cell table:style-name="ce10" office:value-type="string" calcext:value-type="string">
            <text:p>SM550456.PNT</text:p>
          </table:table-cell>
          <table:table-cell table:style-name="ce11" office:value-type="date" office:date-value="2024-12-01T19:44:58" calcext:value-type="date">
            <text:p>2024-12-01 19:44:58</text:p>
          </table:table-cell>
          <table:table-cell table:style-name="ce10" office:value-type="float" office:value="50.836353302002" calcext:value-type="float">
            <text:p>50.836353302002</text:p>
          </table:table-cell>
          <table:table-cell table:style-name="ce10" office:value-type="float" office:value="-115.220436096191" calcext:value-type="float">
            <text:p>-115.220436096191</text:p>
          </table:table-cell>
          <table:table-cell table:style-name="ce10" office:value-type="float" office:value="50.8363325" calcext:value-type="float">
            <text:p>50.8363325</text:p>
          </table:table-cell>
          <table:table-cell table:style-name="ce10" office:value-type="float" office:value="-115.220438225" calcext:value-type="float">
            <text:p>-115.220438225</text:p>
          </table:table-cell>
          <table:table-cell office:value-type="string" calcext:value-type="string">
            <text:p>D8_MetTower_20241201</text:p>
          </table:table-cell>
          <table:table-cell table:style-name="ce10"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met</text:p>
          </table:table-cell>
          <table:table-cell table:number-columns-repeated="2"/>
          <table:table-cell office:value-type="float" office:value="0.349980980157852" calcext:value-type="float">
            <text:p>0.34998098015785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57" calcext:value-type="float">
            <text:p>457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57.PNT</text:p>
          </table:table-cell>
          <table:table-cell table:style-name="ce11" office:value-type="date" office:date-value="2024-12-01T19:46:38" calcext:value-type="date">
            <text:p>2024-12-01 19:46:38</text:p>
          </table:table-cell>
          <table:table-cell table:style-name="ce10" office:value-type="float" office:value="50.8363380432129" calcext:value-type="float">
            <text:p>50.8363380432129</text:p>
          </table:table-cell>
          <table:table-cell table:style-name="ce10" office:value-type="float" office:value="-115.220428466797" calcext:value-type="float">
            <text:p>-115.220428466797</text:p>
          </table:table-cell>
          <table:table-cell table:style-name="ce10" office:value-type="float" office:value="50.8363309361111" calcext:value-type="float">
            <text:p>50.8363309361111</text:p>
          </table:table-cell>
          <table:table-cell table:style-name="ce10" office:value-type="float" office:value="-115.220438513889" calcext:value-type="float">
            <text:p>-115.220438513889</text:p>
          </table:table-cell>
          <table:table-cell office:value-type="string" calcext:value-type="string">
            <text:p>D8_MetTower_20241201</text:p>
          </table:table-cell>
          <table:table-cell table:style-name="ce10"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met</text:p>
          </table:table-cell>
          <table:table-cell table:number-columns-repeated="2"/>
          <table:table-cell office:value-type="float" office:value="0.791753113269806" calcext:value-type="float">
            <text:p>0.79175311326980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58" calcext:value-type="float">
            <text:p>458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58.PNT</text:p>
          </table:table-cell>
          <table:table-cell table:style-name="ce11" office:value-type="date" office:date-value="2024-12-01T19:47:50" calcext:value-type="date">
            <text:p>2024-12-01 19:47:50</text:p>
          </table:table-cell>
          <table:table-cell table:style-name="ce10" office:value-type="float" office:value="50.8363265991211" calcext:value-type="float">
            <text:p>50.8363265991211</text:p>
          </table:table-cell>
          <table:table-cell table:style-name="ce10" office:value-type="float" office:value="-115.220436096191" calcext:value-type="float">
            <text:p>-115.220436096191</text:p>
          </table:table-cell>
          <table:table-cell table:style-name="ce10" office:value-type="float" office:value="50.8363355111111" calcext:value-type="float">
            <text:p>50.8363355111111</text:p>
          </table:table-cell>
          <table:table-cell table:style-name="ce10" office:value-type="float" office:value="-115.220438211111" calcext:value-type="float">
            <text:p>-115.220438211111</text:p>
          </table:table-cell>
          <table:table-cell office:value-type="string" calcext:value-type="string">
            <text:p>D8_MetTower_20241201</text:p>
          </table:table-cell>
          <table:table-cell table:style-name="ce10"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met</text:p>
          </table:table-cell>
          <table:table-cell table:number-columns-repeated="2"/>
          <table:table-cell office:value-type="float" office:value="0.93828147649765" calcext:value-type="float">
            <text:p>0.9382814764976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59" calcext:value-type="float">
            <text:p>45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59.PNT</text:p>
          </table:table-cell>
          <table:table-cell table:style-name="ce11" office:value-type="date" office:date-value="2024-12-01T19:48:42" calcext:value-type="date">
            <text:p>2024-12-01 19:48:42</text:p>
          </table:table-cell>
          <table:table-cell table:style-name="ce10" office:value-type="float" office:value="50.8363227844238" calcext:value-type="float">
            <text:p>50.8363227844238</text:p>
          </table:table-cell>
          <table:table-cell table:style-name="ce10" office:value-type="float" office:value="-115.220428466797" calcext:value-type="float">
            <text:p>-115.220428466797</text:p>
          </table:table-cell>
          <table:table-cell table:style-name="ce10" office:value-type="float" office:value="50.8363352694445" calcext:value-type="float">
            <text:p>50.8363352694445</text:p>
          </table:table-cell>
          <table:table-cell table:style-name="ce10" office:value-type="float" office:value="-115.220437108333" calcext:value-type="float">
            <text:p>-115.220437108333</text:p>
          </table:table-cell>
          <table:table-cell office:value-type="string" calcext:value-type="string">
            <text:p>D8_MetTower_20241201</text:p>
          </table:table-cell>
          <table:table-cell table:style-name="ce10"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met</text:p>
          </table:table-cell>
          <table:table-cell table:number-columns-repeated="2"/>
          <table:table-cell office:value-type="float" office:value="0.93828147649765" calcext:value-type="float">
            <text:p>0.9382814764976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54" calcext:value-type="float">
            <text:p>454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54.PNT</text:p>
          </table:table-cell>
          <table:table-cell table:style-name="ce11" office:value-type="date" office:date-value="2024-12-01T19:21:52" calcext:value-type="date">
            <text:p>2024-12-01 19:21:52</text:p>
          </table:table-cell>
          <table:table-cell table:style-name="ce10" office:value-type="float" office:value="50.8362998962402" calcext:value-type="float">
            <text:p>50.8362998962402</text:p>
          </table:table-cell>
          <table:table-cell table:style-name="ce10" office:value-type="float" office:value="-115.22046661377" calcext:value-type="float">
            <text:p>-115.22046661377</text:p>
          </table:table-cell>
          <table:table-cell table:style-name="ce10" office:value-type="float" office:value="50.8363401583333" calcext:value-type="float">
            <text:p>50.8363401583333</text:p>
          </table:table-cell>
          <table:table-cell table:style-name="ce10" office:value-type="float" office:value="-115.220436791667" calcext:value-type="float">
            <text:p>-115.220436791667</text:p>
          </table:table-cell>
          <table:table-cell office:value-type="string" calcext:value-type="string">
            <text:p>D8_MetTower_20241201</text:p>
          </table:table-cell>
          <table:table-cell table:style-name="ce10"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met</text:p>
          </table:table-cell>
          <table:table-cell table:number-columns-repeated="2"/>
          <table:table-cell office:value-type="float" office:value="0.614951491355896" calcext:value-type="float">
            <text:p>0.61495149135589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50" calcext:value-type="float">
            <text:p>45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air - now snow in this scene</text:p>
          </table:table-cell>
          <table:table-cell table:style-name="ce10" office:value-type="string" calcext:value-type="string">
            <text:p>SM550450.PNT</text:p>
          </table:table-cell>
          <table:table-cell table:style-name="ce11" office:value-type="date" office:date-value="2024-12-01T19:10:34" calcext:value-type="date">
            <text:p>2024-12-01 19:10:34</text:p>
          </table:table-cell>
          <table:table-cell table:style-name="ce10" office:value-type="float" office:value="50.8363456726074" calcext:value-type="float">
            <text:p>50.8363456726074</text:p>
          </table:table-cell>
          <table:table-cell table:style-name="ce10" office:value-type="float" office:value="-115.220436096191" calcext:value-type="float">
            <text:p>-115.220436096191</text:p>
          </table:table-cell>
          <table:table-cell table:style-name="ce10" office:value-type="float" office:value="50.8363809638889" calcext:value-type="float">
            <text:p>50.8363809638889</text:p>
          </table:table-cell>
          <table:table-cell table:style-name="ce10" office:value-type="float" office:value="-115.220403058333" calcext:value-type="float">
            <text:p>-115.220403058333</text:p>
          </table:table-cell>
          <table:table-cell office:value-type="string" calcext:value-type="string">
            <text:p>D8_MetTower_20241201</text:p>
          </table:table-cell>
          <table:table-cell table:style-name="ce10" office:value-type="string" calcext:value-type="string">
            <text:p>D8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met</text:p>
          </table:table-cell>
          <table:table-cell table:number-columns-repeated="2"/>
          <table:table-cell office:value-type="float" office:value="0.504848599433899" calcext:value-type="float">
            <text:p>0.50484859943389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51" calcext:value-type="float">
            <text:p>45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451.PNT</text:p>
          </table:table-cell>
          <table:table-cell table:style-name="ce11" office:value-type="date" office:date-value="2024-12-01T19:14:19" calcext:value-type="date">
            <text:p>2024-12-01 19:14:19</text:p>
          </table:table-cell>
          <table:table-cell table:style-name="ce10" office:value-type="float" office:value="50.8363418579102" calcext:value-type="float">
            <text:p>50.8363418579102</text:p>
          </table:table-cell>
          <table:table-cell table:style-name="ce10" office:value-type="float" office:value="-115.220443725586" calcext:value-type="float">
            <text:p>-115.220443725586</text:p>
          </table:table-cell>
          <table:table-cell table:style-name="ce10" office:value-type="float" office:value="50.8363674944445" calcext:value-type="float">
            <text:p>50.8363674944445</text:p>
          </table:table-cell>
          <table:table-cell table:style-name="ce10" office:value-type="float" office:value="-115.220421527778" calcext:value-type="float">
            <text:p>-115.220421527778</text:p>
          </table:table-cell>
          <table:table-cell office:value-type="string" calcext:value-type="string">
            <text:p>D8_MetTower_20241201</text:p>
          </table:table-cell>
          <table:table-cell table:style-name="ce10" office:value-type="string" calcext:value-type="string">
            <text:p>D8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met</text:p>
          </table:table-cell>
          <table:table-cell table:number-columns-repeated="2"/>
          <table:table-cell office:value-type="float" office:value="0.504848599433899" calcext:value-type="float">
            <text:p>0.50484859943389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52" calcext:value-type="float">
            <text:p>45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52.PNT</text:p>
          </table:table-cell>
          <table:table-cell table:style-name="ce11" office:value-type="date" office:date-value="2024-12-01T19:16:18" calcext:value-type="date">
            <text:p>2024-12-01 19:16:18</text:p>
          </table:table-cell>
          <table:table-cell table:style-name="ce10" office:value-type="float" office:value="50.8363380432129" calcext:value-type="float">
            <text:p>50.8363380432129</text:p>
          </table:table-cell>
          <table:table-cell table:style-name="ce10" office:value-type="float" office:value="-115.220458984375" calcext:value-type="float">
            <text:p>-115.220458984375</text:p>
          </table:table-cell>
          <table:table-cell table:style-name="ce10" office:value-type="float" office:value="50.83635615" calcext:value-type="float">
            <text:p>50.83635615</text:p>
          </table:table-cell>
          <table:table-cell table:style-name="ce10" office:value-type="float" office:value="-115.220428194445" calcext:value-type="float">
            <text:p>-115.220428194445</text:p>
          </table:table-cell>
          <table:table-cell office:value-type="string" calcext:value-type="string">
            <text:p>D8_MetTower_20241201</text:p>
          </table:table-cell>
          <table:table-cell table:style-name="ce10" office:value-type="string" calcext:value-type="string">
            <text:p>D8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met</text:p>
          </table:table-cell>
          <table:table-cell table:number-columns-repeated="2"/>
          <table:table-cell office:value-type="float" office:value="0.504848599433899" calcext:value-type="float">
            <text:p>0.50484859943389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53" calcext:value-type="float">
            <text:p>45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did not hit bottom</text:p>
          </table:table-cell>
          <table:table-cell table:style-name="ce10" office:value-type="string" calcext:value-type="string">
            <text:p>SM550453.PNT</text:p>
          </table:table-cell>
          <table:table-cell table:style-name="ce11" office:value-type="date" office:date-value="2024-12-01T19:18:02" calcext:value-type="date">
            <text:p>2024-12-01 19:18:02</text:p>
          </table:table-cell>
          <table:table-cell table:style-name="ce10" office:value-type="float" office:value="50.8363037109375" calcext:value-type="float">
            <text:p>50.8363037109375</text:p>
          </table:table-cell>
          <table:table-cell table:style-name="ce10" office:value-type="float" office:value="-115.220474243164" calcext:value-type="float">
            <text:p>-115.220474243164</text:p>
          </table:table-cell>
          <table:table-cell table:style-name="ce10" office:value-type="float" office:value="50.8363467305556" calcext:value-type="float">
            <text:p>50.8363467305556</text:p>
          </table:table-cell>
          <table:table-cell table:style-name="ce10" office:value-type="float" office:value="-115.220434763889" calcext:value-type="float">
            <text:p>-115.220434763889</text:p>
          </table:table-cell>
          <table:table-cell office:value-type="string" calcext:value-type="string">
            <text:p>D8_MetTower_20241201</text:p>
          </table:table-cell>
          <table:table-cell table:style-name="ce10" office:value-type="string" calcext:value-type="string">
            <text:p>D8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met</text:p>
          </table:table-cell>
          <table:table-cell table:number-columns-repeated="2"/>
          <table:table-cell office:value-type="float" office:value="0.614951491355896" calcext:value-type="float">
            <text:p>0.61495149135589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54" calcext:value-type="float">
            <text:p>45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54.PNT</text:p>
          </table:table-cell>
          <table:table-cell table:style-name="ce11" office:value-type="date" office:date-value="2024-12-01T19:21:52" calcext:value-type="date">
            <text:p>2024-12-01 19:21:52</text:p>
          </table:table-cell>
          <table:table-cell table:style-name="ce10" office:value-type="float" office:value="50.8362998962402" calcext:value-type="float">
            <text:p>50.8362998962402</text:p>
          </table:table-cell>
          <table:table-cell table:style-name="ce10" office:value-type="float" office:value="-115.22046661377" calcext:value-type="float">
            <text:p>-115.22046661377</text:p>
          </table:table-cell>
          <table:table-cell table:style-name="ce10" office:value-type="float" office:value="50.8363401583333" calcext:value-type="float">
            <text:p>50.8363401583333</text:p>
          </table:table-cell>
          <table:table-cell table:style-name="ce10" office:value-type="float" office:value="-115.220436791667" calcext:value-type="float">
            <text:p>-115.220436791667</text:p>
          </table:table-cell>
          <table:table-cell office:value-type="string" calcext:value-type="string">
            <text:p>D8_MetTower_20241201</text:p>
          </table:table-cell>
          <table:table-cell table:style-name="ce10" office:value-type="string" calcext:value-type="string">
            <text:p>D8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met</text:p>
          </table:table-cell>
          <table:table-cell table:number-columns-repeated="2"/>
          <table:table-cell office:value-type="float" office:value="0.614951491355896" calcext:value-type="float">
            <text:p>0.61495149135589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55" calcext:value-type="float">
            <text:p>45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55.PNT</text:p>
          </table:table-cell>
          <table:table-cell table:style-name="ce11" office:value-type="date" office:date-value="2024-12-01T19:24:13" calcext:value-type="date">
            <text:p>2024-12-01 19:24:13</text:p>
          </table:table-cell>
          <table:table-cell table:style-name="ce10" office:value-type="float" office:value="50.8363227844238" calcext:value-type="float">
            <text:p>50.8363227844238</text:p>
          </table:table-cell>
          <table:table-cell table:style-name="ce10" office:value-type="float" office:value="-115.220428466797" calcext:value-type="float">
            <text:p>-115.220428466797</text:p>
          </table:table-cell>
          <table:table-cell table:style-name="ce10" office:value-type="float" office:value="50.8363284888889" calcext:value-type="float">
            <text:p>50.8363284888889</text:p>
          </table:table-cell>
          <table:table-cell table:style-name="ce10" office:value-type="float" office:value="-115.220437091667" calcext:value-type="float">
            <text:p>-115.220437091667</text:p>
          </table:table-cell>
          <table:table-cell office:value-type="string" calcext:value-type="string">
            <text:p>D8_MetTower_20241201</text:p>
          </table:table-cell>
          <table:table-cell table:style-name="ce10" office:value-type="string" calcext:value-type="string">
            <text:p>D8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ess_met</text:p>
          </table:table-cell>
          <table:table-cell table:number-columns-repeated="2"/>
          <table:table-cell office:value-type="float" office:value="0.93828147649765" calcext:value-type="float">
            <text:p>0.9382814764976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60" calcext:value-type="float">
            <text:p>460</text:p>
          </table:table-cell>
          <table:table-cell office:value-type="string" calcext:value-type="string">
            <text:p>radar_site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60.PNT</text:p>
          </table:table-cell>
          <table:table-cell table:style-name="ce11" office:value-type="date" office:date-value="2024-12-01T20:35:20" calcext:value-type="date">
            <text:p>2024-12-01 20:35:20</text:p>
          </table:table-cell>
          <table:table-cell table:style-name="ce10" office:value-type="float" office:value="50.8364486694336" calcext:value-type="float">
            <text:p>50.8364486694336</text:p>
          </table:table-cell>
          <table:table-cell table:style-name="ce10" office:value-type="float" office:value="-115.220336914063" calcext:value-type="float">
            <text:p>-115.220336914063</text:p>
          </table:table-cell>
          <table:table-cell table:style-name="ce10" office:value-type="float" office:value="50.8364311972222" calcext:value-type="float">
            <text:p>50.8364311972222</text:p>
          </table:table-cell>
          <table:table-cell table:style-name="ce10" office:value-type="float" office:value="-115.220297722222" calcext:value-type="float">
            <text:p>-115.220297722222</text:p>
          </table:table-cell>
          <table:table-cell office:value-type="string" calcext:value-type="string">
            <text:p>D9_MetTower_Bush_20241201</text:p>
          </table:table-cell>
          <table:table-cell table:style-name="ce10" office:value-type="string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ress_ridge_met_sapin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‘v’,’h’]</text:p>
          </table:table-cell>
          <table:table-cell office:value-type="float" office:value="0.935874462127686" calcext:value-type="float">
            <text:p>0.93587446212768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61" calcext:value-type="float">
            <text:p>461</text:p>
          </table:table-cell>
          <table:table-cell office:value-type="string" calcext:value-type="string">
            <text:p>radar_site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61.PNT</text:p>
          </table:table-cell>
          <table:table-cell table:style-name="ce11" office:value-type="date" office:date-value="2024-12-01T20:37:46" calcext:value-type="date">
            <text:p>2024-12-01 20:37:46</text:p>
          </table:table-cell>
          <table:table-cell table:style-name="ce10" office:value-type="float" office:value="50.8364524841309" calcext:value-type="float">
            <text:p>50.8364524841309</text:p>
          </table:table-cell>
          <table:table-cell table:style-name="ce10" office:value-type="float" office:value="-115.220314025879" calcext:value-type="float">
            <text:p>-115.220314025879</text:p>
          </table:table-cell>
          <table:table-cell table:style-name="ce10" office:value-type="float" office:value="50.8364311583333" calcext:value-type="float">
            <text:p>50.8364311583333</text:p>
          </table:table-cell>
          <table:table-cell table:style-name="ce10" office:value-type="float" office:value="-115.220294819444" calcext:value-type="float">
            <text:p>-115.220294819444</text:p>
          </table:table-cell>
          <table:table-cell office:value-type="string" calcext:value-type="string">
            <text:p>D9_MetTower_Bush_20241201</text:p>
          </table:table-cell>
          <table:table-cell table:style-name="ce10" office:value-type="string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ress_ridge_met_sapin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‘v’,’h’]</text:p>
          </table:table-cell>
          <table:table-cell office:value-type="float" office:value="1.31163334846497" calcext:value-type="float">
            <text:p>1.3116333484649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462" calcext:value-type="float">
            <text:p>462</text:p>
          </table:table-cell>
          <table:table-cell office:value-type="string" calcext:value-type="string">
            <text:p>radar_site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462.PNT</text:p>
          </table:table-cell>
          <table:table-cell table:style-name="ce11" office:value-type="date" office:date-value="2024-12-01T20:39:11" calcext:value-type="date">
            <text:p>2024-12-01 20:39:11</text:p>
          </table:table-cell>
          <table:table-cell table:style-name="ce10" office:value-type="float" office:value="50.8364448547363" calcext:value-type="float">
            <text:p>50.8364448547363</text:p>
          </table:table-cell>
          <table:table-cell table:style-name="ce10" office:value-type="float" office:value="-115.220306396484" calcext:value-type="float">
            <text:p>-115.220306396484</text:p>
          </table:table-cell>
          <table:table-cell table:style-name="ce10" office:value-type="float" office:value="50.8364339638889" calcext:value-type="float">
            <text:p>50.8364339638889</text:p>
          </table:table-cell>
          <table:table-cell table:style-name="ce10" office:value-type="float" office:value="-115.220288116667" calcext:value-type="float">
            <text:p>-115.220288116667</text:p>
          </table:table-cell>
          <table:table-cell office:value-type="string" calcext:value-type="string">
            <text:p>D9_MetTower_Bush_20241201</text:p>
          </table:table-cell>
          <table:table-cell table:style-name="ce10" office:value-type="string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2" office:value-type="string" calcext:value-type="string">
            <text:p>Fortrress_ridge_met_sapin</text:p>
          </table:table-cell>
          <table:table-cell office:value-type="string" calcext:value-type="string">
            <text:p>[0,10,20,30,40]</text:p>
          </table:table-cell>
          <table:table-cell table:style-name="ce10" office:value-type="string" calcext:value-type="string">
            <text:p>[‘v’,’h’]</text:p>
          </table:table-cell>
          <table:table-cell office:value-type="float" office:value="1.31163334846497" calcext:value-type="float">
            <text:p>1.3116333484649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96" calcext:value-type="float">
            <text:p>896</text:p>
          </table:table-cell>
          <table:table-cell office:value-type="string" calcext:value-type="string">
            <text:p>pit</text:p>
          </table:table-cell>
          <table:table-cell table:style-name="ce10" office:value-type="float" office:value="88" calcext:value-type="float">
            <text:p>88</text:p>
          </table:table-cell>
          <table:table-cell office:value-type="string" calcext:value-type="string">
            <text:p>Not Frozen</text:p>
          </table:table-cell>
          <table:table-cell table:style-name="ce10" office:value-type="string" calcext:value-type="string">
            <text:p>SM550896.PNT</text:p>
          </table:table-cell>
          <table:table-cell table:style-name="ce11" office:value-type="date" office:date-value="2025-02-25T22:08:56" calcext:value-type="date">
            <text:p>2025-02-25 22:08:56</text:p>
          </table:table-cell>
          <table:table-cell table:style-name="ce10" office:value-type="float" office:value="50.8298187255859" calcext:value-type="float">
            <text:p>50.8298187255859</text:p>
          </table:table-cell>
          <table:table-cell table:style-name="ce10" office:value-type="float" office:value="-115.210556030273" calcext:value-type="float">
            <text:p>-115.210556030273</text:p>
          </table:table-cell>
          <table:table-cell table:style-name="ce10" office:value-type="float" office:value="50.829807025" calcext:value-type="float">
            <text:p>50.829807025</text:p>
          </table:table-cell>
          <table:table-cell table:style-name="ce10" office:value-type="float" office:value="-115.210534391667" calcext:value-type="float">
            <text:p>-115.210534391667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_undisturbed</text:p>
          </table:table-cell>
          <table:table-cell table:number-columns-repeated="2"/>
          <table:table-cell office:value-type="float" office:value="11.3659601211548" calcext:value-type="float">
            <text:p>11.365960121154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97" calcext:value-type="float">
            <text:p>897</text:p>
          </table:table-cell>
          <table:table-cell office:value-type="string" calcext:value-type="string">
            <text:p>pit</text:p>
          </table:table-cell>
          <table:table-cell table:style-name="ce10" office:value-type="float" office:value="76" calcext:value-type="float">
            <text:p>76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897.PNT</text:p>
          </table:table-cell>
          <table:table-cell table:style-name="ce11" office:value-type="date" office:date-value="2025-02-25T22:12:24" calcext:value-type="date">
            <text:p>2025-02-25 22:12:24</text:p>
          </table:table-cell>
          <table:table-cell table:style-name="ce10" office:value-type="float" office:value="50.8298072814941" calcext:value-type="float">
            <text:p>50.8298072814941</text:p>
          </table:table-cell>
          <table:table-cell table:style-name="ce10" office:value-type="float" office:value="-115.210563659668" calcext:value-type="float">
            <text:p>-115.210563659668</text:p>
          </table:table-cell>
          <table:table-cell table:style-name="ce10" office:value-type="float" office:value="50.8298110777778" calcext:value-type="float">
            <text:p>50.8298110777778</text:p>
          </table:table-cell>
          <table:table-cell table:style-name="ce10" office:value-type="float" office:value="-115.210531891667" calcext:value-type="float">
            <text:p>-115.210531891667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_undisturbed</text:p>
          </table:table-cell>
          <table:table-cell table:number-columns-repeated="2"/>
          <table:table-cell office:value-type="float" office:value="10.7744836807251" calcext:value-type="float">
            <text:p>10.774483680725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98" calcext:value-type="float">
            <text:p>898</text:p>
          </table:table-cell>
          <table:table-cell office:value-type="string" calcext:value-type="string">
            <text:p>pit</text:p>
          </table:table-cell>
          <table:table-cell table:style-name="ce10" office:value-type="float" office:value="87" calcext:value-type="float">
            <text:p>87</text:p>
          </table:table-cell>
          <table:table-cell office:value-type="string" calcext:value-type="string">
            <text:p>Hit Bottom - SSA profile</text:p>
          </table:table-cell>
          <table:table-cell table:style-name="ce10" office:value-type="string" calcext:value-type="string">
            <text:p>SM550898.PNT</text:p>
          </table:table-cell>
          <table:table-cell table:style-name="ce11" office:value-type="date" office:date-value="2025-02-25T22:13:28" calcext:value-type="date">
            <text:p>2025-02-25 22:13:28</text:p>
          </table:table-cell>
          <table:table-cell table:style-name="ce10" office:value-type="float" office:value="50.8298034667969" calcext:value-type="float">
            <text:p>50.8298034667969</text:p>
          </table:table-cell>
          <table:table-cell table:style-name="ce10" office:value-type="float" office:value="-115.210556030273" calcext:value-type="float">
            <text:p>-115.210556030273</text:p>
          </table:table-cell>
          <table:table-cell table:style-name="ce10" office:value-type="float" office:value="50.8298137861111" calcext:value-type="float">
            <text:p>50.8298137861111</text:p>
          </table:table-cell>
          <table:table-cell table:style-name="ce10" office:value-type="float" office:value="-115.210526091667" calcext:value-type="float">
            <text:p>-115.210526091667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_undisturbed</text:p>
          </table:table-cell>
          <table:table-cell table:number-columns-repeated="2"/>
          <table:table-cell office:value-type="float" office:value="10.7744836807251" calcext:value-type="float">
            <text:p>10.774483680725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99" calcext:value-type="float">
            <text:p>89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93" calcext:value-type="float">
            <text:p>93</text:p>
          </table:table-cell>
          <table:table-cell office:value-type="string" calcext:value-type="string">
            <text:p>Hit Bottom - Density profile</text:p>
          </table:table-cell>
          <table:table-cell table:style-name="ce10" office:value-type="string" calcext:value-type="string">
            <text:p>SM550899.PNT</text:p>
          </table:table-cell>
          <table:table-cell table:style-name="ce11" office:value-type="date" office:date-value="2025-02-25T22:16:18" calcext:value-type="date">
            <text:p>2025-02-25 22:16:18</text:p>
          </table:table-cell>
          <table:table-cell table:style-name="ce10" office:value-type="float" office:value="50.829833984375" calcext:value-type="float">
            <text:p>50.829833984375</text:p>
          </table:table-cell>
          <table:table-cell table:style-name="ce10" office:value-type="float" office:value="-115.210556030273" calcext:value-type="float">
            <text:p>-115.210556030273</text:p>
          </table:table-cell>
          <table:table-cell table:style-name="ce10" office:value-type="float" office:value="50.8298185611111" calcext:value-type="float">
            <text:p>50.8298185611111</text:p>
          </table:table-cell>
          <table:table-cell table:style-name="ce10" office:value-type="float" office:value="-115.210522363889" calcext:value-type="float">
            <text:p>-115.210522363889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_undisturbed</text:p>
          </table:table-cell>
          <table:table-cell table:number-columns-repeated="2"/>
          <table:table-cell office:value-type="float" office:value="11.3659601211548" calcext:value-type="float">
            <text:p>11.3659601211548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895" calcext:value-type="float">
            <text:p>89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6" calcext:value-type="float">
            <text:p>86</text:p>
          </table:table-cell>
          <table:table-cell office:value-type="string" calcext:value-type="string">
            <text:p>Hit Bottom - open area on slope</text:p>
          </table:table-cell>
          <table:table-cell table:style-name="ce10" office:value-type="string" calcext:value-type="string">
            <text:p>SM550895.PNT</text:p>
          </table:table-cell>
          <table:table-cell table:style-name="ce11" office:value-type="date" office:date-value="2025-02-25T22:03:47" calcext:value-type="date">
            <text:p>2025-02-25 22:03:47</text:p>
          </table:table-cell>
          <table:table-cell table:style-name="ce10" office:value-type="float" office:value="50.8298530578613" calcext:value-type="float">
            <text:p>50.8298530578613</text:p>
          </table:table-cell>
          <table:table-cell table:style-name="ce10" office:value-type="float" office:value="-115.210502624512" calcext:value-type="float">
            <text:p>-115.210502624512</text:p>
          </table:table-cell>
          <table:table-cell table:style-name="ce10" office:value-type="float" office:value="50.8298413194445" calcext:value-type="float">
            <text:p>50.8298413194445</text:p>
          </table:table-cell>
          <table:table-cell table:style-name="ce10" office:value-type="float" office:value="-115.210475627778" calcext:value-type="float">
            <text:p>-115.210475627778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2"/>
          <table:table-cell table:number-columns-repeated="2"/>
          <table:table-cell office:value-type="float" office:value="15.3091478347778" calcext:value-type="float">
            <text:p>15.309147834777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94" calcext:value-type="float">
            <text:p>89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Hit Bottom - open area on slope</text:p>
          </table:table-cell>
          <table:table-cell table:style-name="ce10" office:value-type="string" calcext:value-type="string">
            <text:p>SM550894.PNT</text:p>
          </table:table-cell>
          <table:table-cell table:style-name="ce11" office:value-type="date" office:date-value="2025-02-25T22:01:43" calcext:value-type="date">
            <text:p>2025-02-25 22:01:43</text:p>
          </table:table-cell>
          <table:table-cell table:style-name="ce10" office:value-type="float" office:value="50.8298835754395" calcext:value-type="float">
            <text:p>50.8298835754395</text:p>
          </table:table-cell>
          <table:table-cell table:style-name="ce10" office:value-type="float" office:value="-115.210556030273" calcext:value-type="float">
            <text:p>-115.210556030273</text:p>
          </table:table-cell>
          <table:table-cell table:style-name="ce10" office:value-type="float" office:value="50.8298558722222" calcext:value-type="float">
            <text:p>50.8298558722222</text:p>
          </table:table-cell>
          <table:table-cell table:style-name="ce10" office:value-type="float" office:value="-115.210517580556" calcext:value-type="float">
            <text:p>-115.210517580556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1.559136390686" calcext:value-type="float">
            <text:p>11.55913639068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00" calcext:value-type="float">
            <text:p>90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1" calcext:value-type="float">
            <text:p>71</text:p>
          </table:table-cell>
          <table:table-cell office:value-type="string" calcext:value-type="string">
            <text:p>Hit Bottom - open area on slope</text:p>
          </table:table-cell>
          <table:table-cell table:style-name="ce10" office:value-type="string" calcext:value-type="string">
            <text:p>SM550900.PNT</text:p>
          </table:table-cell>
          <table:table-cell table:style-name="ce11" office:value-type="date" office:date-value="2025-02-25T22:18:51" calcext:value-type="date">
            <text:p>2025-02-25 22:18:51</text:p>
          </table:table-cell>
          <table:table-cell table:style-name="ce10" office:value-type="float" office:value="50.8298721313477" calcext:value-type="float">
            <text:p>50.8298721313477</text:p>
          </table:table-cell>
          <table:table-cell table:style-name="ce10" office:value-type="float" office:value="-115.210586547852" calcext:value-type="float">
            <text:p>-115.210586547852</text:p>
          </table:table-cell>
          <table:table-cell table:style-name="ce10" office:value-type="float" office:value="50.8298668972222" calcext:value-type="float">
            <text:p>50.8298668972222</text:p>
          </table:table-cell>
          <table:table-cell table:style-name="ce10" office:value-type="float" office:value="-115.210551475" calcext:value-type="float">
            <text:p>-115.210551475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1.9712314605713" calcext:value-type="float">
            <text:p>11.971231460571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01" calcext:value-type="float">
            <text:p>90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7" calcext:value-type="float">
            <text:p>77</text:p>
          </table:table-cell>
          <table:table-cell office:value-type="string" calcext:value-type="string">
            <text:p>Hit Bottom - open area on slope</text:p>
          </table:table-cell>
          <table:table-cell table:style-name="ce10" office:value-type="string" calcext:value-type="string">
            <text:p>SM550901.PNT</text:p>
          </table:table-cell>
          <table:table-cell table:style-name="ce11" office:value-type="date" office:date-value="2025-02-25T22:20:37" calcext:value-type="date">
            <text:p>2025-02-25 22:20:37</text:p>
          </table:table-cell>
          <table:table-cell table:style-name="ce10" office:value-type="float" office:value="50.8298835754395" calcext:value-type="float">
            <text:p>50.8298835754395</text:p>
          </table:table-cell>
          <table:table-cell table:style-name="ce10" office:value-type="float" office:value="-115.210647583008" calcext:value-type="float">
            <text:p>-115.210647583008</text:p>
          </table:table-cell>
          <table:table-cell table:style-name="ce10" office:value-type="float" office:value="50.8298786583333" calcext:value-type="float">
            <text:p>50.8298786583333</text:p>
          </table:table-cell>
          <table:table-cell table:style-name="ce10" office:value-type="float" office:value="-115.210592272222" calcext:value-type="float">
            <text:p>-115.210592272222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1.2436408996582" calcext:value-type="float">
            <text:p>11.243640899658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02" calcext:value-type="float">
            <text:p>90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6" calcext:value-type="float">
            <text:p>86</text:p>
          </table:table-cell>
          <table:table-cell office:value-type="string" calcext:value-type="string">
            <text:p>Hit Bottom - open area on slope</text:p>
          </table:table-cell>
          <table:table-cell table:style-name="ce10" office:value-type="string" calcext:value-type="string">
            <text:p>SM550902.PNT</text:p>
          </table:table-cell>
          <table:table-cell table:style-name="ce11" office:value-type="date" office:date-value="2025-02-25T22:22:17" calcext:value-type="date">
            <text:p>2025-02-25 22:22:17</text:p>
          </table:table-cell>
          <table:table-cell table:style-name="ce10" office:value-type="float" office:value="50.8299102783203" calcext:value-type="float">
            <text:p>50.8299102783203</text:p>
          </table:table-cell>
          <table:table-cell table:style-name="ce10" office:value-type="float" office:value="-115.210639953613" calcext:value-type="float">
            <text:p>-115.210639953613</text:p>
          </table:table-cell>
          <table:table-cell table:style-name="ce10" office:value-type="float" office:value="50.8298881833333" calcext:value-type="float">
            <text:p>50.8298881833333</text:p>
          </table:table-cell>
          <table:table-cell table:style-name="ce10" office:value-type="float" office:value="-115.210629527778" calcext:value-type="float">
            <text:p>-115.210629527778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0.2651796340942" calcext:value-type="float">
            <text:p>10.265179634094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03" calcext:value-type="float">
            <text:p>90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7" calcext:value-type="float">
            <text:p>87</text:p>
          </table:table-cell>
          <table:table-cell office:value-type="string" calcext:value-type="string">
            <text:p>Hit Bottom - open area on slope</text:p>
          </table:table-cell>
          <table:table-cell table:style-name="ce10" office:value-type="string" calcext:value-type="string">
            <text:p>SM550903.PNT</text:p>
          </table:table-cell>
          <table:table-cell table:style-name="ce11" office:value-type="date" office:date-value="2025-02-25T22:24:25" calcext:value-type="date">
            <text:p>2025-02-25 22:24:25</text:p>
          </table:table-cell>
          <table:table-cell table:style-name="ce10" office:value-type="float" office:value="50.8299026489258" calcext:value-type="float">
            <text:p>50.8299026489258</text:p>
          </table:table-cell>
          <table:table-cell table:style-name="ce10" office:value-type="float" office:value="-115.21070098877" calcext:value-type="float">
            <text:p>-115.21070098877</text:p>
          </table:table-cell>
          <table:table-cell table:style-name="ce10" office:value-type="float" office:value="50.829895475" calcext:value-type="float">
            <text:p>50.829895475</text:p>
          </table:table-cell>
          <table:table-cell table:style-name="ce10" office:value-type="float" office:value="-115.210672372222" calcext:value-type="float">
            <text:p>-115.210672372222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1.6185359954834" calcext:value-type="float">
            <text:p>11.618535995483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04" calcext:value-type="float">
            <text:p>90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2" calcext:value-type="float">
            <text:p>82</text:p>
          </table:table-cell>
          <table:table-cell office:value-type="string" calcext:value-type="string">
            <text:p>Hit Bottom - open area on slope</text:p>
          </table:table-cell>
          <table:table-cell table:style-name="ce10" office:value-type="string" calcext:value-type="string">
            <text:p>SM550904.PNT</text:p>
          </table:table-cell>
          <table:table-cell table:style-name="ce11" office:value-type="date" office:date-value="2025-02-25T22:28:52" calcext:value-type="date">
            <text:p>2025-02-25 22:28:52</text:p>
          </table:table-cell>
          <table:table-cell table:style-name="ce10" office:value-type="float" office:value="50.8298950195313" calcext:value-type="float">
            <text:p>50.8298950195313</text:p>
          </table:table-cell>
          <table:table-cell table:style-name="ce10" office:value-type="float" office:value="-115.210807800293" calcext:value-type="float">
            <text:p>-115.210807800293</text:p>
          </table:table-cell>
          <table:table-cell table:style-name="ce10" office:value-type="float" office:value="50.8299059222222" calcext:value-type="float">
            <text:p>50.8299059222222</text:p>
          </table:table-cell>
          <table:table-cell table:style-name="ce10" office:value-type="float" office:value="-115.210727363889" calcext:value-type="float">
            <text:p>-115.210727363889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0.12903881073" calcext:value-type="float">
            <text:p>10.1290388107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05" calcext:value-type="float">
            <text:p>90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6" calcext:value-type="float">
            <text:p>86</text:p>
          </table:table-cell>
          <table:table-cell office:value-type="string" calcext:value-type="string">
            <text:p>Hit Bottom - open area on slope</text:p>
          </table:table-cell>
          <table:table-cell table:style-name="ce10" office:value-type="string" calcext:value-type="string">
            <text:p>SM550905.PNT</text:p>
          </table:table-cell>
          <table:table-cell table:style-name="ce11" office:value-type="date" office:date-value="2025-02-25T22:31:32" calcext:value-type="date">
            <text:p>2025-02-25 22:31:32</text:p>
          </table:table-cell>
          <table:table-cell table:style-name="ce10" office:value-type="float" office:value="50.8299140930176" calcext:value-type="float">
            <text:p>50.8299140930176</text:p>
          </table:table-cell>
          <table:table-cell table:style-name="ce10" office:value-type="float" office:value="-115.210838317871" calcext:value-type="float">
            <text:p>-115.210838317871</text:p>
          </table:table-cell>
          <table:table-cell table:style-name="ce10" office:value-type="float" office:value="50.8299163638889" calcext:value-type="float">
            <text:p>50.8299163638889</text:p>
          </table:table-cell>
          <table:table-cell table:style-name="ce10" office:value-type="float" office:value="-115.210780908333" calcext:value-type="float">
            <text:p>-115.210780908333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2.6141424179077" calcext:value-type="float">
            <text:p>12.614142417907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06" calcext:value-type="float">
            <text:p>90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2" calcext:value-type="float">
            <text:p>82</text:p>
          </table:table-cell>
          <table:table-cell office:value-type="string" calcext:value-type="string">
            <text:p>Hit Bottom - open area on slope</text:p>
          </table:table-cell>
          <table:table-cell table:style-name="ce10" office:value-type="string" calcext:value-type="string">
            <text:p>SM550906.PNT</text:p>
          </table:table-cell>
          <table:table-cell table:style-name="ce11" office:value-type="date" office:date-value="2025-02-25T22:33:09" calcext:value-type="date">
            <text:p>2025-02-25 22:33:09</text:p>
          </table:table-cell>
          <table:table-cell table:style-name="ce10" office:value-type="float" office:value="50.8299255371094" calcext:value-type="float">
            <text:p>50.8299255371094</text:p>
          </table:table-cell>
          <table:table-cell table:style-name="ce10" office:value-type="float" office:value="-115.210845947266" calcext:value-type="float">
            <text:p>-115.210845947266</text:p>
          </table:table-cell>
          <table:table-cell table:style-name="ce10" office:value-type="float" office:value="50.8299226416667" calcext:value-type="float">
            <text:p>50.8299226416667</text:p>
          </table:table-cell>
          <table:table-cell table:style-name="ce10" office:value-type="float" office:value="-115.210814894445" calcext:value-type="float">
            <text:p>-115.210814894445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2.6141424179077" calcext:value-type="float">
            <text:p>12.614142417907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93" calcext:value-type="float">
            <text:p>89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6" calcext:value-type="float">
            <text:p>76</text:p>
          </table:table-cell>
          <table:table-cell office:value-type="string" calcext:value-type="string">
            <text:p>Hit Bottom - open area on slope</text:p>
          </table:table-cell>
          <table:table-cell table:style-name="ce10" office:value-type="string" calcext:value-type="string">
            <text:p>SM550893.PNT</text:p>
          </table:table-cell>
          <table:table-cell table:style-name="ce11" office:value-type="date" office:date-value="2025-02-25T21:58:32" calcext:value-type="date">
            <text:p>2025-02-25 21:58:32</text:p>
          </table:table-cell>
          <table:table-cell table:style-name="ce10" office:value-type="float" office:value="50.829948425293" calcext:value-type="float">
            <text:p>50.829948425293</text:p>
          </table:table-cell>
          <table:table-cell table:style-name="ce10" office:value-type="float" office:value="-115.210868835449" calcext:value-type="float">
            <text:p>-115.210868835449</text:p>
          </table:table-cell>
          <table:table-cell table:style-name="ce10" office:value-type="float" office:value="50.8299270694444" calcext:value-type="float">
            <text:p>50.8299270694444</text:p>
          </table:table-cell>
          <table:table-cell table:style-name="ce10" office:value-type="float" office:value="-115.210852138889" calcext:value-type="float">
            <text:p>-115.210852138889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4.0233383178711" calcext:value-type="float">
            <text:p>14.023338317871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92" calcext:value-type="float">
            <text:p>89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7" calcext:value-type="float">
            <text:p>87</text:p>
          </table:table-cell>
          <table:table-cell office:value-type="string" calcext:value-type="string">
            <text:p>Hit Bottom - open area on slope</text:p>
          </table:table-cell>
          <table:table-cell table:style-name="ce10" office:value-type="string" calcext:value-type="string">
            <text:p>SM550892.PNT</text:p>
          </table:table-cell>
          <table:table-cell table:style-name="ce11" office:value-type="date" office:date-value="2025-02-25T21:55:03" calcext:value-type="date">
            <text:p>2025-02-25 21:55:03</text:p>
          </table:table-cell>
          <table:table-cell table:style-name="ce10" office:value-type="float" office:value="50.8299446105957" calcext:value-type="float">
            <text:p>50.8299446105957</text:p>
          </table:table-cell>
          <table:table-cell table:style-name="ce10" office:value-type="float" office:value="-115.210968017578" calcext:value-type="float">
            <text:p>-115.210968017578</text:p>
          </table:table-cell>
          <table:table-cell table:style-name="ce10" office:value-type="float" office:value="50.8299374527778" calcext:value-type="float">
            <text:p>50.8299374527778</text:p>
          </table:table-cell>
          <table:table-cell table:style-name="ce10" office:value-type="float" office:value="-115.210919316667" calcext:value-type="float">
            <text:p>-115.210919316667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4.6096620559692" calcext:value-type="float">
            <text:p>14.609662055969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91" calcext:value-type="float">
            <text:p>89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1" calcext:value-type="float">
            <text:p>81</text:p>
          </table:table-cell>
          <table:table-cell office:value-type="string" calcext:value-type="string">
            <text:p>Hit Bottom - open area on slope</text:p>
          </table:table-cell>
          <table:table-cell table:style-name="ce10" office:value-type="string" calcext:value-type="string">
            <text:p>SM550891.PNT</text:p>
          </table:table-cell>
          <table:table-cell table:style-name="ce11" office:value-type="date" office:date-value="2025-02-25T21:51:39" calcext:value-type="date">
            <text:p>2025-02-25 21:51:39</text:p>
          </table:table-cell>
          <table:table-cell table:style-name="ce10" office:value-type="float" office:value="50.8299522399902" calcext:value-type="float">
            <text:p>50.8299522399902</text:p>
          </table:table-cell>
          <table:table-cell table:style-name="ce10" office:value-type="float" office:value="-115.21102142334" calcext:value-type="float">
            <text:p>-115.21102142334</text:p>
          </table:table-cell>
          <table:table-cell table:style-name="ce10" office:value-type="float" office:value="50.8299494166667" calcext:value-type="float">
            <text:p>50.8299494166667</text:p>
          </table:table-cell>
          <table:table-cell table:style-name="ce10" office:value-type="float" office:value="-115.210972841667" calcext:value-type="float">
            <text:p>-115.210972841667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ToForest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4.6720762252808" calcext:value-type="float">
            <text:p>14.672076225280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90" calcext:value-type="float">
            <text:p>89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5" calcext:value-type="float">
            <text:p>95</text:p>
          </table:table-cell>
          <table:table-cell office:value-type="string" calcext:value-type="string">
            <text:p>Hit Bottom - moving into forest clearing</text:p>
          </table:table-cell>
          <table:table-cell table:style-name="ce10" office:value-type="string" calcext:value-type="string">
            <text:p>SM550890.PNT</text:p>
          </table:table-cell>
          <table:table-cell table:style-name="ce11" office:value-type="date" office:date-value="2025-02-25T21:49:51" calcext:value-type="date">
            <text:p>2025-02-25 21:49:51</text:p>
          </table:table-cell>
          <table:table-cell table:style-name="ce10" office:value-type="float" office:value="50.8299217224121" calcext:value-type="float">
            <text:p>50.8299217224121</text:p>
          </table:table-cell>
          <table:table-cell table:style-name="ce10" office:value-type="float" office:value="-115.211067199707" calcext:value-type="float">
            <text:p>-115.211067199707</text:p>
          </table:table-cell>
          <table:table-cell table:style-name="ce10" office:value-type="float" office:value="50.8299189166667" calcext:value-type="float">
            <text:p>50.8299189166667</text:p>
          </table:table-cell>
          <table:table-cell table:style-name="ce10" office:value-type="float" office:value="-115.211010586111" calcext:value-type="float">
            <text:p>-115.211010586111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ToForest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2.2524213790894" calcext:value-type="float">
            <text:p>12.252421379089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89" calcext:value-type="float">
            <text:p>88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7" calcext:value-type="float">
            <text:p>77</text:p>
          </table:table-cell>
          <table:table-cell office:value-type="string" calcext:value-type="string">
            <text:p>Hit Bottom - moving into forest clearing</text:p>
          </table:table-cell>
          <table:table-cell table:style-name="ce10" office:value-type="string" calcext:value-type="string">
            <text:p>SM550889.PNT</text:p>
          </table:table-cell>
          <table:table-cell table:style-name="ce11" office:value-type="date" office:date-value="2025-02-25T21:47:18" calcext:value-type="date">
            <text:p>2025-02-25 21:47:18</text:p>
          </table:table-cell>
          <table:table-cell table:style-name="ce10" office:value-type="float" office:value="50.8298759460449" calcext:value-type="float">
            <text:p>50.8298759460449</text:p>
          </table:table-cell>
          <table:table-cell table:style-name="ce10" office:value-type="float" office:value="-115.211067199707" calcext:value-type="float">
            <text:p>-115.211067199707</text:p>
          </table:table-cell>
          <table:table-cell table:style-name="ce10" office:value-type="float" office:value="50.8298775333333" calcext:value-type="float">
            <text:p>50.8298775333333</text:p>
          </table:table-cell>
          <table:table-cell table:style-name="ce10" office:value-type="float" office:value="-115.211027105556" calcext:value-type="float">
            <text:p>-115.211027105556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ToForest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3.081413269043" calcext:value-type="float">
            <text:p>13.08141326904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88" calcext:value-type="float">
            <text:p>88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8" calcext:value-type="float">
            <text:p>88</text:p>
          </table:table-cell>
          <table:table-cell office:value-type="string" calcext:value-type="string">
            <text:p>Hit Bottom - moving into forest clearing</text:p>
          </table:table-cell>
          <table:table-cell table:style-name="ce10" office:value-type="string" calcext:value-type="string">
            <text:p>SM550888.PNT</text:p>
          </table:table-cell>
          <table:table-cell table:style-name="ce11" office:value-type="date" office:date-value="2025-02-25T21:43:13" calcext:value-type="date">
            <text:p>2025-02-25 21:43:13</text:p>
          </table:table-cell>
          <table:table-cell table:style-name="ce10" office:value-type="float" office:value="50.8298225402832" calcext:value-type="float">
            <text:p>50.8298225402832</text:p>
          </table:table-cell>
          <table:table-cell table:style-name="ce10" office:value-type="float" office:value="-115.211090087891" calcext:value-type="float">
            <text:p>-115.211090087891</text:p>
          </table:table-cell>
          <table:table-cell table:style-name="ce10" office:value-type="float" office:value="50.8298401611111" calcext:value-type="float">
            <text:p>50.8298401611111</text:p>
          </table:table-cell>
          <table:table-cell table:style-name="ce10" office:value-type="float" office:value="-115.211041055556" calcext:value-type="float">
            <text:p>-115.211041055556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ToForest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1.6379928588867" calcext:value-type="float">
            <text:p>11.637992858886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87" calcext:value-type="float">
            <text:p>88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5" calcext:value-type="float">
            <text:p>95</text:p>
          </table:table-cell>
          <table:table-cell office:value-type="string" calcext:value-type="string">
            <text:p>Hit Bottom - moving into forest clearing</text:p>
          </table:table-cell>
          <table:table-cell table:style-name="ce10" office:value-type="string" calcext:value-type="string">
            <text:p>SM550887.PNT</text:p>
          </table:table-cell>
          <table:table-cell table:style-name="ce11" office:value-type="date" office:date-value="2025-02-25T21:42:03" calcext:value-type="date">
            <text:p>2025-02-25 21:42:03</text:p>
          </table:table-cell>
          <table:table-cell table:style-name="ce10" office:value-type="float" office:value="50.8297882080078" calcext:value-type="float">
            <text:p>50.8297882080078</text:p>
          </table:table-cell>
          <table:table-cell table:style-name="ce10" office:value-type="float" office:value="-115.211112976074" calcext:value-type="float">
            <text:p>-115.211112976074</text:p>
          </table:table-cell>
          <table:table-cell table:style-name="ce10" office:value-type="float" office:value="50.8297980805556" calcext:value-type="float">
            <text:p>50.8297980805556</text:p>
          </table:table-cell>
          <table:table-cell table:style-name="ce10" office:value-type="float" office:value="-115.211053055556" calcext:value-type="float">
            <text:p>-115.211053055556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ToForest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2.2000513076782" calcext:value-type="float">
            <text:p>12.200051307678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86" calcext:value-type="float">
            <text:p>88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2" calcext:value-type="float">
            <text:p>92</text:p>
          </table:table-cell>
          <table:table-cell office:value-type="string" calcext:value-type="string">
            <text:p>Hit Bottom - moving into forest clearing</text:p>
          </table:table-cell>
          <table:table-cell table:style-name="ce10" office:value-type="string" calcext:value-type="string">
            <text:p>SM550886.PNT</text:p>
          </table:table-cell>
          <table:table-cell table:style-name="ce11" office:value-type="date" office:date-value="2025-02-25T21:39:55" calcext:value-type="date">
            <text:p>2025-02-25 21:39:55</text:p>
          </table:table-cell>
          <table:table-cell table:style-name="ce10" office:value-type="float" office:value="50.8297500610352" calcext:value-type="float">
            <text:p>50.8297500610352</text:p>
          </table:table-cell>
          <table:table-cell table:style-name="ce10" office:value-type="float" office:value="-115.211067199707" calcext:value-type="float">
            <text:p>-115.211067199707</text:p>
          </table:table-cell>
          <table:table-cell table:style-name="ce10" office:value-type="float" office:value="50.829761175" calcext:value-type="float">
            <text:p>50.829761175</text:p>
          </table:table-cell>
          <table:table-cell table:style-name="ce10" office:value-type="float" office:value="-115.211060486111" calcext:value-type="float">
            <text:p>-115.211060486111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ToForest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1.5762500762939" calcext:value-type="float">
            <text:p>11.576250076293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85" calcext:value-type="float">
            <text:p>88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Hit Bottom - moving into forest clearing</text:p>
          </table:table-cell>
          <table:table-cell table:style-name="ce10" office:value-type="string" calcext:value-type="string">
            <text:p>SM550885.PNT</text:p>
          </table:table-cell>
          <table:table-cell table:style-name="ce11" office:value-type="date" office:date-value="2025-02-25T21:37:43" calcext:value-type="date">
            <text:p>2025-02-25 21:37:43</text:p>
          </table:table-cell>
          <table:table-cell table:style-name="ce10" office:value-type="float" office:value="50.8296775817871" calcext:value-type="float">
            <text:p>50.8296775817871</text:p>
          </table:table-cell>
          <table:table-cell table:style-name="ce10" office:value-type="float" office:value="-115.211120605469" calcext:value-type="float">
            <text:p>-115.211120605469</text:p>
          </table:table-cell>
          <table:table-cell table:style-name="ce10" office:value-type="float" office:value="50.8297168666667" calcext:value-type="float">
            <text:p>50.8297168666667</text:p>
          </table:table-cell>
          <table:table-cell table:style-name="ce10" office:value-type="float" office:value="-115.211072013889" calcext:value-type="float">
            <text:p>-115.211072013889</text:p>
          </table:table-cell>
          <table:table-cell office:value-type="string" calcext:value-type="string">
            <text:p>F1_FarSideBase_20250225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farsideToForest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8.30959129333496" calcext:value-type="float">
            <text:p>8.3095912933349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07" calcext:value-type="float">
            <text:p>90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07.PNT</text:p>
          </table:table-cell>
          <table:table-cell table:style-name="ce11" office:value-type="date" office:date-value="2025-02-26T17:15:58" calcext:value-type="date">
            <text:p>2025-02-26 17:15:58</text:p>
          </table:table-cell>
          <table:table-cell table:style-name="ce10" office:value-type="float" office:value="50.8212013244629" calcext:value-type="float">
            <text:p>50.8212013244629</text:p>
          </table:table-cell>
          <table:table-cell table:style-name="ce10" office:value-type="float" office:value="-115.198753356934" calcext:value-type="float">
            <text:p>-115.198753356934</text:p>
          </table:table-cell>
          <table:table-cell table:style-name="ce10" office:value-type="float" office:value="50.82121675" calcext:value-type="float">
            <text:p>50.82121675</text:p>
          </table:table-cell>
          <table:table-cell table:style-name="ce10" office:value-type="float" office:value="-115.1987366" calcext:value-type="float">
            <text:p>-115.1987366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oldlodge_undisturbed_lef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5.78211450576782" calcext:value-type="float">
            <text:p>5.7821145057678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08" calcext:value-type="float">
            <text:p>90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08.PNT</text:p>
          </table:table-cell>
          <table:table-cell table:style-name="ce11" office:value-type="date" office:date-value="2025-02-26T17:17:37" calcext:value-type="date">
            <text:p>2025-02-26 17:17:37</text:p>
          </table:table-cell>
          <table:table-cell table:style-name="ce10" office:value-type="float" office:value="50.8212089538574" calcext:value-type="float">
            <text:p>50.8212089538574</text:p>
          </table:table-cell>
          <table:table-cell table:style-name="ce10" office:value-type="float" office:value="-115.198738098145" calcext:value-type="float">
            <text:p>-115.198738098145</text:p>
          </table:table-cell>
          <table:table-cell table:style-name="ce10" office:value-type="float" office:value="50.82122143" calcext:value-type="float">
            <text:p>50.82122143</text:p>
          </table:table-cell>
          <table:table-cell table:style-name="ce10" office:value-type="float" office:value="-115.1987363" calcext:value-type="float">
            <text:p>-115.1987363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oldlodge_undisturbed_righ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37328910827637" calcext:value-type="float">
            <text:p>6.3732891082763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09" calcext:value-type="float">
            <text:p>90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2" calcext:value-type="float">
            <text:p>72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09.PNT</text:p>
          </table:table-cell>
          <table:table-cell table:style-name="ce11" office:value-type="date" office:date-value="2025-02-26T17:18:55" calcext:value-type="date">
            <text:p>2025-02-26 17:18:55</text:p>
          </table:table-cell>
          <table:table-cell table:style-name="ce10" office:value-type="float" office:value="50.8212089538574" calcext:value-type="float">
            <text:p>50.8212089538574</text:p>
          </table:table-cell>
          <table:table-cell table:style-name="ce10" office:value-type="float" office:value="-115.198715209961" calcext:value-type="float">
            <text:p>-115.198715209961</text:p>
          </table:table-cell>
          <table:table-cell table:style-name="ce10" office:value-type="float" office:value="50.82122597" calcext:value-type="float">
            <text:p>50.82122597</text:p>
          </table:table-cell>
          <table:table-cell table:style-name="ce10" office:value-type="float" office:value="-115.1987357" calcext:value-type="float">
            <text:p>-115.1987357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oldlodge_undisturbed_center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10" calcext:value-type="float">
            <text:p>91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10.PNT</text:p>
          </table:table-cell>
          <table:table-cell table:style-name="ce11" office:value-type="date" office:date-value="2025-02-26T17:20:15" calcext:value-type="date">
            <text:p>2025-02-26 17:20:15</text:p>
          </table:table-cell>
          <table:table-cell table:style-name="ce10" office:value-type="float" office:value="50.8212242126465" calcext:value-type="float">
            <text:p>50.8212242126465</text:p>
          </table:table-cell>
          <table:table-cell table:style-name="ce10" office:value-type="float" office:value="-115.198699951172" calcext:value-type="float">
            <text:p>-115.198699951172</text:p>
          </table:table-cell>
          <table:table-cell table:style-name="ce10" office:value-type="float" office:value="50.82122684" calcext:value-type="float">
            <text:p>50.82122684</text:p>
          </table:table-cell>
          <table:table-cell table:style-name="ce10" office:value-type="float" office:value="-115.1987459" calcext:value-type="float">
            <text:p>-115.1987459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oldlodge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11" calcext:value-type="float">
            <text:p>91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5" calcext:value-type="float">
            <text:p>65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11.PNT</text:p>
          </table:table-cell>
          <table:table-cell table:style-name="ce11" office:value-type="date" office:date-value="2025-02-26T17:21:26" calcext:value-type="date">
            <text:p>2025-02-26 17:21:26</text:p>
          </table:table-cell>
          <table:table-cell table:style-name="ce10" office:value-type="float" office:value="50.8212280273438" calcext:value-type="float">
            <text:p>50.8212280273438</text:p>
          </table:table-cell>
          <table:table-cell table:style-name="ce10" office:value-type="float" office:value="-115.198699951172" calcext:value-type="float">
            <text:p>-115.198699951172</text:p>
          </table:table-cell>
          <table:table-cell table:style-name="ce10" office:value-type="float" office:value="50.82122215" calcext:value-type="float">
            <text:p>50.82122215</text:p>
          </table:table-cell>
          <table:table-cell table:style-name="ce10" office:value-type="float" office:value="-115.1987459" calcext:value-type="float">
            <text:p>-115.1987459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oldlodge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12" calcext:value-type="float">
            <text:p>91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4" calcext:value-type="float">
            <text:p>64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12.PNT</text:p>
          </table:table-cell>
          <table:table-cell table:style-name="ce11" office:value-type="date" office:date-value="2025-02-26T17:22:32" calcext:value-type="date">
            <text:p>2025-02-26 17:22:32</text:p>
          </table:table-cell>
          <table:table-cell table:style-name="ce10" office:value-type="float" office:value="50.8212242126465" calcext:value-type="float">
            <text:p>50.8212242126465</text:p>
          </table:table-cell>
          <table:table-cell table:style-name="ce10" office:value-type="float" office:value="-115.198692321777" calcext:value-type="float">
            <text:p>-115.198692321777</text:p>
          </table:table-cell>
          <table:table-cell table:style-name="ce10" office:value-type="float" office:value="50.82121821" calcext:value-type="float">
            <text:p>50.82121821</text:p>
          </table:table-cell>
          <table:table-cell table:style-name="ce10" office:value-type="float" office:value="-115.1987462" calcext:value-type="float">
            <text:p>-115.1987462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oldlodge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13" calcext:value-type="float">
            <text:p>91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13.PNT</text:p>
          </table:table-cell>
          <table:table-cell table:style-name="ce11" office:value-type="date" office:date-value="2025-02-26T17:24:03" calcext:value-type="date">
            <text:p>2025-02-26 17:24:03</text:p>
          </table:table-cell>
          <table:table-cell table:style-name="ce10" office:value-type="float" office:value="50.8212203979492" calcext:value-type="float">
            <text:p>50.8212203979492</text:p>
          </table:table-cell>
          <table:table-cell table:style-name="ce10" office:value-type="float" office:value="-115.198699951172" calcext:value-type="float">
            <text:p>-115.198699951172</text:p>
          </table:table-cell>
          <table:table-cell table:style-name="ce10" office:value-type="float" office:value="50.82121438" calcext:value-type="float">
            <text:p>50.82121438</text:p>
          </table:table-cell>
          <table:table-cell table:style-name="ce10" office:value-type="float" office:value="-115.1987465" calcext:value-type="float">
            <text:p>-115.1987465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oldlodge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14" calcext:value-type="float">
            <text:p>91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9" calcext:value-type="float">
            <text:p>69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14.PNT</text:p>
          </table:table-cell>
          <table:table-cell table:style-name="ce11" office:value-type="date" office:date-value="2025-02-26T17:25:20" calcext:value-type="date">
            <text:p>2025-02-26 17:25:20</text:p>
          </table:table-cell>
          <table:table-cell table:style-name="ce10" office:value-type="float" office:value="50.8212203979492" calcext:value-type="float">
            <text:p>50.8212203979492</text:p>
          </table:table-cell>
          <table:table-cell table:style-name="ce10" office:value-type="float" office:value="-115.198715209961" calcext:value-type="float">
            <text:p>-115.198715209961</text:p>
          </table:table-cell>
          <table:table-cell table:style-name="ce10" office:value-type="float" office:value="50.82121433" calcext:value-type="float">
            <text:p>50.82121433</text:p>
          </table:table-cell>
          <table:table-cell table:style-name="ce10" office:value-type="float" office:value="-115.198757" calcext:value-type="float">
            <text:p>-115.198757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oldlodge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915" calcext:value-type="float">
            <text:p>91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15.PNT</text:p>
          </table:table-cell>
          <table:table-cell table:style-name="ce11" office:value-type="date" office:date-value="2025-02-26T17:26:22" calcext:value-type="date">
            <text:p>2025-02-26 17:26:22</text:p>
          </table:table-cell>
          <table:table-cell table:style-name="ce10" office:value-type="float" office:value="50.8212089538574" calcext:value-type="float">
            <text:p>50.8212089538574</text:p>
          </table:table-cell>
          <table:table-cell table:style-name="ce10" office:value-type="float" office:value="-115.198707580566" calcext:value-type="float">
            <text:p>-115.198707580566</text:p>
          </table:table-cell>
          <table:table-cell table:style-name="ce10" office:value-type="float" office:value="50.82121891" calcext:value-type="float">
            <text:p>50.82121891</text:p>
          </table:table-cell>
          <table:table-cell table:style-name="ce10" office:value-type="float" office:value="-115.1987566" calcext:value-type="float">
            <text:p>-115.1987566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916" calcext:value-type="float">
            <text:p>91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1" calcext:value-type="float">
            <text:p>71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16.PNT</text:p>
          </table:table-cell>
          <table:table-cell table:style-name="ce11" office:value-type="date" office:date-value="2025-02-26T17:27:33" calcext:value-type="date">
            <text:p>2025-02-26 17:27:33</text:p>
          </table:table-cell>
          <table:table-cell table:style-name="ce10" office:value-type="float" office:value="50.8212089538574" calcext:value-type="float">
            <text:p>50.8212089538574</text:p>
          </table:table-cell>
          <table:table-cell table:style-name="ce10" office:value-type="float" office:value="-115.198707580566" calcext:value-type="float">
            <text:p>-115.198707580566</text:p>
          </table:table-cell>
          <table:table-cell table:style-name="ce10" office:value-type="float" office:value="50.82122284" calcext:value-type="float">
            <text:p>50.82122284</text:p>
          </table:table-cell>
          <table:table-cell table:style-name="ce10" office:value-type="float" office:value="-115.1987561" calcext:value-type="float">
            <text:p>-115.1987561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917" calcext:value-type="float">
            <text:p>91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2" calcext:value-type="float">
            <text:p>72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17.PNT</text:p>
          </table:table-cell>
          <table:table-cell table:style-name="ce11" office:value-type="date" office:date-value="2025-02-26T17:27:53" calcext:value-type="date">
            <text:p>2025-02-26 17:27:53</text:p>
          </table:table-cell>
          <table:table-cell table:style-name="ce10" office:value-type="float" office:value="50.8212089538574" calcext:value-type="float">
            <text:p>50.8212089538574</text:p>
          </table:table-cell>
          <table:table-cell table:style-name="ce10" office:value-type="float" office:value="-115.198707580566" calcext:value-type="float">
            <text:p>-115.198707580566</text:p>
          </table:table-cell>
          <table:table-cell table:style-name="ce10" office:value-type="float" office:value="50.82122731" calcext:value-type="float">
            <text:p>50.82122731</text:p>
          </table:table-cell>
          <table:table-cell table:style-name="ce10" office:value-type="float" office:value="-115.1987556" calcext:value-type="float">
            <text:p>-115.1987556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18" calcext:value-type="float">
            <text:p>91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5" calcext:value-type="float">
            <text:p>6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18.PNT</text:p>
          </table:table-cell>
          <table:table-cell table:style-name="ce11" office:value-type="date" office:date-value="2025-02-26T17:30:55" calcext:value-type="date">
            <text:p>2025-02-26 17:30:55</text:p>
          </table:table-cell>
          <table:table-cell table:style-name="ce10" office:value-type="float" office:value="50.8212547302246" calcext:value-type="float">
            <text:p>50.8212547302246</text:p>
          </table:table-cell>
          <table:table-cell table:style-name="ce10" office:value-type="float" office:value="-115.198783874512" calcext:value-type="float">
            <text:p>-115.198783874512</text:p>
          </table:table-cell>
          <table:table-cell table:style-name="ce10" office:value-type="float" office:value="50.82123965" calcext:value-type="float">
            <text:p>50.82123965</text:p>
          </table:table-cell>
          <table:table-cell table:style-name="ce10" office:value-type="float" office:value="-115.198655316667" calcext:value-type="float">
            <text:p>-115.198655316667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5.11692953109741" calcext:value-type="float">
            <text:p>5.1169295310974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19" calcext:value-type="float">
            <text:p>91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19.PNT</text:p>
          </table:table-cell>
          <table:table-cell table:style-name="ce11" office:value-type="date" office:date-value="2025-02-26T17:34:14" calcext:value-type="date">
            <text:p>2025-02-26 17:34:14</text:p>
          </table:table-cell>
          <table:table-cell table:style-name="ce10" office:value-type="float" office:value="50.8212509155273" calcext:value-type="float">
            <text:p>50.8212509155273</text:p>
          </table:table-cell>
          <table:table-cell table:style-name="ce10" office:value-type="float" office:value="-115.198829650879" calcext:value-type="float">
            <text:p>-115.198829650879</text:p>
          </table:table-cell>
          <table:table-cell table:style-name="ce10" office:value-type="float" office:value="50.82123965" calcext:value-type="float">
            <text:p>50.82123965</text:p>
          </table:table-cell>
          <table:table-cell table:style-name="ce10" office:value-type="float" office:value="-115.198655316667" calcext:value-type="float">
            <text:p>-115.198655316667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4.96957445144653" calcext:value-type="float">
            <text:p>4.9695744514465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20" calcext:value-type="float">
            <text:p>92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20.PNT</text:p>
          </table:table-cell>
          <table:table-cell table:style-name="ce11" office:value-type="date" office:date-value="2025-02-26T17:47:18" calcext:value-type="date">
            <text:p>2025-02-26 17:47:18</text:p>
          </table:table-cell>
          <table:table-cell table:style-name="ce10" office:value-type="float" office:value="50.8212242126465" calcext:value-type="float">
            <text:p>50.8212242126465</text:p>
          </table:table-cell>
          <table:table-cell table:style-name="ce10" office:value-type="float" office:value="-115.198951721191" calcext:value-type="float">
            <text:p>-115.198951721191</text:p>
          </table:table-cell>
          <table:table-cell table:style-name="ce10" office:value-type="float" office:value="50.82123965" calcext:value-type="float">
            <text:p>50.82123965</text:p>
          </table:table-cell>
          <table:table-cell table:style-name="ce10" office:value-type="float" office:value="-115.198655316667" calcext:value-type="float">
            <text:p>-115.198655316667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6.06738567352295" calcext:value-type="float">
            <text:p>6.0673856735229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21" calcext:value-type="float">
            <text:p>92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4" calcext:value-type="float">
            <text:p>64</text:p>
          </table:table-cell>
          <table:table-cell office:value-type="string" calcext:value-type="string">
            <text:p>Hit Bottom - GNSS was not logging for previous measurement so I re-surveyed it - SMP GPS did not work</text:p>
          </table:table-cell>
          <table:table-cell table:style-name="ce10" office:value-type="string" calcext:value-type="string">
            <text:p>SM550921.PNT</text:p>
          </table:table-cell>
          <table:table-cell table:number-columns-repeated="5"/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2" office:value-type="string" calcext:value-type="string">
            <text:p>[-30, 0, 30]</text:p>
          </table:table-cell>
          <table:table-cell table:number-columns-repeated="16367"/>
          <table:table-cell table:style-name="ce10"/>
        </table:table-row>
        <table:table-row table:style-name="ro2">
          <table:table-cell table:style-name="ce10" office:value-type="float" office:value="922" calcext:value-type="float">
            <text:p>92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Hit Bottom - GNSS was not logging for previous measurement so I re-surveyed it - SMP GPS Good</text:p>
          </table:table-cell>
          <table:table-cell table:style-name="ce10" office:value-type="string" calcext:value-type="string">
            <text:p>SM550922.PNT</text:p>
          </table:table-cell>
          <table:table-cell table:style-name="ce11" office:value-type="date" office:date-value="2025-02-26T18:01:11" calcext:value-type="date">
            <text:p>2025-02-26 18:01:11</text:p>
          </table:table-cell>
          <table:table-cell table:style-name="ce10" office:value-type="float" office:value="50.8212623596191" calcext:value-type="float">
            <text:p>50.8212623596191</text:p>
          </table:table-cell>
          <table:table-cell table:style-name="ce10" office:value-type="float" office:value="-115.198806762695" calcext:value-type="float">
            <text:p>-115.198806762695</text:p>
          </table:table-cell>
          <table:table-cell table:style-name="ce10" office:value-type="float" office:value="50.821221071" calcext:value-type="float">
            <text:p>50.821221071</text:p>
          </table:table-cell>
          <table:table-cell table:style-name="ce10" office:value-type="float" office:value="-115.198803767" calcext:value-type="float">
            <text:p>-115.198803767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4.85186195373535" calcext:value-type="float">
            <text:p>4.851861953735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23" calcext:value-type="float">
            <text:p>92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2" calcext:value-type="float">
            <text:p>72</text:p>
          </table:table-cell>
          <table:table-cell office:value-type="string" calcext:value-type="string">
            <text:p>Hit Bottom - GNSS was not logging for previous measurement so I re-surveyed it</text:p>
          </table:table-cell>
          <table:table-cell table:style-name="ce10" office:value-type="string" calcext:value-type="string">
            <text:p>SM550923.PNT</text:p>
          </table:table-cell>
          <table:table-cell table:style-name="ce11" office:value-type="date" office:date-value="2025-02-26T18:04:22" calcext:value-type="date">
            <text:p>2025-02-26 18:04:22</text:p>
          </table:table-cell>
          <table:table-cell table:style-name="ce10" office:value-type="float" office:value="50.8212585449219" calcext:value-type="float">
            <text:p>50.8212585449219</text:p>
          </table:table-cell>
          <table:table-cell table:style-name="ce10" office:value-type="float" office:value="-115.198883056641" calcext:value-type="float">
            <text:p>-115.198883056641</text:p>
          </table:table-cell>
          <table:table-cell table:style-name="ce10" office:value-type="float" office:value="50.821216877" calcext:value-type="float">
            <text:p>50.821216877</text:p>
          </table:table-cell>
          <table:table-cell table:style-name="ce10" office:value-type="float" office:value="-115.198872091" calcext:value-type="float">
            <text:p>-115.198872091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4.92446279525757" calcext:value-type="float">
            <text:p>4.9244627952575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24" calcext:value-type="float">
            <text:p>92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Hit Bottom - GNSS was not logging for previous measurement so I re-surveyed it - This was within 0.5m of the first SMP measurement at this location</text:p>
          </table:table-cell>
          <table:table-cell table:style-name="ce10" office:value-type="string" calcext:value-type="string">
            <text:p>SM550924.PNT</text:p>
          </table:table-cell>
          <table:table-cell table:style-name="ce11" office:value-type="date" office:date-value="2025-02-26T18:07:23" calcext:value-type="date">
            <text:p>2025-02-26 18:07:23</text:p>
          </table:table-cell>
          <table:table-cell table:style-name="ce10" office:value-type="float" office:value="50.8212356567383" calcext:value-type="float">
            <text:p>50.8212356567383</text:p>
          </table:table-cell>
          <table:table-cell table:style-name="ce10" office:value-type="float" office:value="-115.198921203613" calcext:value-type="float">
            <text:p>-115.198921203613</text:p>
          </table:table-cell>
          <table:table-cell table:style-name="ce10" office:value-type="float" office:value="50.82121385" calcext:value-type="float">
            <text:p>50.82121385</text:p>
          </table:table-cell>
          <table:table-cell table:style-name="ce10" office:value-type="float" office:value="-115.19892266" calcext:value-type="float">
            <text:p>-115.19892266</text:p>
          </table:table-cell>
          <table:table-cell office:value-type="string" calcext:value-type="string">
            <text:p>F2_OldLodge_undisturbed_20250226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5.49188184738159" calcext:value-type="float">
            <text:p>5.4918818473815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25" calcext:value-type="float">
            <text:p>92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2" calcext:value-type="float">
            <text:p>92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25.PNT</text:p>
          </table:table-cell>
          <table:table-cell table:style-name="ce11" office:value-type="date" office:date-value="2025-02-26T20:09:19" calcext:value-type="date">
            <text:p>2025-02-26 20:09:19</text:p>
          </table:table-cell>
          <table:table-cell table:style-name="ce10" office:value-type="float" office:value="50.8210220336914" calcext:value-type="float">
            <text:p>50.8210220336914</text:p>
          </table:table-cell>
          <table:table-cell table:style-name="ce10" office:value-type="float" office:value="-115.213851928711" calcext:value-type="float">
            <text:p>-115.213851928711</text:p>
          </table:table-cell>
          <table:table-cell table:style-name="ce10" office:value-type="float" office:value="50.8210160166667" calcext:value-type="float">
            <text:p>50.8210160166667</text:p>
          </table:table-cell>
          <table:table-cell table:style-name="ce10" office:value-type="float" office:value="-115.213890344445" calcext:value-type="float">
            <text:p>-115.213890344445</text:p>
          </table:table-cell>
          <table:table-cell office:value-type="string" calcext:value-type="string">
            <text:p>F3_Bonsai_undisturbed_20250226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bonsai_undisturbed_center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center’,’right’,’left’]</text:p>
          </table:table-cell>
          <table:table-cell office:value-type="float" office:value="11.5080862045288" calcext:value-type="float">
            <text:p>11.508086204528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26" calcext:value-type="float">
            <text:p>92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6" calcext:value-type="float">
            <text:p>96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26.PNT</text:p>
          </table:table-cell>
          <table:table-cell table:style-name="ce11" office:value-type="date" office:date-value="2025-02-26T20:11:53" calcext:value-type="date">
            <text:p>2025-02-26 20:11:53</text:p>
          </table:table-cell>
          <table:table-cell table:style-name="ce10" office:value-type="float" office:value="50.8210182189941" calcext:value-type="float">
            <text:p>50.8210182189941</text:p>
          </table:table-cell>
          <table:table-cell table:style-name="ce10" office:value-type="float" office:value="-115.213859558106" calcext:value-type="float">
            <text:p>-115.213859558106</text:p>
          </table:table-cell>
          <table:table-cell table:style-name="ce10" office:value-type="float" office:value="50.8210164138889" calcext:value-type="float">
            <text:p>50.8210164138889</text:p>
          </table:table-cell>
          <table:table-cell table:style-name="ce10" office:value-type="float" office:value="-115.213895494444" calcext:value-type="float">
            <text:p>-115.213895494444</text:p>
          </table:table-cell>
          <table:table-cell office:value-type="string" calcext:value-type="string">
            <text:p>F3_Bonsai_undisturbed_20250226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bonsai_undisturbed_right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center’,’right’,’left’]</text:p>
          </table:table-cell>
          <table:table-cell office:value-type="float" office:value="11.5080862045288" calcext:value-type="float">
            <text:p>11.508086204528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27" calcext:value-type="float">
            <text:p>92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7" calcext:value-type="float">
            <text:p>97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27.PNT</text:p>
          </table:table-cell>
          <table:table-cell table:style-name="ce11" office:value-type="date" office:date-value="2025-02-26T20:14:06" calcext:value-type="date">
            <text:p>2025-02-26 20:14:06</text:p>
          </table:table-cell>
          <table:table-cell table:style-name="ce10" office:value-type="float" office:value="50.8210029602051" calcext:value-type="float">
            <text:p>50.8210029602051</text:p>
          </table:table-cell>
          <table:table-cell table:style-name="ce10" office:value-type="float" office:value="-115.213859558106" calcext:value-type="float">
            <text:p>-115.213859558106</text:p>
          </table:table-cell>
          <table:table-cell table:style-name="ce10" office:value-type="float" office:value="50.8210162166667" calcext:value-type="float">
            <text:p>50.8210162166667</text:p>
          </table:table-cell>
          <table:table-cell table:style-name="ce10" office:value-type="float" office:value="-115.21390055" calcext:value-type="float">
            <text:p>-115.21390055</text:p>
          </table:table-cell>
          <table:table-cell office:value-type="string" calcext:value-type="string">
            <text:p>F3_Bonsai_undisturbed_20250226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bonsai_undisturbed_left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center’,’right’,’left’]</text:p>
          </table:table-cell>
          <table:table-cell office:value-type="float" office:value="11.3929567337036" calcext:value-type="float">
            <text:p>11.3929567337036</text:p>
          </table:table-cell>
          <table:table-cell table:number-columns-repeated="2"/>
          <table:table-cell office:value-type="string" calcext:value-type="string">
            <text:p>Check positions center left right</text:p>
          </table:table-cell>
          <table:table-cell table:number-columns-repeated="16362"/>
          <table:table-cell table:style-name="ce10"/>
        </table:table-row>
        <table:table-row table:style-name="ro2">
          <table:table-cell table:style-name="ce10" office:value-type="float" office:value="928" calcext:value-type="float">
            <text:p>92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5" calcext:value-type="float">
            <text:p>95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28.PNT</text:p>
          </table:table-cell>
          <table:table-cell table:style-name="ce11" office:value-type="date" office:date-value="2025-02-26T20:15:14" calcext:value-type="date">
            <text:p>2025-02-26 20:15:14</text:p>
          </table:table-cell>
          <table:table-cell table:style-name="ce10" office:value-type="float" office:value="50.8209991455078" calcext:value-type="float">
            <text:p>50.8209991455078</text:p>
          </table:table-cell>
          <table:table-cell table:style-name="ce10" office:value-type="float" office:value="-115.213844299316" calcext:value-type="float">
            <text:p>-115.213844299316</text:p>
          </table:table-cell>
          <table:table-cell table:style-name="ce10" office:value-type="float" office:value="50.821016925" calcext:value-type="float">
            <text:p>50.821016925</text:p>
          </table:table-cell>
          <table:table-cell table:style-name="ce10" office:value-type="float" office:value="-115.213908169445" calcext:value-type="float">
            <text:p>-115.213908169445</text:p>
          </table:table-cell>
          <table:table-cell office:value-type="string" calcext:value-type="string">
            <text:p>F3_Bonsai_undisturbed_20250226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bonsai_undisturbed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center’,’right’,’left’]</text:p>
          </table:table-cell>
          <table:table-cell office:value-type="float" office:value="11.7463083267212" calcext:value-type="float">
            <text:p>11.746308326721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29" calcext:value-type="float">
            <text:p>92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7" calcext:value-type="float">
            <text:p>97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29.PNT</text:p>
          </table:table-cell>
          <table:table-cell table:style-name="ce11" office:value-type="date" office:date-value="2025-02-26T20:18:17" calcext:value-type="date">
            <text:p>2025-02-26 20:18:17</text:p>
          </table:table-cell>
          <table:table-cell table:style-name="ce10" office:value-type="float" office:value="50.8209991455078" calcext:value-type="float">
            <text:p>50.8209991455078</text:p>
          </table:table-cell>
          <table:table-cell table:style-name="ce10" office:value-type="float" office:value="-115.213851928711" calcext:value-type="float">
            <text:p>-115.213851928711</text:p>
          </table:table-cell>
          <table:table-cell table:style-name="ce10" office:value-type="float" office:value="50.8210162277778" calcext:value-type="float">
            <text:p>50.8210162277778</text:p>
          </table:table-cell>
          <table:table-cell table:style-name="ce10" office:value-type="float" office:value="-115.213912366667" calcext:value-type="float">
            <text:p>-115.213912366667</text:p>
          </table:table-cell>
          <table:table-cell office:value-type="string" calcext:value-type="string">
            <text:p>F3_Bonsai_undisturbed_20250226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bonsai_undisturbed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center’,’right’,’left’]</text:p>
          </table:table-cell>
          <table:table-cell office:value-type="float" office:value="11.7463083267212" calcext:value-type="float">
            <text:p>11.746308326721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30" calcext:value-type="float">
            <text:p>93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3" calcext:value-type="float">
            <text:p>93</text:p>
          </table:table-cell>
          <table:table-cell office:value-type="string" calcext:value-type="string">
            <text:p>Hit Bottom - almost undisturbed scene - 2m further away from driveyway marker marking radar footprint </text:p>
          </table:table-cell>
          <table:table-cell table:style-name="ce10" office:value-type="string" calcext:value-type="string">
            <text:p>SM550930.PNT</text:p>
          </table:table-cell>
          <table:table-cell table:style-name="ce11" office:value-type="date" office:date-value="2025-02-26T20:23:01" calcext:value-type="date">
            <text:p>2025-02-26 20:23:01</text:p>
          </table:table-cell>
          <table:table-cell table:style-name="ce10" office:value-type="float" office:value="50.8209762573242" calcext:value-type="float">
            <text:p>50.8209762573242</text:p>
          </table:table-cell>
          <table:table-cell table:style-name="ce10" office:value-type="float" office:value="-115.213920593262" calcext:value-type="float">
            <text:p>-115.213920593262</text:p>
          </table:table-cell>
          <table:table-cell table:style-name="ce10" office:value-type="float" office:value="50.8209990805556" calcext:value-type="float">
            <text:p>50.8209990805556</text:p>
          </table:table-cell>
          <table:table-cell table:style-name="ce10" office:value-type="float" office:value="-115.213885544445" calcext:value-type="float">
            <text:p>-115.213885544445</text:p>
          </table:table-cell>
          <table:table-cell office:value-type="string" calcext:value-type="string">
            <text:p>F3_Bonsai_undisturbed_20250226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bonsai_undisturbed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7350549697876" calcext:value-type="float">
            <text:p>5.735054969787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31" calcext:value-type="float">
            <text:p>93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3" calcext:value-type="float">
            <text:p>93</text:p>
          </table:table-cell>
          <table:table-cell office:value-type="string" calcext:value-type="string">
            <text:p>Hit Bottom - almost undisturbed scene - 2m further away from driveyway marker marking radar footprint </text:p>
          </table:table-cell>
          <table:table-cell table:style-name="ce10" office:value-type="string" calcext:value-type="string">
            <text:p>SM550931.PNT</text:p>
          </table:table-cell>
          <table:table-cell table:style-name="ce11" office:value-type="date" office:date-value="2025-02-26T20:28:52" calcext:value-type="date">
            <text:p>2025-02-26 20:28:52</text:p>
          </table:table-cell>
          <table:table-cell table:style-name="ce10" office:value-type="float" office:value="50.8210067749023" calcext:value-type="float">
            <text:p>50.8210067749023</text:p>
          </table:table-cell>
          <table:table-cell table:style-name="ce10" office:value-type="float" office:value="-115.213943481445" calcext:value-type="float">
            <text:p>-115.213943481445</text:p>
          </table:table-cell>
          <table:table-cell table:style-name="ce10" office:value-type="float" office:value="50.820999625" calcext:value-type="float">
            <text:p>50.820999625</text:p>
          </table:table-cell>
          <table:table-cell table:style-name="ce10" office:value-type="float" office:value="-115.213897363889" calcext:value-type="float">
            <text:p>-115.213897363889</text:p>
          </table:table-cell>
          <table:table-cell office:value-type="string" calcext:value-type="string">
            <text:p>F3_Bonsai_undisturbed_20250226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bonsai_undisturbed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8.50939464569092" calcext:value-type="float">
            <text:p>8.5093946456909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32" calcext:value-type="float">
            <text:p>93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5" calcext:value-type="float">
            <text:p>95</text:p>
          </table:table-cell>
          <table:table-cell office:value-type="string" calcext:value-type="string">
            <text:p>Hit Bottom - almost undisturbed scene - 2m further away from driveyway marker marking radar footprint </text:p>
          </table:table-cell>
          <table:table-cell table:style-name="ce10" office:value-type="string" calcext:value-type="string">
            <text:p>SM550932.PNT</text:p>
          </table:table-cell>
          <table:table-cell table:style-name="ce11" office:value-type="date" office:date-value="2025-02-26T20:32:05" calcext:value-type="date">
            <text:p>2025-02-26 20:32:05</text:p>
          </table:table-cell>
          <table:table-cell table:style-name="ce10" office:value-type="float" office:value="50.8209991455078" calcext:value-type="float">
            <text:p>50.8209991455078</text:p>
          </table:table-cell>
          <table:table-cell table:style-name="ce10" office:value-type="float" office:value="-115.21395111084" calcext:value-type="float">
            <text:p>-115.21395111084</text:p>
          </table:table-cell>
          <table:table-cell table:style-name="ce10" office:value-type="float" office:value="50.820998825" calcext:value-type="float">
            <text:p>50.820998825</text:p>
          </table:table-cell>
          <table:table-cell table:style-name="ce10" office:value-type="float" office:value="-115.213902883333" calcext:value-type="float">
            <text:p>-115.213902883333</text:p>
          </table:table-cell>
          <table:table-cell office:value-type="string" calcext:value-type="string">
            <text:p>F3_Bonsai_undisturbed_20250226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bonsai_undisturbed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9.04457187652588" calcext:value-type="float">
            <text:p>9.0445718765258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33" calcext:value-type="float">
            <text:p>93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7" calcext:value-type="float">
            <text:p>97</text:p>
          </table:table-cell>
          <table:table-cell office:value-type="string" calcext:value-type="string">
            <text:p>Hit Bottom - almost undisturbed scene - 2m further away from driveyway marker marking radar footprint </text:p>
          </table:table-cell>
          <table:table-cell table:style-name="ce10" office:value-type="string" calcext:value-type="string">
            <text:p>SM550933.PNT</text:p>
          </table:table-cell>
          <table:table-cell table:style-name="ce11" office:value-type="date" office:date-value="2025-02-26T20:33:59" calcext:value-type="date">
            <text:p>2025-02-26 20:33:59</text:p>
          </table:table-cell>
          <table:table-cell table:style-name="ce10" office:value-type="float" office:value="50.8210067749023" calcext:value-type="float">
            <text:p>50.8210067749023</text:p>
          </table:table-cell>
          <table:table-cell table:style-name="ce10" office:value-type="float" office:value="-115.213943481445" calcext:value-type="float">
            <text:p>-115.213943481445</text:p>
          </table:table-cell>
          <table:table-cell table:style-name="ce10" office:value-type="float" office:value="50.8209984111111" calcext:value-type="float">
            <text:p>50.8209984111111</text:p>
          </table:table-cell>
          <table:table-cell table:style-name="ce10" office:value-type="float" office:value="-115.213907869444" calcext:value-type="float">
            <text:p>-115.213907869444</text:p>
          </table:table-cell>
          <table:table-cell office:value-type="string" calcext:value-type="string">
            <text:p>F3_Bonsai_undisturbed_20250226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bonsai_undisturbed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8.50939464569092" calcext:value-type="float">
            <text:p>8.5093946456909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34" calcext:value-type="float">
            <text:p>93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01" calcext:value-type="float">
            <text:p>101</text:p>
          </table:table-cell>
          <table:table-cell office:value-type="string" calcext:value-type="string">
            <text:p>Hit Bottom - Cancelled</text:p>
          </table:table-cell>
          <table:table-cell table:style-name="ce10" office:value-type="string" calcext:value-type="string">
            <text:p>SM550934.PNT</text:p>
          </table:table-cell>
          <table:table-cell table:style-name="ce11" office:value-type="date" office:date-value="2025-02-26T20:39:07" calcext:value-type="date">
            <text:p>2025-02-26 20:39:07</text:p>
          </table:table-cell>
          <table:table-cell table:style-name="ce10" office:value-type="float" office:value="50.8209838867188" calcext:value-type="float">
            <text:p>50.8209838867188</text:p>
          </table:table-cell>
          <table:table-cell table:style-name="ce10" office:value-type="float" office:value="-115.213851928711" calcext:value-type="float">
            <text:p>-115.213851928711</text:p>
          </table:table-cell>
          <table:table-cell table:style-name="ce10" office:value-type="float" office:value="50.8209710166667" calcext:value-type="float">
            <text:p>50.8209710166667</text:p>
          </table:table-cell>
          <table:table-cell table:style-name="ce10" office:value-type="float" office:value="-115.213898891667" calcext:value-type="float">
            <text:p>-115.213898891667</text:p>
          </table:table-cell>
          <table:table-cell office:value-type="string" calcext:value-type="string">
            <text:p>F3_Bonsai_undisturbed_20250226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bonsai</text:p>
          </table:table-cell>
          <table:table-cell table:style-name="ce15" office:value-type="string" calcext:value-type="string">
            <text:p>[0, 30]</text:p>
          </table:table-cell>
          <table:table-cell table:style-name="ce10"/>
          <table:table-cell office:value-type="float" office:value="11.7463083267212" calcext:value-type="float">
            <text:p>11.746308326721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35" calcext:value-type="float">
            <text:p>93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2" calcext:value-type="float">
            <text:p>92</text:p>
          </table:table-cell>
          <table:table-cell office:value-type="string" calcext:value-type="string">
            <text:p>Hit Bottom - Cancelled</text:p>
          </table:table-cell>
          <table:table-cell table:style-name="ce10" office:value-type="string" calcext:value-type="string">
            <text:p>SM550935.PNT</text:p>
          </table:table-cell>
          <table:table-cell table:style-name="ce11" office:value-type="date" office:date-value="2025-02-26T20:43:16" calcext:value-type="date">
            <text:p>2025-02-26 20:43:16</text:p>
          </table:table-cell>
          <table:table-cell table:style-name="ce10" office:value-type="float" office:value="50.8209266662598" calcext:value-type="float">
            <text:p>50.8209266662598</text:p>
          </table:table-cell>
          <table:table-cell table:style-name="ce10" office:value-type="float" office:value="-115.213844299316" calcext:value-type="float">
            <text:p>-115.213844299316</text:p>
          </table:table-cell>
          <table:table-cell table:style-name="ce10" office:value-type="float" office:value="50.8209292083333" calcext:value-type="float">
            <text:p>50.8209292083333</text:p>
          </table:table-cell>
          <table:table-cell table:style-name="ce10" office:value-type="float" office:value="-115.213901247222" calcext:value-type="float">
            <text:p>-115.213901247222</text:p>
          </table:table-cell>
          <table:table-cell office:value-type="string" calcext:value-type="string">
            <text:p>F3_Bonsai_undisturbed_20250226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bonsai</text:p>
          </table:table-cell>
          <table:table-cell table:style-name="ce15" office:value-type="string" calcext:value-type="string">
            <text:p>[-30, 0, 30]</text:p>
          </table:table-cell>
          <table:table-cell table:style-name="ce10"/>
          <table:table-cell office:value-type="float" office:value="14.1531162261963" calcext:value-type="float">
            <text:p>14.153116226196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36" calcext:value-type="float">
            <text:p>93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4" calcext:value-type="float">
            <text:p>9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36.PNT</text:p>
          </table:table-cell>
          <table:table-cell table:style-name="ce11" office:value-type="date" office:date-value="2025-02-26T20:48:41" calcext:value-type="date">
            <text:p>2025-02-26 20:48:41</text:p>
          </table:table-cell>
          <table:table-cell table:style-name="ce10" office:value-type="float" office:value="50.8208656311035" calcext:value-type="float">
            <text:p>50.8208656311035</text:p>
          </table:table-cell>
          <table:table-cell table:style-name="ce10" office:value-type="float" office:value="-115.213890075684" calcext:value-type="float">
            <text:p>-115.213890075684</text:p>
          </table:table-cell>
          <table:table-cell table:style-name="ce10" office:value-type="float" office:value="50.8208852833333" calcext:value-type="float">
            <text:p>50.8208852833333</text:p>
          </table:table-cell>
          <table:table-cell table:style-name="ce10" office:value-type="float" office:value="-115.213903311111" calcext:value-type="float">
            <text:p>-115.213903311111</text:p>
          </table:table-cell>
          <table:table-cell office:value-type="string" calcext:value-type="string">
            <text:p>F3_Bonsai_undisturbed_20250226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bonsai</text:p>
          </table:table-cell>
          <table:table-cell table:style-name="ce15" office:value-type="string" calcext:value-type="string">
            <text:p>[-30, 0, 30]</text:p>
          </table:table-cell>
          <table:table-cell table:style-name="ce10"/>
          <table:table-cell office:value-type="float" office:value="10.1398038864136" calcext:value-type="float">
            <text:p>10.139803886413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37" calcext:value-type="float">
            <text:p>93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9" calcext:value-type="float">
            <text:p>8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37.PNT</text:p>
          </table:table-cell>
          <table:table-cell table:style-name="ce11" office:value-type="date" office:date-value="2025-02-26T20:51:33" calcext:value-type="date">
            <text:p>2025-02-26 20:51:33</text:p>
          </table:table-cell>
          <table:table-cell table:style-name="ce10" office:value-type="float" office:value="50.8208351135254" calcext:value-type="float">
            <text:p>50.8208351135254</text:p>
          </table:table-cell>
          <table:table-cell table:style-name="ce10" office:value-type="float" office:value="-115.213897705078" calcext:value-type="float">
            <text:p>-115.213897705078</text:p>
          </table:table-cell>
          <table:table-cell table:style-name="ce10" office:value-type="float" office:value="50.8208436611111" calcext:value-type="float">
            <text:p>50.8208436611111</text:p>
          </table:table-cell>
          <table:table-cell table:style-name="ce10" office:value-type="float" office:value="-115.213907880556" calcext:value-type="float">
            <text:p>-115.213907880556</text:p>
          </table:table-cell>
          <table:table-cell office:value-type="string" calcext:value-type="string">
            <text:p>F3_Bonsai_undisturbed_20250226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2" office:value-type="string" calcext:value-type="string">
            <text:p>bonsai</text:p>
          </table:table-cell>
          <table:table-cell table:style-name="ce15" office:value-type="string" calcext:value-type="string">
            <text:p>[-30, 0, 30]</text:p>
          </table:table-cell>
          <table:table-cell table:style-name="ce10"/>
          <table:table-cell office:value-type="float" office:value="8.5897102355957" calcext:value-type="float">
            <text:p>8.589710235595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46" calcext:value-type="float">
            <text:p>94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8" calcext:value-type="float">
            <text:p>68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46.PNT</text:p>
          </table:table-cell>
          <table:table-cell table:style-name="ce11" office:value-type="date" office:date-value="2025-02-26T22:57:12" calcext:value-type="date">
            <text:p>2025-02-26 22:57:12</text:p>
          </table:table-cell>
          <table:table-cell table:style-name="ce10" office:value-type="float" office:value="50.8385047912598" calcext:value-type="float">
            <text:p>50.8385047912598</text:p>
          </table:table-cell>
          <table:table-cell table:style-name="ce10" office:value-type="float" office:value="-115.216148376465" calcext:value-type="float">
            <text:p>-115.216148376465</text:p>
          </table:table-cell>
          <table:table-cell table:style-name="ce10" office:value-type="float" office:value="50.8384849277778" calcext:value-type="float">
            <text:p>50.8384849277778</text:p>
          </table:table-cell>
          <table:table-cell table:style-name="ce10" office:value-type="float" office:value="-115.2161544" calcext:value-type="float">
            <text:p>-115.2161544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_undisturbed</text:p>
          </table:table-cell>
          <table:table-cell office:value-type="string" calcext:value-type="string">
            <text:p>[0,10,20,30,40]</text:p>
          </table:table-cell>
          <table:table-cell office:value-type="string" calcext:value-type="string">
            <text:p>[‘center’,’right’,’left’]</text:p>
          </table:table-cell>
          <table:table-cell office:value-type="float" office:value="14.1975345611572" calcext:value-type="float">
            <text:p>14.197534561157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47" calcext:value-type="float">
            <text:p>94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47.PNT</text:p>
          </table:table-cell>
          <table:table-cell table:style-name="ce11" office:value-type="date" office:date-value="2025-02-26T22:58:32" calcext:value-type="date">
            <text:p>2025-02-26 22:58:32</text:p>
          </table:table-cell>
          <table:table-cell table:style-name="ce10" office:value-type="float" office:value="50.8385009765625" calcext:value-type="float">
            <text:p>50.8385009765625</text:p>
          </table:table-cell>
          <table:table-cell table:style-name="ce10" office:value-type="float" office:value="-115.21614074707" calcext:value-type="float">
            <text:p>-115.21614074707</text:p>
          </table:table-cell>
          <table:table-cell table:style-name="ce10" office:value-type="float" office:value="50.8384862277778" calcext:value-type="float">
            <text:p>50.8384862277778</text:p>
          </table:table-cell>
          <table:table-cell table:style-name="ce10" office:value-type="float" office:value="-115.216149466667" calcext:value-type="float">
            <text:p>-115.216149466667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1975345611572" calcext:value-type="float">
            <text:p>14.197534561157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48" calcext:value-type="float">
            <text:p>94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48.PNT</text:p>
          </table:table-cell>
          <table:table-cell table:style-name="ce11" office:value-type="date" office:date-value="2025-02-26T22:59:47" calcext:value-type="date">
            <text:p>2025-02-26 22:59:47</text:p>
          </table:table-cell>
          <table:table-cell table:style-name="ce10" office:value-type="float" office:value="50.8384971618652" calcext:value-type="float">
            <text:p>50.8384971618652</text:p>
          </table:table-cell>
          <table:table-cell table:style-name="ce10" office:value-type="float" office:value="-115.216133117676" calcext:value-type="float">
            <text:p>-115.216133117676</text:p>
          </table:table-cell>
          <table:table-cell table:style-name="ce10" office:value-type="float" office:value="50.8384855888889" calcext:value-type="float">
            <text:p>50.8384855888889</text:p>
          </table:table-cell>
          <table:table-cell table:style-name="ce10" office:value-type="float" office:value="-115.216143477778" calcext:value-type="float">
            <text:p>-115.216143477778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_center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2401494979858" calcext:value-type="float">
            <text:p>14.240149497985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49" calcext:value-type="float">
            <text:p>94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1" calcext:value-type="float">
            <text:p>71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49.PNT</text:p>
          </table:table-cell>
          <table:table-cell table:style-name="ce11" office:value-type="date" office:date-value="2025-02-26T23:01:07" calcext:value-type="date">
            <text:p>2025-02-26 23:01:07</text:p>
          </table:table-cell>
          <table:table-cell table:style-name="ce10" office:value-type="float" office:value="50.8384971618652" calcext:value-type="float">
            <text:p>50.8384971618652</text:p>
          </table:table-cell>
          <table:table-cell table:style-name="ce10" office:value-type="float" office:value="-115.216133117676" calcext:value-type="float">
            <text:p>-115.216133117676</text:p>
          </table:table-cell>
          <table:table-cell table:style-name="ce10" office:value-type="float" office:value="50.8384856888889" calcext:value-type="float">
            <text:p>50.8384856888889</text:p>
          </table:table-cell>
          <table:table-cell table:style-name="ce10" office:value-type="float" office:value="-115.216136377778" calcext:value-type="float">
            <text:p>-115.216136377778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_righ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2401494979858" calcext:value-type="float">
            <text:p>14.240149497985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50" calcext:value-type="float">
            <text:p>95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9" calcext:value-type="float">
            <text:p>69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50.PNT</text:p>
          </table:table-cell>
          <table:table-cell table:style-name="ce11" office:value-type="date" office:date-value="2025-02-26T23:02:23" calcext:value-type="date">
            <text:p>2025-02-26 23:02:23</text:p>
          </table:table-cell>
          <table:table-cell table:style-name="ce10" office:value-type="float" office:value="50.8385009765625" calcext:value-type="float">
            <text:p>50.8385009765625</text:p>
          </table:table-cell>
          <table:table-cell table:style-name="ce10" office:value-type="float" office:value="-115.216125488281" calcext:value-type="float">
            <text:p>-115.216125488281</text:p>
          </table:table-cell>
          <table:table-cell table:style-name="ce10" office:value-type="float" office:value="50.8384861472222" calcext:value-type="float">
            <text:p>50.8384861472222</text:p>
          </table:table-cell>
          <table:table-cell table:style-name="ce10" office:value-type="float" office:value="-115.216130227778" calcext:value-type="float">
            <text:p>-115.216130227778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_lef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1975345611572" calcext:value-type="float">
            <text:p>14.197534561157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51" calcext:value-type="float">
            <text:p>95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5" calcext:value-type="float">
            <text:p>65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51.PNT</text:p>
          </table:table-cell>
          <table:table-cell table:style-name="ce11" office:value-type="date" office:date-value="2025-02-26T23:03:28" calcext:value-type="date">
            <text:p>2025-02-26 23:03:28</text:p>
          </table:table-cell>
          <table:table-cell table:style-name="ce10" office:value-type="float" office:value="50.8385009765625" calcext:value-type="float">
            <text:p>50.8385009765625</text:p>
          </table:table-cell>
          <table:table-cell table:style-name="ce10" office:value-type="float" office:value="-115.216148376465" calcext:value-type="float">
            <text:p>-115.216148376465</text:p>
          </table:table-cell>
          <table:table-cell table:style-name="ce10" office:value-type="float" office:value="50.8384937861111" calcext:value-type="float">
            <text:p>50.8384937861111</text:p>
          </table:table-cell>
          <table:table-cell table:style-name="ce10" office:value-type="float" office:value="-115.216127872222" calcext:value-type="float">
            <text:p>-115.216127872222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1975345611572" calcext:value-type="float">
            <text:p>14.197534561157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52" calcext:value-type="float">
            <text:p>95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52.PNT</text:p>
          </table:table-cell>
          <table:table-cell table:style-name="ce11" office:value-type="date" office:date-value="2025-02-26T23:04:41" calcext:value-type="date">
            <text:p>2025-02-26 23:04:41</text:p>
          </table:table-cell>
          <table:table-cell table:style-name="ce10" office:value-type="float" office:value="50.8385162353516" calcext:value-type="float">
            <text:p>50.8385162353516</text:p>
          </table:table-cell>
          <table:table-cell table:style-name="ce10" office:value-type="float" office:value="-115.216201782227" calcext:value-type="float">
            <text:p>-115.216201782227</text:p>
          </table:table-cell>
          <table:table-cell table:style-name="ce10" office:value-type="float" office:value="50.8384949277778" calcext:value-type="float">
            <text:p>50.8384949277778</text:p>
          </table:table-cell>
          <table:table-cell table:style-name="ce10" office:value-type="float" office:value="-115.216134280556" calcext:value-type="float">
            <text:p>-115.216134280556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53" calcext:value-type="float">
            <text:p>95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Hit Bottom - within undisturbed scene - SMP hopped at overload</text:p>
          </table:table-cell>
          <table:table-cell table:style-name="ce10" office:value-type="string" calcext:value-type="string">
            <text:p>SM550953.PNT</text:p>
          </table:table-cell>
          <table:table-cell table:style-name="ce11" office:value-type="date" office:date-value="2025-02-26T23:05:38" calcext:value-type="date">
            <text:p>2025-02-26 23:05:38</text:p>
          </table:table-cell>
          <table:table-cell table:style-name="ce10" office:value-type="float" office:value="50.8385162353516" calcext:value-type="float">
            <text:p>50.8385162353516</text:p>
          </table:table-cell>
          <table:table-cell table:style-name="ce10" office:value-type="float" office:value="-115.216201782227" calcext:value-type="float">
            <text:p>-115.216201782227</text:p>
          </table:table-cell>
          <table:table-cell table:style-name="ce10" office:value-type="float" office:value="50.8384937" calcext:value-type="float">
            <text:p>50.8384937</text:p>
          </table:table-cell>
          <table:table-cell table:style-name="ce10" office:value-type="float" office:value="-115.216139161111" calcext:value-type="float">
            <text:p>-115.216139161111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54" calcext:value-type="float">
            <text:p>95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2" calcext:value-type="float">
            <text:p>52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54.PNT</text:p>
          </table:table-cell>
          <table:table-cell table:style-name="ce11" office:value-type="date" office:date-value="2025-02-26T23:06:55" calcext:value-type="date">
            <text:p>2025-02-26 23:06:55</text:p>
          </table:table-cell>
          <table:table-cell table:style-name="ce10" office:value-type="float" office:value="50.8385047912598" calcext:value-type="float">
            <text:p>50.8385047912598</text:p>
          </table:table-cell>
          <table:table-cell table:style-name="ce10" office:value-type="float" office:value="-115.216201782227" calcext:value-type="float">
            <text:p>-115.216201782227</text:p>
          </table:table-cell>
          <table:table-cell table:style-name="ce10" office:value-type="float" office:value="50.838493075" calcext:value-type="float">
            <text:p>50.838493075</text:p>
          </table:table-cell>
          <table:table-cell table:style-name="ce10" office:value-type="float" office:value="-115.21614675" calcext:value-type="float">
            <text:p>-115.21614675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55" calcext:value-type="float">
            <text:p>95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Hit Bottom - within undisturbed scene - SMP hopped at overload</text:p>
          </table:table-cell>
          <table:table-cell table:style-name="ce10" office:value-type="string" calcext:value-type="string">
            <text:p>SM550955.PNT</text:p>
          </table:table-cell>
          <table:table-cell table:style-name="ce11" office:value-type="date" office:date-value="2025-02-26T23:08:09" calcext:value-type="date">
            <text:p>2025-02-26 23:08:09</text:p>
          </table:table-cell>
          <table:table-cell table:style-name="ce10" office:value-type="float" office:value="50.838508605957" calcext:value-type="float">
            <text:p>50.838508605957</text:p>
          </table:table-cell>
          <table:table-cell table:style-name="ce10" office:value-type="float" office:value="-115.216201782227" calcext:value-type="float">
            <text:p>-115.216201782227</text:p>
          </table:table-cell>
          <table:table-cell table:style-name="ce10" office:value-type="float" office:value="50.8384937333333" calcext:value-type="float">
            <text:p>50.8384937333333</text:p>
          </table:table-cell>
          <table:table-cell table:style-name="ce10" office:value-type="float" office:value="-115.216154269444" calcext:value-type="float">
            <text:p>-115.216154269444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56" calcext:value-type="float">
            <text:p>95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56.PNT</text:p>
          </table:table-cell>
          <table:table-cell table:style-name="ce11" office:value-type="date" office:date-value="2025-02-26T23:13:07" calcext:value-type="date">
            <text:p>2025-02-26 23:13:07</text:p>
          </table:table-cell>
          <table:table-cell table:style-name="ce10" office:value-type="float" office:value="50.8385391235352" calcext:value-type="float">
            <text:p>50.8385391235352</text:p>
          </table:table-cell>
          <table:table-cell table:style-name="ce10" office:value-type="float" office:value="-115.216209411621" calcext:value-type="float">
            <text:p>-115.216209411621</text:p>
          </table:table-cell>
          <table:table-cell table:style-name="ce10" office:value-type="float" office:value="50.8385259138889" calcext:value-type="float">
            <text:p>50.8385259138889</text:p>
          </table:table-cell>
          <table:table-cell table:style-name="ce10" office:value-type="float" office:value="-115.216117758333" calcext:value-type="float">
            <text:p>-115.216117758333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2.1872358322144" calcext:value-type="float">
            <text:p>12.187235832214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57" calcext:value-type="float">
            <text:p>95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57.PNT</text:p>
          </table:table-cell>
          <table:table-cell table:style-name="ce11" office:value-type="date" office:date-value="2025-02-26T23:14:05" calcext:value-type="date">
            <text:p>2025-02-26 23:14:05</text:p>
          </table:table-cell>
          <table:table-cell table:style-name="ce10" office:value-type="float" office:value="50.8385391235352" calcext:value-type="float">
            <text:p>50.8385391235352</text:p>
          </table:table-cell>
          <table:table-cell table:style-name="ce10" office:value-type="float" office:value="-115.216194152832" calcext:value-type="float">
            <text:p>-115.216194152832</text:p>
          </table:table-cell>
          <table:table-cell table:style-name="ce10" office:value-type="float" office:value="50.8385307972222" calcext:value-type="float">
            <text:p>50.8385307972222</text:p>
          </table:table-cell>
          <table:table-cell table:style-name="ce10" office:value-type="float" office:value="-115.2161215" calcext:value-type="float">
            <text:p>-115.2161215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3.2106885910034" calcext:value-type="float">
            <text:p>13.210688591003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58" calcext:value-type="float">
            <text:p>95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1" calcext:value-type="float">
            <text:p>6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58.PNT</text:p>
          </table:table-cell>
          <table:table-cell table:style-name="ce11" office:value-type="date" office:date-value="2025-02-26T23:15:12" calcext:value-type="date">
            <text:p>2025-02-26 23:15:12</text:p>
          </table:table-cell>
          <table:table-cell table:style-name="ce10" office:value-type="float" office:value="50.8385467529297" calcext:value-type="float">
            <text:p>50.8385467529297</text:p>
          </table:table-cell>
          <table:table-cell table:style-name="ce10" office:value-type="float" office:value="-115.216186523438" calcext:value-type="float">
            <text:p>-115.216186523438</text:p>
          </table:table-cell>
          <table:table-cell table:style-name="ce10" office:value-type="float" office:value="50.8385254138889" calcext:value-type="float">
            <text:p>50.8385254138889</text:p>
          </table:table-cell>
          <table:table-cell table:style-name="ce10" office:value-type="float" office:value="-115.216108816667" calcext:value-type="float">
            <text:p>-115.216108816667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3.2106885910034" calcext:value-type="float">
            <text:p>13.210688591003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59" calcext:value-type="float">
            <text:p>95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0" calcext:value-type="float">
            <text:p>6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59.PNT</text:p>
          </table:table-cell>
          <table:table-cell table:style-name="ce11" office:value-type="date" office:date-value="2025-02-26T23:16:31" calcext:value-type="date">
            <text:p>2025-02-26 23:16:31</text:p>
          </table:table-cell>
          <table:table-cell table:style-name="ce10" office:value-type="float" office:value="50.8385734558106" calcext:value-type="float">
            <text:p>50.8385734558106</text:p>
          </table:table-cell>
          <table:table-cell table:style-name="ce10" office:value-type="float" office:value="-115.216163635254" calcext:value-type="float">
            <text:p>-115.216163635254</text:p>
          </table:table-cell>
          <table:table-cell table:style-name="ce10" office:value-type="float" office:value="50.8385565638889" calcext:value-type="float">
            <text:p>50.8385565638889</text:p>
          </table:table-cell>
          <table:table-cell table:style-name="ce10" office:value-type="float" office:value="-115.216092136111" calcext:value-type="float">
            <text:p>-115.216092136111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4.4026441574097" calcext:value-type="float">
            <text:p>14.402644157409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60" calcext:value-type="float">
            <text:p>96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3" calcext:value-type="float">
            <text:p>6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60.PNT</text:p>
          </table:table-cell>
          <table:table-cell table:style-name="ce11" office:value-type="date" office:date-value="2025-02-26T23:18:24" calcext:value-type="date">
            <text:p>2025-02-26 23:18:24</text:p>
          </table:table-cell>
          <table:table-cell table:style-name="ce10" office:value-type="float" office:value="50.8385734558106" calcext:value-type="float">
            <text:p>50.8385734558106</text:p>
          </table:table-cell>
          <table:table-cell table:style-name="ce10" office:value-type="float" office:value="-115.216117858887" calcext:value-type="float">
            <text:p>-115.216117858887</text:p>
          </table:table-cell>
          <table:table-cell table:style-name="ce10" office:value-type="float" office:value="50.8385566777778" calcext:value-type="float">
            <text:p>50.8385566777778</text:p>
          </table:table-cell>
          <table:table-cell table:style-name="ce10" office:value-type="float" office:value="-115.216082047222" calcext:value-type="float">
            <text:p>-115.216082047222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4.2086477279663" calcext:value-type="float">
            <text:p>14.208647727966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61" calcext:value-type="float">
            <text:p>96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61.PNT</text:p>
          </table:table-cell>
          <table:table-cell table:style-name="ce11" office:value-type="date" office:date-value="2025-02-26T23:18:55" calcext:value-type="date">
            <text:p>2025-02-26 23:18:55</text:p>
          </table:table-cell>
          <table:table-cell table:style-name="ce10" office:value-type="float" office:value="50.8385887145996" calcext:value-type="float">
            <text:p>50.8385887145996</text:p>
          </table:table-cell>
          <table:table-cell table:style-name="ce10" office:value-type="float" office:value="-115.216133117676" calcext:value-type="float">
            <text:p>-115.216133117676</text:p>
          </table:table-cell>
          <table:table-cell table:style-name="ce10" office:value-type="float" office:value="50.8385566027778" calcext:value-type="float">
            <text:p>50.8385566027778</text:p>
          </table:table-cell>
          <table:table-cell table:style-name="ce10" office:value-type="float" office:value="-115.216082063889" calcext:value-type="float">
            <text:p>-115.216082063889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4.3850431442261" calcext:value-type="float">
            <text:p>14.385043144226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62" calcext:value-type="float">
            <text:p>96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62.PNT</text:p>
          </table:table-cell>
          <table:table-cell table:style-name="ce11" office:value-type="date" office:date-value="2025-02-26T23:20:27" calcext:value-type="date">
            <text:p>2025-02-26 23:20:27</text:p>
          </table:table-cell>
          <table:table-cell table:style-name="ce10" office:value-type="float" office:value="50.838623046875" calcext:value-type="float">
            <text:p>50.838623046875</text:p>
          </table:table-cell>
          <table:table-cell table:style-name="ce10" office:value-type="float" office:value="-115.216102600098" calcext:value-type="float">
            <text:p>-115.216102600098</text:p>
          </table:table-cell>
          <table:table-cell table:style-name="ce10" office:value-type="float" office:value="50.8386059833333" calcext:value-type="float">
            <text:p>50.8386059833333</text:p>
          </table:table-cell>
          <table:table-cell table:style-name="ce10" office:value-type="float" office:value="-115.216073697222" calcext:value-type="float">
            <text:p>-115.216073697222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3.1914415359497" calcext:value-type="float">
            <text:p>13.191441535949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63" calcext:value-type="float">
            <text:p>96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63.PNT</text:p>
          </table:table-cell>
          <table:table-cell table:style-name="ce11" office:value-type="date" office:date-value="2025-02-26T23:21:07" calcext:value-type="date">
            <text:p>2025-02-26 23:21:07</text:p>
          </table:table-cell>
          <table:table-cell table:style-name="ce10" office:value-type="float" office:value="50.838623046875" calcext:value-type="float">
            <text:p>50.838623046875</text:p>
          </table:table-cell>
          <table:table-cell table:style-name="ce10" office:value-type="float" office:value="-115.216094970703" calcext:value-type="float">
            <text:p>-115.216094970703</text:p>
          </table:table-cell>
          <table:table-cell table:style-name="ce10" office:value-type="float" office:value="50.8386047916667" calcext:value-type="float">
            <text:p>50.8386047916667</text:p>
          </table:table-cell>
          <table:table-cell table:style-name="ce10" office:value-type="float" office:value="-115.216068230556" calcext:value-type="float">
            <text:p>-115.216068230556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3.1914415359497" calcext:value-type="float">
            <text:p>13.191441535949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64" calcext:value-type="float">
            <text:p>96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64.PNT</text:p>
          </table:table-cell>
          <table:table-cell table:style-name="ce11" office:value-type="date" office:date-value="2025-02-26T23:22:10" calcext:value-type="date">
            <text:p>2025-02-26 23:22:10</text:p>
          </table:table-cell>
          <table:table-cell table:style-name="ce10" office:value-type="float" office:value="50.838623046875" calcext:value-type="float">
            <text:p>50.838623046875</text:p>
          </table:table-cell>
          <table:table-cell table:style-name="ce10" office:value-type="float" office:value="-115.216094970703" calcext:value-type="float">
            <text:p>-115.216094970703</text:p>
          </table:table-cell>
          <table:table-cell table:style-name="ce10" office:value-type="float" office:value="50.83860445" calcext:value-type="float">
            <text:p>50.83860445</text:p>
          </table:table-cell>
          <table:table-cell table:style-name="ce10" office:value-type="float" office:value="-115.216063155556" calcext:value-type="float">
            <text:p>-115.216063155556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3.1914415359497" calcext:value-type="float">
            <text:p>13.191441535949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65" calcext:value-type="float">
            <text:p>96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Hit Bottom - No graph showed on controller</text:p>
          </table:table-cell>
          <table:table-cell table:style-name="ce10" office:value-type="string" calcext:value-type="string">
            <text:p>SM550965.PNT</text:p>
          </table:table-cell>
          <table:table-cell table:number-columns-repeated="5"/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table:style-name="ce12" office:value-type="string" calcext:value-type="string">
            <text:p>[-30, 0, 30]</text:p>
          </table:table-cell>
          <table:table-cell table:number-columns-repeated="16367"/>
          <table:table-cell table:style-name="ce10"/>
        </table:table-row>
        <table:table-row table:style-name="ro2">
          <table:table-cell table:style-name="ce10" office:value-type="float" office:value="966" calcext:value-type="float">
            <text:p>96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66.PNT</text:p>
          </table:table-cell>
          <table:table-cell table:style-name="ce11" office:value-type="date" office:date-value="2025-02-26T23:31:51" calcext:value-type="date">
            <text:p>2025-02-26 23:31:51</text:p>
          </table:table-cell>
          <table:table-cell table:style-name="ce10" office:value-type="float" office:value="50.8386421203613" calcext:value-type="float">
            <text:p>50.8386421203613</text:p>
          </table:table-cell>
          <table:table-cell table:style-name="ce10" office:value-type="float" office:value="-115.216064453125" calcext:value-type="float">
            <text:p>-115.216064453125</text:p>
          </table:table-cell>
          <table:table-cell table:style-name="ce10" office:value-type="float" office:value="50.8386507666667" calcext:value-type="float">
            <text:p>50.8386507666667</text:p>
          </table:table-cell>
          <table:table-cell table:style-name="ce10" office:value-type="float" office:value="-115.216044397222" calcext:value-type="float">
            <text:p>-115.216044397222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4.1929006576538" calcext:value-type="float">
            <text:p>14.192900657653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67" calcext:value-type="float">
            <text:p>96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67.PNT</text:p>
          </table:table-cell>
          <table:table-cell table:style-name="ce11" office:value-type="date" office:date-value="2025-02-26T23:32:57" calcext:value-type="date">
            <text:p>2025-02-26 23:32:57</text:p>
          </table:table-cell>
          <table:table-cell table:style-name="ce10" office:value-type="float" office:value="50.8386535644531" calcext:value-type="float">
            <text:p>50.8386535644531</text:p>
          </table:table-cell>
          <table:table-cell table:style-name="ce10" office:value-type="float" office:value="-115.216033935547" calcext:value-type="float">
            <text:p>-115.216033935547</text:p>
          </table:table-cell>
          <table:table-cell table:style-name="ce10" office:value-type="float" office:value="50.8386492694445" calcext:value-type="float">
            <text:p>50.8386492694445</text:p>
          </table:table-cell>
          <table:table-cell table:style-name="ce10" office:value-type="float" office:value="-115.216039944444" calcext:value-type="float">
            <text:p>-115.216039944444</text:p>
          </table:table-cell>
          <table:table-cell office:value-type="string" calcext:value-type="string">
            <text:p>F4_FortressRidgeSouth_undisturbed_20250226</text:p>
          </table:table-cell>
          <table:table-cell table:style-name="ce10" office:value-type="string" calcext:value-type="string">
            <text:p>F4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fortressridgesouth_undisturbed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3.6703748703003" calcext:value-type="float">
            <text:p>13.670374870300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13" calcext:value-type="float">
            <text:p>101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13.PNT</text:p>
          </table:table-cell>
          <table:table-cell table:style-name="ce11" office:value-type="date" office:date-value="2025-02-27T19:34:29" calcext:value-type="date">
            <text:p>2025-02-27 19:34:29</text:p>
          </table:table-cell>
          <table:table-cell table:style-name="ce10" office:value-type="float" office:value="50.8209915161133" calcext:value-type="float">
            <text:p>50.8209915161133</text:p>
          </table:table-cell>
          <table:table-cell table:style-name="ce10" office:value-type="float" office:value="-115.198188781738" calcext:value-type="float">
            <text:p>-115.198188781738</text:p>
          </table:table-cell>
          <table:table-cell table:style-name="ce10" office:value-type="float" office:value="50.8209688555556" calcext:value-type="float">
            <text:p>50.8209688555556</text:p>
          </table:table-cell>
          <table:table-cell table:style-name="ce10" office:value-type="float" office:value="-115.1981414" calcext:value-type="float">
            <text:p>-115.1981414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3.57052659988403" calcext:value-type="float">
            <text:p>3.5705265998840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14" calcext:value-type="float">
            <text:p>101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14.PNT</text:p>
          </table:table-cell>
          <table:table-cell table:style-name="ce11" office:value-type="date" office:date-value="2025-02-27T19:35:03" calcext:value-type="date">
            <text:p>2025-02-27 19:35:03</text:p>
          </table:table-cell>
          <table:table-cell table:style-name="ce10" office:value-type="float" office:value="50.820987701416" calcext:value-type="float">
            <text:p>50.820987701416</text:p>
          </table:table-cell>
          <table:table-cell table:style-name="ce10" office:value-type="float" office:value="-115.198181152344" calcext:value-type="float">
            <text:p>-115.198181152344</text:p>
          </table:table-cell>
          <table:table-cell table:style-name="ce10" office:value-type="float" office:value="50.8209705111111" calcext:value-type="float">
            <text:p>50.8209705111111</text:p>
          </table:table-cell>
          <table:table-cell table:style-name="ce10" office:value-type="float" office:value="-115.198129769444" calcext:value-type="float">
            <text:p>-115.198129769444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3.57052659988403" calcext:value-type="float">
            <text:p>3.5705265998840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15" calcext:value-type="float">
            <text:p>101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15.PNT</text:p>
          </table:table-cell>
          <table:table-cell table:style-name="ce11" office:value-type="date" office:date-value="2025-02-27T19:35:38" calcext:value-type="date">
            <text:p>2025-02-27 19:35:38</text:p>
          </table:table-cell>
          <table:table-cell table:style-name="ce10" office:value-type="float" office:value="50.8209953308106" calcext:value-type="float">
            <text:p>50.8209953308106</text:p>
          </table:table-cell>
          <table:table-cell table:style-name="ce10" office:value-type="float" office:value="-115.198135375977" calcext:value-type="float">
            <text:p>-115.198135375977</text:p>
          </table:table-cell>
          <table:table-cell table:style-name="ce10" office:value-type="float" office:value="50.8209720361111" calcext:value-type="float">
            <text:p>50.8209720361111</text:p>
          </table:table-cell>
          <table:table-cell table:style-name="ce10" office:value-type="float" office:value="-115.198121147222" calcext:value-type="float">
            <text:p>-115.198121147222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2.16915726661682" calcext:value-type="float">
            <text:p>2.1691572666168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16" calcext:value-type="float">
            <text:p>101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16.PNT</text:p>
          </table:table-cell>
          <table:table-cell table:style-name="ce11" office:value-type="date" office:date-value="2025-02-27T19:36:23" calcext:value-type="date">
            <text:p>2025-02-27 19:36:23</text:p>
          </table:table-cell>
          <table:table-cell table:style-name="ce10" office:value-type="float" office:value="50.8209381103516" calcext:value-type="float">
            <text:p>50.8209381103516</text:p>
          </table:table-cell>
          <table:table-cell table:style-name="ce10" office:value-type="float" office:value="-115.198104858398" calcext:value-type="float">
            <text:p>-115.198104858398</text:p>
          </table:table-cell>
          <table:table-cell table:style-name="ce10" office:value-type="float" office:value="50.8209166444444" calcext:value-type="float">
            <text:p>50.8209166444444</text:p>
          </table:table-cell>
          <table:table-cell table:style-name="ce10" office:value-type="float" office:value="-115.198090775" calcext:value-type="float">
            <text:p>-115.198090775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6.5016450881958" calcext:value-type="float">
            <text:p>6.501645088195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17" calcext:value-type="float">
            <text:p>101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17.PNT</text:p>
          </table:table-cell>
          <table:table-cell table:style-name="ce11" office:value-type="date" office:date-value="2025-02-27T19:36:59" calcext:value-type="date">
            <text:p>2025-02-27 19:36:59</text:p>
          </table:table-cell>
          <table:table-cell table:style-name="ce10" office:value-type="float" office:value="50.820930480957" calcext:value-type="float">
            <text:p>50.820930480957</text:p>
          </table:table-cell>
          <table:table-cell table:style-name="ce10" office:value-type="float" office:value="-115.198127746582" calcext:value-type="float">
            <text:p>-115.198127746582</text:p>
          </table:table-cell>
          <table:table-cell table:style-name="ce10" office:value-type="float" office:value="50.8209137555556" calcext:value-type="float">
            <text:p>50.8209137555556</text:p>
          </table:table-cell>
          <table:table-cell table:style-name="ce10" office:value-type="float" office:value="-115.198100616667" calcext:value-type="float">
            <text:p>-115.198100616667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1.504620552063" calcext:value-type="float">
            <text:p>11.50462055206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18" calcext:value-type="float">
            <text:p>101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18.PNT</text:p>
          </table:table-cell>
          <table:table-cell table:style-name="ce11" office:value-type="date" office:date-value="2025-02-27T19:37:36" calcext:value-type="date">
            <text:p>2025-02-27 19:37:36</text:p>
          </table:table-cell>
          <table:table-cell table:style-name="ce10" office:value-type="float" office:value="50.8209114074707" calcext:value-type="float">
            <text:p>50.8209114074707</text:p>
          </table:table-cell>
          <table:table-cell table:style-name="ce10" office:value-type="float" office:value="-115.198127746582" calcext:value-type="float">
            <text:p>-115.198127746582</text:p>
          </table:table-cell>
          <table:table-cell table:style-name="ce10" office:value-type="float" office:value="50.820910325" calcext:value-type="float">
            <text:p>50.820910325</text:p>
          </table:table-cell>
          <table:table-cell table:style-name="ce10" office:value-type="float" office:value="-115.198112930556" calcext:value-type="float">
            <text:p>-115.198112930556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3.1319332122803" calcext:value-type="float">
            <text:p>13.131933212280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19" calcext:value-type="float">
            <text:p>101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19.PNT</text:p>
          </table:table-cell>
          <table:table-cell table:style-name="ce11" office:value-type="date" office:date-value="2025-02-27T19:42:46" calcext:value-type="date">
            <text:p>2025-02-27 19:42:46</text:p>
          </table:table-cell>
          <table:table-cell table:style-name="ce10" office:value-type="float" office:value="50.820915222168" calcext:value-type="float">
            <text:p>50.820915222168</text:p>
          </table:table-cell>
          <table:table-cell table:style-name="ce10" office:value-type="float" office:value="-115.198089599609" calcext:value-type="float">
            <text:p>-115.198089599609</text:p>
          </table:table-cell>
          <table:table-cell table:style-name="ce10" office:value-type="float" office:value="50.8208585583333" calcext:value-type="float">
            <text:p>50.8208585583333</text:p>
          </table:table-cell>
          <table:table-cell table:style-name="ce10" office:value-type="float" office:value="-115.198076163889" calcext:value-type="float">
            <text:p>-115.198076163889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1.8770751953125" calcext:value-type="float">
            <text:p>11.877075195312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20" calcext:value-type="float">
            <text:p>102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20.PNT</text:p>
          </table:table-cell>
          <table:table-cell table:style-name="ce11" office:value-type="date" office:date-value="2025-02-27T19:43:19" calcext:value-type="date">
            <text:p>2025-02-27 19:43:19</text:p>
          </table:table-cell>
          <table:table-cell table:style-name="ce10" office:value-type="float" office:value="50.820915222168" calcext:value-type="float">
            <text:p>50.820915222168</text:p>
          </table:table-cell>
          <table:table-cell table:style-name="ce10" office:value-type="float" office:value="-115.198089599609" calcext:value-type="float">
            <text:p>-115.198089599609</text:p>
          </table:table-cell>
          <table:table-cell table:style-name="ce10" office:value-type="float" office:value="50.8208599055556" calcext:value-type="float">
            <text:p>50.8208599055556</text:p>
          </table:table-cell>
          <table:table-cell table:style-name="ce10" office:value-type="float" office:value="-115.198070122222" calcext:value-type="float">
            <text:p>-115.198070122222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1.8770751953125" calcext:value-type="float">
            <text:p>11.877075195312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21" calcext:value-type="float">
            <text:p>102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21.PNT</text:p>
          </table:table-cell>
          <table:table-cell table:style-name="ce11" office:value-type="date" office:date-value="2025-02-27T19:43:50" calcext:value-type="date">
            <text:p>2025-02-27 19:43:50</text:p>
          </table:table-cell>
          <table:table-cell table:style-name="ce10" office:value-type="float" office:value="50.8209114074707" calcext:value-type="float">
            <text:p>50.8209114074707</text:p>
          </table:table-cell>
          <table:table-cell table:style-name="ce10" office:value-type="float" office:value="-115.19807434082" calcext:value-type="float">
            <text:p>-115.19807434082</text:p>
          </table:table-cell>
          <table:table-cell table:style-name="ce10" office:value-type="float" office:value="50.8208602861111" calcext:value-type="float">
            <text:p>50.8208602861111</text:p>
          </table:table-cell>
          <table:table-cell table:style-name="ce10" office:value-type="float" office:value="-115.198062452778" calcext:value-type="float">
            <text:p>-115.198062452778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1.2683601379395" calcext:value-type="float">
            <text:p>11.268360137939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22" calcext:value-type="float">
            <text:p>102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22.PNT</text:p>
          </table:table-cell>
          <table:table-cell table:style-name="ce11" office:value-type="date" office:date-value="2025-02-27T20:04:12" calcext:value-type="date">
            <text:p>2025-02-27 20:04:12</text:p>
          </table:table-cell>
          <table:table-cell table:style-name="ce10" office:value-type="float" office:value="50.8208465576172" calcext:value-type="float">
            <text:p>50.8208465576172</text:p>
          </table:table-cell>
          <table:table-cell table:style-name="ce10" office:value-type="float" office:value="-115.198036193848" calcext:value-type="float">
            <text:p>-115.198036193848</text:p>
          </table:table-cell>
          <table:table-cell table:style-name="ce10" office:value-type="float" office:value="50.8208111611111" calcext:value-type="float">
            <text:p>50.8208111611111</text:p>
          </table:table-cell>
          <table:table-cell table:style-name="ce10" office:value-type="float" office:value="-115.198032722222" calcext:value-type="float">
            <text:p>-115.198032722222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3.87276458740234" calcext:value-type="float">
            <text:p>3.8727645874023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23" calcext:value-type="float">
            <text:p>102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23.PNT</text:p>
          </table:table-cell>
          <table:table-cell table:style-name="ce11" office:value-type="date" office:date-value="2025-02-27T20:05:00" calcext:value-type="date">
            <text:p>2025-02-27 20:05:00</text:p>
          </table:table-cell>
          <table:table-cell table:style-name="ce10" office:value-type="float" office:value="50.8208389282227" calcext:value-type="float">
            <text:p>50.8208389282227</text:p>
          </table:table-cell>
          <table:table-cell table:style-name="ce10" office:value-type="float" office:value="-115.198051452637" calcext:value-type="float">
            <text:p>-115.198051452637</text:p>
          </table:table-cell>
          <table:table-cell table:style-name="ce10" office:value-type="float" office:value="50.8208087722222" calcext:value-type="float">
            <text:p>50.8208087722222</text:p>
          </table:table-cell>
          <table:table-cell table:style-name="ce10" office:value-type="float" office:value="-115.198043505556" calcext:value-type="float">
            <text:p>-115.198043505556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3.77724528312683" calcext:value-type="float">
            <text:p>3.7772452831268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24" calcext:value-type="float">
            <text:p>102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24.PNT</text:p>
          </table:table-cell>
          <table:table-cell table:style-name="ce11" office:value-type="date" office:date-value="2025-02-27T20:05:17" calcext:value-type="date">
            <text:p>2025-02-27 20:05:17</text:p>
          </table:table-cell>
          <table:table-cell table:style-name="ce10" office:value-type="float" office:value="50.8208427429199" calcext:value-type="float">
            <text:p>50.8208427429199</text:p>
          </table:table-cell>
          <table:table-cell table:style-name="ce10" office:value-type="float" office:value="-115.198043823242" calcext:value-type="float">
            <text:p>-115.198043823242</text:p>
          </table:table-cell>
          <table:table-cell table:style-name="ce10" office:value-type="float" office:value="50.8208090777778" calcext:value-type="float">
            <text:p>50.8208090777778</text:p>
          </table:table-cell>
          <table:table-cell table:style-name="ce10" office:value-type="float" office:value="-115.198043638889" calcext:value-type="float">
            <text:p>-115.198043638889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3.77724528312683" calcext:value-type="float">
            <text:p>3.7772452831268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25" calcext:value-type="float">
            <text:p>102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25.PNT</text:p>
          </table:table-cell>
          <table:table-cell table:style-name="ce11" office:value-type="date" office:date-value="2025-02-27T20:06:24" calcext:value-type="date">
            <text:p>2025-02-27 20:06:24</text:p>
          </table:table-cell>
          <table:table-cell table:style-name="ce10" office:value-type="float" office:value="50.8207740783691" calcext:value-type="float">
            <text:p>50.8207740783691</text:p>
          </table:table-cell>
          <table:table-cell table:style-name="ce10" office:value-type="float" office:value="-115.198020935059" calcext:value-type="float">
            <text:p>-115.198020935059</text:p>
          </table:table-cell>
          <table:table-cell table:style-name="ce10" office:value-type="float" office:value="50.8207407055556" calcext:value-type="float">
            <text:p>50.8207407055556</text:p>
          </table:table-cell>
          <table:table-cell table:style-name="ce10" office:value-type="float" office:value="-115.198011619444" calcext:value-type="float">
            <text:p>-115.198011619444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2.1266622543335" calcext:value-type="float">
            <text:p>12.12666225433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26" calcext:value-type="float">
            <text:p>102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26.PNT</text:p>
          </table:table-cell>
          <table:table-cell table:style-name="ce11" office:value-type="date" office:date-value="2025-02-27T20:07:01" calcext:value-type="date">
            <text:p>2025-02-27 20:07:01</text:p>
          </table:table-cell>
          <table:table-cell table:style-name="ce10" office:value-type="float" office:value="50.8207740783691" calcext:value-type="float">
            <text:p>50.8207740783691</text:p>
          </table:table-cell>
          <table:table-cell table:style-name="ce10" office:value-type="float" office:value="-115.198020935059" calcext:value-type="float">
            <text:p>-115.198020935059</text:p>
          </table:table-cell>
          <table:table-cell table:style-name="ce10" office:value-type="float" office:value="50.8207415777778" calcext:value-type="float">
            <text:p>50.8207415777778</text:p>
          </table:table-cell>
          <table:table-cell table:style-name="ce10" office:value-type="float" office:value="-115.198006755556" calcext:value-type="float">
            <text:p>-115.198006755556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2.1266622543335" calcext:value-type="float">
            <text:p>12.12666225433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27" calcext:value-type="float">
            <text:p>102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27.PNT</text:p>
          </table:table-cell>
          <table:table-cell table:style-name="ce11" office:value-type="date" office:date-value="2025-02-27T20:07:38" calcext:value-type="date">
            <text:p>2025-02-27 20:07:38</text:p>
          </table:table-cell>
          <table:table-cell table:style-name="ce10" office:value-type="float" office:value="50.8207778930664" calcext:value-type="float">
            <text:p>50.8207778930664</text:p>
          </table:table-cell>
          <table:table-cell table:style-name="ce10" office:value-type="float" office:value="-115.19800567627" calcext:value-type="float">
            <text:p>-115.19800567627</text:p>
          </table:table-cell>
          <table:table-cell table:style-name="ce10" office:value-type="float" office:value="50.8207438166667" calcext:value-type="float">
            <text:p>50.8207438166667</text:p>
          </table:table-cell>
          <table:table-cell table:style-name="ce10" office:value-type="float" office:value="-115.198002658333" calcext:value-type="float">
            <text:p>-115.198002658333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2.1266622543335" calcext:value-type="float">
            <text:p>12.12666225433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28" calcext:value-type="float">
            <text:p>102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28.PNT</text:p>
          </table:table-cell>
          <table:table-cell table:style-name="ce11" office:value-type="date" office:date-value="2025-02-27T20:12:00" calcext:value-type="date">
            <text:p>2025-02-27 20:12:00</text:p>
          </table:table-cell>
          <table:table-cell table:style-name="ce10" office:value-type="float" office:value="50.8207206726074" calcext:value-type="float">
            <text:p>50.8207206726074</text:p>
          </table:table-cell>
          <table:table-cell table:style-name="ce10" office:value-type="float" office:value="-115.197937011719" calcext:value-type="float">
            <text:p>-115.197937011719</text:p>
          </table:table-cell>
          <table:table-cell table:style-name="ce10" office:value-type="float" office:value="50.8206889472222" calcext:value-type="float">
            <text:p>50.8206889472222</text:p>
          </table:table-cell>
          <table:table-cell table:style-name="ce10" office:value-type="float" office:value="-115.197972272222" calcext:value-type="float">
            <text:p>-115.197972272222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0.5186929702759" calcext:value-type="float">
            <text:p>10.518692970275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29" calcext:value-type="float">
            <text:p>102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29.PNT</text:p>
          </table:table-cell>
          <table:table-cell table:style-name="ce11" office:value-type="date" office:date-value="2025-02-27T20:12:42" calcext:value-type="date">
            <text:p>2025-02-27 20:12:42</text:p>
          </table:table-cell>
          <table:table-cell table:style-name="ce10" office:value-type="float" office:value="50.8207244873047" calcext:value-type="float">
            <text:p>50.8207244873047</text:p>
          </table:table-cell>
          <table:table-cell table:style-name="ce10" office:value-type="float" office:value="-115.197937011719" calcext:value-type="float">
            <text:p>-115.197937011719</text:p>
          </table:table-cell>
          <table:table-cell table:style-name="ce10" office:value-type="float" office:value="50.8206900722222" calcext:value-type="float">
            <text:p>50.8206900722222</text:p>
          </table:table-cell>
          <table:table-cell table:style-name="ce10" office:value-type="float" office:value="-115.197978177778" calcext:value-type="float">
            <text:p>-115.197978177778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0.5186929702759" calcext:value-type="float">
            <text:p>10.518692970275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30" calcext:value-type="float">
            <text:p>103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Hit Bottom - top of ridge</text:p>
          </table:table-cell>
          <table:table-cell table:style-name="ce10" office:value-type="string" calcext:value-type="string">
            <text:p>SM551030.PNT</text:p>
          </table:table-cell>
          <table:table-cell table:style-name="ce11" office:value-type="date" office:date-value="2025-02-27T20:13:16" calcext:value-type="date">
            <text:p>2025-02-27 20:13:16</text:p>
          </table:table-cell>
          <table:table-cell table:style-name="ce10" office:value-type="float" office:value="50.820728302002" calcext:value-type="float">
            <text:p>50.820728302002</text:p>
          </table:table-cell>
          <table:table-cell table:style-name="ce10" office:value-type="float" office:value="-115.197929382324" calcext:value-type="float">
            <text:p>-115.197929382324</text:p>
          </table:table-cell>
          <table:table-cell table:style-name="ce10" office:value-type="float" office:value="50.8206888666667" calcext:value-type="float">
            <text:p>50.8206888666667</text:p>
          </table:table-cell>
          <table:table-cell table:style-name="ce10" office:value-type="float" office:value="-115.197981577778" calcext:value-type="float">
            <text:p>-115.197981577778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0.5186929702759" calcext:value-type="float">
            <text:p>10.518692970275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31" calcext:value-type="float">
            <text:p>103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31.PNT</text:p>
          </table:table-cell>
          <table:table-cell table:style-name="ce11" office:value-type="date" office:date-value="2025-02-27T20:23:51" calcext:value-type="date">
            <text:p>2025-02-27 20:23:51</text:p>
          </table:table-cell>
          <table:table-cell table:style-name="ce10" office:value-type="float" office:value="50.8207168579102" calcext:value-type="float">
            <text:p>50.8207168579102</text:p>
          </table:table-cell>
          <table:table-cell table:style-name="ce10" office:value-type="float" office:value="-115.19792175293" calcext:value-type="float">
            <text:p>-115.19792175293</text:p>
          </table:table-cell>
          <table:table-cell table:style-name="ce10" office:value-type="float" office:value="50.8207011416667" calcext:value-type="float">
            <text:p>50.8207011416667</text:p>
          </table:table-cell>
          <table:table-cell table:style-name="ce10" office:value-type="float" office:value="-115.197922783333" calcext:value-type="float">
            <text:p>-115.197922783333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9.92529392242432" calcext:value-type="float">
            <text:p>9.9252939224243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32" calcext:value-type="float">
            <text:p>103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32.PNT</text:p>
          </table:table-cell>
          <table:table-cell table:style-name="ce11" office:value-type="date" office:date-value="2025-02-27T20:24:28" calcext:value-type="date">
            <text:p>2025-02-27 20:24:28</text:p>
          </table:table-cell>
          <table:table-cell table:style-name="ce10" office:value-type="float" office:value="50.8207130432129" calcext:value-type="float">
            <text:p>50.8207130432129</text:p>
          </table:table-cell>
          <table:table-cell table:style-name="ce10" office:value-type="float" office:value="-115.19792175293" calcext:value-type="float">
            <text:p>-115.19792175293</text:p>
          </table:table-cell>
          <table:table-cell table:style-name="ce10" office:value-type="float" office:value="50.8207027055556" calcext:value-type="float">
            <text:p>50.8207027055556</text:p>
          </table:table-cell>
          <table:table-cell table:style-name="ce10" office:value-type="float" office:value="-115.197915666667" calcext:value-type="float">
            <text:p>-115.197915666667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9.92529392242432" calcext:value-type="float">
            <text:p>9.9252939224243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33" calcext:value-type="float">
            <text:p>103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33.PNT</text:p>
          </table:table-cell>
          <table:table-cell table:style-name="ce11" office:value-type="date" office:date-value="2025-02-27T20:25:11" calcext:value-type="date">
            <text:p>2025-02-27 20:25:11</text:p>
          </table:table-cell>
          <table:table-cell table:style-name="ce10" office:value-type="float" office:value="50.8207130432129" calcext:value-type="float">
            <text:p>50.8207130432129</text:p>
          </table:table-cell>
          <table:table-cell table:style-name="ce10" office:value-type="float" office:value="-115.19792175293" calcext:value-type="float">
            <text:p>-115.19792175293</text:p>
          </table:table-cell>
          <table:table-cell table:style-name="ce10" office:value-type="float" office:value="50.820704175" calcext:value-type="float">
            <text:p>50.820704175</text:p>
          </table:table-cell>
          <table:table-cell table:style-name="ce10" office:value-type="float" office:value="-115.197909877778" calcext:value-type="float">
            <text:p>-115.197909877778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9.92529392242432" calcext:value-type="float">
            <text:p>9.9252939224243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34" calcext:value-type="float">
            <text:p>103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34.PNT</text:p>
          </table:table-cell>
          <table:table-cell table:style-name="ce11" office:value-type="date" office:date-value="2025-02-27T20:41:45" calcext:value-type="date">
            <text:p>2025-02-27 20:41:45</text:p>
          </table:table-cell>
          <table:table-cell table:style-name="ce10" office:value-type="float" office:value="50.8207626342773" calcext:value-type="float">
            <text:p>50.8207626342773</text:p>
          </table:table-cell>
          <table:table-cell table:style-name="ce10" office:value-type="float" office:value="-115.197975158691" calcext:value-type="float">
            <text:p>-115.197975158691</text:p>
          </table:table-cell>
          <table:table-cell table:style-name="ce10" office:value-type="float" office:value="50.8207547194444" calcext:value-type="float">
            <text:p>50.8207547194444</text:p>
          </table:table-cell>
          <table:table-cell table:style-name="ce10" office:value-type="float" office:value="-115.197956866667" calcext:value-type="float">
            <text:p>-115.197956866667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1.4142026901245" calcext:value-type="float">
            <text:p>11.414202690124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35" calcext:value-type="float">
            <text:p>103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35.PNT</text:p>
          </table:table-cell>
          <table:table-cell table:style-name="ce11" office:value-type="date" office:date-value="2025-02-27T20:42:33" calcext:value-type="date">
            <text:p>2025-02-27 20:42:33</text:p>
          </table:table-cell>
          <table:table-cell table:style-name="ce10" office:value-type="float" office:value="50.8207588195801" calcext:value-type="float">
            <text:p>50.8207588195801</text:p>
          </table:table-cell>
          <table:table-cell table:style-name="ce10" office:value-type="float" office:value="-115.197975158691" calcext:value-type="float">
            <text:p>-115.197975158691</text:p>
          </table:table-cell>
          <table:table-cell table:style-name="ce10" office:value-type="float" office:value="50.8207568277778" calcext:value-type="float">
            <text:p>50.8207568277778</text:p>
          </table:table-cell>
          <table:table-cell table:style-name="ce10" office:value-type="float" office:value="-115.197949586111" calcext:value-type="float">
            <text:p>-115.197949586111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1.4142026901245" calcext:value-type="float">
            <text:p>11.414202690124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36" calcext:value-type="float">
            <text:p>103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36.PNT</text:p>
          </table:table-cell>
          <table:table-cell table:style-name="ce11" office:value-type="date" office:date-value="2025-02-27T20:43:25" calcext:value-type="date">
            <text:p>2025-02-27 20:43:25</text:p>
          </table:table-cell>
          <table:table-cell table:style-name="ce10" office:value-type="float" office:value="50.8207702636719" calcext:value-type="float">
            <text:p>50.8207702636719</text:p>
          </table:table-cell>
          <table:table-cell table:style-name="ce10" office:value-type="float" office:value="-115.197959899902" calcext:value-type="float">
            <text:p>-115.197959899902</text:p>
          </table:table-cell>
          <table:table-cell table:style-name="ce10" office:value-type="float" office:value="50.8207578166667" calcext:value-type="float">
            <text:p>50.8207578166667</text:p>
          </table:table-cell>
          <table:table-cell table:style-name="ce10" office:value-type="float" office:value="-115.197942452778" calcext:value-type="float">
            <text:p>-115.197942452778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1.1275835037231" calcext:value-type="float">
            <text:p>11.127583503723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37" calcext:value-type="float">
            <text:p>103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37.PNT</text:p>
          </table:table-cell>
          <table:table-cell table:style-name="ce11" office:value-type="date" office:date-value="2025-02-27T20:44:38" calcext:value-type="date">
            <text:p>2025-02-27 20:44:38</text:p>
          </table:table-cell>
          <table:table-cell table:style-name="ce10" office:value-type="float" office:value="50.8208274841309" calcext:value-type="float">
            <text:p>50.8208274841309</text:p>
          </table:table-cell>
          <table:table-cell table:style-name="ce10" office:value-type="float" office:value="-115.198020935059" calcext:value-type="float">
            <text:p>-115.198020935059</text:p>
          </table:table-cell>
          <table:table-cell table:style-name="ce10" office:value-type="float" office:value="50.8208146" calcext:value-type="float">
            <text:p>50.8208146</text:p>
          </table:table-cell>
          <table:table-cell table:style-name="ce10" office:value-type="float" office:value="-115.197990147222" calcext:value-type="float">
            <text:p>-115.197990147222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5.97170352935791" calcext:value-type="float">
            <text:p>5.9717035293579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38" calcext:value-type="float">
            <text:p>103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38.PNT</text:p>
          </table:table-cell>
          <table:table-cell table:style-name="ce11" office:value-type="date" office:date-value="2025-02-27T20:45:26" calcext:value-type="date">
            <text:p>2025-02-27 20:45:26</text:p>
          </table:table-cell>
          <table:table-cell table:style-name="ce10" office:value-type="float" office:value="50.8208312988281" calcext:value-type="float">
            <text:p>50.8208312988281</text:p>
          </table:table-cell>
          <table:table-cell table:style-name="ce10" office:value-type="float" office:value="-115.198013305664" calcext:value-type="float">
            <text:p>-115.198013305664</text:p>
          </table:table-cell>
          <table:table-cell table:style-name="ce10" office:value-type="float" office:value="50.8208172388889" calcext:value-type="float">
            <text:p>50.8208172388889</text:p>
          </table:table-cell>
          <table:table-cell table:style-name="ce10" office:value-type="float" office:value="-115.197986075" calcext:value-type="float">
            <text:p>-115.197986075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5.77125692367554" calcext:value-type="float">
            <text:p>5.7712569236755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39" calcext:value-type="float">
            <text:p>103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39.PNT</text:p>
          </table:table-cell>
          <table:table-cell table:style-name="ce11" office:value-type="date" office:date-value="2025-02-27T20:46:07" calcext:value-type="date">
            <text:p>2025-02-27 20:46:07</text:p>
          </table:table-cell>
          <table:table-cell table:style-name="ce10" office:value-type="float" office:value="50.8208312988281" calcext:value-type="float">
            <text:p>50.8208312988281</text:p>
          </table:table-cell>
          <table:table-cell table:style-name="ce10" office:value-type="float" office:value="-115.19800567627" calcext:value-type="float">
            <text:p>-115.19800567627</text:p>
          </table:table-cell>
          <table:table-cell table:style-name="ce10" office:value-type="float" office:value="50.8208187222222" calcext:value-type="float">
            <text:p>50.8208187222222</text:p>
          </table:table-cell>
          <table:table-cell table:style-name="ce10" office:value-type="float" office:value="-115.197981491667" calcext:value-type="float">
            <text:p>-115.197981491667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5.77125692367554" calcext:value-type="float">
            <text:p>5.7712569236755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40" calcext:value-type="float">
            <text:p>104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40.PNT</text:p>
          </table:table-cell>
          <table:table-cell table:style-name="ce11" office:value-type="date" office:date-value="2025-02-27T20:53:13" calcext:value-type="date">
            <text:p>2025-02-27 20:53:13</text:p>
          </table:table-cell>
          <table:table-cell table:style-name="ce10" office:value-type="float" office:value="50.8208961486816" calcext:value-type="float">
            <text:p>50.8208961486816</text:p>
          </table:table-cell>
          <table:table-cell table:style-name="ce10" office:value-type="float" office:value="-115.198028564453" calcext:value-type="float">
            <text:p>-115.198028564453</text:p>
          </table:table-cell>
          <table:table-cell table:style-name="ce10" office:value-type="float" office:value="50.8208686805556" calcext:value-type="float">
            <text:p>50.8208686805556</text:p>
          </table:table-cell>
          <table:table-cell table:style-name="ce10" office:value-type="float" office:value="-115.19801695" calcext:value-type="float">
            <text:p>-115.19801695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9.39721202850342" calcext:value-type="float">
            <text:p>9.3972120285034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41" calcext:value-type="float">
            <text:p>104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41.PNT</text:p>
          </table:table-cell>
          <table:table-cell table:style-name="ce11" office:value-type="date" office:date-value="2025-02-27T20:54:02" calcext:value-type="date">
            <text:p>2025-02-27 20:54:02</text:p>
          </table:table-cell>
          <table:table-cell table:style-name="ce10" office:value-type="float" office:value="50.8208961486816" calcext:value-type="float">
            <text:p>50.8208961486816</text:p>
          </table:table-cell>
          <table:table-cell table:style-name="ce10" office:value-type="float" office:value="-115.198028564453" calcext:value-type="float">
            <text:p>-115.198028564453</text:p>
          </table:table-cell>
          <table:table-cell table:style-name="ce10" office:value-type="float" office:value="50.820871025" calcext:value-type="float">
            <text:p>50.820871025</text:p>
          </table:table-cell>
          <table:table-cell table:style-name="ce10" office:value-type="float" office:value="-115.198013202778" calcext:value-type="float">
            <text:p>-115.198013202778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9.39721202850342" calcext:value-type="float">
            <text:p>9.3972120285034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42" calcext:value-type="float">
            <text:p>104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42.PNT</text:p>
          </table:table-cell>
          <table:table-cell table:style-name="ce11" office:value-type="date" office:date-value="2025-02-27T20:54:58" calcext:value-type="date">
            <text:p>2025-02-27 20:54:58</text:p>
          </table:table-cell>
          <table:table-cell table:style-name="ce10" office:value-type="float" office:value="50.8209114074707" calcext:value-type="float">
            <text:p>50.8209114074707</text:p>
          </table:table-cell>
          <table:table-cell table:style-name="ce10" office:value-type="float" office:value="-115.19800567627" calcext:value-type="float">
            <text:p>-115.19800567627</text:p>
          </table:table-cell>
          <table:table-cell table:style-name="ce10" office:value-type="float" office:value="50.8208726194445" calcext:value-type="float">
            <text:p>50.8208726194445</text:p>
          </table:table-cell>
          <table:table-cell table:style-name="ce10" office:value-type="float" office:value="-115.198006886111" calcext:value-type="float">
            <text:p>-115.198006886111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2.7869052886963" calcext:value-type="float">
            <text:p>12.786905288696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43" calcext:value-type="float">
            <text:p>104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43.PNT</text:p>
          </table:table-cell>
          <table:table-cell table:style-name="ce11" office:value-type="date" office:date-value="2025-02-27T20:59:29" calcext:value-type="date">
            <text:p>2025-02-27 20:59:29</text:p>
          </table:table-cell>
          <table:table-cell table:style-name="ce10" office:value-type="float" office:value="50.8209571838379" calcext:value-type="float">
            <text:p>50.8209571838379</text:p>
          </table:table-cell>
          <table:table-cell table:style-name="ce10" office:value-type="float" office:value="-115.198013305664" calcext:value-type="float">
            <text:p>-115.198013305664</text:p>
          </table:table-cell>
          <table:table-cell table:style-name="ce10" office:value-type="float" office:value="50.8209237027778" calcext:value-type="float">
            <text:p>50.8209237027778</text:p>
          </table:table-cell>
          <table:table-cell table:style-name="ce10" office:value-type="float" office:value="-115.198042677778" calcext:value-type="float">
            <text:p>-115.198042677778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3.392578125" calcext:value-type="float">
            <text:p>13.39257812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44" calcext:value-type="float">
            <text:p>104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44.PNT</text:p>
          </table:table-cell>
          <table:table-cell table:style-name="ce11" office:value-type="date" office:date-value="2025-02-27T21:00:22" calcext:value-type="date">
            <text:p>2025-02-27 21:00:22</text:p>
          </table:table-cell>
          <table:table-cell table:style-name="ce10" office:value-type="float" office:value="50.8209648132324" calcext:value-type="float">
            <text:p>50.8209648132324</text:p>
          </table:table-cell>
          <table:table-cell table:style-name="ce10" office:value-type="float" office:value="-115.19800567627" calcext:value-type="float">
            <text:p>-115.19800567627</text:p>
          </table:table-cell>
          <table:table-cell table:style-name="ce10" office:value-type="float" office:value="50.8209257888889" calcext:value-type="float">
            <text:p>50.8209257888889</text:p>
          </table:table-cell>
          <table:table-cell table:style-name="ce10" office:value-type="float" office:value="-115.198036247222" calcext:value-type="float">
            <text:p>-115.198036247222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3.392578125" calcext:value-type="float">
            <text:p>13.39257812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45" calcext:value-type="float">
            <text:p>104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8" calcext:value-type="float">
            <text:p>58</text:p>
          </table:table-cell>
          <table:table-cell office:value-type="string" calcext:value-type="string">
            <text:p>Hit Bottom - Side slope of ridge</text:p>
          </table:table-cell>
          <table:table-cell table:style-name="ce10" office:value-type="string" calcext:value-type="string">
            <text:p>SM551045.PNT</text:p>
          </table:table-cell>
          <table:table-cell table:style-name="ce11" office:value-type="date" office:date-value="2025-02-27T21:01:16" calcext:value-type="date">
            <text:p>2025-02-27 21:01:16</text:p>
          </table:table-cell>
          <table:table-cell table:style-name="ce10" office:value-type="float" office:value="50.8209648132324" calcext:value-type="float">
            <text:p>50.8209648132324</text:p>
          </table:table-cell>
          <table:table-cell table:style-name="ce10" office:value-type="float" office:value="-115.197990417481" calcext:value-type="float">
            <text:p>-115.197990417481</text:p>
          </table:table-cell>
          <table:table-cell table:style-name="ce10" office:value-type="float" office:value="50.8209279305556" calcext:value-type="float">
            <text:p>50.8209279305556</text:p>
          </table:table-cell>
          <table:table-cell table:style-name="ce10" office:value-type="float" office:value="-115.198032422222" calcext:value-type="float">
            <text:p>-115.198032422222</text:p>
          </table:table-cell>
          <table:table-cell office:value-type="string" calcext:value-type="string">
            <text:p>F5.5_HalfPipeRidge_20250227</text:p>
          </table:table-cell>
          <table:table-cell table:style-name="ce10" office:value-type="string" calcext:value-type="string">
            <text:p>F6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halfpipe_ridge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2.7592554092407" calcext:value-type="float">
            <text:p>12.7592554092407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08" calcext:value-type="float">
            <text:p>1008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0" office:value-type="string" calcext:value-type="string">
            <text:p>SM551008.PNT</text:p>
          </table:table-cell>
          <table:table-cell table:style-name="ce11" office:value-type="date" office:date-value="2025-02-27T19:29:14" calcext:value-type="date">
            <text:p>2025-02-27 19:29:14</text:p>
          </table:table-cell>
          <table:table-cell table:style-name="ce10" office:value-type="float" office:value="50.8210258483887" calcext:value-type="float">
            <text:p>50.8210258483887</text:p>
          </table:table-cell>
          <table:table-cell table:style-name="ce10" office:value-type="float" office:value="-115.198181152344" calcext:value-type="float">
            <text:p>-115.198181152344</text:p>
          </table:table-cell>
          <table:table-cell table:style-name="ce10" office:value-type="float" office:value="50.821035975" calcext:value-type="float">
            <text:p>50.821035975</text:p>
          </table:table-cell>
          <table:table-cell table:style-name="ce10" office:value-type="float" office:value="-115.198146391667" calcext:value-type="float">
            <text:p>-115.198146391667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4.63582944869995" calcext:value-type="float">
            <text:p>4.6358294486999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09" calcext:value-type="float">
            <text:p>100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0" office:value-type="string" calcext:value-type="string">
            <text:p>SM551009.PNT</text:p>
          </table:table-cell>
          <table:table-cell table:style-name="ce11" office:value-type="date" office:date-value="2025-02-27T19:30:12" calcext:value-type="date">
            <text:p>2025-02-27 19:30:12</text:p>
          </table:table-cell>
          <table:table-cell table:style-name="ce10" office:value-type="float" office:value="50.8210258483887" calcext:value-type="float">
            <text:p>50.8210258483887</text:p>
          </table:table-cell>
          <table:table-cell table:style-name="ce10" office:value-type="float" office:value="-115.198196411133" calcext:value-type="float">
            <text:p>-115.198196411133</text:p>
          </table:table-cell>
          <table:table-cell table:style-name="ce10" office:value-type="float" office:value="50.8210361416667" calcext:value-type="float">
            <text:p>50.8210361416667</text:p>
          </table:table-cell>
          <table:table-cell table:style-name="ce10" office:value-type="float" office:value="-115.198154330556" calcext:value-type="float">
            <text:p>-115.198154330556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6.27391958236694" calcext:value-type="float">
            <text:p>6.27391958236694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10" calcext:value-type="float">
            <text:p>101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0" office:value-type="string" calcext:value-type="string">
            <text:p>SM551010.PNT</text:p>
          </table:table-cell>
          <table:table-cell table:style-name="ce11" office:value-type="date" office:date-value="2025-02-27T19:30:56" calcext:value-type="date">
            <text:p>2025-02-27 19:30:56</text:p>
          </table:table-cell>
          <table:table-cell table:style-name="ce10" office:value-type="float" office:value="50.8210220336914" calcext:value-type="float">
            <text:p>50.8210220336914</text:p>
          </table:table-cell>
          <table:table-cell table:style-name="ce10" office:value-type="float" office:value="-115.198196411133" calcext:value-type="float">
            <text:p>-115.198196411133</text:p>
          </table:table-cell>
          <table:table-cell table:style-name="ce10" office:value-type="float" office:value="50.8210350138889" calcext:value-type="float">
            <text:p>50.8210350138889</text:p>
          </table:table-cell>
          <table:table-cell table:style-name="ce10" office:value-type="float" office:value="-115.198163016667" calcext:value-type="float">
            <text:p>-115.198163016667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6.27391958236694" calcext:value-type="float">
            <text:p>6.27391958236694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11" calcext:value-type="float">
            <text:p>101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0" office:value-type="string" calcext:value-type="string">
            <text:p>SM551011.PNT</text:p>
          </table:table-cell>
          <table:table-cell table:style-name="ce11" office:value-type="date" office:date-value="2025-02-27T19:31:48" calcext:value-type="date">
            <text:p>2025-02-27 19:31:48</text:p>
          </table:table-cell>
          <table:table-cell table:style-name="ce10" office:value-type="float" office:value="50.8210182189941" calcext:value-type="float">
            <text:p>50.8210182189941</text:p>
          </table:table-cell>
          <table:table-cell table:style-name="ce10" office:value-type="float" office:value="-115.198188781738" calcext:value-type="float">
            <text:p>-115.198188781738</text:p>
          </table:table-cell>
          <table:table-cell table:style-name="ce10" office:value-type="float" office:value="50.8210330194445" calcext:value-type="float">
            <text:p>50.8210330194445</text:p>
          </table:table-cell>
          <table:table-cell table:style-name="ce10" office:value-type="float" office:value="-115.198166627778" calcext:value-type="float">
            <text:p>-115.198166627778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6.27391958236694" calcext:value-type="float">
            <text:p>6.27391958236694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12" calcext:value-type="float">
            <text:p>101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0" office:value-type="string" calcext:value-type="string">
            <text:p>SM551012.PNT</text:p>
          </table:table-cell>
          <table:table-cell table:style-name="ce11" office:value-type="date" office:date-value="2025-02-27T19:32:38" calcext:value-type="date">
            <text:p>2025-02-27 19:32:38</text:p>
          </table:table-cell>
          <table:table-cell table:style-name="ce10" office:value-type="float" office:value="50.8210334777832" calcext:value-type="float">
            <text:p>50.8210334777832</text:p>
          </table:table-cell>
          <table:table-cell table:style-name="ce10" office:value-type="float" office:value="-115.198188781738" calcext:value-type="float">
            <text:p>-115.198188781738</text:p>
          </table:table-cell>
          <table:table-cell table:style-name="ce10" office:value-type="float" office:value="50.8210318666667" calcext:value-type="float">
            <text:p>50.8210318666667</text:p>
          </table:table-cell>
          <table:table-cell table:style-name="ce10" office:value-type="float" office:value="-115.198174027778" calcext:value-type="float">
            <text:p>-115.198174027778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6.83879041671753" calcext:value-type="float">
            <text:p>6.8387904167175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86" calcext:value-type="float">
            <text:p>98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86.PNT</text:p>
          </table:table-cell>
          <table:table-cell table:style-name="ce11" office:value-type="date" office:date-value="2025-02-27T17:32:54" calcext:value-type="date">
            <text:p>2025-02-27 17:32:54</text:p>
          </table:table-cell>
          <table:table-cell table:style-name="ce10" office:value-type="float" office:value="50.8212699890137" calcext:value-type="float">
            <text:p>50.8212699890137</text:p>
          </table:table-cell>
          <table:table-cell table:style-name="ce10" office:value-type="float" office:value="-115.198036193848" calcext:value-type="float">
            <text:p>-115.198036193848</text:p>
          </table:table-cell>
          <table:table-cell table:style-name="ce10" office:value-type="float" office:value="50.8212477472222" calcext:value-type="float">
            <text:p>50.8212477472222</text:p>
          </table:table-cell>
          <table:table-cell table:style-name="ce10" office:value-type="float" office:value="-115.198059741667" calcext:value-type="float">
            <text:p>-115.198059741667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4.01926469802856" calcext:value-type="float">
            <text:p>4.0192646980285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87" calcext:value-type="float">
            <text:p>98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87.PNT</text:p>
          </table:table-cell>
          <table:table-cell table:style-name="ce11" office:value-type="date" office:date-value="2025-02-27T17:33:49" calcext:value-type="date">
            <text:p>2025-02-27 17:33:49</text:p>
          </table:table-cell>
          <table:table-cell table:style-name="ce10" office:value-type="float" office:value="50.8212547302246" calcext:value-type="float">
            <text:p>50.8212547302246</text:p>
          </table:table-cell>
          <table:table-cell table:style-name="ce10" office:value-type="float" office:value="-115.198020935059" calcext:value-type="float">
            <text:p>-115.198020935059</text:p>
          </table:table-cell>
          <table:table-cell table:style-name="ce10" office:value-type="float" office:value="50.8212418861111" calcext:value-type="float">
            <text:p>50.8212418861111</text:p>
          </table:table-cell>
          <table:table-cell table:style-name="ce10" office:value-type="float" office:value="-115.198055894445" calcext:value-type="float">
            <text:p>-115.198055894445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5.82412910461426" calcext:value-type="float">
            <text:p>5.8241291046142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88" calcext:value-type="float">
            <text:p>98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88.PNT</text:p>
          </table:table-cell>
          <table:table-cell table:style-name="ce11" office:value-type="date" office:date-value="2025-02-27T17:34:41" calcext:value-type="date">
            <text:p>2025-02-27 17:34:41</text:p>
          </table:table-cell>
          <table:table-cell table:style-name="ce10" office:value-type="float" office:value="50.8212432861328" calcext:value-type="float">
            <text:p>50.8212432861328</text:p>
          </table:table-cell>
          <table:table-cell table:style-name="ce10" office:value-type="float" office:value="-115.19800567627" calcext:value-type="float">
            <text:p>-115.19800567627</text:p>
          </table:table-cell>
          <table:table-cell table:style-name="ce10" office:value-type="float" office:value="50.8212379944445" calcext:value-type="float">
            <text:p>50.8212379944445</text:p>
          </table:table-cell>
          <table:table-cell table:style-name="ce10" office:value-type="float" office:value="-115.198051863889" calcext:value-type="float">
            <text:p>-115.198051863889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_undisturbed_center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14332723617554" calcext:value-type="float">
            <text:p>6.1433272361755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89" calcext:value-type="float">
            <text:p>98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89.PNT</text:p>
          </table:table-cell>
          <table:table-cell table:style-name="ce11" office:value-type="date" office:date-value="2025-02-27T17:35:05" calcext:value-type="date">
            <text:p>2025-02-27 17:35:05</text:p>
          </table:table-cell>
          <table:table-cell table:style-name="ce10" office:value-type="float" office:value="50.8212242126465" calcext:value-type="float">
            <text:p>50.8212242126465</text:p>
          </table:table-cell>
          <table:table-cell table:style-name="ce10" office:value-type="float" office:value="-115.197982788086" calcext:value-type="float">
            <text:p>-115.197982788086</text:p>
          </table:table-cell>
          <table:table-cell table:style-name="ce10" office:value-type="float" office:value="50.8212380805556" calcext:value-type="float">
            <text:p>50.8212380805556</text:p>
          </table:table-cell>
          <table:table-cell table:style-name="ce10" office:value-type="float" office:value="-115.198051916667" calcext:value-type="float">
            <text:p>-115.198051916667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_undisturbed_righ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71347188949585" calcext:value-type="float">
            <text:p>6.7134718894958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90" calcext:value-type="float">
            <text:p>99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90.PNT</text:p>
          </table:table-cell>
          <table:table-cell table:style-name="ce11" office:value-type="date" office:date-value="2025-02-27T17:39:05" calcext:value-type="date">
            <text:p>2025-02-27 17:39:05</text:p>
          </table:table-cell>
          <table:table-cell table:style-name="ce10" office:value-type="float" office:value="50.8212585449219" calcext:value-type="float">
            <text:p>50.8212585449219</text:p>
          </table:table-cell>
          <table:table-cell table:style-name="ce10" office:value-type="float" office:value="-115.197990417481" calcext:value-type="float">
            <text:p>-115.197990417481</text:p>
          </table:table-cell>
          <table:table-cell table:style-name="ce10" office:value-type="float" office:value="50.821237975" calcext:value-type="float">
            <text:p>50.821237975</text:p>
          </table:table-cell>
          <table:table-cell table:style-name="ce10" office:value-type="float" office:value="-115.198036086111" calcext:value-type="float">
            <text:p>-115.198036086111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_undisturbed_lef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14332723617554" calcext:value-type="float">
            <text:p>6.1433272361755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91" calcext:value-type="float">
            <text:p>99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91.PNT</text:p>
          </table:table-cell>
          <table:table-cell table:style-name="ce11" office:value-type="date" office:date-value="2025-02-27T17:39:35" calcext:value-type="date">
            <text:p>2025-02-27 17:39:35</text:p>
          </table:table-cell>
          <table:table-cell table:style-name="ce10" office:value-type="float" office:value="50.8212738037109" calcext:value-type="float">
            <text:p>50.8212738037109</text:p>
          </table:table-cell>
          <table:table-cell table:style-name="ce10" office:value-type="float" office:value="-115.19800567627" calcext:value-type="float">
            <text:p>-115.19800567627</text:p>
          </table:table-cell>
          <table:table-cell table:style-name="ce10" office:value-type="float" office:value="50.8212370805556" calcext:value-type="float">
            <text:p>50.8212370805556</text:p>
          </table:table-cell>
          <table:table-cell table:style-name="ce10" office:value-type="float" office:value="-115.1980345" calcext:value-type="float">
            <text:p>-115.1980345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4.91921234130859" calcext:value-type="float">
            <text:p>4.9192123413085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92" calcext:value-type="float">
            <text:p>99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92.PNT</text:p>
          </table:table-cell>
          <table:table-cell table:style-name="ce11" office:value-type="date" office:date-value="2025-02-27T17:40:35" calcext:value-type="date">
            <text:p>2025-02-27 17:40:35</text:p>
          </table:table-cell>
          <table:table-cell table:style-name="ce10" office:value-type="float" office:value="50.8212814331055" calcext:value-type="float">
            <text:p>50.8212814331055</text:p>
          </table:table-cell>
          <table:table-cell table:style-name="ce10" office:value-type="float" office:value="-115.198020935059" calcext:value-type="float">
            <text:p>-115.198020935059</text:p>
          </table:table-cell>
          <table:table-cell table:style-name="ce10" office:value-type="float" office:value="50.8212417166667" calcext:value-type="float">
            <text:p>50.8212417166667</text:p>
          </table:table-cell>
          <table:table-cell table:style-name="ce10" office:value-type="float" office:value="-115.198022933333" calcext:value-type="float">
            <text:p>-115.198022933333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59512710571289" calcext:value-type="float">
            <text:p>2.5951271057128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93" calcext:value-type="float">
            <text:p>99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Hit Bottom - within undisturbed scene</text:p>
          </table:table-cell>
          <table:table-cell table:style-name="ce10" office:value-type="string" calcext:value-type="string">
            <text:p>SM550993.PNT</text:p>
          </table:table-cell>
          <table:table-cell table:style-name="ce11" office:value-type="date" office:date-value="2025-02-27T17:41:55" calcext:value-type="date">
            <text:p>2025-02-27 17:41:55</text:p>
          </table:table-cell>
          <table:table-cell table:style-name="ce10" office:value-type="float" office:value="50.8212890625" calcext:value-type="float">
            <text:p>50.8212890625</text:p>
          </table:table-cell>
          <table:table-cell table:style-name="ce10" office:value-type="float" office:value="-115.198028564453" calcext:value-type="float">
            <text:p>-115.198028564453</text:p>
          </table:table-cell>
          <table:table-cell table:style-name="ce10" office:value-type="float" office:value="50.8212485527778" calcext:value-type="float">
            <text:p>50.8212485527778</text:p>
          </table:table-cell>
          <table:table-cell table:style-name="ce10" office:value-type="float" office:value="-115.1980429" calcext:value-type="float">
            <text:p>-115.1980429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59512710571289" calcext:value-type="float">
            <text:p>2.5951271057128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94" calcext:value-type="float">
            <text:p>99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94.PNT</text:p>
          </table:table-cell>
          <table:table-cell table:style-name="ce11" office:value-type="date" office:date-value="2025-02-27T17:43:53" calcext:value-type="date">
            <text:p>2025-02-27 17:43:53</text:p>
          </table:table-cell>
          <table:table-cell table:style-name="ce10" office:value-type="float" office:value="50.8212966918945" calcext:value-type="float">
            <text:p>50.8212966918945</text:p>
          </table:table-cell>
          <table:table-cell table:style-name="ce10" office:value-type="float" office:value="-115.197959899902" calcext:value-type="float">
            <text:p>-115.197959899902</text:p>
          </table:table-cell>
          <table:table-cell table:style-name="ce10" office:value-type="float" office:value="50.8212601111111" calcext:value-type="float">
            <text:p>50.8212601111111</text:p>
          </table:table-cell>
          <table:table-cell table:style-name="ce10" office:value-type="float" office:value="-115.19797545" calcext:value-type="float">
            <text:p>-115.19797545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</text:p>
          </table:table-cell>
          <table:table-cell table:style-name="ce15" office:value-type="string" calcext:value-type="string">
            <text:p>[-30, 0, 30]</text:p>
          </table:table-cell>
          <table:table-cell/>
          <table:table-cell office:value-type="float" office:value="3.82606625556946" calcext:value-type="float">
            <text:p>3.8260662555694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95" calcext:value-type="float">
            <text:p>99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1" calcext:value-type="float">
            <text:p>8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95.PNT</text:p>
          </table:table-cell>
          <table:table-cell table:style-name="ce11" office:value-type="date" office:date-value="2025-02-27T17:45:43" calcext:value-type="date">
            <text:p>2025-02-27 17:45:43</text:p>
          </table:table-cell>
          <table:table-cell table:style-name="ce10" office:value-type="float" office:value="50.8213005065918" calcext:value-type="float">
            <text:p>50.8213005065918</text:p>
          </table:table-cell>
          <table:table-cell table:style-name="ce10" office:value-type="float" office:value="-115.197860717773" calcext:value-type="float">
            <text:p>-115.197860717773</text:p>
          </table:table-cell>
          <table:table-cell table:style-name="ce10" office:value-type="float" office:value="50.8212834472222" calcext:value-type="float">
            <text:p>50.8212834472222</text:p>
          </table:table-cell>
          <table:table-cell table:style-name="ce10" office:value-type="float" office:value="-115.197893255556" calcext:value-type="float">
            <text:p>-115.197893255556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</text:p>
          </table:table-cell>
          <table:table-cell table:style-name="ce15" office:value-type="string" calcext:value-type="string">
            <text:p>[-30, 0, 30]</text:p>
          </table:table-cell>
          <table:table-cell/>
          <table:table-cell office:value-type="float" office:value="5.8720440864563" calcext:value-type="float">
            <text:p>5.872044086456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96" calcext:value-type="float">
            <text:p>99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01" calcext:value-type="float">
            <text:p>10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96.PNT</text:p>
          </table:table-cell>
          <table:table-cell table:style-name="ce11" office:value-type="date" office:date-value="2025-02-27T17:48:09" calcext:value-type="date">
            <text:p>2025-02-27 17:48:09</text:p>
          </table:table-cell>
          <table:table-cell table:style-name="ce10" office:value-type="float" office:value="50.8213272094727" calcext:value-type="float">
            <text:p>50.8213272094727</text:p>
          </table:table-cell>
          <table:table-cell table:style-name="ce10" office:value-type="float" office:value="-115.19775390625" calcext:value-type="float">
            <text:p>-115.19775390625</text:p>
          </table:table-cell>
          <table:table-cell table:style-name="ce10" office:value-type="float" office:value="50.821303025" calcext:value-type="float">
            <text:p>50.821303025</text:p>
          </table:table-cell>
          <table:table-cell table:style-name="ce10" office:value-type="float" office:value="-115.197802002778" calcext:value-type="float">
            <text:p>-115.197802002778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</text:p>
          </table:table-cell>
          <table:table-cell table:style-name="ce15" office:value-type="string" calcext:value-type="string">
            <text:p>[-30, 0, 30]</text:p>
          </table:table-cell>
          <table:table-cell/>
          <table:table-cell office:value-type="float" office:value="5.22580528259277" calcext:value-type="float">
            <text:p>5.2258052825927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97" calcext:value-type="float">
            <text:p>99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8" calcext:value-type="float">
            <text:p>9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97.PNT</text:p>
          </table:table-cell>
          <table:table-cell table:style-name="ce11" office:value-type="date" office:date-value="2025-02-27T17:50:13" calcext:value-type="date">
            <text:p>2025-02-27 17:50:13</text:p>
          </table:table-cell>
          <table:table-cell table:style-name="ce10" office:value-type="float" office:value="50.8213539123535" calcext:value-type="float">
            <text:p>50.8213539123535</text:p>
          </table:table-cell>
          <table:table-cell table:style-name="ce10" office:value-type="float" office:value="-115.197685241699" calcext:value-type="float">
            <text:p>-115.197685241699</text:p>
          </table:table-cell>
          <table:table-cell table:style-name="ce10" office:value-type="float" office:value="50.821325275" calcext:value-type="float">
            <text:p>50.821325275</text:p>
          </table:table-cell>
          <table:table-cell table:style-name="ce10" office:value-type="float" office:value="-115.197726311111" calcext:value-type="float">
            <text:p>-115.197726311111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</text:p>
          </table:table-cell>
          <table:table-cell table:style-name="ce15" office:value-type="string" calcext:value-type="string">
            <text:p>[-30, 0, 30]</text:p>
          </table:table-cell>
          <table:table-cell/>
          <table:table-cell office:value-type="float" office:value="4.27719497680664" calcext:value-type="float">
            <text:p>4.2771949768066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98" calcext:value-type="float">
            <text:p>99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98.PNT</text:p>
          </table:table-cell>
          <table:table-cell table:style-name="ce11" office:value-type="date" office:date-value="2025-02-27T17:51:33" calcext:value-type="date">
            <text:p>2025-02-27 17:51:33</text:p>
          </table:table-cell>
          <table:table-cell table:style-name="ce10" office:value-type="float" office:value="50.8213615417481" calcext:value-type="float">
            <text:p>50.8213615417481</text:p>
          </table:table-cell>
          <table:table-cell table:style-name="ce10" office:value-type="float" office:value="-115.19758605957" calcext:value-type="float">
            <text:p>-115.19758605957</text:p>
          </table:table-cell>
          <table:table-cell table:style-name="ce10" office:value-type="float" office:value="50.8213465555556" calcext:value-type="float">
            <text:p>50.8213465555556</text:p>
          </table:table-cell>
          <table:table-cell table:style-name="ce10" office:value-type="float" office:value="-115.1976557" calcext:value-type="float">
            <text:p>-115.1976557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</text:p>
          </table:table-cell>
          <table:table-cell table:style-name="ce15" office:value-type="string" calcext:value-type="string">
            <text:p>[-30, 0, 30]</text:p>
          </table:table-cell>
          <table:table-cell/>
          <table:table-cell office:value-type="float" office:value="6.49632024765015" calcext:value-type="float">
            <text:p>6.4963202476501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999" calcext:value-type="float">
            <text:p>99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999.PNT</text:p>
          </table:table-cell>
          <table:table-cell table:style-name="ce11" office:value-type="date" office:date-value="2025-02-27T17:52:47" calcext:value-type="date">
            <text:p>2025-02-27 17:52:47</text:p>
          </table:table-cell>
          <table:table-cell table:style-name="ce10" office:value-type="float" office:value="50.8213729858398" calcext:value-type="float">
            <text:p>50.8213729858398</text:p>
          </table:table-cell>
          <table:table-cell table:style-name="ce10" office:value-type="float" office:value="-115.197555541992" calcext:value-type="float">
            <text:p>-115.197555541992</text:p>
          </table:table-cell>
          <table:table-cell table:style-name="ce10" office:value-type="float" office:value="50.8213633638889" calcext:value-type="float">
            <text:p>50.8213633638889</text:p>
          </table:table-cell>
          <table:table-cell table:style-name="ce10" office:value-type="float" office:value="-115.197578102778" calcext:value-type="float">
            <text:p>-115.197578102778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</text:p>
          </table:table-cell>
          <table:table-cell table:style-name="ce15" office:value-type="string" calcext:value-type="string">
            <text:p>[-30, 0, 30]</text:p>
          </table:table-cell>
          <table:table-cell/>
          <table:table-cell office:value-type="float" office:value="6.45140314102173" calcext:value-type="float">
            <text:p>6.4514031410217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Hit Bottom - radar centered on small confierous tree - measured SMP on either side of tree</text:p>
          </table:table-cell>
          <table:table-cell table:style-name="ce10" office:value-type="string" calcext:value-type="string">
            <text:p>SM551000.PNT</text:p>
          </table:table-cell>
          <table:table-cell table:style-name="ce11" office:value-type="date" office:date-value="2025-02-27T17:54:59" calcext:value-type="date">
            <text:p>2025-02-27 17:54:59</text:p>
          </table:table-cell>
          <table:table-cell table:style-name="ce10" office:value-type="float" office:value="50.8214263916016" calcext:value-type="float">
            <text:p>50.8214263916016</text:p>
          </table:table-cell>
          <table:table-cell table:style-name="ce10" office:value-type="float" office:value="-115.197486877441" calcext:value-type="float">
            <text:p>-115.197486877441</text:p>
          </table:table-cell>
          <table:table-cell table:style-name="ce10" office:value-type="float" office:value="50.82139845" calcext:value-type="float">
            <text:p>50.82139845</text:p>
          </table:table-cell>
          <table:table-cell table:style-name="ce10" office:value-type="float" office:value="-115.197488258333" calcext:value-type="float">
            <text:p>-115.197488258333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</text:p>
          </table:table-cell>
          <table:table-cell table:style-name="ce15" office:value-type="string" calcext:value-type="string">
            <text:p>[-30, 0, 30]</text:p>
          </table:table-cell>
          <table:table-cell/>
          <table:table-cell office:value-type="float" office:value="8.98005390167236" calcext:value-type="float">
            <text:p>8.9800539016723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01" calcext:value-type="float">
            <text:p>100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Hit Bottom - radar centered on small confierous tree - measured SMP on either side of tree</text:p>
          </table:table-cell>
          <table:table-cell table:style-name="ce10" office:value-type="string" calcext:value-type="string">
            <text:p>SM551001.PNT</text:p>
          </table:table-cell>
          <table:table-cell table:style-name="ce11" office:value-type="date" office:date-value="2025-02-27T17:56:25" calcext:value-type="date">
            <text:p>2025-02-27 17:56:25</text:p>
          </table:table-cell>
          <table:table-cell table:style-name="ce10" office:value-type="float" office:value="50.821418762207" calcext:value-type="float">
            <text:p>50.821418762207</text:p>
          </table:table-cell>
          <table:table-cell table:style-name="ce10" office:value-type="float" office:value="-115.197479248047" calcext:value-type="float">
            <text:p>-115.197479248047</text:p>
          </table:table-cell>
          <table:table-cell table:style-name="ce10" office:value-type="float" office:value="50.8213943194445" calcext:value-type="float">
            <text:p>50.8213943194445</text:p>
          </table:table-cell>
          <table:table-cell table:style-name="ce10" office:value-type="float" office:value="-115.197482836111" calcext:value-type="float">
            <text:p>-115.197482836111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</text:p>
          </table:table-cell>
          <table:table-cell table:style-name="ce15" office:value-type="string" calcext:value-type="string">
            <text:p>[-30, 0, 30]</text:p>
          </table:table-cell>
          <table:table-cell/>
          <table:table-cell office:value-type="float" office:value="8.98005390167236" calcext:value-type="float">
            <text:p>8.9800539016723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02" calcext:value-type="float">
            <text:p>100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7" calcext:value-type="float">
            <text:p>87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002.PNT</text:p>
          </table:table-cell>
          <table:table-cell table:style-name="ce11" office:value-type="date" office:date-value="2025-02-27T18:04:31" calcext:value-type="date">
            <text:p>2025-02-27 18:04:31</text:p>
          </table:table-cell>
          <table:table-cell table:style-name="ce10" office:value-type="float" office:value="50.8214149475098" calcext:value-type="float">
            <text:p>50.8214149475098</text:p>
          </table:table-cell>
          <table:table-cell table:style-name="ce10" office:value-type="float" office:value="-115.197364807129" calcext:value-type="float">
            <text:p>-115.197364807129</text:p>
          </table:table-cell>
          <table:table-cell table:style-name="ce10" office:value-type="float" office:value="50.8214143277778" calcext:value-type="float">
            <text:p>50.8214143277778</text:p>
          </table:table-cell>
          <table:table-cell table:style-name="ce10" office:value-type="float" office:value="-115.197407033333" calcext:value-type="float">
            <text:p>-115.197407033333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</text:p>
          </table:table-cell>
          <table:table-cell table:style-name="ce15" office:value-type="string" calcext:value-type="string">
            <text:p>[-30, 0, 30]</text:p>
          </table:table-cell>
          <table:table-cell/>
          <table:table-cell office:value-type="float" office:value="9.8250150680542" calcext:value-type="float">
            <text:p>9.825015068054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03" calcext:value-type="float">
            <text:p>100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7" calcext:value-type="float">
            <text:p>87</text:p>
          </table:table-cell>
          <table:table-cell office:value-type="string" calcext:value-type="string">
            <text:p>Hit Bottom - felt branches of tree when measuring snow depth with ruler in same hole as SMP</text:p>
          </table:table-cell>
          <table:table-cell table:style-name="ce10" office:value-type="string" calcext:value-type="string">
            <text:p>SM551003.PNT</text:p>
          </table:table-cell>
          <table:table-cell table:style-name="ce11" office:value-type="date" office:date-value="2025-02-27T18:06:07" calcext:value-type="date">
            <text:p>2025-02-27 18:06:07</text:p>
          </table:table-cell>
          <table:table-cell table:style-name="ce10" office:value-type="float" office:value="50.8214302062988" calcext:value-type="float">
            <text:p>50.8214302062988</text:p>
          </table:table-cell>
          <table:table-cell table:style-name="ce10" office:value-type="float" office:value="-115.197341918945" calcext:value-type="float">
            <text:p>-115.197341918945</text:p>
          </table:table-cell>
          <table:table-cell table:style-name="ce10" office:value-type="float" office:value="50.8214179222222" calcext:value-type="float">
            <text:p>50.8214179222222</text:p>
          </table:table-cell>
          <table:table-cell table:style-name="ce10" office:value-type="float" office:value="-115.197415852778" calcext:value-type="float">
            <text:p>-115.197415852778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</text:p>
          </table:table-cell>
          <table:table-cell table:style-name="ce15" office:value-type="string" calcext:value-type="string">
            <text:p>[-30, 0, 30]</text:p>
          </table:table-cell>
          <table:table-cell/>
          <table:table-cell office:value-type="float" office:value="6.47079372406006" calcext:value-type="float">
            <text:p>6.4707937240600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04" calcext:value-type="float">
            <text:p>100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8" calcext:value-type="float">
            <text:p>88</text:p>
          </table:table-cell>
          <table:table-cell office:value-type="string" calcext:value-type="string">
            <text:p>Hit Bottom - radar centered on larger confierous tree - measured SMP on 4 sides of tree</text:p>
          </table:table-cell>
          <table:table-cell table:style-name="ce10" office:value-type="string" calcext:value-type="string">
            <text:p>SM551004.PNT</text:p>
          </table:table-cell>
          <table:table-cell table:style-name="ce11" office:value-type="date" office:date-value="2025-02-27T18:19:32" calcext:value-type="date">
            <text:p>2025-02-27 18:19:32</text:p>
          </table:table-cell>
          <table:table-cell table:style-name="ce10" office:value-type="float" office:value="50.8214950561523" calcext:value-type="float">
            <text:p>50.8214950561523</text:p>
          </table:table-cell>
          <table:table-cell table:style-name="ce10" office:value-type="float" office:value="-115.197380065918" calcext:value-type="float">
            <text:p>-115.197380065918</text:p>
          </table:table-cell>
          <table:table-cell table:style-name="ce10" office:value-type="float" office:value="50.8214584083333" calcext:value-type="float">
            <text:p>50.8214584083333</text:p>
          </table:table-cell>
          <table:table-cell table:style-name="ce10" office:value-type="float" office:value="-115.197369475" calcext:value-type="float">
            <text:p>-115.197369475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</text:p>
          </table:table-cell>
          <table:table-cell table:style-name="ce15" office:value-type="string" calcext:value-type="string">
            <text:p>[-30, 0, 30]</text:p>
          </table:table-cell>
          <table:table-cell/>
          <table:table-cell office:value-type="float" office:value="7.32264280319214" calcext:value-type="float">
            <text:p>7.3226428031921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05" calcext:value-type="float">
            <text:p>100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1" calcext:value-type="float">
            <text:p>81</text:p>
          </table:table-cell>
          <table:table-cell office:value-type="string" calcext:value-type="string">
            <text:p>Hit Bottom - radar centered on larger confierous tree - measured SMP on 4 sides of tree</text:p>
          </table:table-cell>
          <table:table-cell table:style-name="ce10" office:value-type="string" calcext:value-type="string">
            <text:p>SM551005.PNT</text:p>
          </table:table-cell>
          <table:table-cell table:style-name="ce11" office:value-type="date" office:date-value="2025-02-27T18:21:00" calcext:value-type="date">
            <text:p>2025-02-27 18:21:00</text:p>
          </table:table-cell>
          <table:table-cell table:style-name="ce10" office:value-type="float" office:value="50.8214874267578" calcext:value-type="float">
            <text:p>50.8214874267578</text:p>
          </table:table-cell>
          <table:table-cell table:style-name="ce10" office:value-type="float" office:value="-115.197395324707" calcext:value-type="float">
            <text:p>-115.197395324707</text:p>
          </table:table-cell>
          <table:table-cell table:style-name="ce10" office:value-type="float" office:value="50.82146575" calcext:value-type="float">
            <text:p>50.82146575</text:p>
          </table:table-cell>
          <table:table-cell table:style-name="ce10" office:value-type="float" office:value="-115.197373602778" calcext:value-type="float">
            <text:p>-115.197373602778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</text:p>
          </table:table-cell>
          <table:table-cell table:style-name="ce15" office:value-type="string" calcext:value-type="string">
            <text:p>[-30, 0, 30]</text:p>
          </table:table-cell>
          <table:table-cell/>
          <table:table-cell office:value-type="float" office:value="7.32264280319214" calcext:value-type="float">
            <text:p>7.3226428031921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06" calcext:value-type="float">
            <text:p>100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4" calcext:value-type="float">
            <text:p>84</text:p>
          </table:table-cell>
          <table:table-cell office:value-type="string" calcext:value-type="string">
            <text:p>Hit Bottom - radar centered on larger confierous tree - measured SMP on 4 sides of tree</text:p>
          </table:table-cell>
          <table:table-cell table:style-name="ce10" office:value-type="string" calcext:value-type="string">
            <text:p>SM551006.PNT</text:p>
          </table:table-cell>
          <table:table-cell table:style-name="ce11" office:value-type="date" office:date-value="2025-02-27T18:22:35" calcext:value-type="date">
            <text:p>2025-02-27 18:22:35</text:p>
          </table:table-cell>
          <table:table-cell table:style-name="ce10" office:value-type="float" office:value="50.8214683532715" calcext:value-type="float">
            <text:p>50.8214683532715</text:p>
          </table:table-cell>
          <table:table-cell table:style-name="ce10" office:value-type="float" office:value="-115.197380065918" calcext:value-type="float">
            <text:p>-115.197380065918</text:p>
          </table:table-cell>
          <table:table-cell table:style-name="ce10" office:value-type="float" office:value="50.8214636333333" calcext:value-type="float">
            <text:p>50.8214636333333</text:p>
          </table:table-cell>
          <table:table-cell table:style-name="ce10" office:value-type="float" office:value="-115.197382247222" calcext:value-type="float">
            <text:p>-115.197382247222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</text:p>
          </table:table-cell>
          <table:table-cell table:style-name="ce15" office:value-type="string" calcext:value-type="string">
            <text:p>[-30, 0, 30]</text:p>
          </table:table-cell>
          <table:table-cell/>
          <table:table-cell office:value-type="float" office:value="7.04932403564453" calcext:value-type="float">
            <text:p>7.0493240356445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07" calcext:value-type="float">
            <text:p>100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1" calcext:value-type="float">
            <text:p>91</text:p>
          </table:table-cell>
          <table:table-cell office:value-type="string" calcext:value-type="string">
            <text:p>Hit Bottom - radar centered on larger confierous tree - measured SMP on 4 sides of tree - felt branches of tree when measuring snow depth with ruler in same hole as SMP</text:p>
          </table:table-cell>
          <table:table-cell table:style-name="ce10" office:value-type="string" calcext:value-type="string">
            <text:p>SM551007.PNT</text:p>
          </table:table-cell>
          <table:table-cell table:style-name="ce11" office:value-type="date" office:date-value="2025-02-27T18:24:48" calcext:value-type="date">
            <text:p>2025-02-27 18:24:48</text:p>
          </table:table-cell>
          <table:table-cell table:style-name="ce10" office:value-type="float" office:value="50.8214645385742" calcext:value-type="float">
            <text:p>50.8214645385742</text:p>
          </table:table-cell>
          <table:table-cell table:style-name="ce10" office:value-type="float" office:value="-115.197357177734" calcext:value-type="float">
            <text:p>-115.197357177734</text:p>
          </table:table-cell>
          <table:table-cell table:style-name="ce10" office:value-type="float" office:value="50.8214576916667" calcext:value-type="float">
            <text:p>50.8214576916667</text:p>
          </table:table-cell>
          <table:table-cell table:style-name="ce10" office:value-type="float" office:value="-115.197380763889" calcext:value-type="float">
            <text:p>-115.197380763889</text:p>
          </table:table-cell>
          <table:table-cell office:value-type="string" calcext:value-type="string">
            <text:p>F5_KuNear_20250227</text:p>
          </table:table-cell>
          <table:table-cell table:style-name="ce10" office:value-type="string" calcext:value-type="string">
            <text:p>F5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kunear</text:p>
          </table:table-cell>
          <table:table-cell table:style-name="ce15" office:value-type="string" calcext:value-type="string">
            <text:p>[-30, 0, 30]</text:p>
          </table:table-cell>
          <table:table-cell/>
          <table:table-cell office:value-type="float" office:value="7.11208534240723" calcext:value-type="float">
            <text:p>7.1120853424072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77" calcext:value-type="float">
            <text:p>1077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27" calcext:value-type="float">
            <text:p>227</text:p>
          </table:table-cell>
          <table:table-cell office:value-type="string" calcext:value-type="string">
            <text:p>Max length <text:s/>- top SSA</text:p>
          </table:table-cell>
          <table:table-cell table:style-name="ce10" office:value-type="string" calcext:value-type="string">
            <text:p>SM551077.PNT</text:p>
          </table:table-cell>
          <table:table-cell table:style-name="ce11" office:value-type="date" office:date-value="2025-02-28T21:38:38" calcext:value-type="date">
            <text:p>2025-02-28 21:38:38</text:p>
          </table:table-cell>
          <table:table-cell table:style-name="ce10" office:value-type="float" office:value="50.8330612182617" calcext:value-type="float">
            <text:p>50.8330612182617</text:p>
          </table:table-cell>
          <table:table-cell table:style-name="ce10" office:value-type="float" office:value="-115.220352172852" calcext:value-type="float">
            <text:p>-115.220352172852</text:p>
          </table:table-cell>
          <table:table-cell table:style-name="ce10" office:value-type="float" office:value="50.8330237222222" calcext:value-type="float">
            <text:p>50.8330237222222</text:p>
          </table:table-cell>
          <table:table-cell table:style-name="ce10" office:value-type="float" office:value="-115.220359419444" calcext:value-type="float">
            <text:p>-115.220359419444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18.6586513519287" calcext:value-type="float">
            <text:p>18.6586513519287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78" calcext:value-type="float">
            <text:p>1078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23" calcext:value-type="float">
            <text:p>223</text:p>
          </table:table-cell>
          <table:table-cell office:value-type="string" calcext:value-type="string">
            <text:p>Max length <text:s/>- left density</text:p>
          </table:table-cell>
          <table:table-cell table:style-name="ce10" office:value-type="string" calcext:value-type="string">
            <text:p>SM551078.PNT</text:p>
          </table:table-cell>
          <table:table-cell table:style-name="ce11" office:value-type="date" office:date-value="2025-02-28T21:41:01" calcext:value-type="date">
            <text:p>2025-02-28 21:41:01</text:p>
          </table:table-cell>
          <table:table-cell table:style-name="ce10" office:value-type="float" office:value="50.833065032959" calcext:value-type="float">
            <text:p>50.833065032959</text:p>
          </table:table-cell>
          <table:table-cell table:style-name="ce10" office:value-type="float" office:value="-115.220352172852" calcext:value-type="float">
            <text:p>-115.220352172852</text:p>
          </table:table-cell>
          <table:table-cell table:style-name="ce10" office:value-type="float" office:value="50.8330244555556" calcext:value-type="float">
            <text:p>50.8330244555556</text:p>
          </table:table-cell>
          <table:table-cell table:style-name="ce10" office:value-type="float" office:value="-115.220364316667" calcext:value-type="float">
            <text:p>-115.220364316667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18.6586513519287" calcext:value-type="float">
            <text:p>18.6586513519287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79" calcext:value-type="float">
            <text:p>107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22" calcext:value-type="float">
            <text:p>222</text:p>
          </table:table-cell>
          <table:table-cell office:value-type="string" calcext:value-type="string">
            <text:p>Max length <text:s/>- right density</text:p>
          </table:table-cell>
          <table:table-cell table:style-name="ce10" office:value-type="string" calcext:value-type="string">
            <text:p>SM551079.PNT</text:p>
          </table:table-cell>
          <table:table-cell table:style-name="ce11" office:value-type="date" office:date-value="2025-02-28T21:46:19" calcext:value-type="date">
            <text:p>2025-02-28 21:46:19</text:p>
          </table:table-cell>
          <table:table-cell table:style-name="ce10" office:value-type="float" office:value="50.8330726623535" calcext:value-type="float">
            <text:p>50.8330726623535</text:p>
          </table:table-cell>
          <table:table-cell table:style-name="ce10" office:value-type="float" office:value="-115.220367431641" calcext:value-type="float">
            <text:p>-115.220367431641</text:p>
          </table:table-cell>
          <table:table-cell table:style-name="ce10" office:value-type="float" office:value="50.8330411694445" calcext:value-type="float">
            <text:p>50.8330411694445</text:p>
          </table:table-cell>
          <table:table-cell table:style-name="ce10" office:value-type="float" office:value="-115.220366569445" calcext:value-type="float">
            <text:p>-115.220366569445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19.1099452972412" calcext:value-type="float">
            <text:p>19.109945297241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80" calcext:value-type="float">
            <text:p>108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22" calcext:value-type="float">
            <text:p>222</text:p>
          </table:table-cell>
          <table:table-cell office:value-type="string" calcext:value-type="string">
            <text:p>Max length</text:p>
          </table:table-cell>
          <table:table-cell table:style-name="ce10" office:value-type="string" calcext:value-type="string">
            <text:p>SM551080.PNT</text:p>
          </table:table-cell>
          <table:table-cell table:style-name="ce11" office:value-type="date" office:date-value="2025-02-28T21:51:35" calcext:value-type="date">
            <text:p>2025-02-28 21:51:35</text:p>
          </table:table-cell>
          <table:table-cell table:style-name="ce10" office:value-type="float" office:value="50.8330764770508" calcext:value-type="float">
            <text:p>50.8330764770508</text:p>
          </table:table-cell>
          <table:table-cell table:style-name="ce10" office:value-type="float" office:value="-115.220375061035" calcext:value-type="float">
            <text:p>-115.220375061035</text:p>
          </table:table-cell>
          <table:table-cell table:style-name="ce10" office:value-type="float" office:value="50.8330340444445" calcext:value-type="float">
            <text:p>50.8330340444445</text:p>
          </table:table-cell>
          <table:table-cell table:style-name="ce10" office:value-type="float" office:value="-115.220373630556" calcext:value-type="float">
            <text:p>-115.220373630556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19.1099452972412" calcext:value-type="float">
            <text:p>19.109945297241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82" calcext:value-type="float">
            <text:p>108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47" calcext:value-type="float">
            <text:p>147</text:p>
          </table:table-cell>
          <table:table-cell office:value-type="string" calcext:value-type="string">
            <text:p>Max length <text:s/>- top SSA - Middle portion of 1077 </text:p>
          </table:table-cell>
          <table:table-cell table:style-name="ce10" office:value-type="string" calcext:value-type="string">
            <text:p>SM551082.PNT</text:p>
          </table:table-cell>
          <table:table-cell table:style-name="ce11" office:value-type="date" office:date-value="2025-02-28T22:19:46" calcext:value-type="date">
            <text:p>2025-02-28 22:19:46</text:p>
          </table:table-cell>
          <table:table-cell table:style-name="ce10" office:value-type="float" office:value="50.8330459594727" calcext:value-type="float">
            <text:p>50.8330459594727</text:p>
          </table:table-cell>
          <table:table-cell table:style-name="ce10" office:value-type="float" office:value="-115.220367431641" calcext:value-type="float">
            <text:p>-115.220367431641</text:p>
          </table:table-cell>
          <table:table-cell table:style-name="ce10" office:value-type="float" office:value="50.8330228361111" calcext:value-type="float">
            <text:p>50.8330228361111</text:p>
          </table:table-cell>
          <table:table-cell table:style-name="ce10" office:value-type="float" office:value="-115.220364561111" calcext:value-type="float">
            <text:p>-115.220364561111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83" calcext:value-type="float">
            <text:p>1083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48" calcext:value-type="float">
            <text:p>148</text:p>
          </table:table-cell>
          <table:table-cell office:value-type="string" calcext:value-type="string">
            <text:p>Max length <text:s/>- left density - Middle portion of 1078</text:p>
          </table:table-cell>
          <table:table-cell table:style-name="ce10" office:value-type="string" calcext:value-type="string">
            <text:p>SM551083.PNT</text:p>
          </table:table-cell>
          <table:table-cell table:style-name="ce11" office:value-type="date" office:date-value="2025-02-28T22:23:33" calcext:value-type="date">
            <text:p>2025-02-28 22:23:33</text:p>
          </table:table-cell>
          <table:table-cell table:style-name="ce10" office:value-type="float" office:value="50.8330497741699" calcext:value-type="float">
            <text:p>50.8330497741699</text:p>
          </table:table-cell>
          <table:table-cell table:style-name="ce10" office:value-type="float" office:value="-115.22038269043" calcext:value-type="float">
            <text:p>-115.22038269043</text:p>
          </table:table-cell>
          <table:table-cell table:style-name="ce10" office:value-type="float" office:value="50.8330255916667" calcext:value-type="float">
            <text:p>50.8330255916667</text:p>
          </table:table-cell>
          <table:table-cell table:style-name="ce10" office:value-type="float" office:value="-115.220365997222" calcext:value-type="float">
            <text:p>-115.220365997222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84" calcext:value-type="float">
            <text:p>1084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45" calcext:value-type="float">
            <text:p>145</text:p>
          </table:table-cell>
          <table:table-cell office:value-type="string" calcext:value-type="string">
            <text:p>Max length <text:s/>- right density - Middle portion of 1079</text:p>
          </table:table-cell>
          <table:table-cell table:style-name="ce10" office:value-type="string" calcext:value-type="string">
            <text:p>SM551084.PNT</text:p>
          </table:table-cell>
          <table:table-cell table:style-name="ce11" office:value-type="date" office:date-value="2025-02-28T22:26:24" calcext:value-type="date">
            <text:p>2025-02-28 22:26:24</text:p>
          </table:table-cell>
          <table:table-cell table:style-name="ce10" office:value-type="float" office:value="50.8330497741699" calcext:value-type="float">
            <text:p>50.8330497741699</text:p>
          </table:table-cell>
          <table:table-cell table:style-name="ce10" office:value-type="float" office:value="-115.220390319824" calcext:value-type="float">
            <text:p>-115.220390319824</text:p>
          </table:table-cell>
          <table:table-cell table:style-name="ce10" office:value-type="float" office:value="50.8330288916667" calcext:value-type="float">
            <text:p>50.8330288916667</text:p>
          </table:table-cell>
          <table:table-cell table:style-name="ce10" office:value-type="float" office:value="-115.2203695" calcext:value-type="float">
            <text:p>-115.2203695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85" calcext:value-type="float">
            <text:p>1085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47" calcext:value-type="float">
            <text:p>147</text:p>
          </table:table-cell>
          <table:table-cell office:value-type="string" calcext:value-type="string">
            <text:p>Max length - Middle portion of 1080</text:p>
          </table:table-cell>
          <table:table-cell table:style-name="ce10" office:value-type="string" calcext:value-type="string">
            <text:p>SM551085.PNT</text:p>
          </table:table-cell>
          <table:table-cell table:style-name="ce11" office:value-type="date" office:date-value="2025-02-28T22:29:48" calcext:value-type="date">
            <text:p>2025-02-28 22:29:48</text:p>
          </table:table-cell>
          <table:table-cell table:style-name="ce10" office:value-type="float" office:value="50.8330459594727" calcext:value-type="float">
            <text:p>50.8330459594727</text:p>
          </table:table-cell>
          <table:table-cell table:style-name="ce10" office:value-type="float" office:value="-115.220397949219" calcext:value-type="float">
            <text:p>-115.220397949219</text:p>
          </table:table-cell>
          <table:table-cell table:style-name="ce10" office:value-type="float" office:value="50.8330311722222" calcext:value-type="float">
            <text:p>50.8330311722222</text:p>
          </table:table-cell>
          <table:table-cell table:style-name="ce10" office:value-type="float" office:value="-115.220372008333" calcext:value-type="float">
            <text:p>-115.220372008333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19.0801315307617" calcext:value-type="float">
            <text:p>19.0801315307617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86" calcext:value-type="float">
            <text:p>1086</text:p>
          </table:table-cell>
          <table:table-cell office:value-type="string" calcext:value-type="string">
            <text:p>pit</text:p>
          </table:table-cell>
          <table:table-cell table:style-name="ce10" office:value-type="float" office:value="99" calcext:value-type="float">
            <text:p>99</text:p>
          </table:table-cell>
          <table:table-cell office:value-type="string" calcext:value-type="string">
            <text:p>Max length <text:s/>- top SSA - Bottom portion of 1077 </text:p>
          </table:table-cell>
          <table:table-cell table:style-name="ce10" office:value-type="string" calcext:value-type="string">
            <text:p>SM551086.PNT</text:p>
          </table:table-cell>
          <table:table-cell table:style-name="ce11" office:value-type="date" office:date-value="2025-02-28T22:43:41" calcext:value-type="date">
            <text:p>2025-02-28 22:43:41</text:p>
          </table:table-cell>
          <table:table-cell table:style-name="ce10" office:value-type="float" office:value="50.8330497741699" calcext:value-type="float">
            <text:p>50.8330497741699</text:p>
          </table:table-cell>
          <table:table-cell table:style-name="ce10" office:value-type="float" office:value="-115.220367431641" calcext:value-type="float">
            <text:p>-115.220367431641</text:p>
          </table:table-cell>
          <table:table-cell table:style-name="ce10" office:value-type="float" office:value="50.8330250861111" calcext:value-type="float">
            <text:p>50.8330250861111</text:p>
          </table:table-cell>
          <table:table-cell table:style-name="ce10" office:value-type="float" office:value="-115.220365266667" calcext:value-type="float">
            <text:p>-115.220365266667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87" calcext:value-type="float">
            <text:p>1087</text:p>
          </table:table-cell>
          <table:table-cell office:value-type="string" calcext:value-type="string">
            <text:p>pit</text:p>
          </table:table-cell>
          <table:table-cell table:style-name="ce10" office:value-type="float" office:value="92" calcext:value-type="float">
            <text:p>92</text:p>
          </table:table-cell>
          <table:table-cell office:value-type="string" calcext:value-type="string">
            <text:p>Max length <text:s/>- left density - Bottom portion of 1078</text:p>
          </table:table-cell>
          <table:table-cell table:style-name="ce10" office:value-type="string" calcext:value-type="string">
            <text:p>SM551087.PNT</text:p>
          </table:table-cell>
          <table:table-cell table:style-name="ce11" office:value-type="date" office:date-value="2025-02-28T22:46:25" calcext:value-type="date">
            <text:p>2025-02-28 22:46:25</text:p>
          </table:table-cell>
          <table:table-cell table:style-name="ce10" office:value-type="float" office:value="50.8330459594727" calcext:value-type="float">
            <text:p>50.8330459594727</text:p>
          </table:table-cell>
          <table:table-cell table:style-name="ce10" office:value-type="float" office:value="-115.220367431641" calcext:value-type="float">
            <text:p>-115.220367431641</text:p>
          </table:table-cell>
          <table:table-cell table:style-name="ce10" office:value-type="float" office:value="50.8330282361111" calcext:value-type="float">
            <text:p>50.8330282361111</text:p>
          </table:table-cell>
          <table:table-cell table:style-name="ce10" office:value-type="float" office:value="-115.220365838889" calcext:value-type="float">
            <text:p>-115.220365838889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88" calcext:value-type="float">
            <text:p>1088</text:p>
          </table:table-cell>
          <table:table-cell office:value-type="string" calcext:value-type="string">
            <text:p>pit</text:p>
          </table:table-cell>
          <table:table-cell table:style-name="ce10" office:value-type="float" office:value="93" calcext:value-type="float">
            <text:p>93</text:p>
          </table:table-cell>
          <table:table-cell office:value-type="string" calcext:value-type="string">
            <text:p>Max length <text:s/>- right density - Bottom portion of 1079</text:p>
          </table:table-cell>
          <table:table-cell table:style-name="ce10" office:value-type="string" calcext:value-type="string">
            <text:p>SM551088.PNT</text:p>
          </table:table-cell>
          <table:table-cell table:style-name="ce11" office:value-type="date" office:date-value="2025-02-28T22:49:32" calcext:value-type="date">
            <text:p>2025-02-28 22:49:32</text:p>
          </table:table-cell>
          <table:table-cell table:style-name="ce10" office:value-type="float" office:value="50.8330421447754" calcext:value-type="float">
            <text:p>50.8330421447754</text:p>
          </table:table-cell>
          <table:table-cell table:style-name="ce10" office:value-type="float" office:value="-115.220405578613" calcext:value-type="float">
            <text:p>-115.220405578613</text:p>
          </table:table-cell>
          <table:table-cell table:style-name="ce10" office:value-type="float" office:value="50.8330290888889" calcext:value-type="float">
            <text:p>50.8330290888889</text:p>
          </table:table-cell>
          <table:table-cell table:style-name="ce10" office:value-type="float" office:value="-115.220370588889" calcext:value-type="float">
            <text:p>-115.220370588889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19.0608158111572" calcext:value-type="float">
            <text:p>19.060815811157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89" calcext:value-type="float">
            <text:p>108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92" calcext:value-type="float">
            <text:p>92</text:p>
          </table:table-cell>
          <table:table-cell office:value-type="string" calcext:value-type="string">
            <text:p>Max length - Bottom portion of 1080</text:p>
          </table:table-cell>
          <table:table-cell table:style-name="ce10" office:value-type="string" calcext:value-type="string">
            <text:p>SM551089.PNT</text:p>
          </table:table-cell>
          <table:table-cell table:style-name="ce11" office:value-type="date" office:date-value="2025-02-28T22:51:41" calcext:value-type="date">
            <text:p>2025-02-28 22:51:41</text:p>
          </table:table-cell>
          <table:table-cell table:style-name="ce10" office:value-type="float" office:value="50.8330574035645" calcext:value-type="float">
            <text:p>50.8330574035645</text:p>
          </table:table-cell>
          <table:table-cell table:style-name="ce10" office:value-type="float" office:value="-115.220405578613" calcext:value-type="float">
            <text:p>-115.220405578613</text:p>
          </table:table-cell>
          <table:table-cell table:style-name="ce10" office:value-type="float" office:value="50.8330310888889" calcext:value-type="float">
            <text:p>50.8330310888889</text:p>
          </table:table-cell>
          <table:table-cell table:style-name="ce10" office:value-type="float" office:value="-115.220369419445" calcext:value-type="float">
            <text:p>-115.220369419445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19.0801315307617" calcext:value-type="float">
            <text:p>19.0801315307617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56" calcext:value-type="float">
            <text:p>105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47" calcext:value-type="float">
            <text:p>147</text:p>
          </table:table-cell>
          <table:table-cell office:value-type="string" calcext:value-type="string">
            <text:p>Max length - did not hit the ground - top half of profile</text:p>
          </table:table-cell>
          <table:table-cell table:style-name="ce10" office:value-type="string" calcext:value-type="string">
            <text:p>SM551056.PNT</text:p>
          </table:table-cell>
          <table:table-cell table:style-name="ce11" office:value-type="date" office:date-value="2025-02-28T17:34:06" calcext:value-type="date">
            <text:p>2025-02-28 17:34:06</text:p>
          </table:table-cell>
          <table:table-cell table:style-name="ce10" office:value-type="float" office:value="50.8330345153809" calcext:value-type="float">
            <text:p>50.8330345153809</text:p>
          </table:table-cell>
          <table:table-cell table:style-name="ce10" office:value-type="float" office:value="-115.220191955566" calcext:value-type="float">
            <text:p>-115.220191955566</text:p>
          </table:table-cell>
          <table:table-cell table:style-name="ce10" office:value-type="float" office:value="50.8330235527778" calcext:value-type="float">
            <text:p>50.8330235527778</text:p>
          </table:table-cell>
          <table:table-cell table:style-name="ce10" office:value-type="float" office:value="-115.220191380556" calcext:value-type="float">
            <text:p>-115.220191380556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4.78566217422485" calcext:value-type="float">
            <text:p>4.7856621742248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74" calcext:value-type="float">
            <text:p>107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1" calcext:value-type="float">
            <text:p>91</text:p>
          </table:table-cell>
          <table:table-cell office:value-type="string" calcext:value-type="string">
            <text:p>Hit Bottom - bottom half of profile</text:p>
          </table:table-cell>
          <table:table-cell table:style-name="ce10" office:value-type="string" calcext:value-type="string">
            <text:p>SM551074.PNT</text:p>
          </table:table-cell>
          <table:table-cell table:style-name="ce11" office:value-type="date" office:date-value="2025-02-28T20:59:30" calcext:value-type="date">
            <text:p>2025-02-28 20:59:30</text:p>
          </table:table-cell>
          <table:table-cell table:style-name="ce10" office:value-type="float" office:value="50.8330688476563" calcext:value-type="float">
            <text:p>50.8330688476563</text:p>
          </table:table-cell>
          <table:table-cell table:style-name="ce10" office:value-type="float" office:value="-115.220268249512" calcext:value-type="float">
            <text:p>-115.220268249512</text:p>
          </table:table-cell>
          <table:table-cell table:style-name="ce10" office:value-type="float" office:value="50.8330324416667" calcext:value-type="float">
            <text:p>50.8330324416667</text:p>
          </table:table-cell>
          <table:table-cell table:style-name="ce10" office:value-type="float" office:value="-115.220201630556" calcext:value-type="float">
            <text:p>-115.220201630556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5.93569612503052" calcext:value-type="float">
            <text:p>5.9356961250305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57" calcext:value-type="float">
            <text:p>1057</text:p>
          </table:table-cell>
          <table:table-cell office:value-type="string" calcext:value-type="string">
            <text:p>radar_transect</text:p>
          </table:table-cell>
          <table:table-cell/>
          <table:table-cell office:value-type="string" calcext:value-type="string">
            <text:p>1a - Cancelled <text:s/>- SMP started to rise up when it hit a hard layer</text:p>
          </table:table-cell>
          <table:table-cell table:style-name="ce10" office:value-type="string" calcext:value-type="string">
            <text:p>SM551057.PNT</text:p>
          </table:table-cell>
          <table:table-cell table:style-name="ce11" office:value-type="date" office:date-value="2025-02-28T17:40:15" calcext:value-type="date">
            <text:p>2025-02-28 17:40:15</text:p>
          </table:table-cell>
          <table:table-cell table:style-name="ce10" office:value-type="float" office:value="50.8330154418945" calcext:value-type="float">
            <text:p>50.8330154418945</text:p>
          </table:table-cell>
          <table:table-cell table:style-name="ce10" office:value-type="float" office:value="-115.220222473145" calcext:value-type="float">
            <text:p>-115.220222473145</text:p>
          </table:table-cell>
          <table:table-cell table:style-name="ce10" office:value-type="float" office:value="50.83300585" calcext:value-type="float">
            <text:p>50.83300585</text:p>
          </table:table-cell>
          <table:table-cell table:style-name="ce10" office:value-type="float" office:value="-115.220246822222" calcext:value-type="float">
            <text:p>-115.220246822222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30]</text:p>
          </table:table-cell>
          <table:table-cell/>
          <table:table-cell office:value-type="float" office:value="9.02603435516357" calcext:value-type="float">
            <text:p>9.02603435516357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58" calcext:value-type="float">
            <text:p>105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73" calcext:value-type="float">
            <text:p>173</text:p>
          </table:table-cell>
          <table:table-cell office:value-type="string" calcext:value-type="string">
            <text:p>Max length - did not hit the ground <text:s/>- top portion of profile</text:p>
          </table:table-cell>
          <table:table-cell table:style-name="ce10" office:value-type="string" calcext:value-type="string">
            <text:p>SM551058.PNT</text:p>
          </table:table-cell>
          <table:table-cell table:style-name="ce11" office:value-type="date" office:date-value="2025-02-28T17:45:23" calcext:value-type="date">
            <text:p>2025-02-28 17:45:23</text:p>
          </table:table-cell>
          <table:table-cell table:style-name="ce10" office:value-type="float" office:value="50.8330383300781" calcext:value-type="float">
            <text:p>50.8330383300781</text:p>
          </table:table-cell>
          <table:table-cell table:style-name="ce10" office:value-type="float" office:value="-115.220237731934" calcext:value-type="float">
            <text:p>-115.220237731934</text:p>
          </table:table-cell>
          <table:table-cell table:style-name="ce10" office:value-type="float" office:value="50.8330046166667" calcext:value-type="float">
            <text:p>50.8330046166667</text:p>
          </table:table-cell>
          <table:table-cell table:style-name="ce10" office:value-type="float" office:value="-115.220250305556" calcext:value-type="float">
            <text:p>-115.220250305556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7.75389099121094" calcext:value-type="float">
            <text:p>7.75389099121094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76" calcext:value-type="float">
            <text:p>107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Hit Bottom - bottom half of profile</text:p>
          </table:table-cell>
          <table:table-cell table:style-name="ce10" office:value-type="string" calcext:value-type="string">
            <text:p>SM551076.PNT</text:p>
          </table:table-cell>
          <table:table-cell table:style-name="ce11" office:value-type="date" office:date-value="2025-02-28T21:24:57" calcext:value-type="date">
            <text:p>2025-02-28 21:24:57</text:p>
          </table:table-cell>
          <table:table-cell table:style-name="ce10" office:value-type="float" office:value="50.8330001831055" calcext:value-type="float">
            <text:p>50.8330001831055</text:p>
          </table:table-cell>
          <table:table-cell table:style-name="ce10" office:value-type="float" office:value="-115.220260620117" calcext:value-type="float">
            <text:p>-115.220260620117</text:p>
          </table:table-cell>
          <table:table-cell table:style-name="ce10" office:value-type="float" office:value="50.8330007111111" calcext:value-type="float">
            <text:p>50.8330007111111</text:p>
          </table:table-cell>
          <table:table-cell table:style-name="ce10" office:value-type="float" office:value="-115.220249075" calcext:value-type="float">
            <text:p>-115.220249075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1.0561809539795" calcext:value-type="float">
            <text:p>11.056180953979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59" calcext:value-type="float">
            <text:p>105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23" calcext:value-type="float">
            <text:p>223</text:p>
          </table:table-cell>
          <table:table-cell office:value-type="string" calcext:value-type="string">
            <text:p>Max length - did not hit the ground <text:s/>- OVERLOAD on hard layer - top half of profile</text:p>
          </table:table-cell>
          <table:table-cell table:style-name="ce10" office:value-type="string" calcext:value-type="string">
            <text:p>SM551059.PNT</text:p>
          </table:table-cell>
          <table:table-cell table:style-name="ce11" office:value-type="date" office:date-value="2025-02-28T17:50:58" calcext:value-type="date">
            <text:p>2025-02-28 17:50:58</text:p>
          </table:table-cell>
          <table:table-cell table:style-name="ce10" office:value-type="float" office:value="50.8330078125" calcext:value-type="float">
            <text:p>50.8330078125</text:p>
          </table:table-cell>
          <table:table-cell table:style-name="ce10" office:value-type="float" office:value="-115.220291137695" calcext:value-type="float">
            <text:p>-115.220291137695</text:p>
          </table:table-cell>
          <table:table-cell table:style-name="ce10" office:value-type="float" office:value="50.8329884138889" calcext:value-type="float">
            <text:p>50.8329884138889</text:p>
          </table:table-cell>
          <table:table-cell table:style-name="ce10" office:value-type="float" office:value="-115.220301216667" calcext:value-type="float">
            <text:p>-115.220301216667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1.8368692398071" calcext:value-type="float">
            <text:p>11.8368692398071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75" calcext:value-type="float">
            <text:p>107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78" calcext:value-type="float">
            <text:p>178</text:p>
          </table:table-cell>
          <table:table-cell office:value-type="string" calcext:value-type="string">
            <text:p>Max length - did not hit the ground <text:s/>- middle portion of profile</text:p>
          </table:table-cell>
          <table:table-cell table:style-name="ce10" office:value-type="string" calcext:value-type="string">
            <text:p>SM551075.PNT</text:p>
          </table:table-cell>
          <table:table-cell table:style-name="ce11" office:value-type="date" office:date-value="2025-02-28T21:04:48" calcext:value-type="date">
            <text:p>2025-02-28 21:04:48</text:p>
          </table:table-cell>
          <table:table-cell table:style-name="ce10" office:value-type="float" office:value="50.8330078125" calcext:value-type="float">
            <text:p>50.8330078125</text:p>
          </table:table-cell>
          <table:table-cell table:style-name="ce10" office:value-type="float" office:value="-115.220367431641" calcext:value-type="float">
            <text:p>-115.220367431641</text:p>
          </table:table-cell>
          <table:table-cell table:style-name="ce10" office:value-type="float" office:value="50.8329874638889" calcext:value-type="float">
            <text:p>50.8329874638889</text:p>
          </table:table-cell>
          <table:table-cell table:style-name="ce10" office:value-type="float" office:value="-115.220299927778" calcext:value-type="float">
            <text:p>-115.220299927778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20.9783821105957" calcext:value-type="float">
            <text:p>20.9783821105957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81" calcext:value-type="float">
            <text:p>108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9" calcext:value-type="float">
            <text:p>99</text:p>
          </table:table-cell>
          <table:table-cell office:value-type="string" calcext:value-type="string">
            <text:p>Hit Bottom - bottom half of profile</text:p>
          </table:table-cell>
          <table:table-cell table:style-name="ce10" office:value-type="string" calcext:value-type="string">
            <text:p>SM551081.PNT</text:p>
          </table:table-cell>
          <table:table-cell table:style-name="ce11" office:value-type="date" office:date-value="2025-02-28T22:11:13" calcext:value-type="date">
            <text:p>2025-02-28 22:11:13</text:p>
          </table:table-cell>
          <table:table-cell table:style-name="ce10" office:value-type="float" office:value="50.8330116271973" calcext:value-type="float">
            <text:p>50.8330116271973</text:p>
          </table:table-cell>
          <table:table-cell table:style-name="ce10" office:value-type="float" office:value="-115.220344543457" calcext:value-type="float">
            <text:p>-115.220344543457</text:p>
          </table:table-cell>
          <table:table-cell table:style-name="ce10" office:value-type="float" office:value="50.8329856666667" calcext:value-type="float">
            <text:p>50.8329856666667</text:p>
          </table:table-cell>
          <table:table-cell table:style-name="ce10" office:value-type="float" office:value="-115.220300997222" calcext:value-type="float">
            <text:p>-115.220300997222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21.8861198425293" calcext:value-type="float">
            <text:p>21.886119842529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60" calcext:value-type="float">
            <text:p>106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23" calcext:value-type="float">
            <text:p>223</text:p>
          </table:table-cell>
          <table:table-cell office:value-type="string" calcext:value-type="string">
            <text:p>3a - not sure if this is same site as 3b - Max length - did not hit the ground <text:s/>- top portion of profile</text:p>
          </table:table-cell>
          <table:table-cell table:style-name="ce10" office:value-type="string" calcext:value-type="string">
            <text:p>SM551060.PNT</text:p>
          </table:table-cell>
          <table:table-cell table:style-name="ce11" office:value-type="date" office:date-value="2025-02-28T17:53:45" calcext:value-type="date">
            <text:p>2025-02-28 17:53:45</text:p>
          </table:table-cell>
          <table:table-cell table:style-name="ce10" office:value-type="float" office:value="50.8330078125" calcext:value-type="float">
            <text:p>50.8330078125</text:p>
          </table:table-cell>
          <table:table-cell table:style-name="ce10" office:value-type="float" office:value="-115.220283508301" calcext:value-type="float">
            <text:p>-115.220283508301</text:p>
          </table:table-cell>
          <table:table-cell table:style-name="ce10" office:value-type="float" office:value="50.8329858555556" calcext:value-type="float">
            <text:p>50.8329858555556</text:p>
          </table:table-cell>
          <table:table-cell table:style-name="ce10" office:value-type="float" office:value="-115.220264605556" calcext:value-type="float">
            <text:p>-115.220264605556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1.8368692398071" calcext:value-type="float">
            <text:p>11.8368692398071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61" calcext:value-type="float">
            <text:p>106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40" calcext:value-type="float">
            <text:p>240</text:p>
          </table:table-cell>
          <table:table-cell office:value-type="string" calcext:value-type="string">
            <text:p>3b - not sure if this is same siteas 3a - Max length - did not hit the ground <text:s/>- top portion of profile</text:p>
          </table:table-cell>
          <table:table-cell table:style-name="ce10" office:value-type="string" calcext:value-type="string">
            <text:p>SM551061.PNT</text:p>
          </table:table-cell>
          <table:table-cell table:style-name="ce11" office:value-type="date" office:date-value="2025-02-28T17:57:53" calcext:value-type="date">
            <text:p>2025-02-28 17:57:53</text:p>
          </table:table-cell>
          <table:table-cell table:style-name="ce10" office:value-type="float" office:value="50.8330039978027" calcext:value-type="float">
            <text:p>50.8330039978027</text:p>
          </table:table-cell>
          <table:table-cell table:style-name="ce10" office:value-type="float" office:value="-115.220336914063" calcext:value-type="float">
            <text:p>-115.220336914063</text:p>
          </table:table-cell>
          <table:table-cell table:style-name="ce10" office:value-type="float" office:value="50.8329823555556" calcext:value-type="float">
            <text:p>50.8329823555556</text:p>
          </table:table-cell>
          <table:table-cell table:style-name="ce10" office:value-type="float" office:value="-115.220354075" calcext:value-type="float">
            <text:p>-115.220354075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20.4346351623535" calcext:value-type="float">
            <text:p>20.434635162353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69" calcext:value-type="float">
            <text:p>106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57" calcext:value-type="float">
            <text:p>157</text:p>
          </table:table-cell>
          <table:table-cell office:value-type="string" calcext:value-type="string">
            <text:p>3c - Max length - did not hit the ground <text:s/>- middle portion of profile - SMP did a hop on a hard layer</text:p>
          </table:table-cell>
          <table:table-cell table:style-name="ce10" office:value-type="string" calcext:value-type="string">
            <text:p>SM551069.PNT</text:p>
          </table:table-cell>
          <table:table-cell table:style-name="ce11" office:value-type="date" office:date-value="2025-02-28T20:03:48" calcext:value-type="date">
            <text:p>2025-02-28 20:03:48</text:p>
          </table:table-cell>
          <table:table-cell table:style-name="ce10" office:value-type="float" office:value="50.8329849243164" calcext:value-type="float">
            <text:p>50.8329849243164</text:p>
          </table:table-cell>
          <table:table-cell table:style-name="ce10" office:value-type="float" office:value="-115.220375061035" calcext:value-type="float">
            <text:p>-115.220375061035</text:p>
          </table:table-cell>
          <table:table-cell table:style-name="ce10" office:value-type="float" office:value="50.8329739611111" calcext:value-type="float">
            <text:p>50.8329739611111</text:p>
          </table:table-cell>
          <table:table-cell table:style-name="ce10" office:value-type="float" office:value="-115.220352822222" calcext:value-type="float">
            <text:p>-115.220352822222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21.1608829498291" calcext:value-type="float">
            <text:p>21.1608829498291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70" calcext:value-type="float">
            <text:p>107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59" calcext:value-type="float">
            <text:p>159</text:p>
          </table:table-cell>
          <table:table-cell office:value-type="string" calcext:value-type="string">
            <text:p>3d - Max length - did not hit the ground <text:s/>- middle portion of profile - repeated measurement at this layer because of hop in 3c measurement</text:p>
          </table:table-cell>
          <table:table-cell table:style-name="ce10" office:value-type="string" calcext:value-type="string">
            <text:p>SM551070.PNT</text:p>
          </table:table-cell>
          <table:table-cell table:style-name="ce11" office:value-type="date" office:date-value="2025-02-28T20:05:37" calcext:value-type="date">
            <text:p>2025-02-28 20:05:37</text:p>
          </table:table-cell>
          <table:table-cell table:style-name="ce10" office:value-type="float" office:value="50.8329849243164" calcext:value-type="float">
            <text:p>50.8329849243164</text:p>
          </table:table-cell>
          <table:table-cell table:style-name="ce10" office:value-type="float" office:value="-115.220375061035" calcext:value-type="float">
            <text:p>-115.220375061035</text:p>
          </table:table-cell>
          <table:table-cell table:style-name="ce10" office:value-type="float" office:value="50.832976475" calcext:value-type="float">
            <text:p>50.832976475</text:p>
          </table:table-cell>
          <table:table-cell table:style-name="ce10" office:value-type="float" office:value="-115.220357875" calcext:value-type="float">
            <text:p>-115.220357875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21.1608829498291" calcext:value-type="float">
            <text:p>21.1608829498291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72" calcext:value-type="float">
            <text:p>107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Hit Bottom - bottom portion of profile</text:p>
          </table:table-cell>
          <table:table-cell table:style-name="ce10" office:value-type="string" calcext:value-type="string">
            <text:p>SM551072.PNT</text:p>
          </table:table-cell>
          <table:table-cell table:style-name="ce11" office:value-type="date" office:date-value="2025-02-28T20:44:52" calcext:value-type="date">
            <text:p>2025-02-28 20:44:52</text:p>
          </table:table-cell>
          <table:table-cell table:style-name="ce10" office:value-type="float" office:value="50.8330039978027" calcext:value-type="float">
            <text:p>50.8330039978027</text:p>
          </table:table-cell>
          <table:table-cell table:style-name="ce10" office:value-type="float" office:value="-115.220390319824" calcext:value-type="float">
            <text:p>-115.220390319824</text:p>
          </table:table-cell>
          <table:table-cell table:style-name="ce10" office:value-type="float" office:value="50.8329742916667" calcext:value-type="float">
            <text:p>50.8329742916667</text:p>
          </table:table-cell>
          <table:table-cell table:style-name="ce10" office:value-type="float" office:value="-115.220351122222" calcext:value-type="float">
            <text:p>-115.220351122222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20.8664474487305" calcext:value-type="float">
            <text:p>20.866447448730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62" calcext:value-type="float">
            <text:p>106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07" calcext:value-type="float">
            <text:p>207</text:p>
          </table:table-cell>
          <table:table-cell office:value-type="string" calcext:value-type="string">
            <text:p>Max length - did not hit the ground <text:s/>- top portion of profile</text:p>
          </table:table-cell>
          <table:table-cell table:style-name="ce10" office:value-type="string" calcext:value-type="string">
            <text:p>SM551062.PNT</text:p>
          </table:table-cell>
          <table:table-cell table:style-name="ce11" office:value-type="date" office:date-value="2025-02-28T18:01:34" calcext:value-type="date">
            <text:p>2025-02-28 18:01:34</text:p>
          </table:table-cell>
          <table:table-cell table:style-name="ce10" office:value-type="float" office:value="50.8329811096191" calcext:value-type="float">
            <text:p>50.8329811096191</text:p>
          </table:table-cell>
          <table:table-cell table:style-name="ce10" office:value-type="float" office:value="-115.220397949219" calcext:value-type="float">
            <text:p>-115.220397949219</text:p>
          </table:table-cell>
          <table:table-cell table:style-name="ce10" office:value-type="float" office:value="50.8329612" calcext:value-type="float">
            <text:p>50.8329612</text:p>
          </table:table-cell>
          <table:table-cell table:style-name="ce10" office:value-type="float" office:value="-115.220399777778" calcext:value-type="float">
            <text:p>-115.220399777778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21.5469837188721" calcext:value-type="float">
            <text:p>21.5469837188721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71" calcext:value-type="float">
            <text:p>107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27" calcext:value-type="float">
            <text:p>127</text:p>
          </table:table-cell>
          <table:table-cell office:value-type="string" calcext:value-type="string">
            <text:p>Max length - did not hit the ground <text:s/>- middle portion of profile</text:p>
          </table:table-cell>
          <table:table-cell table:style-name="ce10" office:value-type="string" calcext:value-type="string">
            <text:p>SM551071.PNT</text:p>
          </table:table-cell>
          <table:table-cell table:style-name="ce11" office:value-type="date" office:date-value="2025-02-28T20:21:03" calcext:value-type="date">
            <text:p>2025-02-28 20:21:03</text:p>
          </table:table-cell>
          <table:table-cell table:style-name="ce10" office:value-type="float" office:value="50.8329849243164" calcext:value-type="float">
            <text:p>50.8329849243164</text:p>
          </table:table-cell>
          <table:table-cell table:style-name="ce10" office:value-type="float" office:value="-115.220436096191" calcext:value-type="float">
            <text:p>-115.220436096191</text:p>
          </table:table-cell>
          <table:table-cell table:style-name="ce10" office:value-type="float" office:value="50.8329593055556" calcext:value-type="float">
            <text:p>50.8329593055556</text:p>
          </table:table-cell>
          <table:table-cell table:style-name="ce10" office:value-type="float" office:value="-115.220403458333" calcext:value-type="float">
            <text:p>-115.220403458333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8.857551574707" calcext:value-type="float">
            <text:p>18.857551574707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73" calcext:value-type="float">
            <text:p>107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8" calcext:value-type="float">
            <text:p>88</text:p>
          </table:table-cell>
          <table:table-cell office:value-type="string" calcext:value-type="string">
            <text:p>Hit Bottom - bottom half of profile</text:p>
          </table:table-cell>
          <table:table-cell table:style-name="ce10" office:value-type="string" calcext:value-type="string">
            <text:p>SM551073.PNT</text:p>
          </table:table-cell>
          <table:table-cell table:style-name="ce11" office:value-type="date" office:date-value="2025-02-28T20:50:46" calcext:value-type="date">
            <text:p>2025-02-28 20:50:46</text:p>
          </table:table-cell>
          <table:table-cell table:style-name="ce10" office:value-type="float" office:value="50.8329887390137" calcext:value-type="float">
            <text:p>50.8329887390137</text:p>
          </table:table-cell>
          <table:table-cell table:style-name="ce10" office:value-type="float" office:value="-115.220443725586" calcext:value-type="float">
            <text:p>-115.220443725586</text:p>
          </table:table-cell>
          <table:table-cell table:style-name="ce10" office:value-type="float" office:value="50.8329560222222" calcext:value-type="float">
            <text:p>50.8329560222222</text:p>
          </table:table-cell>
          <table:table-cell table:style-name="ce10" office:value-type="float" office:value="-115.220399672222" calcext:value-type="float">
            <text:p>-115.220399672222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8.857551574707" calcext:value-type="float">
            <text:p>18.857551574707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63" calcext:value-type="float">
            <text:p>106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76" calcext:value-type="float">
            <text:p>176</text:p>
          </table:table-cell>
          <table:table-cell office:value-type="string" calcext:value-type="string">
            <text:p>Max length - did not hit the ground <text:s/>- top portion of profile</text:p>
          </table:table-cell>
          <table:table-cell table:style-name="ce10" office:value-type="string" calcext:value-type="string">
            <text:p>SM551063.PNT</text:p>
          </table:table-cell>
          <table:table-cell table:style-name="ce11" office:value-type="date" office:date-value="2025-02-28T18:05:16" calcext:value-type="date">
            <text:p>2025-02-28 18:05:16</text:p>
          </table:table-cell>
          <table:table-cell table:style-name="ce10" office:value-type="float" office:value="50.8329544067383" calcext:value-type="float">
            <text:p>50.8329544067383</text:p>
          </table:table-cell>
          <table:table-cell table:style-name="ce10" office:value-type="float" office:value="-115.220451354981" calcext:value-type="float">
            <text:p>-115.220451354981</text:p>
          </table:table-cell>
          <table:table-cell table:style-name="ce10" office:value-type="float" office:value="50.8329415972222" calcext:value-type="float">
            <text:p>50.8329415972222</text:p>
          </table:table-cell>
          <table:table-cell table:style-name="ce10" office:value-type="float" office:value="-115.220459272222" calcext:value-type="float">
            <text:p>-115.220459272222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8.4016971588135" calcext:value-type="float">
            <text:p>18.401697158813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68" calcext:value-type="float">
            <text:p>106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Hit Bottom - bottom half of profile</text:p>
          </table:table-cell>
          <table:table-cell table:style-name="ce10" office:value-type="string" calcext:value-type="string">
            <text:p>SM551068.PNT</text:p>
          </table:table-cell>
          <table:table-cell table:style-name="ce11" office:value-type="date" office:date-value="2025-02-28T18:57:57" calcext:value-type="date">
            <text:p>2025-02-28 18:57:57</text:p>
          </table:table-cell>
          <table:table-cell table:style-name="ce10" office:value-type="float" office:value="50.8329620361328" calcext:value-type="float">
            <text:p>50.8329620361328</text:p>
          </table:table-cell>
          <table:table-cell table:style-name="ce10" office:value-type="float" office:value="-115.220428466797" calcext:value-type="float">
            <text:p>-115.220428466797</text:p>
          </table:table-cell>
          <table:table-cell table:style-name="ce10" office:value-type="float" office:value="50.8329406805556" calcext:value-type="float">
            <text:p>50.8329406805556</text:p>
          </table:table-cell>
          <table:table-cell table:style-name="ce10" office:value-type="float" office:value="-115.220462191667" calcext:value-type="float">
            <text:p>-115.220462191667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9.80322265625" calcext:value-type="float">
            <text:p>19.8032226562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64" calcext:value-type="float">
            <text:p>106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32" calcext:value-type="float">
            <text:p>132</text:p>
          </table:table-cell>
          <table:table-cell office:value-type="string" calcext:value-type="string">
            <text:p>Max length - did not hit the ground <text:s/>- top portion of profile</text:p>
          </table:table-cell>
          <table:table-cell table:style-name="ce10" office:value-type="string" calcext:value-type="string">
            <text:p>SM551064.PNT</text:p>
          </table:table-cell>
          <table:table-cell table:style-name="ce11" office:value-type="date" office:date-value="2025-02-28T18:08:49" calcext:value-type="date">
            <text:p>2025-02-28 18:08:49</text:p>
          </table:table-cell>
          <table:table-cell table:style-name="ce10" office:value-type="float" office:value="50.832935333252" calcext:value-type="float">
            <text:p>50.832935333252</text:p>
          </table:table-cell>
          <table:table-cell table:style-name="ce10" office:value-type="float" office:value="-115.220489501953" calcext:value-type="float">
            <text:p>-115.220489501953</text:p>
          </table:table-cell>
          <table:table-cell table:style-name="ce10" office:value-type="float" office:value="50.8329275916667" calcext:value-type="float">
            <text:p>50.8329275916667</text:p>
          </table:table-cell>
          <table:table-cell table:style-name="ce10" office:value-type="float" office:value="-115.220507905556" calcext:value-type="float">
            <text:p>-115.220507905556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6.979850769043" calcext:value-type="float">
            <text:p>16.97985076904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67" calcext:value-type="float">
            <text:p>106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4" calcext:value-type="float">
            <text:p>94</text:p>
          </table:table-cell>
          <table:table-cell office:value-type="string" calcext:value-type="string">
            <text:p>Hit Bottom - bottom half of profile</text:p>
          </table:table-cell>
          <table:table-cell table:style-name="ce10" office:value-type="string" calcext:value-type="string">
            <text:p>SM551067.PNT</text:p>
          </table:table-cell>
          <table:table-cell table:style-name="ce11" office:value-type="date" office:date-value="2025-02-28T18:52:48" calcext:value-type="date">
            <text:p>2025-02-28 18:52:48</text:p>
          </table:table-cell>
          <table:table-cell table:style-name="ce10" office:value-type="float" office:value="50.8329315185547" calcext:value-type="float">
            <text:p>50.8329315185547</text:p>
          </table:table-cell>
          <table:table-cell table:style-name="ce10" office:value-type="float" office:value="-115.220504760742" calcext:value-type="float">
            <text:p>-115.220504760742</text:p>
          </table:table-cell>
          <table:table-cell table:style-name="ce10" office:value-type="float" office:value="50.8329251638889" calcext:value-type="float">
            <text:p>50.8329251638889</text:p>
          </table:table-cell>
          <table:table-cell table:style-name="ce10" office:value-type="float" office:value="-115.220512991667" calcext:value-type="float">
            <text:p>-115.220512991667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6.979850769043" calcext:value-type="float">
            <text:p>16.97985076904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65" calcext:value-type="float">
            <text:p>106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065.PNT</text:p>
          </table:table-cell>
          <table:table-cell table:style-name="ce11" office:value-type="date" office:date-value="2025-02-28T18:11:30" calcext:value-type="date">
            <text:p>2025-02-28 18:11:30</text:p>
          </table:table-cell>
          <table:table-cell table:style-name="ce10" office:value-type="float" office:value="50.8329238891602" calcext:value-type="float">
            <text:p>50.8329238891602</text:p>
          </table:table-cell>
          <table:table-cell table:style-name="ce10" office:value-type="float" office:value="-115.220542907715" calcext:value-type="float">
            <text:p>-115.220542907715</text:p>
          </table:table-cell>
          <table:table-cell table:style-name="ce10" office:value-type="float" office:value="50.8329095277778" calcext:value-type="float">
            <text:p>50.8329095277778</text:p>
          </table:table-cell>
          <table:table-cell table:style-name="ce10" office:value-type="float" office:value="-115.220572769444" calcext:value-type="float">
            <text:p>-115.220572769444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3.0675010681152" calcext:value-type="float">
            <text:p>13.067501068115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66" calcext:value-type="float">
            <text:p>106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066.PNT</text:p>
          </table:table-cell>
          <table:table-cell table:style-name="ce11" office:value-type="date" office:date-value="2025-02-28T18:13:53" calcext:value-type="date">
            <text:p>2025-02-28 18:13:53</text:p>
          </table:table-cell>
          <table:table-cell table:style-name="ce10" office:value-type="float" office:value="50.8329010009766" calcext:value-type="float">
            <text:p>50.8329010009766</text:p>
          </table:table-cell>
          <table:table-cell table:style-name="ce10" office:value-type="float" office:value="-115.220642089844" calcext:value-type="float">
            <text:p>-115.220642089844</text:p>
          </table:table-cell>
          <table:table-cell table:style-name="ce10" office:value-type="float" office:value="50.8328900861111" calcext:value-type="float">
            <text:p>50.8328900861111</text:p>
          </table:table-cell>
          <table:table-cell table:style-name="ce10" office:value-type="float" office:value="-115.220639058333" calcext:value-type="float">
            <text:p>-115.220639058333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8.60798072814941" calcext:value-type="float">
            <text:p>8.60798072814941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46" calcext:value-type="float">
            <text:p>104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Hit Bottom - first row - excavation site</text:p>
          </table:table-cell>
          <table:table-cell table:style-name="ce10" office:value-type="string" calcext:value-type="string">
            <text:p>SM551046.PNT</text:p>
          </table:table-cell>
          <table:table-cell table:style-name="ce11" office:value-type="date" office:date-value="2025-02-28T16:44:42" calcext:value-type="date">
            <text:p>2025-02-28 16:44:42</text:p>
          </table:table-cell>
          <table:table-cell table:style-name="ce10" office:value-type="float" office:value="50.8328742980957" calcext:value-type="float">
            <text:p>50.8328742980957</text:p>
          </table:table-cell>
          <table:table-cell table:style-name="ce10" office:value-type="float" office:value="-115.220611572266" calcext:value-type="float">
            <text:p>-115.220611572266</text:p>
          </table:table-cell>
          <table:table-cell table:style-name="ce10" office:value-type="float" office:value="50.8328471138889" calcext:value-type="float">
            <text:p>50.8328471138889</text:p>
          </table:table-cell>
          <table:table-cell table:style-name="ce10" office:value-type="float" office:value="-115.220722666667" calcext:value-type="float">
            <text:p>-115.220722666667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99" calcext:value-type="float">
            <text:p>9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11.216456413269" calcext:value-type="float">
            <text:p>11.216456413269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47" calcext:value-type="float">
            <text:p>104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Hit Bottom - first row - excavation site</text:p>
          </table:table-cell>
          <table:table-cell table:style-name="ce10" office:value-type="string" calcext:value-type="string">
            <text:p>SM551047.PNT</text:p>
          </table:table-cell>
          <table:table-cell table:style-name="ce11" office:value-type="date" office:date-value="2025-02-28T16:46:10" calcext:value-type="date">
            <text:p>2025-02-28 16:46:10</text:p>
          </table:table-cell>
          <table:table-cell table:style-name="ce10" office:value-type="float" office:value="50.8328437805176" calcext:value-type="float">
            <text:p>50.8328437805176</text:p>
          </table:table-cell>
          <table:table-cell table:style-name="ce10" office:value-type="float" office:value="-115.220649719238" calcext:value-type="float">
            <text:p>-115.220649719238</text:p>
          </table:table-cell>
          <table:table-cell table:style-name="ce10" office:value-type="float" office:value="50.8328457861111" calcext:value-type="float">
            <text:p>50.8328457861111</text:p>
          </table:table-cell>
          <table:table-cell table:style-name="ce10" office:value-type="float" office:value="-115.220720636111" calcext:value-type="float">
            <text:p>-115.220720636111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48" calcext:value-type="float">
            <text:p>104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Hit Bottom - first row - excavation site</text:p>
          </table:table-cell>
          <table:table-cell table:style-name="ce10" office:value-type="string" calcext:value-type="string">
            <text:p>SM551048.PNT</text:p>
          </table:table-cell>
          <table:table-cell table:style-name="ce11" office:value-type="date" office:date-value="2025-02-28T16:46:40" calcext:value-type="date">
            <text:p>2025-02-28 16:46:40</text:p>
          </table:table-cell>
          <table:table-cell table:style-name="ce10" office:value-type="float" office:value="50.8328437805176" calcext:value-type="float">
            <text:p>50.8328437805176</text:p>
          </table:table-cell>
          <table:table-cell table:style-name="ce10" office:value-type="float" office:value="-115.220634460449" calcext:value-type="float">
            <text:p>-115.220634460449</text:p>
          </table:table-cell>
          <table:table-cell table:style-name="ce10" office:value-type="float" office:value="50.8328431055556" calcext:value-type="float">
            <text:p>50.8328431055556</text:p>
          </table:table-cell>
          <table:table-cell table:style-name="ce10" office:value-type="float" office:value="-115.220717155556" calcext:value-type="float">
            <text:p>-115.220717155556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49" calcext:value-type="float">
            <text:p>104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Hit Bottom - first row - excavation site</text:p>
          </table:table-cell>
          <table:table-cell table:style-name="ce10" office:value-type="string" calcext:value-type="string">
            <text:p>SM551049.PNT</text:p>
          </table:table-cell>
          <table:table-cell table:style-name="ce11" office:value-type="date" office:date-value="2025-02-28T16:47:09" calcext:value-type="date">
            <text:p>2025-02-28 16:47:09</text:p>
          </table:table-cell>
          <table:table-cell table:style-name="ce10" office:value-type="float" office:value="50.8328437805176" calcext:value-type="float">
            <text:p>50.8328437805176</text:p>
          </table:table-cell>
          <table:table-cell table:style-name="ce10" office:value-type="float" office:value="-115.220634460449" calcext:value-type="float">
            <text:p>-115.220634460449</text:p>
          </table:table-cell>
          <table:table-cell table:style-name="ce10" office:value-type="float" office:value="50.8328408611111" calcext:value-type="float">
            <text:p>50.8328408611111</text:p>
          </table:table-cell>
          <table:table-cell table:style-name="ce10" office:value-type="float" office:value="-115.220714436111" calcext:value-type="float">
            <text:p>-115.220714436111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50" calcext:value-type="float">
            <text:p>105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Hit Bottom - first row - excavation site</text:p>
          </table:table-cell>
          <table:table-cell table:style-name="ce10" office:value-type="string" calcext:value-type="string">
            <text:p>SM551050.PNT</text:p>
          </table:table-cell>
          <table:table-cell table:style-name="ce11" office:value-type="date" office:date-value="2025-02-28T16:47:27" calcext:value-type="date">
            <text:p>2025-02-28 16:47:27</text:p>
          </table:table-cell>
          <table:table-cell table:style-name="ce10" office:value-type="float" office:value="50.8328399658203" calcext:value-type="float">
            <text:p>50.8328399658203</text:p>
          </table:table-cell>
          <table:table-cell table:style-name="ce10" office:value-type="float" office:value="-115.220642089844" calcext:value-type="float">
            <text:p>-115.220642089844</text:p>
          </table:table-cell>
          <table:table-cell table:style-name="ce10" office:value-type="float" office:value="50.8328415694445" calcext:value-type="float">
            <text:p>50.8328415694445</text:p>
          </table:table-cell>
          <table:table-cell table:style-name="ce10" office:value-type="float" office:value="-115.220715061111" calcext:value-type="float">
            <text:p>-115.220715061111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9.99804401397705" calcext:value-type="float">
            <text:p>9.9980440139770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362"/>
          <table:table-cell table:style-name="ce10"/>
        </table:table-row>
        <table:table-row table:style-name="ro1">
          <table:table-cell table:style-name="ce10" office:value-type="float" office:value="1051" calcext:value-type="float">
            <text:p>105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0" office:value-type="string" calcext:value-type="string">
            <text:p>SM551051.PNT</text:p>
          </table:table-cell>
          <table:table-cell table:style-name="ce11" office:value-type="date" office:date-value="2025-02-28T16:48:28" calcext:value-type="date">
            <text:p>2025-02-28 16:48:28</text:p>
          </table:table-cell>
          <table:table-cell table:style-name="ce10" office:value-type="float" office:value="50.8328475952148" calcext:value-type="float">
            <text:p>50.8328475952148</text:p>
          </table:table-cell>
          <table:table-cell table:style-name="ce10" office:value-type="float" office:value="-115.220626831055" calcext:value-type="float">
            <text:p>-115.220626831055</text:p>
          </table:table-cell>
          <table:table-cell table:style-name="ce10" office:value-type="float" office:value="50.8328369583333" calcext:value-type="float">
            <text:p>50.8328369583333</text:p>
          </table:table-cell>
          <table:table-cell table:style-name="ce10" office:value-type="float" office:value="-115.220716727778" calcext:value-type="float">
            <text:p>-115.220716727778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52" calcext:value-type="float">
            <text:p>105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0" office:value-type="string" calcext:value-type="string">
            <text:p>SM551052.PNT</text:p>
          </table:table-cell>
          <table:table-cell table:style-name="ce11" office:value-type="date" office:date-value="2025-02-28T16:49:01" calcext:value-type="date">
            <text:p>2025-02-28 16:49:01</text:p>
          </table:table-cell>
          <table:table-cell table:style-name="ce10" office:value-type="float" office:value="50.8328437805176" calcext:value-type="float">
            <text:p>50.8328437805176</text:p>
          </table:table-cell>
          <table:table-cell table:style-name="ce10" office:value-type="float" office:value="-115.220649719238" calcext:value-type="float">
            <text:p>-115.220649719238</text:p>
          </table:table-cell>
          <table:table-cell table:style-name="ce10" office:value-type="float" office:value="50.8328391555556" calcext:value-type="float">
            <text:p>50.8328391555556</text:p>
          </table:table-cell>
          <table:table-cell table:style-name="ce10" office:value-type="float" office:value="-115.220718497222" calcext:value-type="float">
            <text:p>-115.220718497222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53" calcext:value-type="float">
            <text:p>105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0" office:value-type="string" calcext:value-type="string">
            <text:p>SM551053.PNT</text:p>
          </table:table-cell>
          <table:table-cell table:style-name="ce11" office:value-type="date" office:date-value="2025-02-28T16:49:30" calcext:value-type="date">
            <text:p>2025-02-28 16:49:30</text:p>
          </table:table-cell>
          <table:table-cell table:style-name="ce10" office:value-type="float" office:value="50.8328399658203" calcext:value-type="float">
            <text:p>50.8328399658203</text:p>
          </table:table-cell>
          <table:table-cell table:style-name="ce10" office:value-type="float" office:value="-115.220657348633" calcext:value-type="float">
            <text:p>-115.220657348633</text:p>
          </table:table-cell>
          <table:table-cell table:style-name="ce10" office:value-type="float" office:value="50.8328410083333" calcext:value-type="float">
            <text:p>50.8328410083333</text:p>
          </table:table-cell>
          <table:table-cell table:style-name="ce10" office:value-type="float" office:value="-115.220720566667" calcext:value-type="float">
            <text:p>-115.220720566667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99" calcext:value-type="float">
            <text:p>9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7.43465662002563" calcext:value-type="float">
            <text:p>7.4346566200256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54" calcext:value-type="float">
            <text:p>105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0" office:value-type="string" calcext:value-type="string">
            <text:p>SM551054.PNT</text:p>
          </table:table-cell>
          <table:table-cell table:style-name="ce11" office:value-type="date" office:date-value="2025-02-28T16:49:45" calcext:value-type="date">
            <text:p>2025-02-28 16:49:45</text:p>
          </table:table-cell>
          <table:table-cell table:style-name="ce10" office:value-type="float" office:value="50.8328475952148" calcext:value-type="float">
            <text:p>50.8328475952148</text:p>
          </table:table-cell>
          <table:table-cell table:style-name="ce10" office:value-type="float" office:value="-115.220649719238" calcext:value-type="float">
            <text:p>-115.220649719238</text:p>
          </table:table-cell>
          <table:table-cell table:style-name="ce10" office:value-type="float" office:value="50.8328411" calcext:value-type="float">
            <text:p>50.8328411</text:p>
          </table:table-cell>
          <table:table-cell table:style-name="ce10" office:value-type="float" office:value="-115.220721288889" calcext:value-type="float">
            <text:p>-115.220721288889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1055" calcext:value-type="float">
            <text:p>105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0" office:value-type="string" calcext:value-type="string">
            <text:p>SM551055.PNT</text:p>
          </table:table-cell>
          <table:table-cell table:style-name="ce11" office:value-type="date" office:date-value="2025-02-28T16:50:47" calcext:value-type="date">
            <text:p>2025-02-28 16:50:47</text:p>
          </table:table-cell>
          <table:table-cell table:style-name="ce10" office:value-type="float" office:value="50.8328514099121" calcext:value-type="float">
            <text:p>50.8328514099121</text:p>
          </table:table-cell>
          <table:table-cell table:style-name="ce10" office:value-type="float" office:value="-115.220657348633" calcext:value-type="float">
            <text:p>-115.220657348633</text:p>
          </table:table-cell>
          <table:table-cell table:style-name="ce10" office:value-type="float" office:value="50.8328452444445" calcext:value-type="float">
            <text:p>50.8328452444445</text:p>
          </table:table-cell>
          <table:table-cell table:style-name="ce10" office:value-type="float" office:value="-115.220727063889" calcext:value-type="float">
            <text:p>-115.220727063889</text:p>
          </table:table-cell>
          <table:table-cell office:value-type="string" calcext:value-type="string">
            <text:p>F6_FortressDrift_20250228</text:p>
          </table:table-cell>
          <table:table-cell table:style-name="ce10" office:value-type="string" calcext:value-type="string">
            <text:p>F7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6.12640333175659" calcext:value-type="float">
            <text:p>6.1264033317565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38" calcext:value-type="float">
            <text:p>1138</text:p>
          </table:table-cell>
          <table:table-cell office:value-type="string" calcext:value-type="string">
            <text:p>pit</text:p>
          </table:table-cell>
          <table:table-cell table:style-name="ce10" office:value-type="float" office:value="82" calcext:value-type="float">
            <text:p>82</text:p>
          </table:table-cell>
          <table:table-cell office:value-type="string" calcext:value-type="string">
            <text:p>Hit Bottom - SSA profile</text:p>
          </table:table-cell>
          <table:table-cell table:style-name="ce10" office:value-type="string" calcext:value-type="string">
            <text:p>SM551138.PNT</text:p>
          </table:table-cell>
          <table:table-cell table:style-name="ce11" office:value-type="date" office:date-value="2025-03-01T17:17:08" calcext:value-type="date">
            <text:p>2025-03-01 17:17:08</text:p>
          </table:table-cell>
          <table:table-cell table:style-name="ce10" office:value-type="float" office:value="50.827507019043" calcext:value-type="float">
            <text:p>50.827507019043</text:p>
          </table:table-cell>
          <table:table-cell table:style-name="ce10" office:value-type="float" office:value="-115.207695007324" calcext:value-type="float">
            <text:p>-115.207695007324</text:p>
          </table:table-cell>
          <table:table-cell table:style-name="ce10" office:value-type="float" office:value="50.8274833416667" calcext:value-type="float">
            <text:p>50.8274833416667</text:p>
          </table:table-cell>
          <table:table-cell table:style-name="ce10" office:value-type="float" office:value="-115.207725702778" calcext:value-type="float">
            <text:p>-115.207725702778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42524862289429" calcext:value-type="float">
            <text:p>6.4252486228942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39" calcext:value-type="float">
            <text:p>113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75" calcext:value-type="float">
            <text:p>75</text:p>
          </table:table-cell>
          <table:table-cell office:value-type="string" calcext:value-type="string">
            <text:p>Hit Bottom - SSA profile</text:p>
          </table:table-cell>
          <table:table-cell table:style-name="ce10" office:value-type="string" calcext:value-type="string">
            <text:p>SM551139.PNT</text:p>
          </table:table-cell>
          <table:table-cell table:style-name="ce11" office:value-type="date" office:date-value="2025-03-01T17:18:32" calcext:value-type="date">
            <text:p>2025-03-01 17:18:32</text:p>
          </table:table-cell>
          <table:table-cell table:style-name="ce10" office:value-type="float" office:value="50.8274917602539" calcext:value-type="float">
            <text:p>50.8274917602539</text:p>
          </table:table-cell>
          <table:table-cell table:style-name="ce10" office:value-type="float" office:value="-115.207679748535" calcext:value-type="float">
            <text:p>-115.207679748535</text:p>
          </table:table-cell>
          <table:table-cell table:style-name="ce10" office:value-type="float" office:value="50.8274806277778" calcext:value-type="float">
            <text:p>50.8274806277778</text:p>
          </table:table-cell>
          <table:table-cell table:style-name="ce10" office:value-type="float" office:value="-115.207719372222" calcext:value-type="float">
            <text:p>-115.207719372222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62907218933105" calcext:value-type="float">
            <text:p>7.6290721893310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40" calcext:value-type="float">
            <text:p>114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84" calcext:value-type="float">
            <text:p>84</text:p>
          </table:table-cell>
          <table:table-cell office:value-type="string" calcext:value-type="string">
            <text:p>Hit Bottom - Density profile</text:p>
          </table:table-cell>
          <table:table-cell table:style-name="ce10" office:value-type="string" calcext:value-type="string">
            <text:p>SM551140.PNT</text:p>
          </table:table-cell>
          <table:table-cell table:style-name="ce11" office:value-type="date" office:date-value="2025-03-01T17:19:51" calcext:value-type="date">
            <text:p>2025-03-01 17:19:51</text:p>
          </table:table-cell>
          <table:table-cell table:style-name="ce10" office:value-type="float" office:value="50.8274917602539" calcext:value-type="float">
            <text:p>50.8274917602539</text:p>
          </table:table-cell>
          <table:table-cell table:style-name="ce10" office:value-type="float" office:value="-115.207664489746" calcext:value-type="float">
            <text:p>-115.207664489746</text:p>
          </table:table-cell>
          <table:table-cell table:style-name="ce10" office:value-type="float" office:value="50.8274770333333" calcext:value-type="float">
            <text:p>50.8274770333333</text:p>
          </table:table-cell>
          <table:table-cell table:style-name="ce10" office:value-type="float" office:value="-115.207713727778" calcext:value-type="float">
            <text:p>-115.207713727778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62907218933105" calcext:value-type="float">
            <text:p>7.6290721893310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41" calcext:value-type="float">
            <text:p>114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88" calcext:value-type="float">
            <text:p>8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41.PNT</text:p>
          </table:table-cell>
          <table:table-cell table:style-name="ce11" office:value-type="date" office:date-value="2025-03-01T17:23:08" calcext:value-type="date">
            <text:p>2025-03-01 17:23:08</text:p>
          </table:table-cell>
          <table:table-cell table:style-name="ce10" office:value-type="float" office:value="50.8274841308594" calcext:value-type="float">
            <text:p>50.8274841308594</text:p>
          </table:table-cell>
          <table:table-cell table:style-name="ce10" office:value-type="float" office:value="-115.207679748535" calcext:value-type="float">
            <text:p>-115.207679748535</text:p>
          </table:table-cell>
          <table:table-cell table:style-name="ce10" office:value-type="float" office:value="50.827475325" calcext:value-type="float">
            <text:p>50.827475325</text:p>
          </table:table-cell>
          <table:table-cell table:style-name="ce10" office:value-type="float" office:value="-115.207708002778" calcext:value-type="float">
            <text:p>-115.207708002778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66174507141113" calcext:value-type="float">
            <text:p>7.6617450714111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90" calcext:value-type="float">
            <text:p>109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2" calcext:value-type="float">
            <text:p>92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090.PNT</text:p>
          </table:table-cell>
          <table:table-cell table:style-name="ce11" office:value-type="date" office:date-value="2025-03-01T14:47:57" calcext:value-type="date">
            <text:p>2025-03-01 14:47:57</text:p>
          </table:table-cell>
          <table:table-cell table:style-name="ce10" office:value-type="float" office:value="50.8274612426758" calcext:value-type="float">
            <text:p>50.8274612426758</text:p>
          </table:table-cell>
          <table:table-cell table:style-name="ce10" office:value-type="float" office:value="-115.207748413086" calcext:value-type="float">
            <text:p>-115.207748413086</text:p>
          </table:table-cell>
          <table:table-cell table:style-name="ce10" office:value-type="float" office:value="50.8274670388889" calcext:value-type="float">
            <text:p>50.8274670388889</text:p>
          </table:table-cell>
          <table:table-cell table:style-name="ce10" office:value-type="float" office:value="-115.207712463889" calcext:value-type="float">
            <text:p>-115.207712463889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5.61980772018433" calcext:value-type="float">
            <text:p>5.6198077201843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91" calcext:value-type="float">
            <text:p>109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1" calcext:value-type="float">
            <text:p>9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091.PNT</text:p>
          </table:table-cell>
          <table:table-cell table:style-name="ce11" office:value-type="date" office:date-value="2025-03-01T14:49:25" calcext:value-type="date">
            <text:p>2025-03-01 14:49:25</text:p>
          </table:table-cell>
          <table:table-cell table:style-name="ce10" office:value-type="float" office:value="50.8274459838867" calcext:value-type="float">
            <text:p>50.8274459838867</text:p>
          </table:table-cell>
          <table:table-cell table:style-name="ce10" office:value-type="float" office:value="-115.207778930664" calcext:value-type="float">
            <text:p>-115.207778930664</text:p>
          </table:table-cell>
          <table:table-cell table:style-name="ce10" office:value-type="float" office:value="50.8274690055556" calcext:value-type="float">
            <text:p>50.8274690055556</text:p>
          </table:table-cell>
          <table:table-cell table:style-name="ce10" office:value-type="float" office:value="-115.207715633333" calcext:value-type="float">
            <text:p>-115.207715633333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6.22634744644165" calcext:value-type="float">
            <text:p>6.2263474464416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92" calcext:value-type="float">
            <text:p>109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4" calcext:value-type="float">
            <text:p>8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092.PNT</text:p>
          </table:table-cell>
          <table:table-cell table:style-name="ce11" office:value-type="date" office:date-value="2025-03-01T14:50:03" calcext:value-type="date">
            <text:p>2025-03-01 14:50:03</text:p>
          </table:table-cell>
          <table:table-cell table:style-name="ce10" office:value-type="float" office:value="50.827449798584" calcext:value-type="float">
            <text:p>50.827449798584</text:p>
          </table:table-cell>
          <table:table-cell table:style-name="ce10" office:value-type="float" office:value="-115.207778930664" calcext:value-type="float">
            <text:p>-115.207778930664</text:p>
          </table:table-cell>
          <table:table-cell table:style-name="ce10" office:value-type="float" office:value="50.8274692944445" calcext:value-type="float">
            <text:p>50.8274692944445</text:p>
          </table:table-cell>
          <table:table-cell table:style-name="ce10" office:value-type="float" office:value="-115.207717044445" calcext:value-type="float">
            <text:p>-115.207717044445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6.22634744644165" calcext:value-type="float">
            <text:p>6.2263474464416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94" calcext:value-type="float">
            <text:p>109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5" calcext:value-type="float">
            <text:p>8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094.PNT</text:p>
          </table:table-cell>
          <table:table-cell table:style-name="ce11" office:value-type="date" office:date-value="2025-03-01T14:54:04" calcext:value-type="date">
            <text:p>2025-03-01 14:54:04</text:p>
          </table:table-cell>
          <table:table-cell table:style-name="ce10" office:value-type="float" office:value="50.8274650573731" calcext:value-type="float">
            <text:p>50.8274650573731</text:p>
          </table:table-cell>
          <table:table-cell table:style-name="ce10" office:value-type="float" office:value="-115.207733154297" calcext:value-type="float">
            <text:p>-115.207733154297</text:p>
          </table:table-cell>
          <table:table-cell table:style-name="ce10" office:value-type="float" office:value="50.8274756583333" calcext:value-type="float">
            <text:p>50.8274756583333</text:p>
          </table:table-cell>
          <table:table-cell table:style-name="ce10" office:value-type="float" office:value="-115.207722533333" calcext:value-type="float">
            <text:p>-115.207722533333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5.72955513000488" calcext:value-type="float">
            <text:p>5.7295551300048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095" calcext:value-type="float">
            <text:p>109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5" calcext:value-type="float">
            <text:p>8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095.PNT</text:p>
          </table:table-cell>
          <table:table-cell table:style-name="ce11" office:value-type="date" office:date-value="2025-03-01T14:55:30" calcext:value-type="date">
            <text:p>2025-03-01 14:55:30</text:p>
          </table:table-cell>
          <table:table-cell table:style-name="ce10" office:value-type="float" office:value="50.8274688720703" calcext:value-type="float">
            <text:p>50.8274688720703</text:p>
          </table:table-cell>
          <table:table-cell table:style-name="ce10" office:value-type="float" office:value="-115.207725524902" calcext:value-type="float">
            <text:p>-115.207725524902</text:p>
          </table:table-cell>
          <table:table-cell table:style-name="ce10" office:value-type="float" office:value="50.8274776055556" calcext:value-type="float">
            <text:p>50.8274776055556</text:p>
          </table:table-cell>
          <table:table-cell table:style-name="ce10" office:value-type="float" office:value="-115.207724825" calcext:value-type="float">
            <text:p>-115.207724825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5.72955513000488" calcext:value-type="float">
            <text:p>5.7295551300048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09" calcext:value-type="float">
            <text:p>110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5" calcext:value-type="float">
            <text:p>7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09.PNT</text:p>
          </table:table-cell>
          <table:table-cell table:style-name="ce11" office:value-type="date" office:date-value="2025-03-01T15:32:29" calcext:value-type="date">
            <text:p>2025-03-01 15:32:29</text:p>
          </table:table-cell>
          <table:table-cell table:style-name="ce10" office:value-type="float" office:value="50.8275146484375" calcext:value-type="float">
            <text:p>50.8275146484375</text:p>
          </table:table-cell>
          <table:table-cell table:style-name="ce10" office:value-type="float" office:value="-115.207649230957" calcext:value-type="float">
            <text:p>-115.207649230957</text:p>
          </table:table-cell>
          <table:table-cell table:style-name="ce10" office:value-type="float" office:value="50.8275073888889" calcext:value-type="float">
            <text:p>50.8275073888889</text:p>
          </table:table-cell>
          <table:table-cell table:style-name="ce10" office:value-type="float" office:value="-115.207687502778" calcext:value-type="float">
            <text:p>-115.207687502778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9.03247547149658" calcext:value-type="float">
            <text:p>9.0324754714965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10" calcext:value-type="float">
            <text:p>111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10.PNT</text:p>
          </table:table-cell>
          <table:table-cell table:style-name="ce11" office:value-type="date" office:date-value="2025-03-01T15:33:39" calcext:value-type="date">
            <text:p>2025-03-01 15:33:39</text:p>
          </table:table-cell>
          <table:table-cell table:style-name="ce10" office:value-type="float" office:value="50.8275108337402" calcext:value-type="float">
            <text:p>50.8275108337402</text:p>
          </table:table-cell>
          <table:table-cell table:style-name="ce10" office:value-type="float" office:value="-115.207641601563" calcext:value-type="float">
            <text:p>-115.207641601563</text:p>
          </table:table-cell>
          <table:table-cell table:style-name="ce10" office:value-type="float" office:value="50.8275099083333" calcext:value-type="float">
            <text:p>50.8275099083333</text:p>
          </table:table-cell>
          <table:table-cell table:style-name="ce10" office:value-type="float" office:value="-115.207690983333" calcext:value-type="float">
            <text:p>-115.207690983333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9.03247547149658" calcext:value-type="float">
            <text:p>9.0324754714965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11" calcext:value-type="float">
            <text:p>111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11.PNT</text:p>
          </table:table-cell>
          <table:table-cell table:style-name="ce11" office:value-type="date" office:date-value="2025-03-01T15:36:10" calcext:value-type="date">
            <text:p>2025-03-01 15:36:10</text:p>
          </table:table-cell>
          <table:table-cell table:style-name="ce10" office:value-type="float" office:value="50.8275146484375" calcext:value-type="float">
            <text:p>50.8275146484375</text:p>
          </table:table-cell>
          <table:table-cell table:style-name="ce10" office:value-type="float" office:value="-115.207664489746" calcext:value-type="float">
            <text:p>-115.207664489746</text:p>
          </table:table-cell>
          <table:table-cell table:style-name="ce10" office:value-type="float" office:value="50.8275112055556" calcext:value-type="float">
            <text:p>50.8275112055556</text:p>
          </table:table-cell>
          <table:table-cell table:style-name="ce10" office:value-type="float" office:value="-115.207695338889" calcext:value-type="float">
            <text:p>-115.207695338889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8.11243534088135" calcext:value-type="float">
            <text:p>8.112435340881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12" calcext:value-type="float">
            <text:p>111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7" calcext:value-type="float">
            <text:p>67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12.PNT</text:p>
          </table:table-cell>
          <table:table-cell table:style-name="ce11" office:value-type="date" office:date-value="2025-03-01T15:37:27" calcext:value-type="date">
            <text:p>2025-03-01 15:37:27</text:p>
          </table:table-cell>
          <table:table-cell table:style-name="ce10" office:value-type="float" office:value="50.827564239502" calcext:value-type="float">
            <text:p>50.827564239502</text:p>
          </table:table-cell>
          <table:table-cell table:style-name="ce10" office:value-type="float" office:value="-115.207672119141" calcext:value-type="float">
            <text:p>-115.207672119141</text:p>
          </table:table-cell>
          <table:table-cell table:style-name="ce10" office:value-type="float" office:value="50.8275491333333" calcext:value-type="float">
            <text:p>50.8275491333333</text:p>
          </table:table-cell>
          <table:table-cell table:style-name="ce10" office:value-type="float" office:value="-115.207684758333" calcext:value-type="float">
            <text:p>-115.207684758333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8.39638900756836" calcext:value-type="float">
            <text:p>8.3963890075683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13" calcext:value-type="float">
            <text:p>111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6" calcext:value-type="float">
            <text:p>66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13.PNT</text:p>
          </table:table-cell>
          <table:table-cell table:style-name="ce11" office:value-type="date" office:date-value="2025-03-01T15:39:25" calcext:value-type="date">
            <text:p>2025-03-01 15:39:25</text:p>
          </table:table-cell>
          <table:table-cell table:style-name="ce10" office:value-type="float" office:value="50.8275756835938" calcext:value-type="float">
            <text:p>50.8275756835938</text:p>
          </table:table-cell>
          <table:table-cell table:style-name="ce10" office:value-type="float" office:value="-115.207649230957" calcext:value-type="float">
            <text:p>-115.207649230957</text:p>
          </table:table-cell>
          <table:table-cell table:style-name="ce10" office:value-type="float" office:value="50.8275550833333" calcext:value-type="float">
            <text:p>50.8275550833333</text:p>
          </table:table-cell>
          <table:table-cell table:style-name="ce10" office:value-type="float" office:value="-115.207669830556" calcext:value-type="float">
            <text:p>-115.207669830556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8.39638900756836" calcext:value-type="float">
            <text:p>8.3963890075683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14" calcext:value-type="float">
            <text:p>111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14.PNT</text:p>
          </table:table-cell>
          <table:table-cell table:style-name="ce11" office:value-type="date" office:date-value="2025-03-01T15:39:53" calcext:value-type="date">
            <text:p>2025-03-01 15:39:53</text:p>
          </table:table-cell>
          <table:table-cell table:style-name="ce10" office:value-type="float" office:value="50.8275718688965" calcext:value-type="float">
            <text:p>50.8275718688965</text:p>
          </table:table-cell>
          <table:table-cell table:style-name="ce10" office:value-type="float" office:value="-115.207641601563" calcext:value-type="float">
            <text:p>-115.207641601563</text:p>
          </table:table-cell>
          <table:table-cell table:style-name="ce10" office:value-type="float" office:value="50.8275554694445" calcext:value-type="float">
            <text:p>50.8275554694445</text:p>
          </table:table-cell>
          <table:table-cell table:style-name="ce10" office:value-type="float" office:value="-115.207670258333" calcext:value-type="float">
            <text:p>-115.207670258333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8.86889266967773" calcext:value-type="float">
            <text:p>8.8688926696777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15" calcext:value-type="float">
            <text:p>111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2" calcext:value-type="float">
            <text:p>72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15.PNT</text:p>
          </table:table-cell>
          <table:table-cell table:style-name="ce11" office:value-type="date" office:date-value="2025-03-01T15:42:22" calcext:value-type="date">
            <text:p>2025-03-01 15:42:22</text:p>
          </table:table-cell>
          <table:table-cell table:style-name="ce10" office:value-type="float" office:value="50.8276214599609" calcext:value-type="float">
            <text:p>50.8276214599609</text:p>
          </table:table-cell>
          <table:table-cell table:style-name="ce10" office:value-type="float" office:value="-115.207656860352" calcext:value-type="float">
            <text:p>-115.207656860352</text:p>
          </table:table-cell>
          <table:table-cell table:style-name="ce10" office:value-type="float" office:value="50.82759315" calcext:value-type="float">
            <text:p>50.82759315</text:p>
          </table:table-cell>
          <table:table-cell table:style-name="ce10" office:value-type="float" office:value="-115.207657938889" calcext:value-type="float">
            <text:p>-115.207657938889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6.81843328475952" calcext:value-type="float">
            <text:p>6.8184332847595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16" calcext:value-type="float">
            <text:p>111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4" calcext:value-type="float">
            <text:p>7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16.PNT</text:p>
          </table:table-cell>
          <table:table-cell table:style-name="ce11" office:value-type="date" office:date-value="2025-03-01T15:42:47" calcext:value-type="date">
            <text:p>2025-03-01 15:42:47</text:p>
          </table:table-cell>
          <table:table-cell table:style-name="ce10" office:value-type="float" office:value="50.8276214599609" calcext:value-type="float">
            <text:p>50.8276214599609</text:p>
          </table:table-cell>
          <table:table-cell table:style-name="ce10" office:value-type="float" office:value="-115.207656860352" calcext:value-type="float">
            <text:p>-115.207656860352</text:p>
          </table:table-cell>
          <table:table-cell table:style-name="ce10" office:value-type="float" office:value="50.8275932055556" calcext:value-type="float">
            <text:p>50.8275932055556</text:p>
          </table:table-cell>
          <table:table-cell table:style-name="ce10" office:value-type="float" office:value="-115.207658258333" calcext:value-type="float">
            <text:p>-115.207658258333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6.81843328475952" calcext:value-type="float">
            <text:p>6.8184332847595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17" calcext:value-type="float">
            <text:p>111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1" calcext:value-type="float">
            <text:p>7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17.PNT</text:p>
          </table:table-cell>
          <table:table-cell table:style-name="ce11" office:value-type="date" office:date-value="2025-03-01T15:44:46" calcext:value-type="date">
            <text:p>2025-03-01 15:44:46</text:p>
          </table:table-cell>
          <table:table-cell table:style-name="ce10" office:value-type="float" office:value="50.8276100158691" calcext:value-type="float">
            <text:p>50.8276100158691</text:p>
          </table:table-cell>
          <table:table-cell table:style-name="ce10" office:value-type="float" office:value="-115.207664489746" calcext:value-type="float">
            <text:p>-115.207664489746</text:p>
          </table:table-cell>
          <table:table-cell table:style-name="ce10" office:value-type="float" office:value="50.8275946138889" calcext:value-type="float">
            <text:p>50.8275946138889</text:p>
          </table:table-cell>
          <table:table-cell table:style-name="ce10" office:value-type="float" office:value="-115.207667894444" calcext:value-type="float">
            <text:p>-115.207667894444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7.08733558654785" calcext:value-type="float">
            <text:p>7.0873355865478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18" calcext:value-type="float">
            <text:p>111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8" calcext:value-type="float">
            <text:p>88</text:p>
          </table:table-cell>
          <table:table-cell office:value-type="string" calcext:value-type="string">
            <text:p>Did not hit bottom - overload on shrub</text:p>
          </table:table-cell>
          <table:table-cell table:style-name="ce10" office:value-type="string" calcext:value-type="string">
            <text:p>SM551118.PNT</text:p>
          </table:table-cell>
          <table:table-cell table:style-name="ce11" office:value-type="date" office:date-value="2025-03-01T15:46:09" calcext:value-type="date">
            <text:p>2025-03-01 15:46:09</text:p>
          </table:table-cell>
          <table:table-cell table:style-name="ce10" office:value-type="float" office:value="50.8276672363281" calcext:value-type="float">
            <text:p>50.8276672363281</text:p>
          </table:table-cell>
          <table:table-cell table:style-name="ce10" office:value-type="float" office:value="-115.207641601563" calcext:value-type="float">
            <text:p>-115.207641601563</text:p>
          </table:table-cell>
          <table:table-cell table:style-name="ce10" office:value-type="float" office:value="50.8276427166667" calcext:value-type="float">
            <text:p>50.8276427166667</text:p>
          </table:table-cell>
          <table:table-cell table:style-name="ce10" office:value-type="float" office:value="-115.207657366667" calcext:value-type="float">
            <text:p>-115.207657366667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6.92600917816162" calcext:value-type="float">
            <text:p>6.9260091781616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19" calcext:value-type="float">
            <text:p>111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1" calcext:value-type="float">
            <text:p>9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19.PNT</text:p>
          </table:table-cell>
          <table:table-cell table:style-name="ce11" office:value-type="date" office:date-value="2025-03-01T15:47:55" calcext:value-type="date">
            <text:p>2025-03-01 15:47:55</text:p>
          </table:table-cell>
          <table:table-cell table:style-name="ce10" office:value-type="float" office:value="50.8276596069336" calcext:value-type="float">
            <text:p>50.8276596069336</text:p>
          </table:table-cell>
          <table:table-cell table:style-name="ce10" office:value-type="float" office:value="-115.207633972168" calcext:value-type="float">
            <text:p>-115.207633972168</text:p>
          </table:table-cell>
          <table:table-cell table:style-name="ce10" office:value-type="float" office:value="50.8276427138889" calcext:value-type="float">
            <text:p>50.8276427138889</text:p>
          </table:table-cell>
          <table:table-cell table:style-name="ce10" office:value-type="float" office:value="-115.207651261111" calcext:value-type="float">
            <text:p>-115.207651261111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6.92600917816162" calcext:value-type="float">
            <text:p>6.9260091781616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20" calcext:value-type="float">
            <text:p>112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9" calcext:value-type="float">
            <text:p>8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20.PNT</text:p>
          </table:table-cell>
          <table:table-cell table:style-name="ce11" office:value-type="date" office:date-value="2025-03-01T15:50:37" calcext:value-type="date">
            <text:p>2025-03-01 15:50:37</text:p>
          </table:table-cell>
          <table:table-cell table:style-name="ce10" office:value-type="float" office:value="50.8276557922363" calcext:value-type="float">
            <text:p>50.8276557922363</text:p>
          </table:table-cell>
          <table:table-cell table:style-name="ce10" office:value-type="float" office:value="-115.207633972168" calcext:value-type="float">
            <text:p>-115.207633972168</text:p>
          </table:table-cell>
          <table:table-cell table:style-name="ce10" office:value-type="float" office:value="50.8276409527778" calcext:value-type="float">
            <text:p>50.8276409527778</text:p>
          </table:table-cell>
          <table:table-cell table:style-name="ce10" office:value-type="float" office:value="-115.207647244444" calcext:value-type="float">
            <text:p>-115.207647244444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6.92600917816162" calcext:value-type="float">
            <text:p>6.9260091781616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21" calcext:value-type="float">
            <text:p>112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5" calcext:value-type="float">
            <text:p>7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21.PNT</text:p>
          </table:table-cell>
          <table:table-cell table:style-name="ce11" office:value-type="date" office:date-value="2025-03-01T15:52:17" calcext:value-type="date">
            <text:p>2025-03-01 15:52:17</text:p>
          </table:table-cell>
          <table:table-cell table:style-name="ce10" office:value-type="float" office:value="50.8276786804199" calcext:value-type="float">
            <text:p>50.8276786804199</text:p>
          </table:table-cell>
          <table:table-cell table:style-name="ce10" office:value-type="float" office:value="-115.207565307617" calcext:value-type="float">
            <text:p>-115.207565307617</text:p>
          </table:table-cell>
          <table:table-cell table:style-name="ce10" office:value-type="float" office:value="50.82768925" calcext:value-type="float">
            <text:p>50.82768925</text:p>
          </table:table-cell>
          <table:table-cell table:style-name="ce10" office:value-type="float" office:value="-115.207631808333" calcext:value-type="float">
            <text:p>-115.207631808333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9.44819355010986" calcext:value-type="float">
            <text:p>9.4481935501098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22" calcext:value-type="float">
            <text:p>112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6" calcext:value-type="float">
            <text:p>76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22.PNT</text:p>
          </table:table-cell>
          <table:table-cell table:style-name="ce11" office:value-type="date" office:date-value="2025-03-01T15:53:41" calcext:value-type="date">
            <text:p>2025-03-01 15:53:41</text:p>
          </table:table-cell>
          <table:table-cell table:style-name="ce10" office:value-type="float" office:value="50.8276824951172" calcext:value-type="float">
            <text:p>50.8276824951172</text:p>
          </table:table-cell>
          <table:table-cell table:style-name="ce10" office:value-type="float" office:value="-115.207580566406" calcext:value-type="float">
            <text:p>-115.207580566406</text:p>
          </table:table-cell>
          <table:table-cell table:style-name="ce10" office:value-type="float" office:value="50.8276908083333" calcext:value-type="float">
            <text:p>50.8276908083333</text:p>
          </table:table-cell>
          <table:table-cell table:style-name="ce10" office:value-type="float" office:value="-115.207635030556" calcext:value-type="float">
            <text:p>-115.207635030556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9.44819355010986" calcext:value-type="float">
            <text:p>9.4481935501098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23" calcext:value-type="float">
            <text:p>112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5" calcext:value-type="float">
            <text:p>7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23.PNT</text:p>
          </table:table-cell>
          <table:table-cell table:style-name="ce11" office:value-type="date" office:date-value="2025-03-01T15:54:51" calcext:value-type="date">
            <text:p>2025-03-01 15:54:51</text:p>
          </table:table-cell>
          <table:table-cell table:style-name="ce10" office:value-type="float" office:value="50.8276863098145" calcext:value-type="float">
            <text:p>50.8276863098145</text:p>
          </table:table-cell>
          <table:table-cell table:style-name="ce10" office:value-type="float" office:value="-115.207588195801" calcext:value-type="float">
            <text:p>-115.207588195801</text:p>
          </table:table-cell>
          <table:table-cell table:style-name="ce10" office:value-type="float" office:value="50.8276917888889" calcext:value-type="float">
            <text:p>50.8276917888889</text:p>
          </table:table-cell>
          <table:table-cell table:style-name="ce10" office:value-type="float" office:value="-115.207639355556" calcext:value-type="float">
            <text:p>-115.207639355556</text:p>
          </table:table-cell>
          <table:table-cell office:value-type="string" calcext:value-type="string">
            <text:p>F8_Shrubby_20250301</text:p>
          </table:table-cell>
          <table:table-cell table:style-name="ce10" office:value-type="string" calcext:value-type="string">
            <text:p>F8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shrubby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8.88841152191162" calcext:value-type="float">
            <text:p>8.8884115219116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81" calcext:value-type="float">
            <text:p>118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75" calcext:value-type="float">
            <text:p>75</text:p>
          </table:table-cell>
          <table:table-cell office:value-type="string" calcext:value-type="string">
            <text:p>Hit Bottom - SSA profile</text:p>
          </table:table-cell>
          <table:table-cell table:number-columns-repeated="6"/>
          <table:table-cell office:value-type="string" calcext:value-type="string">
            <text:p>F9_AltForest_20250301</text:p>
          </table:table-cell>
          <table:table-cell table:style-name="ce10" office:value-type="string" calcext:value-type="string">
            <text:p>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altfores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9.67259120941162" calcext:value-type="float">
            <text:p>9.6725912094116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82" calcext:value-type="float">
            <text:p>118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74" calcext:value-type="float">
            <text:p>74</text:p>
          </table:table-cell>
          <table:table-cell office:value-type="string" calcext:value-type="string">
            <text:p>Hit Bottom - SSA profile</text:p>
          </table:table-cell>
          <table:table-cell table:style-name="ce10" office:value-type="string" calcext:value-type="string">
            <text:p>SM551182.PNT</text:p>
          </table:table-cell>
          <table:table-cell table:style-name="ce11" office:value-type="date" office:date-value="2025-03-01T20:51:50" calcext:value-type="date">
            <text:p>2025-03-01 20:51:50</text:p>
          </table:table-cell>
          <table:table-cell table:style-name="ce10" office:value-type="float" office:value="50.8254165649414" calcext:value-type="float">
            <text:p>50.8254165649414</text:p>
          </table:table-cell>
          <table:table-cell table:style-name="ce10" office:value-type="float" office:value="-115.208946228027" calcext:value-type="float">
            <text:p>-115.208946228027</text:p>
          </table:table-cell>
          <table:table-cell table:style-name="ce10" office:value-type="float" office:value="50.8254125277778" calcext:value-type="float">
            <text:p>50.8254125277778</text:p>
          </table:table-cell>
          <table:table-cell table:style-name="ce10" office:value-type="float" office:value="-115.208912061111" calcext:value-type="float">
            <text:p>-115.208912061111</text:p>
          </table:table-cell>
          <table:table-cell office:value-type="string" calcext:value-type="string">
            <text:p>F9_AltForest_20250301</text:p>
          </table:table-cell>
          <table:table-cell table:style-name="ce10" office:value-type="string" calcext:value-type="string">
            <text:p>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altfores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9.67259120941162" calcext:value-type="float">
            <text:p>9.6725912094116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83" calcext:value-type="float">
            <text:p>1183</text:p>
          </table:table-cell>
          <table:table-cell office:value-type="string" calcext:value-type="string">
            <text:p>pit</text:p>
          </table:table-cell>
          <table:table-cell table:style-name="ce10" office:value-type="float" office:value="76" calcext:value-type="float">
            <text:p>76</text:p>
          </table:table-cell>
          <table:table-cell office:value-type="string" calcext:value-type="string">
            <text:p>Hit Bottom - Density profile</text:p>
          </table:table-cell>
          <table:table-cell table:style-name="ce10" office:value-type="string" calcext:value-type="string">
            <text:p>SM551183.PNT</text:p>
          </table:table-cell>
          <table:table-cell table:style-name="ce11" office:value-type="date" office:date-value="2025-03-01T20:53:41" calcext:value-type="date">
            <text:p>2025-03-01 20:53:41</text:p>
          </table:table-cell>
          <table:table-cell table:style-name="ce10" office:value-type="float" office:value="50.8254318237305" calcext:value-type="float">
            <text:p>50.8254318237305</text:p>
          </table:table-cell>
          <table:table-cell table:style-name="ce10" office:value-type="float" office:value="-115.208946228027" calcext:value-type="float">
            <text:p>-115.208946228027</text:p>
          </table:table-cell>
          <table:table-cell table:style-name="ce10" office:value-type="float" office:value="50.825412175" calcext:value-type="float">
            <text:p>50.825412175</text:p>
          </table:table-cell>
          <table:table-cell table:style-name="ce10" office:value-type="float" office:value="-115.208918469444" calcext:value-type="float">
            <text:p>-115.208918469444</text:p>
          </table:table-cell>
          <table:table-cell office:value-type="string" calcext:value-type="string">
            <text:p>F9_AltForest_20250301</text:p>
          </table:table-cell>
          <table:table-cell table:style-name="ce10" office:value-type="string" calcext:value-type="string">
            <text:p>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altfores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8.61333656311035" calcext:value-type="float">
            <text:p>8.613336563110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84" calcext:value-type="float">
            <text:p>1184</text:p>
          </table:table-cell>
          <table:table-cell office:value-type="string" calcext:value-type="string">
            <text:p>pit</text:p>
          </table:table-cell>
          <table:table-cell table:style-name="ce10" office:value-type="float" office:value="71" calcext:value-type="float">
            <text:p>7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84.PNT</text:p>
          </table:table-cell>
          <table:table-cell table:style-name="ce11" office:value-type="date" office:date-value="2025-03-01T20:55:02" calcext:value-type="date">
            <text:p>2025-03-01 20:55:02</text:p>
          </table:table-cell>
          <table:table-cell table:style-name="ce10" office:value-type="float" office:value="50.8254280090332" calcext:value-type="float">
            <text:p>50.8254280090332</text:p>
          </table:table-cell>
          <table:table-cell table:style-name="ce10" office:value-type="float" office:value="-115.208938598633" calcext:value-type="float">
            <text:p>-115.208938598633</text:p>
          </table:table-cell>
          <table:table-cell table:style-name="ce10" office:value-type="float" office:value="50.8254129361111" calcext:value-type="float">
            <text:p>50.8254129361111</text:p>
          </table:table-cell>
          <table:table-cell table:style-name="ce10" office:value-type="float" office:value="-115.208925680556" calcext:value-type="float">
            <text:p>-115.208925680556</text:p>
          </table:table-cell>
          <table:table-cell office:value-type="string" calcext:value-type="string">
            <text:p>F9_AltForest_20250301</text:p>
          </table:table-cell>
          <table:table-cell table:style-name="ce10" office:value-type="string" calcext:value-type="string">
            <text:p>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altfores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8.61333656311035" calcext:value-type="float">
            <text:p>8.613336563110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85" calcext:value-type="float">
            <text:p>118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5" calcext:value-type="float">
            <text:p>9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85.PNT</text:p>
          </table:table-cell>
          <table:table-cell table:style-name="ce11" office:value-type="date" office:date-value="2025-03-01T21:01:24" calcext:value-type="date">
            <text:p>2025-03-01 21:01:24</text:p>
          </table:table-cell>
          <table:table-cell table:style-name="ce10" office:value-type="float" office:value="50.8254127502441" calcext:value-type="float">
            <text:p>50.8254127502441</text:p>
          </table:table-cell>
          <table:table-cell table:style-name="ce10" office:value-type="float" office:value="-115.208869934082" calcext:value-type="float">
            <text:p>-115.208869934082</text:p>
          </table:table-cell>
          <table:table-cell table:style-name="ce10" office:value-type="float" office:value="50.8254366611111" calcext:value-type="float">
            <text:p>50.8254366611111</text:p>
          </table:table-cell>
          <table:table-cell table:style-name="ce10" office:value-type="float" office:value="-115.208868463889" calcext:value-type="float">
            <text:p>-115.208868463889</text:p>
          </table:table-cell>
          <table:table-cell office:value-type="string" calcext:value-type="string">
            <text:p>F9_AltForest_20250301</text:p>
          </table:table-cell>
          <table:table-cell table:style-name="ce10" office:value-type="string" calcext:value-type="string">
            <text:p>F9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altforest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0.2802314758301" calcext:value-type="float">
            <text:p>10.280231475830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87" calcext:value-type="float">
            <text:p>118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Cancelled <text:s/>- Maybe hit bottom</text:p>
          </table:table-cell>
          <table:table-cell table:style-name="ce10" office:value-type="string" calcext:value-type="string">
            <text:p>SM551187.PNT</text:p>
          </table:table-cell>
          <table:table-cell table:style-name="ce11" office:value-type="date" office:date-value="2025-03-01T21:04:19" calcext:value-type="date">
            <text:p>2025-03-01 21:04:19</text:p>
          </table:table-cell>
          <table:table-cell table:style-name="ce10" office:value-type="float" office:value="50.8254356384277" calcext:value-type="float">
            <text:p>50.8254356384277</text:p>
          </table:table-cell>
          <table:table-cell table:style-name="ce10" office:value-type="float" office:value="-115.208801269531" calcext:value-type="float">
            <text:p>-115.208801269531</text:p>
          </table:table-cell>
          <table:table-cell table:style-name="ce10" office:value-type="float" office:value="50.8254534666667" calcext:value-type="float">
            <text:p>50.8254534666667</text:p>
          </table:table-cell>
          <table:table-cell table:style-name="ce10" office:value-type="float" office:value="-115.208800663889" calcext:value-type="float">
            <text:p>-115.208800663889</text:p>
          </table:table-cell>
          <table:table-cell office:value-type="string" calcext:value-type="string">
            <text:p>F9_AltForest_20250301</text:p>
          </table:table-cell>
          <table:table-cell table:style-name="ce10" office:value-type="string" calcext:value-type="string">
            <text:p>F9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altforest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0.5893726348877" calcext:value-type="float">
            <text:p>10.589372634887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88" calcext:value-type="float">
            <text:p>118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8" calcext:value-type="float">
            <text:p>9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88.PNT</text:p>
          </table:table-cell>
          <table:table-cell table:style-name="ce11" office:value-type="date" office:date-value="2025-03-01T21:09:39" calcext:value-type="date">
            <text:p>2025-03-01 21:09:39</text:p>
          </table:table-cell>
          <table:table-cell table:style-name="ce10" office:value-type="float" office:value="50.8254623413086" calcext:value-type="float">
            <text:p>50.8254623413086</text:p>
          </table:table-cell>
          <table:table-cell table:style-name="ce10" office:value-type="float" office:value="-115.208755493164" calcext:value-type="float">
            <text:p>-115.208755493164</text:p>
          </table:table-cell>
          <table:table-cell table:style-name="ce10" office:value-type="float" office:value="50.8254737694445" calcext:value-type="float">
            <text:p>50.8254737694445</text:p>
          </table:table-cell>
          <table:table-cell table:style-name="ce10" office:value-type="float" office:value="-115.208733833333" calcext:value-type="float">
            <text:p>-115.208733833333</text:p>
          </table:table-cell>
          <table:table-cell office:value-type="string" calcext:value-type="string">
            <text:p>F9_AltForest_20250301</text:p>
          </table:table-cell>
          <table:table-cell table:style-name="ce10" office:value-type="string" calcext:value-type="string">
            <text:p>F9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altforest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0.2639427185059" calcext:value-type="float">
            <text:p>10.263942718505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89" calcext:value-type="float">
            <text:p>118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5" calcext:value-type="float">
            <text:p>8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89.PNT</text:p>
          </table:table-cell>
          <table:table-cell table:style-name="ce11" office:value-type="date" office:date-value="2025-03-01T21:12:43" calcext:value-type="date">
            <text:p>2025-03-01 21:12:43</text:p>
          </table:table-cell>
          <table:table-cell table:style-name="ce10" office:value-type="float" office:value="50.8254928588867" calcext:value-type="float">
            <text:p>50.8254928588867</text:p>
          </table:table-cell>
          <table:table-cell table:style-name="ce10" office:value-type="float" office:value="-115.208686828613" calcext:value-type="float">
            <text:p>-115.208686828613</text:p>
          </table:table-cell>
          <table:table-cell table:style-name="ce10" office:value-type="float" office:value="50.82548985" calcext:value-type="float">
            <text:p>50.82548985</text:p>
          </table:table-cell>
          <table:table-cell table:style-name="ce10" office:value-type="float" office:value="-115.208656363889" calcext:value-type="float">
            <text:p>-115.208656363889</text:p>
          </table:table-cell>
          <table:table-cell office:value-type="string" calcext:value-type="string">
            <text:p>F9_AltForest_20250301</text:p>
          </table:table-cell>
          <table:table-cell table:style-name="ce10" office:value-type="string" calcext:value-type="string">
            <text:p>F9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altforest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1.6339731216431" calcext:value-type="float">
            <text:p>11.633973121643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90" calcext:value-type="float">
            <text:p>119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90.PNT</text:p>
          </table:table-cell>
          <table:table-cell table:style-name="ce11" office:value-type="date" office:date-value="2025-03-01T21:15:37" calcext:value-type="date">
            <text:p>2025-03-01 21:15:37</text:p>
          </table:table-cell>
          <table:table-cell table:style-name="ce10" office:value-type="float" office:value="50.825496673584" calcext:value-type="float">
            <text:p>50.825496673584</text:p>
          </table:table-cell>
          <table:table-cell table:style-name="ce10" office:value-type="float" office:value="-115.208610534668" calcext:value-type="float">
            <text:p>-115.208610534668</text:p>
          </table:table-cell>
          <table:table-cell table:style-name="ce10" office:value-type="float" office:value="50.8254856472222" calcext:value-type="float">
            <text:p>50.8254856472222</text:p>
          </table:table-cell>
          <table:table-cell table:style-name="ce10" office:value-type="float" office:value="-115.208584344444" calcext:value-type="float">
            <text:p>-115.208584344444</text:p>
          </table:table-cell>
          <table:table-cell office:value-type="string" calcext:value-type="string">
            <text:p>F9_AltForest_20250301</text:p>
          </table:table-cell>
          <table:table-cell table:style-name="ce10" office:value-type="string" calcext:value-type="string">
            <text:p>F9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altforest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10.2530860900879" calcext:value-type="float">
            <text:p>10.253086090087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1191" calcext:value-type="float">
            <text:p>119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3" calcext:value-type="float">
            <text:p>8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1191.PNT</text:p>
          </table:table-cell>
          <table:table-cell table:style-name="ce11" office:value-type="date" office:date-value="2025-03-01T21:20:22" calcext:value-type="date">
            <text:p>2025-03-01 21:20:22</text:p>
          </table:table-cell>
          <table:table-cell table:style-name="ce10" office:value-type="float" office:value="50.8254928588867" calcext:value-type="float">
            <text:p>50.8254928588867</text:p>
          </table:table-cell>
          <table:table-cell table:style-name="ce10" office:value-type="float" office:value="-115.208534240723" calcext:value-type="float">
            <text:p>-115.208534240723</text:p>
          </table:table-cell>
          <table:table-cell table:style-name="ce10" office:value-type="float" office:value="50.8254869527778" calcext:value-type="float">
            <text:p>50.8254869527778</text:p>
          </table:table-cell>
          <table:table-cell table:style-name="ce10" office:value-type="float" office:value="-115.208509297222" calcext:value-type="float">
            <text:p>-115.208509297222</text:p>
          </table:table-cell>
          <table:table-cell office:value-type="string" calcext:value-type="string">
            <text:p>F9_AltForest_20250301</text:p>
          </table:table-cell>
          <table:table-cell table:style-name="ce10" office:value-type="string" calcext:value-type="string">
            <text:p>F9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5" office:value-type="string" calcext:value-type="string">
            <text:p>altforest</text:p>
          </table:table-cell>
          <table:table-cell table:style-name="ce12" office:value-type="string" calcext:value-type="string">
            <text:p>[-30, 0, 30]</text:p>
          </table:table-cell>
          <table:table-cell/>
          <table:table-cell office:value-type="float" office:value="8.01784515380859" calcext:value-type="float">
            <text:p>8.01784515380859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869" calcext:value-type="float">
            <text:p>86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95" calcext:value-type="float">
            <text:p>9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869.PNT</text:p>
          </table:table-cell>
          <table:table-cell table:style-name="ce11" office:value-type="date" office:date-value="2025-01-20T21:22:41" calcext:value-type="date">
            <text:p>2025-01-20 21:22:41</text:p>
          </table:table-cell>
          <table:table-cell table:style-name="ce10" office:value-type="float" office:value="50.8217468261719" calcext:value-type="float">
            <text:p>50.8217468261719</text:p>
          </table:table-cell>
          <table:table-cell table:style-name="ce10" office:value-type="float" office:value="-115.20662689209" calcext:value-type="float">
            <text:p>-115.20662689209</text:p>
          </table:table-cell>
          <table:table-cell table:style-name="ce10" office:value-type="float" office:value="50.8217645694445" calcext:value-type="float">
            <text:p>50.8217645694445</text:p>
          </table:table-cell>
          <table:table-cell table:style-name="ce10" office:value-type="float" office:value="-115.206600477778" calcext:value-type="float">
            <text:p>-115.206600477778</text:p>
          </table:table-cell>
          <table:table-cell office:value-type="string" calcext:value-type="string">
            <text:p>J11_CanadianRidge_20250120</text:p>
          </table:table-cell>
          <table:table-cell table:style-name="ce10" office:value-type="string" calcext:value-type="string">
            <text:p>J11</text:p>
          </table:table-cell>
          <table:table-cell/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19.245964050293" calcext:value-type="float">
            <text:p>19.24596405029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870" calcext:value-type="float">
            <text:p>87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93" calcext:value-type="float">
            <text:p>93</text:p>
          </table:table-cell>
          <table:table-cell office:value-type="string" calcext:value-type="string">
            <text:p>Hit Bottom - Density</text:p>
          </table:table-cell>
          <table:table-cell table:style-name="ce10" office:value-type="string" calcext:value-type="string">
            <text:p>SM550870.PNT</text:p>
          </table:table-cell>
          <table:table-cell table:style-name="ce11" office:value-type="date" office:date-value="2025-01-20T21:26:02" calcext:value-type="date">
            <text:p>2025-01-20 21:26:02</text:p>
          </table:table-cell>
          <table:table-cell table:style-name="ce10" office:value-type="float" office:value="50.8217620849609" calcext:value-type="float">
            <text:p>50.8217620849609</text:p>
          </table:table-cell>
          <table:table-cell table:style-name="ce10" office:value-type="float" office:value="-115.206588745117" calcext:value-type="float">
            <text:p>-115.206588745117</text:p>
          </table:table-cell>
          <table:table-cell table:style-name="ce10" office:value-type="float" office:value="50.8217625166667" calcext:value-type="float">
            <text:p>50.8217625166667</text:p>
          </table:table-cell>
          <table:table-cell table:style-name="ce10" office:value-type="float" office:value="-115.206607436111" calcext:value-type="float">
            <text:p>-115.206607436111</text:p>
          </table:table-cell>
          <table:table-cell office:value-type="string" calcext:value-type="string">
            <text:p>J11_CanadianRidge_20250120</text:p>
          </table:table-cell>
          <table:table-cell table:style-name="ce10" office:value-type="string" calcext:value-type="string">
            <text:p>J11</text:p>
          </table:table-cell>
          <table:table-cell/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20.780122756958" calcext:value-type="float">
            <text:p>20.780122756958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871" calcext:value-type="float">
            <text:p>87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98" calcext:value-type="float">
            <text:p>98</text:p>
          </table:table-cell>
          <table:table-cell office:value-type="string" calcext:value-type="string">
            <text:p>Hit Bottom - SSA</text:p>
          </table:table-cell>
          <table:table-cell table:style-name="ce10" office:value-type="string" calcext:value-type="string">
            <text:p>SM550871.PNT</text:p>
          </table:table-cell>
          <table:table-cell table:number-columns-repeated="5"/>
          <table:table-cell office:value-type="string" calcext:value-type="string">
            <text:p>J11_CanadianRidge_20250120</text:p>
          </table:table-cell>
          <table:table-cell table:style-name="ce10" office:value-type="string" calcext:value-type="string">
            <text:p>J11</text:p>
          </table:table-cell>
          <table:table-cell/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table:number-columns-repeated="16366"/>
          <table:table-cell table:style-name="ce10"/>
        </table:table-row>
        <table:table-row table:style-name="ro1">
          <table:table-cell table:style-name="ce10" office:value-type="float" office:value="872" calcext:value-type="float">
            <text:p>87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93" calcext:value-type="float">
            <text:p>9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872.PNT</text:p>
          </table:table-cell>
          <table:table-cell table:style-name="ce11" office:value-type="date" office:date-value="2025-01-20T21:30:01" calcext:value-type="date">
            <text:p>2025-01-20 21:30:01</text:p>
          </table:table-cell>
          <table:table-cell table:style-name="ce10" office:value-type="float" office:value="50.8217239379883" calcext:value-type="float">
            <text:p>50.8217239379883</text:p>
          </table:table-cell>
          <table:table-cell table:style-name="ce10" office:value-type="float" office:value="-115.206619262695" calcext:value-type="float">
            <text:p>-115.206619262695</text:p>
          </table:table-cell>
          <table:table-cell table:style-name="ce10" office:value-type="float" office:value="50.8217618" calcext:value-type="float">
            <text:p>50.8217618</text:p>
          </table:table-cell>
          <table:table-cell table:style-name="ce10" office:value-type="float" office:value="-115.206624575" calcext:value-type="float">
            <text:p>-115.206624575</text:p>
          </table:table-cell>
          <table:table-cell office:value-type="string" calcext:value-type="string">
            <text:p>J11_CanadianRidge_20250120</text:p>
          </table:table-cell>
          <table:table-cell table:style-name="ce10" office:value-type="string" calcext:value-type="string">
            <text:p>J11</text:p>
          </table:table-cell>
          <table:table-cell/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20.3298244476318" calcext:value-type="float">
            <text:p>20.3298244476318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873" calcext:value-type="float">
            <text:p>87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8" calcext:value-type="float">
            <text:p>78</text:p>
          </table:table-cell>
          <table:table-cell office:value-type="string" calcext:value-type="string">
            <text:p>Hit Bottom - upslope view - directly opposite of the J11 snow pit</text:p>
          </table:table-cell>
          <table:table-cell table:style-name="ce10" office:value-type="string" calcext:value-type="string">
            <text:p>SM550873.PNT</text:p>
          </table:table-cell>
          <table:table-cell table:style-name="ce11" office:value-type="date" office:date-value="2025-01-20T21:38:17" calcext:value-type="date">
            <text:p>2025-01-20 21:38:17</text:p>
          </table:table-cell>
          <table:table-cell table:style-name="ce10" office:value-type="float" office:value="50.8217391967773" calcext:value-type="float">
            <text:p>50.8217391967773</text:p>
          </table:table-cell>
          <table:table-cell table:style-name="ce10" office:value-type="float" office:value="-115.206596374512" calcext:value-type="float">
            <text:p>-115.206596374512</text:p>
          </table:table-cell>
          <table:table-cell table:style-name="ce10" office:value-type="float" office:value="50.8217438555556" calcext:value-type="float">
            <text:p>50.8217438555556</text:p>
          </table:table-cell>
          <table:table-cell table:style-name="ce10" office:value-type="float" office:value="-115.206599541667" calcext:value-type="float">
            <text:p>-115.206599541667</text:p>
          </table:table-cell>
          <table:table-cell office:value-type="string" calcext:value-type="string">
            <text:p>J11_CanadianRidge_20250120</text:p>
          </table:table-cell>
          <table:table-cell table:style-name="ce10" office:value-type="string" calcext:value-type="string">
            <text:p>J1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20.1212596893311" calcext:value-type="float">
            <text:p>20.1212596893311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874" calcext:value-type="float">
            <text:p>87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4" calcext:value-type="float">
            <text:p>74</text:p>
          </table:table-cell>
          <table:table-cell office:value-type="string" calcext:value-type="string">
            <text:p>Hit Bottom - upslope view</text:p>
          </table:table-cell>
          <table:table-cell table:style-name="ce10" office:value-type="string" calcext:value-type="string">
            <text:p>SM550874.PNT</text:p>
          </table:table-cell>
          <table:table-cell table:style-name="ce11" office:value-type="date" office:date-value="2025-01-20T21:39:49" calcext:value-type="date">
            <text:p>2025-01-20 21:39:49</text:p>
          </table:table-cell>
          <table:table-cell table:style-name="ce10" office:value-type="float" office:value="50.8217353820801" calcext:value-type="float">
            <text:p>50.8217353820801</text:p>
          </table:table-cell>
          <table:table-cell table:style-name="ce10" office:value-type="float" office:value="-115.206619262695" calcext:value-type="float">
            <text:p>-115.206619262695</text:p>
          </table:table-cell>
          <table:table-cell table:style-name="ce10" office:value-type="float" office:value="50.8217369916667" calcext:value-type="float">
            <text:p>50.8217369916667</text:p>
          </table:table-cell>
          <table:table-cell table:style-name="ce10" office:value-type="float" office:value="-115.206631805556" calcext:value-type="float">
            <text:p>-115.206631805556</text:p>
          </table:table-cell>
          <table:table-cell office:value-type="string" calcext:value-type="string">
            <text:p>J11_CanadianRidge_20250120</text:p>
          </table:table-cell>
          <table:table-cell table:style-name="ce10" office:value-type="string" calcext:value-type="string">
            <text:p>J1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20.1212596893311" calcext:value-type="float">
            <text:p>20.1212596893311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875" calcext:value-type="float">
            <text:p>87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Hit Bottom - Not Frozen - downslope view - cancelled - rod kept driving into ground</text:p>
          </table:table-cell>
          <table:table-cell table:style-name="ce10" office:value-type="string" calcext:value-type="string">
            <text:p>SM550875.PNT</text:p>
          </table:table-cell>
          <table:table-cell table:number-columns-repeated="5"/>
          <table:table-cell office:value-type="string" calcext:value-type="string">
            <text:p>J11_CanadianRidge_20250120</text:p>
          </table:table-cell>
          <table:table-cell table:style-name="ce10" office:value-type="string" calcext:value-type="string">
            <text:p>J1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table:number-columns-repeated="16366"/>
          <table:table-cell table:style-name="ce10"/>
        </table:table-row>
        <table:table-row table:style-name="ro1">
          <table:table-cell table:style-name="ce10" office:value-type="float" office:value="876" calcext:value-type="float">
            <text:p>87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1" calcext:value-type="float">
            <text:p>61</text:p>
          </table:table-cell>
          <table:table-cell office:value-type="string" calcext:value-type="string">
            <text:p>Hit Bottom - upslope view - No GPS</text:p>
          </table:table-cell>
          <table:table-cell table:style-name="ce10" office:value-type="string" calcext:value-type="string">
            <text:p>SM550876.PNT</text:p>
          </table:table-cell>
          <table:table-cell table:style-name="ce11" office:value-type="date" office:date-value="2025-01-20T21:45:04" calcext:value-type="date">
            <text:p>2025-01-20 21:45:04</text:p>
          </table:table-cell>
          <table:table-cell table:number-columns-repeated="2"/>
          <table:table-cell table:style-name="ce10" office:value-type="float" office:value="50.8217178333333" calcext:value-type="float">
            <text:p>50.8217178333333</text:p>
          </table:table-cell>
          <table:table-cell table:style-name="ce10" office:value-type="float" office:value="-115.206692619445" calcext:value-type="float">
            <text:p>-115.206692619445</text:p>
          </table:table-cell>
          <table:table-cell office:value-type="string" calcext:value-type="string">
            <text:p>J11_CanadianRidge_20250120</text:p>
          </table:table-cell>
          <table:table-cell table:style-name="ce10" office:value-type="string" calcext:value-type="string">
            <text:p>J11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table:number-columns-repeated="16366"/>
          <table:table-cell table:style-name="ce10"/>
        </table:table-row>
        <table:table-row table:style-name="ro2">
          <table:table-cell table:style-name="ce10" office:value-type="float" office:value="877" calcext:value-type="float">
            <text:p>877</text:p>
          </table:table-cell>
          <table:table-cell office:value-type="string" calcext:value-type="string">
            <text:p>undisturbed site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Hit bottom <text:s/>No GPS</text:p>
          </table:table-cell>
          <table:table-cell table:style-name="ce10" office:value-type="string" calcext:value-type="string">
            <text:p>SM550877.PNT</text:p>
          </table:table-cell>
          <table:table-cell table:style-name="ce11" office:value-type="date" office:date-value="2025-01-20T22:27:01" calcext:value-type="date">
            <text:p>2025-01-20 22:27:01</text:p>
          </table:table-cell>
          <table:table-cell table:number-columns-repeated="2"/>
          <table:table-cell table:style-name="ce10" office:value-type="float" office:value="50.838483391" calcext:value-type="float">
            <text:p>50.838483391</text:p>
          </table:table-cell>
          <table:table-cell table:style-name="ce10" office:value-type="float" office:value="-115.216154285" calcext:value-type="float">
            <text:p>-115.216154285</text:p>
          </table:table-cell>
          <table:table-cell office:value-type="string" calcext:value-type="string">
            <text:p>J12_FortressRidgeSouth_undisturbed_20250120</text:p>
          </table:table-cell>
          <table:table-cell table:style-name="ce10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0"/>
        </table:table-row>
        <table:table-row table:style-name="ro2">
          <table:table-cell table:style-name="ce10" office:value-type="float" office:value="878" calcext:value-type="float">
            <text:p>878</text:p>
          </table:table-cell>
          <table:table-cell office:value-type="string" calcext:value-type="string">
            <text:p>undisturbed site</text:p>
          </table:table-cell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Hit bottom <text:s/>No GPS</text:p>
          </table:table-cell>
          <table:table-cell table:style-name="ce10" office:value-type="string" calcext:value-type="string">
            <text:p>SM550878.PNT</text:p>
          </table:table-cell>
          <table:table-cell table:style-name="ce11" office:value-type="date" office:date-value="2025-01-20T22:28:20" calcext:value-type="date">
            <text:p>2025-01-20 22:28:20</text:p>
          </table:table-cell>
          <table:table-cell table:number-columns-repeated="2"/>
          <table:table-cell table:style-name="ce10" office:value-type="float" office:value="50.838483848" calcext:value-type="float">
            <text:p>50.838483848</text:p>
          </table:table-cell>
          <table:table-cell table:style-name="ce10" office:value-type="float" office:value="-115.216149529" calcext:value-type="float">
            <text:p>-115.216149529</text:p>
          </table:table-cell>
          <table:table-cell office:value-type="string" calcext:value-type="string">
            <text:p>J12_FortressRidgeSouth_undisturbed_20250120</text:p>
          </table:table-cell>
          <table:table-cell table:style-name="ce10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0"/>
        </table:table-row>
        <table:table-row table:style-name="ro2">
          <table:table-cell table:style-name="ce10" office:value-type="float" office:value="879" calcext:value-type="float">
            <text:p>879</text:p>
          </table:table-cell>
          <table:table-cell office:value-type="string" calcext:value-type="string">
            <text:p>undisturbed site</text:p>
          </table:table-cell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Hit bottom <text:s/>No GPS - reset SMP controller to get GPS signal working again</text:p>
          </table:table-cell>
          <table:table-cell table:style-name="ce10" office:value-type="string" calcext:value-type="string">
            <text:p>SM550879.PNT</text:p>
          </table:table-cell>
          <table:table-cell table:number-columns-repeated="3"/>
          <table:table-cell table:style-name="ce10" office:value-type="float" office:value="50.838483945" calcext:value-type="float">
            <text:p>50.838483945</text:p>
          </table:table-cell>
          <table:table-cell table:style-name="ce10" office:value-type="float" office:value="-115.216144368" calcext:value-type="float">
            <text:p>-115.216144368</text:p>
          </table:table-cell>
          <table:table-cell office:value-type="string" calcext:value-type="string">
            <text:p>J12_FortressRidgeSouth_undisturbed_20250120</text:p>
          </table:table-cell>
          <table:table-cell table:style-name="ce10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0"/>
        </table:table-row>
        <table:table-row table:style-name="ro2">
          <table:table-cell table:style-name="ce10" office:value-type="float" office:value="880" calcext:value-type="float">
            <text:p>880</text:p>
          </table:table-cell>
          <table:table-cell office:value-type="string" calcext:value-type="string">
            <text:p>undisturbed site</text:p>
          </table:table-cell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880.PNT</text:p>
          </table:table-cell>
          <table:table-cell table:style-name="ce11" office:value-type="date" office:date-value="2025-01-20T22:30:09" calcext:value-type="date">
            <text:p>2025-01-20 22:30:09</text:p>
          </table:table-cell>
          <table:table-cell table:style-name="ce10" office:value-type="float" office:value="50.838508605957" calcext:value-type="float">
            <text:p>50.838508605957</text:p>
          </table:table-cell>
          <table:table-cell table:style-name="ce10" office:value-type="float" office:value="-115.216110229492" calcext:value-type="float">
            <text:p>-115.216110229492</text:p>
          </table:table-cell>
          <table:table-cell table:style-name="ce10" office:value-type="float" office:value="50.838484141" calcext:value-type="float">
            <text:p>50.838484141</text:p>
          </table:table-cell>
          <table:table-cell table:style-name="ce10" office:value-type="float" office:value="-115.21613983" calcext:value-type="float">
            <text:p>-115.21613983</text:p>
          </table:table-cell>
          <table:table-cell office:value-type="string" calcext:value-type="string">
            <text:p>J12_FortressRidgeSouth_undisturbed_20250120</text:p>
          </table:table-cell>
          <table:table-cell table:style-name="ce10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7225551605225" calcext:value-type="float">
            <text:p>14.722555160522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81" calcext:value-type="float">
            <text:p>881</text:p>
          </table:table-cell>
          <table:table-cell office:value-type="string" calcext:value-type="string">
            <text:p>undisturbed site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881.PNT</text:p>
          </table:table-cell>
          <table:table-cell table:style-name="ce11" office:value-type="date" office:date-value="2025-01-20T22:31:42" calcext:value-type="date">
            <text:p>2025-01-20 22:31:42</text:p>
          </table:table-cell>
          <table:table-cell table:style-name="ce10" office:value-type="float" office:value="50.838508605957" calcext:value-type="float">
            <text:p>50.838508605957</text:p>
          </table:table-cell>
          <table:table-cell table:style-name="ce10" office:value-type="float" office:value="-115.216171264648" calcext:value-type="float">
            <text:p>-115.216171264648</text:p>
          </table:table-cell>
          <table:table-cell table:style-name="ce10" office:value-type="float" office:value="50.838484198" calcext:value-type="float">
            <text:p>50.838484198</text:p>
          </table:table-cell>
          <table:table-cell table:style-name="ce10" office:value-type="float" office:value="-115.216134949" calcext:value-type="float">
            <text:p>-115.216134949</text:p>
          </table:table-cell>
          <table:table-cell office:value-type="string" calcext:value-type="string">
            <text:p>J12_FortressRidgeSouth_undisturbed_20250120</text:p>
          </table:table-cell>
          <table:table-cell table:style-name="ce10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3.6611661911011" calcext:value-type="float">
            <text:p>13.661166191101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82" calcext:value-type="float">
            <text:p>882</text:p>
          </table:table-cell>
          <table:table-cell office:value-type="string" calcext:value-type="string">
            <text:p>undisturbed site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882.PNT</text:p>
          </table:table-cell>
          <table:table-cell table:style-name="ce11" office:value-type="date" office:date-value="2025-01-20T22:32:38" calcext:value-type="date">
            <text:p>2025-01-20 22:32:38</text:p>
          </table:table-cell>
          <table:table-cell table:style-name="ce10" office:value-type="float" office:value="50.8385009765625" calcext:value-type="float">
            <text:p>50.8385009765625</text:p>
          </table:table-cell>
          <table:table-cell table:style-name="ce10" office:value-type="float" office:value="-115.216178894043" calcext:value-type="float">
            <text:p>-115.216178894043</text:p>
          </table:table-cell>
          <table:table-cell table:style-name="ce10" office:value-type="float" office:value="50.838484255" calcext:value-type="float">
            <text:p>50.838484255</text:p>
          </table:table-cell>
          <table:table-cell table:style-name="ce10" office:value-type="float" office:value="-115.216129999" calcext:value-type="float">
            <text:p>-115.216129999</text:p>
          </table:table-cell>
          <table:table-cell office:value-type="string" calcext:value-type="string">
            <text:p>J12_FortressRidgeSouth_undisturbed_20250120</text:p>
          </table:table-cell>
          <table:table-cell table:style-name="ce10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49" calcext:value-type="float">
            <text:p>84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849.PNT</text:p>
          </table:table-cell>
          <table:table-cell table:style-name="ce11" office:value-type="date" office:date-value="2025-01-20T18:29:27" calcext:value-type="date">
            <text:p>2025-01-20 18:29:27</text:p>
          </table:table-cell>
          <table:table-cell table:style-name="ce10" office:value-type="float" office:value="50.8337936401367" calcext:value-type="float">
            <text:p>50.8337936401367</text:p>
          </table:table-cell>
          <table:table-cell table:style-name="ce10" office:value-type="float" office:value="-115.203666687012" calcext:value-type="float">
            <text:p>-115.203666687012</text:p>
          </table:table-cell>
          <table:table-cell table:style-name="ce10" office:value-type="float" office:value="50.8337818194445" calcext:value-type="float">
            <text:p>50.8337818194445</text:p>
          </table:table-cell>
          <table:table-cell table:style-name="ce10" office:value-type="float" office:value="-115.203653380556" calcext:value-type="float">
            <text:p>-115.203653380556</text:p>
          </table:table-cell>
          <table:table-cell office:value-type="string" calcext:value-type="string">
            <text:p>J13_Station4_Backside_RadarTransect_20250120</text:p>
          </table:table-cell>
          <table:table-cell table:style-name="ce10" office:value-type="string" calcext:value-type="string">
            <text:p>J13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5.2677698135376" calcext:value-type="float">
            <text:p>15.267769813537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50" calcext:value-type="float">
            <text:p>85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Hit Bottom - snowmobile track</text:p>
          </table:table-cell>
          <table:table-cell table:style-name="ce10" office:value-type="string" calcext:value-type="string">
            <text:p>SM550850.PNT</text:p>
          </table:table-cell>
          <table:table-cell table:style-name="ce11" office:value-type="date" office:date-value="2025-01-20T18:31:53" calcext:value-type="date">
            <text:p>2025-01-20 18:31:53</text:p>
          </table:table-cell>
          <table:table-cell table:style-name="ce10" office:value-type="float" office:value="50.8337745666504" calcext:value-type="float">
            <text:p>50.8337745666504</text:p>
          </table:table-cell>
          <table:table-cell table:style-name="ce10" office:value-type="float" office:value="-115.203651428223" calcext:value-type="float">
            <text:p>-115.203651428223</text:p>
          </table:table-cell>
          <table:table-cell table:style-name="ce10" office:value-type="float" office:value="50.8338035222222" calcext:value-type="float">
            <text:p>50.8338035222222</text:p>
          </table:table-cell>
          <table:table-cell table:style-name="ce10" office:value-type="float" office:value="-115.203651630556" calcext:value-type="float">
            <text:p>-115.203651630556</text:p>
          </table:table-cell>
          <table:table-cell office:value-type="string" calcext:value-type="string">
            <text:p>J13_Station4_Backside_RadarTransect_20250120</text:p>
          </table:table-cell>
          <table:table-cell table:style-name="ce10" office:value-type="string" calcext:value-type="string">
            <text:p>J13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2.241584777832" calcext:value-type="float">
            <text:p>12.24158477783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51" calcext:value-type="float">
            <text:p>85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3A - Hit Bottom - Not Frozen - half of radar footprint in undisturbed snow</text:p>
          </table:table-cell>
          <table:table-cell table:style-name="ce10" office:value-type="string" calcext:value-type="string">
            <text:p>SM550851.PNT</text:p>
          </table:table-cell>
          <table:table-cell table:style-name="ce11" office:value-type="date" office:date-value="2025-01-20T18:33:25" calcext:value-type="date">
            <text:p>2025-01-20 18:33:25</text:p>
          </table:table-cell>
          <table:table-cell table:style-name="ce10" office:value-type="float" office:value="50.8338394165039" calcext:value-type="float">
            <text:p>50.8338394165039</text:p>
          </table:table-cell>
          <table:table-cell table:style-name="ce10" office:value-type="float" office:value="-115.203643798828" calcext:value-type="float">
            <text:p>-115.203643798828</text:p>
          </table:table-cell>
          <table:table-cell table:style-name="ce10" office:value-type="float" office:value="50.8338263416667" calcext:value-type="float">
            <text:p>50.8338263416667</text:p>
          </table:table-cell>
          <table:table-cell table:style-name="ce10" office:value-type="float" office:value="-115.203646975" calcext:value-type="float">
            <text:p>-115.203646975</text:p>
          </table:table-cell>
          <table:table-cell office:value-type="string" calcext:value-type="string">
            <text:p>J13_Station4_Backside_RadarTransect_20250120</text:p>
          </table:table-cell>
          <table:table-cell table:style-name="ce10" office:value-type="string" calcext:value-type="string">
            <text:p>J1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8.7656440734863" calcext:value-type="float">
            <text:p>18.765644073486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52" calcext:value-type="float">
            <text:p>85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3B - Hit Bottom - Snowmobile track - half of radar footprint in snowmobile track</text:p>
          </table:table-cell>
          <table:table-cell table:style-name="ce10" office:value-type="string" calcext:value-type="string">
            <text:p>SM550852.PNT</text:p>
          </table:table-cell>
          <table:table-cell table:style-name="ce11" office:value-type="date" office:date-value="2025-01-20T18:34:27" calcext:value-type="date">
            <text:p>2025-01-20 18:34:27</text:p>
          </table:table-cell>
          <table:table-cell table:style-name="ce10" office:value-type="float" office:value="50.8338356018066" calcext:value-type="float">
            <text:p>50.8338356018066</text:p>
          </table:table-cell>
          <table:table-cell table:style-name="ce10" office:value-type="float" office:value="-115.203643798828" calcext:value-type="float">
            <text:p>-115.203643798828</text:p>
          </table:table-cell>
          <table:table-cell table:style-name="ce10" office:value-type="float" office:value="50.8338215305556" calcext:value-type="float">
            <text:p>50.8338215305556</text:p>
          </table:table-cell>
          <table:table-cell table:style-name="ce10" office:value-type="float" office:value="-115.203646433333" calcext:value-type="float">
            <text:p>-115.203646433333</text:p>
          </table:table-cell>
          <table:table-cell office:value-type="string" calcext:value-type="string">
            <text:p>J13_Station4_Backside_RadarTransect_20250120</text:p>
          </table:table-cell>
          <table:table-cell table:style-name="ce10" office:value-type="string" calcext:value-type="string">
            <text:p>J1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8.7656440734863" calcext:value-type="float">
            <text:p>18.765644073486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53" calcext:value-type="float">
            <text:p>85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Hit Bottom - snowmobile track</text:p>
          </table:table-cell>
          <table:table-cell table:style-name="ce10" office:value-type="string" calcext:value-type="string">
            <text:p>SM550853.PNT</text:p>
          </table:table-cell>
          <table:table-cell table:style-name="ce11" office:value-type="date" office:date-value="2025-01-20T18:35:17" calcext:value-type="date">
            <text:p>2025-01-20 18:35:17</text:p>
          </table:table-cell>
          <table:table-cell table:style-name="ce10" office:value-type="float" office:value="50.8338661193848" calcext:value-type="float">
            <text:p>50.8338661193848</text:p>
          </table:table-cell>
          <table:table-cell table:style-name="ce10" office:value-type="float" office:value="-115.203643798828" calcext:value-type="float">
            <text:p>-115.203643798828</text:p>
          </table:table-cell>
          <table:table-cell table:style-name="ce10" office:value-type="float" office:value="50.8338434694445" calcext:value-type="float">
            <text:p>50.8338434694445</text:p>
          </table:table-cell>
          <table:table-cell table:style-name="ce10" office:value-type="float" office:value="-115.203640369444" calcext:value-type="float">
            <text:p>-115.203640369444</text:p>
          </table:table-cell>
          <table:table-cell office:value-type="string" calcext:value-type="string">
            <text:p>J13_Station4_Backside_RadarTransect_20250120</text:p>
          </table:table-cell>
          <table:table-cell table:style-name="ce10" office:value-type="string" calcext:value-type="string">
            <text:p>J13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8.4246711730957" calcext:value-type="float">
            <text:p>18.424671173095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54" calcext:value-type="float">
            <text:p>85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Hit Bottom - snowmobile track</text:p>
          </table:table-cell>
          <table:table-cell table:style-name="ce10" office:value-type="string" calcext:value-type="string">
            <text:p>SM550854.PNT</text:p>
          </table:table-cell>
          <table:table-cell table:style-name="ce11" office:value-type="date" office:date-value="2025-01-20T18:36:53" calcext:value-type="date">
            <text:p>2025-01-20 18:36:53</text:p>
          </table:table-cell>
          <table:table-cell table:style-name="ce10" office:value-type="float" office:value="50.8338775634766" calcext:value-type="float">
            <text:p>50.8338775634766</text:p>
          </table:table-cell>
          <table:table-cell table:style-name="ce10" office:value-type="float" office:value="-115.203605651856" calcext:value-type="float">
            <text:p>-115.203605651856</text:p>
          </table:table-cell>
          <table:table-cell table:style-name="ce10" office:value-type="float" office:value="50.8338625416667" calcext:value-type="float">
            <text:p>50.8338625416667</text:p>
          </table:table-cell>
          <table:table-cell table:style-name="ce10" office:value-type="float" office:value="-115.203637861111" calcext:value-type="float">
            <text:p>-115.203637861111</text:p>
          </table:table-cell>
          <table:table-cell office:value-type="string" calcext:value-type="string">
            <text:p>J13_Station4_Backside_RadarTransect_20250120</text:p>
          </table:table-cell>
          <table:table-cell table:style-name="ce10" office:value-type="string" calcext:value-type="string">
            <text:p>J13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7.5579032897949" calcext:value-type="float">
            <text:p>17.557903289794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55" calcext:value-type="float">
            <text:p>85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855.PNT</text:p>
          </table:table-cell>
          <table:table-cell table:style-name="ce11" office:value-type="date" office:date-value="2025-01-20T18:37:50" calcext:value-type="date">
            <text:p>2025-01-20 18:37:50</text:p>
          </table:table-cell>
          <table:table-cell table:style-name="ce10" office:value-type="float" office:value="50.833911895752" calcext:value-type="float">
            <text:p>50.833911895752</text:p>
          </table:table-cell>
          <table:table-cell table:style-name="ce10" office:value-type="float" office:value="-115.203620910645" calcext:value-type="float">
            <text:p>-115.203620910645</text:p>
          </table:table-cell>
          <table:table-cell table:style-name="ce10" office:value-type="float" office:value="50.8338812805556" calcext:value-type="float">
            <text:p>50.8338812805556</text:p>
          </table:table-cell>
          <table:table-cell table:style-name="ce10" office:value-type="float" office:value="-115.203631038889" calcext:value-type="float">
            <text:p>-115.203631038889</text:p>
          </table:table-cell>
          <table:table-cell office:value-type="string" calcext:value-type="string">
            <text:p>J13_Station4_Backside_RadarTransect_20250120</text:p>
          </table:table-cell>
          <table:table-cell table:style-name="ce10" office:value-type="string" calcext:value-type="string">
            <text:p>J13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21.2806625366211" calcext:value-type="float">
            <text:p>21.280662536621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56" calcext:value-type="float">
            <text:p>85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856.PNT</text:p>
          </table:table-cell>
          <table:table-cell table:style-name="ce11" office:value-type="date" office:date-value="2025-01-20T18:38:43" calcext:value-type="date">
            <text:p>2025-01-20 18:38:43</text:p>
          </table:table-cell>
          <table:table-cell table:style-name="ce10" office:value-type="float" office:value="50.8339385986328" calcext:value-type="float">
            <text:p>50.8339385986328</text:p>
          </table:table-cell>
          <table:table-cell table:style-name="ce10" office:value-type="float" office:value="-115.203605651856" calcext:value-type="float">
            <text:p>-115.203605651856</text:p>
          </table:table-cell>
          <table:table-cell table:style-name="ce10" office:value-type="float" office:value="50.8339000638889" calcext:value-type="float">
            <text:p>50.8339000638889</text:p>
          </table:table-cell>
          <table:table-cell table:style-name="ce10" office:value-type="float" office:value="-115.203628825" calcext:value-type="float">
            <text:p>-115.203628825</text:p>
          </table:table-cell>
          <table:table-cell office:value-type="string" calcext:value-type="string">
            <text:p>J13_Station4_Backside_RadarTransect_20250120</text:p>
          </table:table-cell>
          <table:table-cell table:style-name="ce10" office:value-type="string" calcext:value-type="string">
            <text:p>J13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2.3606004714966" calcext:value-type="float">
            <text:p>12.360600471496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57" calcext:value-type="float">
            <text:p>85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0" calcext:value-type="float">
            <text:p>4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857.PNT</text:p>
          </table:table-cell>
          <table:table-cell table:style-name="ce11" office:value-type="date" office:date-value="2025-01-20T18:39:28" calcext:value-type="date">
            <text:p>2025-01-20 18:39:28</text:p>
          </table:table-cell>
          <table:table-cell table:style-name="ce10" office:value-type="float" office:value="50.8339576721191" calcext:value-type="float">
            <text:p>50.8339576721191</text:p>
          </table:table-cell>
          <table:table-cell table:style-name="ce10" office:value-type="float" office:value="-115.20361328125" calcext:value-type="float">
            <text:p>-115.20361328125</text:p>
          </table:table-cell>
          <table:table-cell table:style-name="ce10" office:value-type="float" office:value="50.8339180888889" calcext:value-type="float">
            <text:p>50.8339180888889</text:p>
          </table:table-cell>
          <table:table-cell table:style-name="ce10" office:value-type="float" office:value="-115.203623947222" calcext:value-type="float">
            <text:p>-115.203623947222</text:p>
          </table:table-cell>
          <table:table-cell office:value-type="string" calcext:value-type="string">
            <text:p>J13_Station4_Backside_RadarTransect_20250120</text:p>
          </table:table-cell>
          <table:table-cell table:style-name="ce10" office:value-type="string" calcext:value-type="string">
            <text:p>J13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9.62826538085938" calcext:value-type="float">
            <text:p>9.6282653808593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858" calcext:value-type="float">
            <text:p>85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858.PNT</text:p>
          </table:table-cell>
          <table:table-cell table:style-name="ce11" office:value-type="date" office:date-value="2025-01-20T18:40:20" calcext:value-type="date">
            <text:p>2025-01-20 18:40:20</text:p>
          </table:table-cell>
          <table:table-cell table:style-name="ce10" office:value-type="float" office:value="50.8339691162109" calcext:value-type="float">
            <text:p>50.8339691162109</text:p>
          </table:table-cell>
          <table:table-cell table:style-name="ce10" office:value-type="float" office:value="-115.20361328125" calcext:value-type="float">
            <text:p>-115.20361328125</text:p>
          </table:table-cell>
          <table:table-cell table:style-name="ce10" office:value-type="float" office:value="50.8339378638889" calcext:value-type="float">
            <text:p>50.8339378638889</text:p>
          </table:table-cell>
          <table:table-cell table:style-name="ce10" office:value-type="float" office:value="-115.203624661111" calcext:value-type="float">
            <text:p>-115.203624661111</text:p>
          </table:table-cell>
          <table:table-cell office:value-type="string" calcext:value-type="string">
            <text:p>J13_Station4_Backside_RadarTransect_20250120</text:p>
          </table:table-cell>
          <table:table-cell table:style-name="ce10" office:value-type="string" calcext:value-type="string">
            <text:p>J13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9.62826538085938" calcext:value-type="float">
            <text:p>9.6282653808593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69" calcext:value-type="float">
            <text:p>56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Hit Bottom </text:p>
          </table:table-cell>
          <table:table-cell table:style-name="ce10" office:value-type="string" calcext:value-type="string">
            <text:p>SM550569.PNT</text:p>
          </table:table-cell>
          <table:table-cell table:style-name="ce11" office:value-type="date" office:date-value="2025-01-14T20:19:09" calcext:value-type="date">
            <text:p>2025-01-14 20:19:09</text:p>
          </table:table-cell>
          <table:table-cell table:style-name="ce10" office:value-type="float" office:value="50.8211212158203" calcext:value-type="float">
            <text:p>50.8211212158203</text:p>
          </table:table-cell>
          <table:table-cell table:style-name="ce10" office:value-type="float" office:value="-115.198715209961" calcext:value-type="float">
            <text:p>-115.198715209961</text:p>
          </table:table-cell>
          <table:table-cell table:style-name="ce10" office:value-type="float" office:value="50.8211562583333" calcext:value-type="float">
            <text:p>50.8211562583333</text:p>
          </table:table-cell>
          <table:table-cell table:style-name="ce10" office:value-type="float" office:value="-115.198700386111" calcext:value-type="float">
            <text:p>-115.198700386111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50830030441284" calcext:value-type="float">
            <text:p>2.5083003044128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70" calcext:value-type="float">
            <text:p>57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Hit Bottom – Density</text:p>
          </table:table-cell>
          <table:table-cell table:style-name="ce10" office:value-type="string" calcext:value-type="string">
            <text:p>SM550570.PNT</text:p>
          </table:table-cell>
          <table:table-cell table:style-name="ce11" office:value-type="date" office:date-value="2025-01-14T20:20:46" calcext:value-type="date">
            <text:p>2025-01-14 20:20:46</text:p>
          </table:table-cell>
          <table:table-cell table:style-name="ce10" office:value-type="float" office:value="50.8211135864258" calcext:value-type="float">
            <text:p>50.8211135864258</text:p>
          </table:table-cell>
          <table:table-cell table:style-name="ce10" office:value-type="float" office:value="-115.198738098145" calcext:value-type="float">
            <text:p>-115.198738098145</text:p>
          </table:table-cell>
          <table:table-cell table:style-name="ce10" office:value-type="float" office:value="50.8211598861111" calcext:value-type="float">
            <text:p>50.8211598861111</text:p>
          </table:table-cell>
          <table:table-cell table:style-name="ce10" office:value-type="float" office:value="-115.198701319445" calcext:value-type="float">
            <text:p>-115.198701319445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14570641517639" calcext:value-type="float">
            <text:p>2.1457064151763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71" calcext:value-type="float">
            <text:p>57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Hit Bottom – Density</text:p>
          </table:table-cell>
          <table:table-cell table:style-name="ce10" office:value-type="string" calcext:value-type="string">
            <text:p>SM550571.PNT</text:p>
          </table:table-cell>
          <table:table-cell table:style-name="ce11" office:value-type="date" office:date-value="2025-01-14T20:22:04" calcext:value-type="date">
            <text:p>2025-01-14 20:22:04</text:p>
          </table:table-cell>
          <table:table-cell table:style-name="ce10" office:value-type="float" office:value="50.8211250305176" calcext:value-type="float">
            <text:p>50.8211250305176</text:p>
          </table:table-cell>
          <table:table-cell table:style-name="ce10" office:value-type="float" office:value="-115.19873046875" calcext:value-type="float">
            <text:p>-115.19873046875</text:p>
          </table:table-cell>
          <table:table-cell table:style-name="ce10" office:value-type="float" office:value="50.8211607027778" calcext:value-type="float">
            <text:p>50.8211607027778</text:p>
          </table:table-cell>
          <table:table-cell table:style-name="ce10" office:value-type="float" office:value="-115.198701736111" calcext:value-type="float">
            <text:p>-115.198701736111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14570641517639" calcext:value-type="float">
            <text:p>2.1457064151763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72" calcext:value-type="float">
            <text:p>57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Hit Bottom – SSA</text:p>
          </table:table-cell>
          <table:table-cell table:style-name="ce10" office:value-type="string" calcext:value-type="string">
            <text:p>SM550572.PNT</text:p>
          </table:table-cell>
          <table:table-cell table:style-name="ce11" office:value-type="date" office:date-value="2025-01-14T20:23:54" calcext:value-type="date">
            <text:p>2025-01-14 20:23:54</text:p>
          </table:table-cell>
          <table:table-cell table:style-name="ce10" office:value-type="float" office:value="50.8211326599121" calcext:value-type="float">
            <text:p>50.8211326599121</text:p>
          </table:table-cell>
          <table:table-cell table:style-name="ce10" office:value-type="float" office:value="-115.198745727539" calcext:value-type="float">
            <text:p>-115.198745727539</text:p>
          </table:table-cell>
          <table:table-cell table:style-name="ce10" office:value-type="float" office:value="50.8211645361111" calcext:value-type="float">
            <text:p>50.8211645361111</text:p>
          </table:table-cell>
          <table:table-cell table:style-name="ce10" office:value-type="float" office:value="-115.198704780556" calcext:value-type="float">
            <text:p>-115.198704780556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3.12107300758362" calcext:value-type="float">
            <text:p>3.1210730075836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73" calcext:value-type="float">
            <text:p>573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Hit Bottom </text:p>
          </table:table-cell>
          <table:table-cell table:style-name="ce10" office:value-type="string" calcext:value-type="string">
            <text:p>SM550573.PNT</text:p>
          </table:table-cell>
          <table:table-cell table:style-name="ce11" office:value-type="date" office:date-value="2025-01-14T20:24:46" calcext:value-type="date">
            <text:p>2025-01-14 20:24:46</text:p>
          </table:table-cell>
          <table:table-cell table:style-name="ce10" office:value-type="float" office:value="50.8211402893066" calcext:value-type="float">
            <text:p>50.8211402893066</text:p>
          </table:table-cell>
          <table:table-cell table:style-name="ce10" office:value-type="float" office:value="-115.198760986328" calcext:value-type="float">
            <text:p>-115.198760986328</text:p>
          </table:table-cell>
          <table:table-cell table:style-name="ce10" office:value-type="float" office:value="50.8211652638889" calcext:value-type="float">
            <text:p>50.8211652638889</text:p>
          </table:table-cell>
          <table:table-cell table:style-name="ce10" office:value-type="float" office:value="-115.198694077778" calcext:value-type="float">
            <text:p>-115.198694077778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3.09186339378357" calcext:value-type="float">
            <text:p>3.0918633937835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74" calcext:value-type="float">
            <text:p>574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Hit Bottom </text:p>
          </table:table-cell>
          <table:table-cell table:style-name="ce10" office:value-type="string" calcext:value-type="string">
            <text:p>SM550574.PNT</text:p>
          </table:table-cell>
          <table:table-cell table:style-name="ce11" office:value-type="date" office:date-value="2025-01-14T20:26:43" calcext:value-type="date">
            <text:p>2025-01-14 20:26:43</text:p>
          </table:table-cell>
          <table:table-cell table:style-name="ce10" office:value-type="float" office:value="50.8211441040039" calcext:value-type="float">
            <text:p>50.8211441040039</text:p>
          </table:table-cell>
          <table:table-cell table:style-name="ce10" office:value-type="float" office:value="-115.198760986328" calcext:value-type="float">
            <text:p>-115.198760986328</text:p>
          </table:table-cell>
          <table:table-cell table:style-name="ce10" office:value-type="float" office:value="50.8211692638889" calcext:value-type="float">
            <text:p>50.8211692638889</text:p>
          </table:table-cell>
          <table:table-cell table:style-name="ce10" office:value-type="float" office:value="-115.198705238889" calcext:value-type="float">
            <text:p>-115.198705238889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3.09186339378357" calcext:value-type="float">
            <text:p>3.0918633937835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75" calcext:value-type="float">
            <text:p>57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575.PNT</text:p>
          </table:table-cell>
          <table:table-cell table:style-name="ce11" office:value-type="date" office:date-value="2025-01-14T20:28:00" calcext:value-type="date">
            <text:p>2025-01-14 20:28:00</text:p>
          </table:table-cell>
          <table:table-cell table:style-name="ce10" office:value-type="float" office:value="50.8211441040039" calcext:value-type="float">
            <text:p>50.8211441040039</text:p>
          </table:table-cell>
          <table:table-cell table:style-name="ce10" office:value-type="float" office:value="-115.198768615723" calcext:value-type="float">
            <text:p>-115.198768615723</text:p>
          </table:table-cell>
          <table:table-cell table:style-name="ce10" office:value-type="float" office:value="50.8211583305556" calcext:value-type="float">
            <text:p>50.8211583305556</text:p>
          </table:table-cell>
          <table:table-cell table:style-name="ce10" office:value-type="float" office:value="-115.198716038889" calcext:value-type="float">
            <text:p>-115.198716038889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table:style-name="ce15" office:value-type="string" calcext:value-type="string">
            <text:p>[-3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3.09186339378357" calcext:value-type="float">
            <text:p>3.0918633937835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76" calcext:value-type="float">
            <text:p>57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576.PNT</text:p>
          </table:table-cell>
          <table:table-cell table:style-name="ce11" office:value-type="date" office:date-value="2025-01-14T20:30:28" calcext:value-type="date">
            <text:p>2025-01-14 20:30:28</text:p>
          </table:table-cell>
          <table:table-cell table:style-name="ce10" office:value-type="float" office:value="50.8211364746094" calcext:value-type="float">
            <text:p>50.8211364746094</text:p>
          </table:table-cell>
          <table:table-cell table:style-name="ce10" office:value-type="float" office:value="-115.198768615723" calcext:value-type="float">
            <text:p>-115.198768615723</text:p>
          </table:table-cell>
          <table:table-cell table:style-name="ce10" office:value-type="float" office:value="50.8211564166667" calcext:value-type="float">
            <text:p>50.8211564166667</text:p>
          </table:table-cell>
          <table:table-cell table:style-name="ce10" office:value-type="float" office:value="-115.198750055556" calcext:value-type="float">
            <text:p>-115.198750055556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table:style-name="ce15" office:value-type="string" calcext:value-type="string">
            <text:p>[-3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3.09186339378357" calcext:value-type="float">
            <text:p>3.0918633937835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77" calcext:value-type="float">
            <text:p>57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577.PNT</text:p>
          </table:table-cell>
          <table:table-cell table:style-name="ce11" office:value-type="date" office:date-value="2025-01-14T20:31:03" calcext:value-type="date">
            <text:p>2025-01-14 20:31:03</text:p>
          </table:table-cell>
          <table:table-cell table:style-name="ce10" office:value-type="float" office:value="50.8211402893066" calcext:value-type="float">
            <text:p>50.8211402893066</text:p>
          </table:table-cell>
          <table:table-cell table:style-name="ce10" office:value-type="float" office:value="-115.198799133301" calcext:value-type="float">
            <text:p>-115.198799133301</text:p>
          </table:table-cell>
          <table:table-cell table:style-name="ce10" office:value-type="float" office:value="50.8211566666667" calcext:value-type="float">
            <text:p>50.8211566666667</text:p>
          </table:table-cell>
          <table:table-cell table:style-name="ce10" office:value-type="float" office:value="-115.1987437" calcext:value-type="float">
            <text:p>-115.1987437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table:style-name="ce15" office:value-type="string" calcext:value-type="string">
            <text:p>[-3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3.00516748428345" calcext:value-type="float">
            <text:p>3.0051674842834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78" calcext:value-type="float">
            <text:p>57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578.PNT</text:p>
          </table:table-cell>
          <table:table-cell table:style-name="ce11" office:value-type="date" office:date-value="2025-01-14T20:32:50" calcext:value-type="date">
            <text:p>2025-01-14 20:32:50</text:p>
          </table:table-cell>
          <table:table-cell table:style-name="ce10" office:value-type="float" office:value="50.8211402893066" calcext:value-type="float">
            <text:p>50.8211402893066</text:p>
          </table:table-cell>
          <table:table-cell table:style-name="ce10" office:value-type="float" office:value="-115.19881439209" calcext:value-type="float">
            <text:p>-115.19881439209</text:p>
          </table:table-cell>
          <table:table-cell table:style-name="ce10" office:value-type="float" office:value="50.8211479916667" calcext:value-type="float">
            <text:p>50.8211479916667</text:p>
          </table:table-cell>
          <table:table-cell table:style-name="ce10" office:value-type="float" office:value="-115.198807272222" calcext:value-type="float">
            <text:p>-115.198807272222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table:style-name="ce15" office:value-type="string" calcext:value-type="string">
            <text:p>[-3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3.48267388343811" calcext:value-type="float">
            <text:p>3.4826738834381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79" calcext:value-type="float">
            <text:p>57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Cancelled – Soil unfrozen rod drove into ground</text:p>
          </table:table-cell>
          <table:table-cell table:style-name="ce10" office:value-type="string" calcext:value-type="string">
            <text:p>SM550579.PNT</text:p>
          </table:table-cell>
          <table:table-cell table:style-name="ce11" office:value-type="date" office:date-value="2025-01-14T20:34:54" calcext:value-type="date">
            <text:p>2025-01-14 20:34:54</text:p>
          </table:table-cell>
          <table:table-cell table:style-name="ce10" office:value-type="float" office:value="50.8211212158203" calcext:value-type="float">
            <text:p>50.8211212158203</text:p>
          </table:table-cell>
          <table:table-cell table:style-name="ce10" office:value-type="float" office:value="-115.198806762695" calcext:value-type="float">
            <text:p>-115.198806762695</text:p>
          </table:table-cell>
          <table:table-cell table:style-name="ce10" office:value-type="float" office:value="50.8211445361111" calcext:value-type="float">
            <text:p>50.8211445361111</text:p>
          </table:table-cell>
          <table:table-cell table:style-name="ce10" office:value-type="float" office:value="-115.198827116667" calcext:value-type="float">
            <text:p>-115.198827116667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table:style-name="ce15" office:value-type="string" calcext:value-type="string">
            <text:p>[-3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2.41441416740417" calcext:value-type="float">
            <text:p>2.4144141674041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80" calcext:value-type="float">
            <text:p>58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No bottom</text:p>
          </table:table-cell>
          <table:table-cell table:style-name="ce10" office:value-type="string" calcext:value-type="string">
            <text:p>SM550580.PNT</text:p>
          </table:table-cell>
          <table:table-cell table:style-name="ce11" office:value-type="date" office:date-value="2025-01-14T20:44:01" calcext:value-type="date">
            <text:p>2025-01-14 20:44:01</text:p>
          </table:table-cell>
          <table:table-cell table:style-name="ce10" office:value-type="float" office:value="50.8211326599121" calcext:value-type="float">
            <text:p>50.8211326599121</text:p>
          </table:table-cell>
          <table:table-cell table:style-name="ce10" office:value-type="float" office:value="-115.198837280273" calcext:value-type="float">
            <text:p>-115.198837280273</text:p>
          </table:table-cell>
          <table:table-cell table:style-name="ce10" office:value-type="float" office:value="50.8211416944445" calcext:value-type="float">
            <text:p>50.8211416944445</text:p>
          </table:table-cell>
          <table:table-cell table:style-name="ce10" office:value-type="float" office:value="-115.198857136111" calcext:value-type="float">
            <text:p>-115.198857136111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table:style-name="ce15" office:value-type="string" calcext:value-type="string">
            <text:p>[-30, 30]</text:p>
          </table:table-cell>
          <table:table-cell table:style-name="ce10" office:value-type="string" calcext:value-type="string">
            <text:p>[‘transect’]</text:p>
          </table:table-cell>
          <table:table-cell office:value-type="float" office:value="4.12010908126831" calcext:value-type="float">
            <text:p>4.1201090812683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81" calcext:value-type="float">
            <text:p>581</text:p>
          </table:table-cell>
          <table:table-cell office:value-type="string" calcext:value-type="string">
            <text:p>undisturbed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Hit Bottom – Depth at radar sight 43</text:p>
          </table:table-cell>
          <table:table-cell table:style-name="ce10" office:value-type="string" calcext:value-type="string">
            <text:p>SM550581.PNT</text:p>
          </table:table-cell>
          <table:table-cell table:style-name="ce11" office:value-type="date" office:date-value="2025-01-14T20:50:13" calcext:value-type="date">
            <text:p>2025-01-14 20:50:13</text:p>
          </table:table-cell>
          <table:table-cell table:style-name="ce10" office:value-type="float" office:value="50.8212127685547" calcext:value-type="float">
            <text:p>50.8212127685547</text:p>
          </table:table-cell>
          <table:table-cell table:style-name="ce10" office:value-type="float" office:value="-115.198745727539" calcext:value-type="float">
            <text:p>-115.198745727539</text:p>
          </table:table-cell>
          <table:table-cell table:style-name="ce10" office:value-type="float" office:value="50.8212272138889" calcext:value-type="float">
            <text:p>50.8212272138889</text:p>
          </table:table-cell>
          <table:table-cell table:style-name="ce10" office:value-type="float" office:value="-115.198743044444" calcext:value-type="float">
            <text:p>-115.198743044444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undisturbed’]</text:p>
          </table:table-cell>
          <table:table-cell office:value-type="float" office:value="6.37328910827637" calcext:value-type="float">
            <text:p>6.3732891082763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82" calcext:value-type="float">
            <text:p>582</text:p>
          </table:table-cell>
          <table:table-cell office:value-type="string" calcext:value-type="string">
            <text:p>undisturbed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Hit Bottom – Depth at radar sight 47</text:p>
          </table:table-cell>
          <table:table-cell table:style-name="ce10" office:value-type="string" calcext:value-type="string">
            <text:p>SM550582.PNT</text:p>
          </table:table-cell>
          <table:table-cell table:style-name="ce11" office:value-type="date" office:date-value="2025-01-14T20:52:32" calcext:value-type="date">
            <text:p>2025-01-14 20:52:32</text:p>
          </table:table-cell>
          <table:table-cell table:style-name="ce10" office:value-type="float" office:value="50.8212127685547" calcext:value-type="float">
            <text:p>50.8212127685547</text:p>
          </table:table-cell>
          <table:table-cell table:style-name="ce10" office:value-type="float" office:value="-115.198753356934" calcext:value-type="float">
            <text:p>-115.198753356934</text:p>
          </table:table-cell>
          <table:table-cell table:style-name="ce10" office:value-type="float" office:value="50.8212213916667" calcext:value-type="float">
            <text:p>50.8212213916667</text:p>
          </table:table-cell>
          <table:table-cell table:style-name="ce10" office:value-type="float" office:value="-115.198743277778" calcext:value-type="float">
            <text:p>-115.198743277778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undisturbed’]</text:p>
          </table:table-cell>
          <table:table-cell office:value-type="float" office:value="5.78211450576782" calcext:value-type="float">
            <text:p>5.7821145057678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83" calcext:value-type="float">
            <text:p>583</text:p>
          </table:table-cell>
          <table:table-cell office:value-type="string" calcext:value-type="string">
            <text:p>undisturbed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Hit Bottom – Depth at radar sight 46</text:p>
          </table:table-cell>
          <table:table-cell table:style-name="ce10" office:value-type="string" calcext:value-type="string">
            <text:p>SM550583.PNT</text:p>
          </table:table-cell>
          <table:table-cell table:style-name="ce11" office:value-type="date" office:date-value="2025-01-14T20:54:08" calcext:value-type="date">
            <text:p>2025-01-14 20:54:08</text:p>
          </table:table-cell>
          <table:table-cell table:style-name="ce10" office:value-type="float" office:value="50.8212051391602" calcext:value-type="float">
            <text:p>50.8212051391602</text:p>
          </table:table-cell>
          <table:table-cell table:style-name="ce10" office:value-type="float" office:value="-115.198760986328" calcext:value-type="float">
            <text:p>-115.198760986328</text:p>
          </table:table-cell>
          <table:table-cell table:style-name="ce10" office:value-type="float" office:value="50.8212143694445" calcext:value-type="float">
            <text:p>50.8212143694445</text:p>
          </table:table-cell>
          <table:table-cell table:style-name="ce10" office:value-type="float" office:value="-115.198743463889" calcext:value-type="float">
            <text:p>-115.198743463889</text:p>
          </table:table-cell>
          <table:table-cell office:value-type="string" calcext:value-type="string">
            <text:p>J1_OldLodge_20250114</text:p>
          </table:table-cell>
          <table:table-cell table:style-name="ce10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undisturbed’]</text:p>
          </table:table-cell>
          <table:table-cell office:value-type="float" office:value="5.78211450576782" calcext:value-type="float">
            <text:p>5.7821145057678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591" calcext:value-type="float">
            <text:p>59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591.PNT</text:p>
          </table:table-cell>
          <table:table-cell table:style-name="ce11" office:value-type="date" office:date-value="2025-01-14T22:30:36" calcext:value-type="date">
            <text:p>2025-01-14 22:30:36</text:p>
          </table:table-cell>
          <table:table-cell table:style-name="ce10" office:value-type="float" office:value="50.8209609985352" calcext:value-type="float">
            <text:p>50.8209609985352</text:p>
          </table:table-cell>
          <table:table-cell table:style-name="ce10" office:value-type="float" office:value="-115.198028564453" calcext:value-type="float">
            <text:p>-115.198028564453</text:p>
          </table:table-cell>
          <table:table-cell table:style-name="ce10" office:value-type="float" office:value="50.8209758916667" calcext:value-type="float">
            <text:p>50.8209758916667</text:p>
          </table:table-cell>
          <table:table-cell table:style-name="ce10" office:value-type="float" office:value="-115.198033052778" calcext:value-type="float">
            <text:p>-115.198033052778</text:p>
          </table:table-cell>
          <table:table-cell office:value-type="string" calcext:value-type="string">
            <text:p>J2_HalfPipe_20250114</text:p>
          </table:table-cell>
          <table:table-cell table:style-name="ce10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15"/>
          <table:table-cell table:number-columns-repeated="2"/>
          <table:table-cell office:value-type="float" office:value="11.6268301010132" calcext:value-type="float">
            <text:p>11.626830101013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592" calcext:value-type="float">
            <text:p>59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Hit bottom SSA</text:p>
          </table:table-cell>
          <table:table-cell table:style-name="ce10" office:value-type="string" calcext:value-type="string">
            <text:p>SM550592.PNT</text:p>
          </table:table-cell>
          <table:table-cell table:style-name="ce11" office:value-type="date" office:date-value="2025-01-14T22:31:59" calcext:value-type="date">
            <text:p>2025-01-14 22:31:59</text:p>
          </table:table-cell>
          <table:table-cell table:style-name="ce10" office:value-type="float" office:value="50.8209800720215" calcext:value-type="float">
            <text:p>50.8209800720215</text:p>
          </table:table-cell>
          <table:table-cell table:style-name="ce10" office:value-type="float" office:value="-115.198028564453" calcext:value-type="float">
            <text:p>-115.198028564453</text:p>
          </table:table-cell>
          <table:table-cell table:style-name="ce10" office:value-type="float" office:value="50.820973925" calcext:value-type="float">
            <text:p>50.820973925</text:p>
          </table:table-cell>
          <table:table-cell table:style-name="ce10" office:value-type="float" office:value="-115.198033369444" calcext:value-type="float">
            <text:p>-115.198033369444</text:p>
          </table:table-cell>
          <table:table-cell office:value-type="string" calcext:value-type="string">
            <text:p>J2_HalfPipe_20250114</text:p>
          </table:table-cell>
          <table:table-cell table:style-name="ce10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15"/>
          <table:table-cell table:number-columns-repeated="2"/>
          <table:table-cell office:value-type="float" office:value="10.809136390686" calcext:value-type="float">
            <text:p>10.809136390686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593" calcext:value-type="float">
            <text:p>593</text:p>
          </table:table-cell>
          <table:table-cell office:value-type="string" calcext:value-type="string">
            <text:p>pit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Hit bottom Density profile</text:p>
          </table:table-cell>
          <table:table-cell table:style-name="ce10" office:value-type="string" calcext:value-type="string">
            <text:p>SM550593.PNT</text:p>
          </table:table-cell>
          <table:table-cell table:style-name="ce11" office:value-type="date" office:date-value="2025-01-14T22:33:57" calcext:value-type="date">
            <text:p>2025-01-14 22:33:57</text:p>
          </table:table-cell>
          <table:table-cell table:style-name="ce10" office:value-type="float" office:value="50.820972442627" calcext:value-type="float">
            <text:p>50.820972442627</text:p>
          </table:table-cell>
          <table:table-cell table:style-name="ce10" office:value-type="float" office:value="-115.198020935059" calcext:value-type="float">
            <text:p>-115.198020935059</text:p>
          </table:table-cell>
          <table:table-cell table:style-name="ce10" office:value-type="float" office:value="50.8209700861111" calcext:value-type="float">
            <text:p>50.8209700861111</text:p>
          </table:table-cell>
          <table:table-cell table:style-name="ce10" office:value-type="float" office:value="-115.198032155556" calcext:value-type="float">
            <text:p>-115.198032155556</text:p>
          </table:table-cell>
          <table:table-cell office:value-type="string" calcext:value-type="string">
            <text:p>J2_HalfPipe_20250114</text:p>
          </table:table-cell>
          <table:table-cell table:style-name="ce10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15"/>
          <table:table-cell table:number-columns-repeated="2"/>
          <table:table-cell office:value-type="float" office:value="10.809136390686" calcext:value-type="float">
            <text:p>10.809136390686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594" calcext:value-type="float">
            <text:p>594</text:p>
          </table:table-cell>
          <table:table-cell office:value-type="string" calcext:value-type="string">
            <text:p>pit</text:p>
          </table:table-cell>
          <table:table-cell table:style-name="ce10" office:value-type="float" office:value="42.5" calcext:value-type="float">
            <text:p>42.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594.PNT</text:p>
          </table:table-cell>
          <table:table-cell table:style-name="ce11" office:value-type="date" office:date-value="2025-01-14T22:36:22" calcext:value-type="date">
            <text:p>2025-01-14 22:36:22</text:p>
          </table:table-cell>
          <table:table-cell table:style-name="ce10" office:value-type="float" office:value="50.8209800720215" calcext:value-type="float">
            <text:p>50.8209800720215</text:p>
          </table:table-cell>
          <table:table-cell table:style-name="ce10" office:value-type="float" office:value="-115.198043823242" calcext:value-type="float">
            <text:p>-115.198043823242</text:p>
          </table:table-cell>
          <table:table-cell table:style-name="ce10" office:value-type="float" office:value="50.8209663916667" calcext:value-type="float">
            <text:p>50.8209663916667</text:p>
          </table:table-cell>
          <table:table-cell table:style-name="ce10" office:value-type="float" office:value="-115.198030858333" calcext:value-type="float">
            <text:p>-115.198030858333</text:p>
          </table:table-cell>
          <table:table-cell office:value-type="string" calcext:value-type="string">
            <text:p>J2_HalfPipe_20250114</text:p>
          </table:table-cell>
          <table:table-cell table:style-name="ce10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15"/>
          <table:table-cell table:number-columns-repeated="2"/>
          <table:table-cell office:value-type="float" office:value="10.809136390686" calcext:value-type="float">
            <text:p>10.809136390686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595" calcext:value-type="float">
            <text:p>595</text:p>
          </table:table-cell>
          <table:table-cell office:value-type="string" calcext:value-type="string">
            <text:p>pit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595.PNT</text:p>
          </table:table-cell>
          <table:table-cell table:style-name="ce11" office:value-type="date" office:date-value="2025-01-14T22:37:17" calcext:value-type="date">
            <text:p>2025-01-14 22:37:17</text:p>
          </table:table-cell>
          <table:table-cell table:style-name="ce10" office:value-type="float" office:value="50.8209838867188" calcext:value-type="float">
            <text:p>50.8209838867188</text:p>
          </table:table-cell>
          <table:table-cell table:style-name="ce10" office:value-type="float" office:value="-115.198059082031" calcext:value-type="float">
            <text:p>-115.198059082031</text:p>
          </table:table-cell>
          <table:table-cell table:style-name="ce10" office:value-type="float" office:value="50.8209628527778" calcext:value-type="float">
            <text:p>50.8209628527778</text:p>
          </table:table-cell>
          <table:table-cell table:style-name="ce10" office:value-type="float" office:value="-115.198028813889" calcext:value-type="float">
            <text:p>-115.198028813889</text:p>
          </table:table-cell>
          <table:table-cell office:value-type="string" calcext:value-type="string">
            <text:p>J2_HalfPipe_20250114</text:p>
          </table:table-cell>
          <table:table-cell table:style-name="ce10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15"/>
          <table:table-cell table:number-columns-repeated="2"/>
          <table:table-cell office:value-type="float" office:value="7.154212474823" calcext:value-type="float">
            <text:p>7.15421247482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84" calcext:value-type="float">
            <text:p>58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584.PNT</text:p>
          </table:table-cell>
          <table:table-cell table:style-name="ce11" office:value-type="date" office:date-value="2025-01-14T21:47:13" calcext:value-type="date">
            <text:p>2025-01-14 21:47:13</text:p>
          </table:table-cell>
          <table:table-cell table:style-name="ce10" office:value-type="float" office:value="50.8210067749023" calcext:value-type="float">
            <text:p>50.8210067749023</text:p>
          </table:table-cell>
          <table:table-cell table:style-name="ce10" office:value-type="float" office:value="-115.19800567627" calcext:value-type="float">
            <text:p>-115.19800567627</text:p>
          </table:table-cell>
          <table:table-cell table:style-name="ce10" office:value-type="float" office:value="50.8210233444445" calcext:value-type="float">
            <text:p>50.8210233444445</text:p>
          </table:table-cell>
          <table:table-cell table:style-name="ce10" office:value-type="float" office:value="-115.197987947222" calcext:value-type="float">
            <text:p>-115.197987947222</text:p>
          </table:table-cell>
          <table:table-cell office:value-type="string" calcext:value-type="string">
            <text:p>J2_HalfPipe_20250114</text:p>
          </table:table-cell>
          <table:table-cell table:style-name="ce10" office:value-type="string" calcext:value-type="string">
            <text:p>J2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_pipe</text:p>
          </table:table-cell>
          <table:table-cell office:value-type="string" calcext:value-type="string">
            <text:p>[0,30]</text:p>
          </table:table-cell>
          <table:table-cell/>
          <table:table-cell office:value-type="float" office:value="11.6429567337036" calcext:value-type="float">
            <text:p>11.642956733703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85" calcext:value-type="float">
            <text:p>58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585.PNT</text:p>
          </table:table-cell>
          <table:table-cell table:style-name="ce11" office:value-type="date" office:date-value="2025-01-14T21:55:55" calcext:value-type="date">
            <text:p>2025-01-14 21:55:55</text:p>
          </table:table-cell>
          <table:table-cell table:style-name="ce10" office:value-type="float" office:value="50.8210105895996" calcext:value-type="float">
            <text:p>50.8210105895996</text:p>
          </table:table-cell>
          <table:table-cell table:style-name="ce10" office:value-type="float" office:value="-115.198013305664" calcext:value-type="float">
            <text:p>-115.198013305664</text:p>
          </table:table-cell>
          <table:table-cell table:style-name="ce10" office:value-type="float" office:value="50.8210196333333" calcext:value-type="float">
            <text:p>50.8210196333333</text:p>
          </table:table-cell>
          <table:table-cell table:style-name="ce10" office:value-type="float" office:value="-115.198012452778" calcext:value-type="float">
            <text:p>-115.198012452778</text:p>
          </table:table-cell>
          <table:table-cell office:value-type="string" calcext:value-type="string">
            <text:p>J2_HalfPipe_20250114</text:p>
          </table:table-cell>
          <table:table-cell table:style-name="ce10" office:value-type="string" calcext:value-type="string">
            <text:p>J2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_pipe</text:p>
          </table:table-cell>
          <table:table-cell office:value-type="string" calcext:value-type="string">
            <text:p>[-14,0,15,30]</text:p>
          </table:table-cell>
          <table:table-cell/>
          <table:table-cell office:value-type="float" office:value="10.5863447189331" calcext:value-type="float">
            <text:p>10.586344718933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86" calcext:value-type="float">
            <text:p>58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3" calcext:value-type="float">
            <text:p>63</text:p>
          </table:table-cell>
          <table:table-cell office:value-type="string" calcext:value-type="string">
            <text:p>Hit bottom – Not Frozen</text:p>
          </table:table-cell>
          <table:table-cell table:style-name="ce10" office:value-type="string" calcext:value-type="string">
            <text:p>SM550586.PNT</text:p>
          </table:table-cell>
          <table:table-cell table:style-name="ce11" office:value-type="date" office:date-value="2025-01-14T21:58:45" calcext:value-type="date">
            <text:p>2025-01-14 21:58:45</text:p>
          </table:table-cell>
          <table:table-cell table:style-name="ce10" office:value-type="float" office:value="50.8210258483887" calcext:value-type="float">
            <text:p>50.8210258483887</text:p>
          </table:table-cell>
          <table:table-cell table:style-name="ce10" office:value-type="float" office:value="-115.198036193848" calcext:value-type="float">
            <text:p>-115.198036193848</text:p>
          </table:table-cell>
          <table:table-cell table:style-name="ce10" office:value-type="float" office:value="50.8210148777778" calcext:value-type="float">
            <text:p>50.8210148777778</text:p>
          </table:table-cell>
          <table:table-cell table:style-name="ce10" office:value-type="float" office:value="-115.198034830556" calcext:value-type="float">
            <text:p>-115.198034830556</text:p>
          </table:table-cell>
          <table:table-cell office:value-type="string" calcext:value-type="string">
            <text:p>J2_HalfPipe_20250114</text:p>
          </table:table-cell>
          <table:table-cell table:style-name="ce10" office:value-type="string" calcext:value-type="string">
            <text:p>J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_pipe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8.42243385314941" calcext:value-type="float">
            <text:p>8.4224338531494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89" calcext:value-type="float">
            <text:p>58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589.PNT</text:p>
          </table:table-cell>
          <table:table-cell table:style-name="ce11" office:value-type="date" office:date-value="2025-01-14T22:23:47" calcext:value-type="date">
            <text:p>2025-01-14 22:23:47</text:p>
          </table:table-cell>
          <table:table-cell table:style-name="ce10" office:value-type="float" office:value="50.8210067749023" calcext:value-type="float">
            <text:p>50.8210067749023</text:p>
          </table:table-cell>
          <table:table-cell table:style-name="ce10" office:value-type="float" office:value="-115.198081970215" calcext:value-type="float">
            <text:p>-115.198081970215</text:p>
          </table:table-cell>
          <table:table-cell table:style-name="ce10" office:value-type="float" office:value="50.8210058" calcext:value-type="float">
            <text:p>50.8210058</text:p>
          </table:table-cell>
          <table:table-cell table:style-name="ce10" office:value-type="float" office:value="-115.198072711111" calcext:value-type="float">
            <text:p>-115.198072711111</text:p>
          </table:table-cell>
          <table:table-cell office:value-type="string" calcext:value-type="string">
            <text:p>J2_HalfPipe_20250114</text:p>
          </table:table-cell>
          <table:table-cell table:style-name="ce10" office:value-type="string" calcext:value-type="string">
            <text:p>J2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_pipe</text:p>
          </table:table-cell>
          <table:table-cell office:value-type="string" calcext:value-type="string">
            <text:p>[-15,0,15,30]</text:p>
          </table:table-cell>
          <table:table-cell/>
          <table:table-cell office:value-type="float" office:value="4.19710826873779" calcext:value-type="float">
            <text:p>4.1971082687377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590" calcext:value-type="float">
            <text:p>59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590.PNT</text:p>
          </table:table-cell>
          <table:table-cell table:style-name="ce11" office:value-type="date" office:date-value="2025-01-14T22:25:38" calcext:value-type="date">
            <text:p>2025-01-14 22:25:38</text:p>
          </table:table-cell>
          <table:table-cell table:style-name="ce10" office:value-type="float" office:value="50.8209915161133" calcext:value-type="float">
            <text:p>50.8209915161133</text:p>
          </table:table-cell>
          <table:table-cell table:style-name="ce10" office:value-type="float" office:value="-115.198081970215" calcext:value-type="float">
            <text:p>-115.198081970215</text:p>
          </table:table-cell>
          <table:table-cell table:style-name="ce10" office:value-type="float" office:value="50.8210036444445" calcext:value-type="float">
            <text:p>50.8210036444445</text:p>
          </table:table-cell>
          <table:table-cell table:style-name="ce10" office:value-type="float" office:value="-115.198087969444" calcext:value-type="float">
            <text:p>-115.198087969444</text:p>
          </table:table-cell>
          <table:table-cell office:value-type="string" calcext:value-type="string">
            <text:p>J2_HalfPipe_20250114</text:p>
          </table:table-cell>
          <table:table-cell table:style-name="ce10" office:value-type="string" calcext:value-type="string">
            <text:p>J2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_pipe</text:p>
          </table:table-cell>
          <table:table-cell office:value-type="string" calcext:value-type="string">
            <text:p>[-15,0,15,30]</text:p>
          </table:table-cell>
          <table:table-cell/>
          <table:table-cell office:value-type="float" office:value="4.19710826873779" calcext:value-type="float">
            <text:p>4.19710826873779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08" calcext:value-type="float">
            <text:p>608</text:p>
          </table:table-cell>
          <table:table-cell office:value-type="string" calcext:value-type="string">
            <text:p>pit</text:p>
          </table:table-cell>
          <table:table-cell table:style-name="ce10" office:value-type="float" office:value="65" calcext:value-type="float">
            <text:p>6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08.PNT</text:p>
          </table:table-cell>
          <table:table-cell table:style-name="ce11" office:value-type="date" office:date-value="2025-01-15T18:28:07" calcext:value-type="date">
            <text:p>2025-01-15 18:28:07</text:p>
          </table:table-cell>
          <table:table-cell table:style-name="ce10" office:value-type="float" office:value="50.8211441040039" calcext:value-type="float">
            <text:p>50.8211441040039</text:p>
          </table:table-cell>
          <table:table-cell table:style-name="ce10" office:value-type="float" office:value="-115.214088439941" calcext:value-type="float">
            <text:p>-115.214088439941</text:p>
          </table:table-cell>
          <table:table-cell table:style-name="ce10" office:value-type="float" office:value="50.821211725" calcext:value-type="float">
            <text:p>50.821211725</text:p>
          </table:table-cell>
          <table:table-cell table:style-name="ce10" office:value-type="float" office:value="-115.214002925" calcext:value-type="float">
            <text:p>-115.214002925</text:p>
          </table:table-cell>
          <table:table-cell office:value-type="string" calcext:value-type="string">
            <text:p>J3_Bonsai_20250115</text:p>
          </table:table-cell>
          <table:table-cell table:style-name="ce10" office:value-type="string" calcext:value-type="string">
            <text:p>J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76077175140381" calcext:value-type="float">
            <text:p>6.76077175140381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09" calcext:value-type="float">
            <text:p>60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65" calcext:value-type="float">
            <text:p>65</text:p>
          </table:table-cell>
          <table:table-cell office:value-type="string" calcext:value-type="string">
            <text:p>Hit Bottom - No GPS signal - Next to density and SSA profiles</text:p>
          </table:table-cell>
          <table:table-cell table:style-name="ce10" office:value-type="string" calcext:value-type="string">
            <text:p>SM550609.PNT</text:p>
          </table:table-cell>
          <table:table-cell table:style-name="ce11" office:value-type="date" office:date-value="2025-01-15T18:46:22" calcext:value-type="date">
            <text:p>2025-01-15 18:46:22</text:p>
          </table:table-cell>
          <table:table-cell table:number-columns-repeated="2"/>
          <table:table-cell table:style-name="ce10" office:value-type="float" office:value="50.8212195111111" calcext:value-type="float">
            <text:p>50.8212195111111</text:p>
          </table:table-cell>
          <table:table-cell table:style-name="ce10" office:value-type="float" office:value="-115.214009394444" calcext:value-type="float">
            <text:p>-115.214009394444</text:p>
          </table:table-cell>
          <table:table-cell office:value-type="string" calcext:value-type="string">
            <text:p>J3_Bonsai_20250115</text:p>
          </table:table-cell>
          <table:table-cell table:style-name="ce10" office:value-type="string" calcext:value-type="string">
            <text:p>J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0"/>
        </table:table-row>
        <table:table-row table:style-name="ro1">
          <table:table-cell table:style-name="ce10" office:value-type="float" office:value="610" calcext:value-type="float">
            <text:p>61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65" calcext:value-type="float">
            <text:p>65</text:p>
          </table:table-cell>
          <table:table-cell office:value-type="string" calcext:value-type="string">
            <text:p>Hit Bottom - No GPS signal - Right behind density profile</text:p>
          </table:table-cell>
          <table:table-cell table:style-name="ce10" office:value-type="string" calcext:value-type="string">
            <text:p>SM550610.PNT</text:p>
          </table:table-cell>
          <table:table-cell table:style-name="ce11" office:value-type="date" office:date-value="2025-01-15T18:47:20" calcext:value-type="date">
            <text:p>2025-01-15 18:47:20</text:p>
          </table:table-cell>
          <table:table-cell table:number-columns-repeated="2"/>
          <table:table-cell table:style-name="ce10" office:value-type="float" office:value="50.8212166638889" calcext:value-type="float">
            <text:p>50.8212166638889</text:p>
          </table:table-cell>
          <table:table-cell table:style-name="ce10" office:value-type="float" office:value="-115.214009755556" calcext:value-type="float">
            <text:p>-115.214009755556</text:p>
          </table:table-cell>
          <table:table-cell office:value-type="string" calcext:value-type="string">
            <text:p>J3_Bonsai_20250115</text:p>
          </table:table-cell>
          <table:table-cell table:style-name="ce10" office:value-type="string" calcext:value-type="string">
            <text:p>J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0"/>
        </table:table-row>
        <table:table-row table:style-name="ro1">
          <table:table-cell table:style-name="ce10" office:value-type="float" office:value="611" calcext:value-type="float">
            <text:p>61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64" calcext:value-type="float">
            <text:p>64</text:p>
          </table:table-cell>
          <table:table-cell office:value-type="string" calcext:value-type="string">
            <text:p>Hit Bottom - No GPS</text:p>
          </table:table-cell>
          <table:table-cell table:style-name="ce10" office:value-type="string" calcext:value-type="string">
            <text:p>SM550611.PNT</text:p>
          </table:table-cell>
          <table:table-cell table:style-name="ce11" office:value-type="date" office:date-value="2025-01-15T18:50:28" calcext:value-type="date">
            <text:p>2025-01-15 18:50:28</text:p>
          </table:table-cell>
          <table:table-cell table:number-columns-repeated="2"/>
          <table:table-cell table:style-name="ce10" office:value-type="float" office:value="50.8212144027778" calcext:value-type="float">
            <text:p>50.8212144027778</text:p>
          </table:table-cell>
          <table:table-cell table:style-name="ce10" office:value-type="float" office:value="-115.214016813889" calcext:value-type="float">
            <text:p>-115.214016813889</text:p>
          </table:table-cell>
          <table:table-cell office:value-type="string" calcext:value-type="string">
            <text:p>J3_Bonsai_20250115</text:p>
          </table:table-cell>
          <table:table-cell table:style-name="ce10" office:value-type="string" calcext:value-type="string">
            <text:p>J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0"/>
        </table:table-row>
        <table:table-row table:style-name="ro1">
          <table:table-cell table:style-name="ce10" office:value-type="float" office:value="605" calcext:value-type="float">
            <text:p>60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1" calcext:value-type="float">
            <text:p>71</text:p>
          </table:table-cell>
          <table:table-cell office:value-type="string" calcext:value-type="string">
            <text:p>Not frozen - dirt on tip</text:p>
          </table:table-cell>
          <table:table-cell table:style-name="ce10" office:value-type="string" calcext:value-type="string">
            <text:p>SM550605.PNT</text:p>
          </table:table-cell>
          <table:table-cell table:style-name="ce11" office:value-type="date" office:date-value="2025-01-15T17:50:52" calcext:value-type="date">
            <text:p>2025-01-15 17:50:52</text:p>
          </table:table-cell>
          <table:table-cell table:style-name="ce10" office:value-type="float" office:value="50.8211631774902" calcext:value-type="float">
            <text:p>50.8211631774902</text:p>
          </table:table-cell>
          <table:table-cell table:style-name="ce10" office:value-type="float" office:value="-115.213928222656" calcext:value-type="float">
            <text:p>-115.213928222656</text:p>
          </table:table-cell>
          <table:table-cell table:style-name="ce10" office:value-type="float" office:value="50.8211701083333" calcext:value-type="float">
            <text:p>50.8211701083333</text:p>
          </table:table-cell>
          <table:table-cell table:style-name="ce10" office:value-type="float" office:value="-115.213977683333" calcext:value-type="float">
            <text:p>-115.213977683333</text:p>
          </table:table-cell>
          <table:table-cell office:value-type="string" calcext:value-type="string">
            <text:p>J3_Bonsai_20250115</text:p>
          </table:table-cell>
          <table:table-cell table:style-name="ce10" office:value-type="string" calcext:value-type="string">
            <text:p>J3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-30,-15,0]</text:p>
          </table:table-cell>
          <table:table-cell/>
          <table:table-cell office:value-type="float" office:value="7.33998727798462" calcext:value-type="float">
            <text:p>7.3399872779846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04" calcext:value-type="float">
            <text:p>60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4" calcext:value-type="float">
            <text:p>7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04.PNT</text:p>
          </table:table-cell>
          <table:table-cell table:style-name="ce11" office:value-type="date" office:date-value="2025-01-15T17:48:01" calcext:value-type="date">
            <text:p>2025-01-15 17:48:01</text:p>
          </table:table-cell>
          <table:table-cell table:style-name="ce10" office:value-type="float" office:value="50.821174621582" calcext:value-type="float">
            <text:p>50.821174621582</text:p>
          </table:table-cell>
          <table:table-cell table:style-name="ce10" office:value-type="float" office:value="-115.213943481445" calcext:value-type="float">
            <text:p>-115.213943481445</text:p>
          </table:table-cell>
          <table:table-cell table:style-name="ce10" office:value-type="float" office:value="50.8211785222222" calcext:value-type="float">
            <text:p>50.8211785222222</text:p>
          </table:table-cell>
          <table:table-cell table:style-name="ce10" office:value-type="float" office:value="-115.213989980556" calcext:value-type="float">
            <text:p>-115.213989980556</text:p>
          </table:table-cell>
          <table:table-cell office:value-type="string" calcext:value-type="string">
            <text:p>J3_Bonsai_20250115</text:p>
          </table:table-cell>
          <table:table-cell table:style-name="ce10" office:value-type="string" calcext:value-type="string">
            <text:p>J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-30,-15,0,15,30]</text:p>
          </table:table-cell>
          <table:table-cell/>
          <table:table-cell office:value-type="float" office:value="6.07270479202271" calcext:value-type="float">
            <text:p>6.07270479202271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06" calcext:value-type="float">
            <text:p>60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4" calcext:value-type="float">
            <text:p>6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06.PNT</text:p>
          </table:table-cell>
          <table:table-cell table:style-name="ce11" office:value-type="date" office:date-value="2025-01-15T18:20:28" calcext:value-type="date">
            <text:p>2025-01-15 18:20:28</text:p>
          </table:table-cell>
          <table:table-cell table:style-name="ce10" office:value-type="float" office:value="50.8211822509766" calcext:value-type="float">
            <text:p>50.8211822509766</text:p>
          </table:table-cell>
          <table:table-cell table:style-name="ce10" office:value-type="float" office:value="-115.214004516602" calcext:value-type="float">
            <text:p>-115.214004516602</text:p>
          </table:table-cell>
          <table:table-cell table:style-name="ce10" office:value-type="float" office:value="50.8211937583333" calcext:value-type="float">
            <text:p>50.8211937583333</text:p>
          </table:table-cell>
          <table:table-cell table:style-name="ce10" office:value-type="float" office:value="-115.213994538889" calcext:value-type="float">
            <text:p>-115.213994538889</text:p>
          </table:table-cell>
          <table:table-cell office:value-type="string" calcext:value-type="string">
            <text:p>J3_Bonsai_20250115</text:p>
          </table:table-cell>
          <table:table-cell table:style-name="ce10" office:value-type="string" calcext:value-type="string">
            <text:p>J3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-30,-15,0,15,30]</text:p>
          </table:table-cell>
          <table:table-cell/>
          <table:table-cell office:value-type="float" office:value="6.36475229263306" calcext:value-type="float">
            <text:p>6.36475229263306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07" calcext:value-type="float">
            <text:p>60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7" calcext:value-type="float">
            <text:p>67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07.PNT</text:p>
          </table:table-cell>
          <table:table-cell table:style-name="ce11" office:value-type="date" office:date-value="2025-01-15T18:23:30" calcext:value-type="date">
            <text:p>2025-01-15 18:23:30</text:p>
          </table:table-cell>
          <table:table-cell table:style-name="ce10" office:value-type="float" office:value="50.8211860656738" calcext:value-type="float">
            <text:p>50.8211860656738</text:p>
          </table:table-cell>
          <table:table-cell table:style-name="ce10" office:value-type="float" office:value="-115.214019775391" calcext:value-type="float">
            <text:p>-115.214019775391</text:p>
          </table:table-cell>
          <table:table-cell table:style-name="ce10" office:value-type="float" office:value="50.8212060388889" calcext:value-type="float">
            <text:p>50.8212060388889</text:p>
          </table:table-cell>
          <table:table-cell table:style-name="ce10" office:value-type="float" office:value="-115.214004825" calcext:value-type="float">
            <text:p>-115.214004825</text:p>
          </table:table-cell>
          <table:table-cell office:value-type="string" calcext:value-type="string">
            <text:p>J3_Bonsai_20250115</text:p>
          </table:table-cell>
          <table:table-cell table:style-name="ce10" office:value-type="string" calcext:value-type="string">
            <text:p>J3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-30,-15,0,15,30]</text:p>
          </table:table-cell>
          <table:table-cell/>
          <table:table-cell office:value-type="float" office:value="6.36475229263306" calcext:value-type="float">
            <text:p>6.36475229263306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20" calcext:value-type="float">
            <text:p>620</text:p>
          </table:table-cell>
          <table:table-cell/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20.PNT</text:p>
          </table:table-cell>
          <table:table-cell table:style-name="ce11" office:value-type="date" office:date-value="2025-01-15T21:14:25" calcext:value-type="date">
            <text:p>2025-01-15 21:14:25</text:p>
          </table:table-cell>
          <table:table-cell table:style-name="ce10" office:value-type="float" office:value="50.8259201049805" calcext:value-type="float">
            <text:p>50.8259201049805</text:p>
          </table:table-cell>
          <table:table-cell table:style-name="ce10" office:value-type="float" office:value="-115.208473205566" calcext:value-type="float">
            <text:p>-115.208473205566</text:p>
          </table:table-cell>
          <table:table-cell table:style-name="ce10" office:value-type="float" office:value="50.8258997111111" calcext:value-type="float">
            <text:p>50.8258997111111</text:p>
          </table:table-cell>
          <table:table-cell table:style-name="ce10" office:value-type="float" office:value="-115.208524486111" calcext:value-type="float">
            <text:p>-115.208524486111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5.48207807540894" calcext:value-type="float">
            <text:p>5.48207807540894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21" calcext:value-type="float">
            <text:p>621</text:p>
          </table:table-cell>
          <table:table-cell/>
          <table:table-cell table:style-name="ce10" office:value-type="float" office:value="63" calcext:value-type="float">
            <text:p>63</text:p>
          </table:table-cell>
          <table:table-cell office:value-type="string" calcext:value-type="string">
            <text:p>Hit Bottom - Behind density profile</text:p>
          </table:table-cell>
          <table:table-cell table:style-name="ce10" office:value-type="string" calcext:value-type="string">
            <text:p>SM550621.PNT</text:p>
          </table:table-cell>
          <table:table-cell table:style-name="ce11" office:value-type="date" office:date-value="2025-01-15T21:16:38" calcext:value-type="date">
            <text:p>2025-01-15 21:16:38</text:p>
          </table:table-cell>
          <table:table-cell table:style-name="ce10" office:value-type="float" office:value="50.8259239196777" calcext:value-type="float">
            <text:p>50.8259239196777</text:p>
          </table:table-cell>
          <table:table-cell table:style-name="ce10" office:value-type="float" office:value="-115.20849609375" calcext:value-type="float">
            <text:p>-115.20849609375</text:p>
          </table:table-cell>
          <table:table-cell table:style-name="ce10" office:value-type="float" office:value="50.8258974916667" calcext:value-type="float">
            <text:p>50.8258974916667</text:p>
          </table:table-cell>
          <table:table-cell table:style-name="ce10" office:value-type="float" office:value="-115.208526972222" calcext:value-type="float">
            <text:p>-115.208526972222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5.7184681892395" calcext:value-type="float">
            <text:p>5.718468189239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22" calcext:value-type="float">
            <text:p>622</text:p>
          </table:table-cell>
          <table:table-cell/>
          <table:table-cell table:style-name="ce10" office:value-type="float" office:value="61" calcext:value-type="float">
            <text:p>61</text:p>
          </table:table-cell>
          <table:table-cell office:value-type="string" calcext:value-type="string">
            <text:p>Hit bottom - close to density and SSA profile</text:p>
          </table:table-cell>
          <table:table-cell table:style-name="ce10" office:value-type="string" calcext:value-type="string">
            <text:p>SM550622.PNT</text:p>
          </table:table-cell>
          <table:table-cell table:style-name="ce11" office:value-type="date" office:date-value="2025-01-15T21:17:59" calcext:value-type="date">
            <text:p>2025-01-15 21:17:59</text:p>
          </table:table-cell>
          <table:table-cell table:style-name="ce10" office:value-type="float" office:value="50.8259162902832" calcext:value-type="float">
            <text:p>50.8259162902832</text:p>
          </table:table-cell>
          <table:table-cell table:style-name="ce10" office:value-type="float" office:value="-115.208488464356" calcext:value-type="float">
            <text:p>-115.208488464356</text:p>
          </table:table-cell>
          <table:table-cell table:style-name="ce10" office:value-type="float" office:value="50.8258942305556" calcext:value-type="float">
            <text:p>50.8258942305556</text:p>
          </table:table-cell>
          <table:table-cell table:style-name="ce10" office:value-type="float" office:value="-115.208529141667" calcext:value-type="float">
            <text:p>-115.208529141667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5.45855045318604" calcext:value-type="float">
            <text:p>5.45855045318604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23" calcext:value-type="float">
            <text:p>623</text:p>
          </table:table-cell>
          <table:table-cell/>
          <table:table-cell table:style-name="ce10" office:value-type="float" office:value="63" calcext:value-type="float">
            <text:p>6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23.PNT</text:p>
          </table:table-cell>
          <table:table-cell table:style-name="ce11" office:value-type="date" office:date-value="2025-01-15T21:19:22" calcext:value-type="date">
            <text:p>2025-01-15 21:19:22</text:p>
          </table:table-cell>
          <table:table-cell table:style-name="ce10" office:value-type="float" office:value="50.8259162902832" calcext:value-type="float">
            <text:p>50.8259162902832</text:p>
          </table:table-cell>
          <table:table-cell table:style-name="ce10" office:value-type="float" office:value="-115.208488464356" calcext:value-type="float">
            <text:p>-115.208488464356</text:p>
          </table:table-cell>
          <table:table-cell table:style-name="ce10" office:value-type="float" office:value="50.8258908861111" calcext:value-type="float">
            <text:p>50.8258908861111</text:p>
          </table:table-cell>
          <table:table-cell table:style-name="ce10" office:value-type="float" office:value="-115.208535316667" calcext:value-type="float">
            <text:p>-115.208535316667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5.45855045318604" calcext:value-type="float">
            <text:p>5.45855045318604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12" calcext:value-type="float">
            <text:p>61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12.PNT</text:p>
          </table:table-cell>
          <table:table-cell table:style-name="ce11" office:value-type="date" office:date-value="2025-01-15T20:57:37" calcext:value-type="date">
            <text:p>2025-01-15 20:57:37</text:p>
          </table:table-cell>
          <table:table-cell table:style-name="ce10" office:value-type="float" office:value="50.8260803222656" calcext:value-type="float">
            <text:p>50.8260803222656</text:p>
          </table:table-cell>
          <table:table-cell table:style-name="ce10" office:value-type="float" office:value="-115.208679199219" calcext:value-type="float">
            <text:p>-115.208679199219</text:p>
          </table:table-cell>
          <table:table-cell table:style-name="ce10" office:value-type="float" office:value="50.8260612833333" calcext:value-type="float">
            <text:p>50.8260612833333</text:p>
          </table:table-cell>
          <table:table-cell table:style-name="ce10" office:value-type="float" office:value="-115.208738111111" calcext:value-type="float">
            <text:p>-115.208738111111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7.94145965576172" calcext:value-type="float">
            <text:p>7.9414596557617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13" calcext:value-type="float">
            <text:p>61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Cancelled - SMP started to rise up - Did not hit bottom - hard snow layer</text:p>
          </table:table-cell>
          <table:table-cell table:style-name="ce10" office:value-type="string" calcext:value-type="string">
            <text:p>SM550613.PNT</text:p>
          </table:table-cell>
          <table:table-cell table:style-name="ce11" office:value-type="date" office:date-value="2025-01-15T20:58:35" calcext:value-type="date">
            <text:p>2025-01-15 20:58:35</text:p>
          </table:table-cell>
          <table:table-cell table:style-name="ce10" office:value-type="float" office:value="50.8260650634766" calcext:value-type="float">
            <text:p>50.8260650634766</text:p>
          </table:table-cell>
          <table:table-cell table:style-name="ce10" office:value-type="float" office:value="-115.208686828613" calcext:value-type="float">
            <text:p>-115.208686828613</text:p>
          </table:table-cell>
          <table:table-cell table:style-name="ce10" office:value-type="float" office:value="50.826051425" calcext:value-type="float">
            <text:p>50.826051425</text:p>
          </table:table-cell>
          <table:table-cell table:style-name="ce10" office:value-type="float" office:value="-115.208722438889" calcext:value-type="float">
            <text:p>-115.208722438889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7.94145965576172" calcext:value-type="float">
            <text:p>7.9414596557617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14" calcext:value-type="float">
            <text:p>61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Cancelled - Hit Bottom - Not Frozen - the tip went into the unfrozen ground. After I cancelled, the probe started to pull down into the snow! I shut the power off, and Arv yanked it out.</text:p>
          </table:table-cell>
          <table:table-cell table:style-name="ce10" office:value-type="string" calcext:value-type="string">
            <text:p>SM550614.PNT</text:p>
          </table:table-cell>
          <table:table-cell table:number-columns-repeated="5"/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 table:number-columns-repeated="16367"/>
          <table:table-cell table:style-name="ce10"/>
        </table:table-row>
        <table:table-row table:style-name="ro1">
          <table:table-cell table:style-name="ce10" office:value-type="float" office:value="615" calcext:value-type="float">
            <text:p>61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15.PNT</text:p>
          </table:table-cell>
          <table:table-cell table:number-columns-repeated="5"/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 table:number-columns-repeated="16367"/>
          <table:table-cell table:style-name="ce10"/>
        </table:table-row>
        <table:table-row table:style-name="ro1">
          <table:table-cell table:style-name="ce10" office:value-type="float" office:value="616" calcext:value-type="float">
            <text:p>61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Hit Bottom - and maybe a tree or a very hard ice layer for a brief moment</text:p>
          </table:table-cell>
          <table:table-cell table:style-name="ce10" office:value-type="string" calcext:value-type="string">
            <text:p>SM550616.PNT</text:p>
          </table:table-cell>
          <table:table-cell table:style-name="ce11" office:value-type="date" office:date-value="2025-01-15T21:06:47" calcext:value-type="date">
            <text:p>2025-01-15 21:06:47</text:p>
          </table:table-cell>
          <table:table-cell table:style-name="ce10" office:value-type="float" office:value="50.8260002136231" calcext:value-type="float">
            <text:p>50.8260002136231</text:p>
          </table:table-cell>
          <table:table-cell table:style-name="ce10" office:value-type="float" office:value="-115.208625793457" calcext:value-type="float">
            <text:p>-115.208625793457</text:p>
          </table:table-cell>
          <table:table-cell table:style-name="ce10" office:value-type="float" office:value="50.8260214694445" calcext:value-type="float">
            <text:p>50.8260214694445</text:p>
          </table:table-cell>
          <table:table-cell table:style-name="ce10" office:value-type="float" office:value="-115.208655744444" calcext:value-type="float">
            <text:p>-115.208655744444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4.59650373458862" calcext:value-type="float">
            <text:p>4.5965037345886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17" calcext:value-type="float">
            <text:p>61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17.PNT</text:p>
          </table:table-cell>
          <table:table-cell table:style-name="ce11" office:value-type="date" office:date-value="2025-01-15T21:08:23" calcext:value-type="date">
            <text:p>2025-01-15 21:08:23</text:p>
          </table:table-cell>
          <table:table-cell table:style-name="ce10" office:value-type="float" office:value="50.8259963989258" calcext:value-type="float">
            <text:p>50.8259963989258</text:p>
          </table:table-cell>
          <table:table-cell table:style-name="ce10" office:value-type="float" office:value="-115.208587646484" calcext:value-type="float">
            <text:p>-115.208587646484</text:p>
          </table:table-cell>
          <table:table-cell table:style-name="ce10" office:value-type="float" office:value="50.8260054472222" calcext:value-type="float">
            <text:p>50.8260054472222</text:p>
          </table:table-cell>
          <table:table-cell table:style-name="ce10" office:value-type="float" office:value="-115.208630297222" calcext:value-type="float">
            <text:p>-115.208630297222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4.99063110351562" calcext:value-type="float">
            <text:p>4.9906311035156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18" calcext:value-type="float">
            <text:p>61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18.PNT</text:p>
          </table:table-cell>
          <table:table-cell table:style-name="ce11" office:value-type="date" office:date-value="2025-01-15T21:09:56" calcext:value-type="date">
            <text:p>2025-01-15 21:09:56</text:p>
          </table:table-cell>
          <table:table-cell table:style-name="ce10" office:value-type="float" office:value="50.8259773254395" calcext:value-type="float">
            <text:p>50.8259773254395</text:p>
          </table:table-cell>
          <table:table-cell table:style-name="ce10" office:value-type="float" office:value="-115.208572387695" calcext:value-type="float">
            <text:p>-115.208572387695</text:p>
          </table:table-cell>
          <table:table-cell table:style-name="ce10" office:value-type="float" office:value="50.8259874305556" calcext:value-type="float">
            <text:p>50.8259874305556</text:p>
          </table:table-cell>
          <table:table-cell table:style-name="ce10" office:value-type="float" office:value="-115.208599205556" calcext:value-type="float">
            <text:p>-115.208599205556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13504457473755" calcext:value-type="float">
            <text:p>5.1350445747375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19" calcext:value-type="float">
            <text:p>61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19.PNT</text:p>
          </table:table-cell>
          <table:table-cell table:style-name="ce11" office:value-type="date" office:date-value="2025-01-15T21:11:53" calcext:value-type="date">
            <text:p>2025-01-15 21:11:53</text:p>
          </table:table-cell>
          <table:table-cell table:style-name="ce10" office:value-type="float" office:value="50.8259658813477" calcext:value-type="float">
            <text:p>50.8259658813477</text:p>
          </table:table-cell>
          <table:table-cell table:style-name="ce10" office:value-type="float" office:value="-115.208541870117" calcext:value-type="float">
            <text:p>-115.208541870117</text:p>
          </table:table-cell>
          <table:table-cell table:style-name="ce10" office:value-type="float" office:value="50.8259651833333" calcext:value-type="float">
            <text:p>50.8259651833333</text:p>
          </table:table-cell>
          <table:table-cell table:style-name="ce10" office:value-type="float" office:value="-115.208568461111" calcext:value-type="float">
            <text:p>-115.208568461111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56801557540894" calcext:value-type="float">
            <text:p>5.56801557540894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24" calcext:value-type="float">
            <text:p>62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1" calcext:value-type="float">
            <text:p>6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24.PNT</text:p>
          </table:table-cell>
          <table:table-cell table:style-name="ce11" office:value-type="date" office:date-value="2025-01-15T21:20:37" calcext:value-type="date">
            <text:p>2025-01-15 21:20:37</text:p>
          </table:table-cell>
          <table:table-cell table:style-name="ce10" office:value-type="float" office:value="50.8259696960449" calcext:value-type="float">
            <text:p>50.8259696960449</text:p>
          </table:table-cell>
          <table:table-cell table:style-name="ce10" office:value-type="float" office:value="-115.208518981934" calcext:value-type="float">
            <text:p>-115.208518981934</text:p>
          </table:table-cell>
          <table:table-cell table:style-name="ce10" office:value-type="float" office:value="50.8259591027778" calcext:value-type="float">
            <text:p>50.8259591027778</text:p>
          </table:table-cell>
          <table:table-cell table:style-name="ce10" office:value-type="float" office:value="-115.208560636111" calcext:value-type="float">
            <text:p>-115.208560636111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68286943435669" calcext:value-type="float">
            <text:p>5.68286943435669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25" calcext:value-type="float">
            <text:p>62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25.PNT</text:p>
          </table:table-cell>
          <table:table-cell table:style-name="ce11" office:value-type="date" office:date-value="2025-01-15T21:22:47" calcext:value-type="date">
            <text:p>2025-01-15 21:22:47</text:p>
          </table:table-cell>
          <table:table-cell table:style-name="ce10" office:value-type="float" office:value="50.825927734375" calcext:value-type="float">
            <text:p>50.825927734375</text:p>
          </table:table-cell>
          <table:table-cell table:style-name="ce10" office:value-type="float" office:value="-115.20849609375" calcext:value-type="float">
            <text:p>-115.20849609375</text:p>
          </table:table-cell>
          <table:table-cell table:style-name="ce10" office:value-type="float" office:value="50.8259317333333" calcext:value-type="float">
            <text:p>50.8259317333333</text:p>
          </table:table-cell>
          <table:table-cell table:style-name="ce10" office:value-type="float" office:value="-115.208522486111" calcext:value-type="float">
            <text:p>-115.208522486111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7184681892395" calcext:value-type="float">
            <text:p>5.718468189239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26" calcext:value-type="float">
            <text:p>62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1" calcext:value-type="float">
            <text:p>6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26.PNT</text:p>
          </table:table-cell>
          <table:table-cell table:style-name="ce11" office:value-type="date" office:date-value="2025-01-15T21:24:05" calcext:value-type="date">
            <text:p>2025-01-15 21:24:05</text:p>
          </table:table-cell>
          <table:table-cell table:style-name="ce10" office:value-type="float" office:value="50.8259010314941" calcext:value-type="float">
            <text:p>50.8259010314941</text:p>
          </table:table-cell>
          <table:table-cell table:style-name="ce10" office:value-type="float" office:value="-115.208465576172" calcext:value-type="float">
            <text:p>-115.208465576172</text:p>
          </table:table-cell>
          <table:table-cell table:style-name="ce10" office:value-type="float" office:value="50.8259068638889" calcext:value-type="float">
            <text:p>50.8259068638889</text:p>
          </table:table-cell>
          <table:table-cell table:style-name="ce10" office:value-type="float" office:value="-115.208494380556" calcext:value-type="float">
            <text:p>-115.208494380556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04124689102173" calcext:value-type="float">
            <text:p>5.0412468910217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27" calcext:value-type="float">
            <text:p>62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27.PNT</text:p>
          </table:table-cell>
          <table:table-cell table:style-name="ce11" office:value-type="date" office:date-value="2025-01-15T21:25:20" calcext:value-type="date">
            <text:p>2025-01-15 21:25:20</text:p>
          </table:table-cell>
          <table:table-cell table:style-name="ce10" office:value-type="float" office:value="50.825870513916" calcext:value-type="float">
            <text:p>50.825870513916</text:p>
          </table:table-cell>
          <table:table-cell table:style-name="ce10" office:value-type="float" office:value="-115.208442687988" calcext:value-type="float">
            <text:p>-115.208442687988</text:p>
          </table:table-cell>
          <table:table-cell table:style-name="ce10" office:value-type="float" office:value="50.8258833166667" calcext:value-type="float">
            <text:p>50.8258833166667</text:p>
          </table:table-cell>
          <table:table-cell table:style-name="ce10" office:value-type="float" office:value="-115.208473636111" calcext:value-type="float">
            <text:p>-115.208473636111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3.08283090591431" calcext:value-type="float">
            <text:p>3.08283090591431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28" calcext:value-type="float">
            <text:p>62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7" calcext:value-type="float">
            <text:p>57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28.PNT</text:p>
          </table:table-cell>
          <table:table-cell table:style-name="ce11" office:value-type="date" office:date-value="2025-01-15T21:26:41" calcext:value-type="date">
            <text:p>2025-01-15 21:26:41</text:p>
          </table:table-cell>
          <table:table-cell table:style-name="ce10" office:value-type="float" office:value="50.8258361816406" calcext:value-type="float">
            <text:p>50.8258361816406</text:p>
          </table:table-cell>
          <table:table-cell table:style-name="ce10" office:value-type="float" office:value="-115.208442687988" calcext:value-type="float">
            <text:p>-115.208442687988</text:p>
          </table:table-cell>
          <table:table-cell table:style-name="ce10" office:value-type="float" office:value="50.8258530805556" calcext:value-type="float">
            <text:p>50.8258530805556</text:p>
          </table:table-cell>
          <table:table-cell table:style-name="ce10" office:value-type="float" office:value="-115.208461669444" calcext:value-type="float">
            <text:p>-115.208461669444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6.42623329162598" calcext:value-type="float">
            <text:p>6.42623329162598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629" calcext:value-type="float">
            <text:p>62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0" calcext:value-type="float">
            <text:p>6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29.PNT</text:p>
          </table:table-cell>
          <table:table-cell table:style-name="ce11" office:value-type="date" office:date-value="2025-01-15T21:28:00" calcext:value-type="date">
            <text:p>2025-01-15 21:28:00</text:p>
          </table:table-cell>
          <table:table-cell table:style-name="ce10" office:value-type="float" office:value="50.8258323669434" calcext:value-type="float">
            <text:p>50.8258323669434</text:p>
          </table:table-cell>
          <table:table-cell table:style-name="ce10" office:value-type="float" office:value="-115.208450317383" calcext:value-type="float">
            <text:p>-115.208450317383</text:p>
          </table:table-cell>
          <table:table-cell table:style-name="ce10" office:value-type="float" office:value="50.8258400944444" calcext:value-type="float">
            <text:p>50.8258400944444</text:p>
          </table:table-cell>
          <table:table-cell table:style-name="ce10" office:value-type="float" office:value="-115.208462416667" calcext:value-type="float">
            <text:p>-115.208462416667</text:p>
          </table:table-cell>
          <table:table-cell office:value-type="string" calcext:value-type="string">
            <text:p>J4_ForestAlternate_20250115</text:p>
          </table:table-cell>
          <table:table-cell table:style-name="ce10" office:value-type="string" calcext:value-type="string">
            <text:p>J4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6.42623329162598" calcext:value-type="float">
            <text:p>6.42623329162598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714" calcext:value-type="float">
            <text:p>714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89" calcext:value-type="float">
            <text:p>189</text:p>
          </table:table-cell>
          <table:table-cell office:value-type="string" calcext:value-type="string">
            <text:p>Max length</text:p>
          </table:table-cell>
          <table:table-cell table:style-name="ce10" office:value-type="string" calcext:value-type="string">
            <text:p>SM550714.PNT</text:p>
          </table:table-cell>
          <table:table-cell table:style-name="ce11" office:value-type="date" office:date-value="2025-01-17T20:56:24" calcext:value-type="date">
            <text:p>2025-01-17 20:56:24</text:p>
          </table:table-cell>
          <table:table-cell table:style-name="ce10" office:value-type="float" office:value="50.8329658508301" calcext:value-type="float">
            <text:p>50.8329658508301</text:p>
          </table:table-cell>
          <table:table-cell table:style-name="ce10" office:value-type="float" office:value="-115.220336914063" calcext:value-type="float">
            <text:p>-115.220336914063</text:p>
          </table:table-cell>
          <table:table-cell table:style-name="ce10" office:value-type="float" office:value="50.8329531861111" calcext:value-type="float">
            <text:p>50.8329531861111</text:p>
          </table:table-cell>
          <table:table-cell table:style-name="ce10" office:value-type="float" office:value="-115.220341691667" calcext:value-type="float">
            <text:p>-115.220341691667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0.6697807312012" calcext:value-type="float">
            <text:p>20.669780731201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715" calcext:value-type="float">
            <text:p>715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83" calcext:value-type="float">
            <text:p>183</text:p>
          </table:table-cell>
          <table:table-cell office:value-type="string" calcext:value-type="string">
            <text:p>Max length / SSA</text:p>
          </table:table-cell>
          <table:table-cell table:style-name="ce10" office:value-type="string" calcext:value-type="string">
            <text:p>SM550715.PNT</text:p>
          </table:table-cell>
          <table:table-cell table:style-name="ce11" office:value-type="date" office:date-value="2025-01-17T21:00:43" calcext:value-type="date">
            <text:p>2025-01-17 21:00:43</text:p>
          </table:table-cell>
          <table:table-cell table:style-name="ce10" office:value-type="float" office:value="50.8329696655273" calcext:value-type="float">
            <text:p>50.8329696655273</text:p>
          </table:table-cell>
          <table:table-cell table:style-name="ce10" office:value-type="float" office:value="-115.220306396484" calcext:value-type="float">
            <text:p>-115.220306396484</text:p>
          </table:table-cell>
          <table:table-cell table:style-name="ce10" office:value-type="float" office:value="50.8329489194445" calcext:value-type="float">
            <text:p>50.8329489194445</text:p>
          </table:table-cell>
          <table:table-cell table:style-name="ce10" office:value-type="float" office:value="-115.220339666667" calcext:value-type="float">
            <text:p>-115.220339666667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4.2959203720093" calcext:value-type="float">
            <text:p>14.295920372009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716" calcext:value-type="float">
            <text:p>716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82" calcext:value-type="float">
            <text:p>182</text:p>
          </table:table-cell>
          <table:table-cell office:value-type="string" calcext:value-type="string">
            <text:p>Max length / Density</text:p>
          </table:table-cell>
          <table:table-cell table:style-name="ce10" office:value-type="string" calcext:value-type="string">
            <text:p>SM550716.PNT</text:p>
          </table:table-cell>
          <table:table-cell table:style-name="ce11" office:value-type="date" office:date-value="2025-01-17T21:04:00" calcext:value-type="date">
            <text:p>2025-01-17 21:04:00</text:p>
          </table:table-cell>
          <table:table-cell table:style-name="ce10" office:value-type="float" office:value="50.8329772949219" calcext:value-type="float">
            <text:p>50.8329772949219</text:p>
          </table:table-cell>
          <table:table-cell table:style-name="ce10" office:value-type="float" office:value="-115.22029876709" calcext:value-type="float">
            <text:p>-115.22029876709</text:p>
          </table:table-cell>
          <table:table-cell table:style-name="ce10" office:value-type="float" office:value="50.8329452111111" calcext:value-type="float">
            <text:p>50.8329452111111</text:p>
          </table:table-cell>
          <table:table-cell table:style-name="ce10" office:value-type="float" office:value="-115.220337538889" calcext:value-type="float">
            <text:p>-115.220337538889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4.2959203720093" calcext:value-type="float">
            <text:p>14.295920372009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717" calcext:value-type="float">
            <text:p>717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87" calcext:value-type="float">
            <text:p>187</text:p>
          </table:table-cell>
          <table:table-cell office:value-type="string" calcext:value-type="string">
            <text:p>Max length / Density</text:p>
          </table:table-cell>
          <table:table-cell table:style-name="ce10" office:value-type="string" calcext:value-type="string">
            <text:p>SM550717.PNT</text:p>
          </table:table-cell>
          <table:table-cell table:style-name="ce11" office:value-type="date" office:date-value="2025-01-17T21:06:50" calcext:value-type="date">
            <text:p>2025-01-17 21:06:50</text:p>
          </table:table-cell>
          <table:table-cell table:style-name="ce10" office:value-type="float" office:value="50.8329734802246" calcext:value-type="float">
            <text:p>50.8329734802246</text:p>
          </table:table-cell>
          <table:table-cell table:style-name="ce10" office:value-type="float" office:value="-115.220291137695" calcext:value-type="float">
            <text:p>-115.220291137695</text:p>
          </table:table-cell>
          <table:table-cell table:style-name="ce10" office:value-type="float" office:value="50.832941925" calcext:value-type="float">
            <text:p>50.832941925</text:p>
          </table:table-cell>
          <table:table-cell table:style-name="ce10" office:value-type="float" office:value="-115.220335161111" calcext:value-type="float">
            <text:p>-115.220335161111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4.2959203720093" calcext:value-type="float">
            <text:p>14.295920372009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718" calcext:value-type="float">
            <text:p>718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94" calcext:value-type="float">
            <text:p>194</text:p>
          </table:table-cell>
          <table:table-cell office:value-type="string" calcext:value-type="string">
            <text:p>Max length</text:p>
          </table:table-cell>
          <table:table-cell table:style-name="ce10" office:value-type="string" calcext:value-type="string">
            <text:p>SM550718.PNT</text:p>
          </table:table-cell>
          <table:table-cell table:style-name="ce11" office:value-type="date" office:date-value="2025-01-17T21:09:46" calcext:value-type="date">
            <text:p>2025-01-17 21:09:46</text:p>
          </table:table-cell>
          <table:table-cell table:style-name="ce10" office:value-type="float" office:value="50.832950592041" calcext:value-type="float">
            <text:p>50.832950592041</text:p>
          </table:table-cell>
          <table:table-cell table:style-name="ce10" office:value-type="float" office:value="-115.220283508301" calcext:value-type="float">
            <text:p>-115.220283508301</text:p>
          </table:table-cell>
          <table:table-cell table:style-name="ce10" office:value-type="float" office:value="50.8329377055556" calcext:value-type="float">
            <text:p>50.8329377055556</text:p>
          </table:table-cell>
          <table:table-cell table:style-name="ce10" office:value-type="float" office:value="-115.220332494444" calcext:value-type="float">
            <text:p>-115.220332494444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8.0470905303955" calcext:value-type="float">
            <text:p>18.047090530395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719" calcext:value-type="float">
            <text:p>71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Hit Bottom / Bottom half of 714</text:p>
          </table:table-cell>
          <table:table-cell table:style-name="ce10" office:value-type="string" calcext:value-type="string">
            <text:p>SM550719.PNT</text:p>
          </table:table-cell>
          <table:table-cell table:style-name="ce11" office:value-type="date" office:date-value="2025-01-17T22:00:52" calcext:value-type="date">
            <text:p>2025-01-17 22:00:52</text:p>
          </table:table-cell>
          <table:table-cell table:style-name="ce10" office:value-type="float" office:value="50.8330001831055" calcext:value-type="float">
            <text:p>50.8330001831055</text:p>
          </table:table-cell>
          <table:table-cell table:style-name="ce10" office:value-type="float" office:value="-115.22029876709" calcext:value-type="float">
            <text:p>-115.22029876709</text:p>
          </table:table-cell>
          <table:table-cell table:style-name="ce10" office:value-type="float" office:value="50.8329485194445" calcext:value-type="float">
            <text:p>50.8329485194445</text:p>
          </table:table-cell>
          <table:table-cell table:style-name="ce10" office:value-type="float" office:value="-115.220341566667" calcext:value-type="float">
            <text:p>-115.220341566667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3.117714881897" calcext:value-type="float">
            <text:p>13.117714881897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720" calcext:value-type="float">
            <text:p>72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Hit Bottom / Bottom half of 715</text:p>
          </table:table-cell>
          <table:table-cell table:style-name="ce10" office:value-type="string" calcext:value-type="string">
            <text:p>SM550720.PNT</text:p>
          </table:table-cell>
          <table:table-cell table:style-name="ce11" office:value-type="date" office:date-value="2025-01-17T22:04:08" calcext:value-type="date">
            <text:p>2025-01-17 22:04:08</text:p>
          </table:table-cell>
          <table:table-cell table:style-name="ce10" office:value-type="float" office:value="50.8330039978027" calcext:value-type="float">
            <text:p>50.8330039978027</text:p>
          </table:table-cell>
          <table:table-cell table:style-name="ce10" office:value-type="float" office:value="-115.220306396484" calcext:value-type="float">
            <text:p>-115.220306396484</text:p>
          </table:table-cell>
          <table:table-cell table:style-name="ce10" office:value-type="float" office:value="50.8329501444445" calcext:value-type="float">
            <text:p>50.8329501444445</text:p>
          </table:table-cell>
          <table:table-cell table:style-name="ce10" office:value-type="float" office:value="-115.220332658333" calcext:value-type="float">
            <text:p>-115.220332658333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3.117714881897" calcext:value-type="float">
            <text:p>13.117714881897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721" calcext:value-type="float">
            <text:p>72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107" calcext:value-type="float">
            <text:p>107</text:p>
          </table:table-cell>
          <table:table-cell office:value-type="string" calcext:value-type="string">
            <text:p>Hit Bottom / Bottom half of 716</text:p>
          </table:table-cell>
          <table:table-cell table:style-name="ce10" office:value-type="string" calcext:value-type="string">
            <text:p>SM550721.PNT</text:p>
          </table:table-cell>
          <table:table-cell table:style-name="ce11" office:value-type="date" office:date-value="2025-01-17T22:08:42" calcext:value-type="date">
            <text:p>2025-01-17 22:08:42</text:p>
          </table:table-cell>
          <table:table-cell table:style-name="ce10" office:value-type="float" office:value="50.8329772949219" calcext:value-type="float">
            <text:p>50.8329772949219</text:p>
          </table:table-cell>
          <table:table-cell table:style-name="ce10" office:value-type="float" office:value="-115.22029876709" calcext:value-type="float">
            <text:p>-115.22029876709</text:p>
          </table:table-cell>
          <table:table-cell table:style-name="ce10" office:value-type="float" office:value="50.8329417638889" calcext:value-type="float">
            <text:p>50.8329417638889</text:p>
          </table:table-cell>
          <table:table-cell table:style-name="ce10" office:value-type="float" office:value="-115.220330597222" calcext:value-type="float">
            <text:p>-115.220330597222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4.2959203720093" calcext:value-type="float">
            <text:p>14.295920372009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692" calcext:value-type="float">
            <text:p>69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95" calcext:value-type="float">
            <text:p>9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92.PNT</text:p>
          </table:table-cell>
          <table:table-cell table:style-name="ce11" office:value-type="date" office:date-value="2025-01-17T18:43:59" calcext:value-type="date">
            <text:p>2025-01-17 18:43:59</text:p>
          </table:table-cell>
          <table:table-cell table:style-name="ce10" office:value-type="float" office:value="50.8330535888672" calcext:value-type="float">
            <text:p>50.8330535888672</text:p>
          </table:table-cell>
          <table:table-cell table:style-name="ce10" office:value-type="float" office:value="-115.220199584961" calcext:value-type="float">
            <text:p>-115.220199584961</text:p>
          </table:table-cell>
          <table:table-cell table:style-name="ce10" office:value-type="float" office:value="50.8330573333333" calcext:value-type="float">
            <text:p>50.8330573333333</text:p>
          </table:table-cell>
          <table:table-cell table:style-name="ce10" office:value-type="float" office:value="-115.220195030556" calcext:value-type="float">
            <text:p>-115.220195030556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fortress_drift</text:p>
          </table:table-cell>
          <table:table-cell table:style-name="ce15" office:value-type="string" calcext:value-type="string">
            <text:p>[-15, 0, 15, 30]</text:p>
          </table:table-cell>
          <table:table-cell/>
          <table:table-cell office:value-type="float" office:value="4.18170642852783" calcext:value-type="float">
            <text:p>4.1817064285278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693" calcext:value-type="float">
            <text:p>69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15" calcext:value-type="float">
            <text:p>11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693.PNT</text:p>
          </table:table-cell>
          <table:table-cell table:style-name="ce11" office:value-type="date" office:date-value="2025-01-17T18:51:02" calcext:value-type="date">
            <text:p>2025-01-17 18:51:02</text:p>
          </table:table-cell>
          <table:table-cell table:style-name="ce10" office:value-type="float" office:value="50.8330535888672" calcext:value-type="float">
            <text:p>50.8330535888672</text:p>
          </table:table-cell>
          <table:table-cell table:style-name="ce10" office:value-type="float" office:value="-115.220237731934" calcext:value-type="float">
            <text:p>-115.220237731934</text:p>
          </table:table-cell>
          <table:table-cell table:style-name="ce10" office:value-type="float" office:value="50.8330491888889" calcext:value-type="float">
            <text:p>50.8330491888889</text:p>
          </table:table-cell>
          <table:table-cell table:style-name="ce10" office:value-type="float" office:value="-115.220225241667" calcext:value-type="float">
            <text:p>-115.220225241667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fortress_drift</text:p>
          </table:table-cell>
          <table:table-cell table:style-name="ce15" office:value-type="string" calcext:value-type="string">
            <text:p>[-30, -15, 0, 15, 30]</text:p>
          </table:table-cell>
          <table:table-cell/>
          <table:table-cell office:value-type="float" office:value="6.17869091033936" calcext:value-type="float">
            <text:p>6.1786909103393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694" calcext:value-type="float">
            <text:p>694</text:p>
          </table:table-cell>
          <table:table-cell office:value-type="string" calcext:value-type="string">
            <text:p>radar_transect</text:p>
          </table:table-cell>
          <table:table-cell/>
          <table:table-cell office:value-type="string" calcext:value-type="string">
            <text:p>3a Overloaded on a hard layer.</text:p>
          </table:table-cell>
          <table:table-cell table:style-name="ce10" office:value-type="string" calcext:value-type="string">
            <text:p>SM550694.PNT</text:p>
          </table:table-cell>
          <table:table-cell table:style-name="ce11" office:value-type="date" office:date-value="2025-01-17T18:53:24" calcext:value-type="date">
            <text:p>2025-01-17 18:53:24</text:p>
          </table:table-cell>
          <table:table-cell table:style-name="ce10" office:value-type="float" office:value="50.8330307006836" calcext:value-type="float">
            <text:p>50.8330307006836</text:p>
          </table:table-cell>
          <table:table-cell table:style-name="ce10" office:value-type="float" office:value="-115.220283508301" calcext:value-type="float">
            <text:p>-115.220283508301</text:p>
          </table:table-cell>
          <table:table-cell table:style-name="ce10" office:value-type="float" office:value="50.8330363388889" calcext:value-type="float">
            <text:p>50.8330363388889</text:p>
          </table:table-cell>
          <table:table-cell table:style-name="ce10" office:value-type="float" office:value="-115.220272688889" calcext:value-type="float">
            <text:p>-115.220272688889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fortress_drift</text:p>
          </table:table-cell>
          <table:table-cell table:style-name="ce15" office:value-type="string" calcext:value-type="string">
            <text:p>[-30, -15, 0, 15, 30]</text:p>
          </table:table-cell>
          <table:table-cell/>
          <table:table-cell office:value-type="float" office:value="9.85938739776611" calcext:value-type="float">
            <text:p>9.85938739776611</text:p>
          </table:table-cell>
          <table:table-cell table:number-columns-repeated="16365"/>
          <table:table-cell table:style-name="ce10"/>
        </table:table-row>
        <table:table-row table:style-name="ro3">
          <table:table-cell table:style-name="ce10" office:value-type="float" office:value="695" calcext:value-type="float">
            <text:p>69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25" calcext:value-type="float">
            <text:p>125</text:p>
          </table:table-cell>
          <table:table-cell office:value-type="string" calcext:value-type="string">
            <text:p>3b Max length, did not hit the ground, small kick back at the end of the profile</text:p>
          </table:table-cell>
          <table:table-cell table:style-name="ce10" office:value-type="string" calcext:value-type="string">
            <text:p>SM550695.PNT</text:p>
          </table:table-cell>
          <table:table-cell table:style-name="ce11" office:value-type="date" office:date-value="2025-01-17T18:55:48" calcext:value-type="date">
            <text:p>2025-01-17 18:55:48</text:p>
          </table:table-cell>
          <table:table-cell table:style-name="ce10" office:value-type="float" office:value="50.8330421447754" calcext:value-type="float">
            <text:p>50.8330421447754</text:p>
          </table:table-cell>
          <table:table-cell table:style-name="ce10" office:value-type="float" office:value="-115.220275878906" calcext:value-type="float">
            <text:p>-115.220275878906</text:p>
          </table:table-cell>
          <table:table-cell table:style-name="ce10" office:value-type="float" office:value="50.8330346527778" calcext:value-type="float">
            <text:p>50.8330346527778</text:p>
          </table:table-cell>
          <table:table-cell table:style-name="ce10" office:value-type="float" office:value="-115.220271886111" calcext:value-type="float">
            <text:p>-115.220271886111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fortress_drift</text:p>
          </table:table-cell>
          <table:table-cell table:style-name="ce15" office:value-type="string" calcext:value-type="string">
            <text:p>[-30, -15, 0, 15, 30]</text:p>
          </table:table-cell>
          <table:table-cell/>
          <table:table-cell office:value-type="float" office:value="7.13194036483765" calcext:value-type="float">
            <text:p>7.13194036483765</text:p>
          </table:table-cell>
          <table:table-cell table:number-columns-repeated="16365"/>
          <table:table-cell table:style-name="ce10"/>
        </table:table-row>
        <table:table-row table:style-name="ro4">
          <table:table-cell table:style-name="ce10" office:value-type="float" office:value="696" calcext:value-type="float">
            <text:p>69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56" calcext:value-type="float">
            <text:p>156</text:p>
          </table:table-cell>
          <table:table-cell office:value-type="string" calcext:value-type="string">
            <text:p>4a Overloaded on a hard layer </text:p>
          </table:table-cell>
          <table:table-cell table:style-name="ce10" office:value-type="string" calcext:value-type="string">
            <text:p>SM550696.PNT</text:p>
          </table:table-cell>
          <table:table-cell table:style-name="ce11" office:value-type="date" office:date-value="2025-01-17T18:58:06" calcext:value-type="date">
            <text:p>2025-01-17 18:58:06</text:p>
          </table:table-cell>
          <table:table-cell table:style-name="ce10" office:value-type="float" office:value="50.8330421447754" calcext:value-type="float">
            <text:p>50.8330421447754</text:p>
          </table:table-cell>
          <table:table-cell table:style-name="ce10" office:value-type="float" office:value="-115.220306396484" calcext:value-type="float">
            <text:p>-115.220306396484</text:p>
          </table:table-cell>
          <table:table-cell table:style-name="ce10" office:value-type="float" office:value="50.8330218277778" calcext:value-type="float">
            <text:p>50.8330218277778</text:p>
          </table:table-cell>
          <table:table-cell table:style-name="ce10" office:value-type="float" office:value="-115.220312313889" calcext:value-type="float">
            <text:p>-115.220312313889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fortress_drift</text:p>
          </table:table-cell>
          <table:table-cell table:style-name="ce15" office:value-type="string" calcext:value-type="string">
            <text:p>[-30, -15, 0, 15, 30, 45]</text:p>
          </table:table-cell>
          <table:table-cell/>
          <table:table-cell office:value-type="float" office:value="14.3579883575439" calcext:value-type="float">
            <text:p>14.3579883575439</text:p>
          </table:table-cell>
          <table:table-cell table:number-columns-repeated="16365"/>
          <table:table-cell table:style-name="ce10"/>
        </table:table-row>
        <table:table-row table:style-name="ro4">
          <table:table-cell table:style-name="ce10" office:value-type="float" office:value="697" calcext:value-type="float">
            <text:p>69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55" calcext:value-type="float">
            <text:p>155</text:p>
          </table:table-cell>
          <table:table-cell office:value-type="string" calcext:value-type="string">
            <text:p>4b Max length, did not hit the ground, </text:p>
          </table:table-cell>
          <table:table-cell table:style-name="ce10" office:value-type="string" calcext:value-type="string">
            <text:p>SM550697.PNT</text:p>
          </table:table-cell>
          <table:table-cell table:style-name="ce11" office:value-type="date" office:date-value="2025-01-17T18:58:40" calcext:value-type="date">
            <text:p>2025-01-17 18:58:40</text:p>
          </table:table-cell>
          <table:table-cell table:style-name="ce10" office:value-type="float" office:value="50.8330612182617" calcext:value-type="float">
            <text:p>50.8330612182617</text:p>
          </table:table-cell>
          <table:table-cell table:style-name="ce10" office:value-type="float" office:value="-115.220314025879" calcext:value-type="float">
            <text:p>-115.220314025879</text:p>
          </table:table-cell>
          <table:table-cell table:style-name="ce10" office:value-type="float" office:value="50.8330219055556" calcext:value-type="float">
            <text:p>50.8330219055556</text:p>
          </table:table-cell>
          <table:table-cell table:style-name="ce10" office:value-type="float" office:value="-115.220311138889" calcext:value-type="float">
            <text:p>-115.220311138889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fortress_drift</text:p>
          </table:table-cell>
          <table:table-cell table:style-name="ce15" office:value-type="string" calcext:value-type="string">
            <text:p>[-30, -15, 0, 15, 30, 45]</text:p>
          </table:table-cell>
          <table:table-cell/>
          <table:table-cell office:value-type="float" office:value="13.5933113098145" calcext:value-type="float">
            <text:p>13.593311309814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698" calcext:value-type="float">
            <text:p>69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77" calcext:value-type="float">
            <text:p>177</text:p>
          </table:table-cell>
          <table:table-cell office:value-type="string" calcext:value-type="string">
            <text:p>5a Overloaded on a hard layer </text:p>
          </table:table-cell>
          <table:table-cell table:style-name="ce10" office:value-type="string" calcext:value-type="string">
            <text:p>SM550698.PNT</text:p>
          </table:table-cell>
          <table:table-cell table:style-name="ce11" office:value-type="date" office:date-value="2025-01-17T19:05:28" calcext:value-type="date">
            <text:p>2025-01-17 19:05:28</text:p>
          </table:table-cell>
          <table:table-cell table:style-name="ce10" office:value-type="float" office:value="50.8330459594727" calcext:value-type="float">
            <text:p>50.8330459594727</text:p>
          </table:table-cell>
          <table:table-cell table:style-name="ce10" office:value-type="float" office:value="-115.220359802246" calcext:value-type="float">
            <text:p>-115.220359802246</text:p>
          </table:table-cell>
          <table:table-cell table:style-name="ce10" office:value-type="float" office:value="50.83300835" calcext:value-type="float">
            <text:p>50.83300835</text:p>
          </table:table-cell>
          <table:table-cell table:style-name="ce10" office:value-type="float" office:value="-115.220353447222" calcext:value-type="float">
            <text:p>-115.220353447222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fortress_drift</text:p>
          </table:table-cell>
          <table:table-cell table:style-name="ce15" office:value-type="string" calcext:value-type="string">
            <text:p>[-15, 0, 15, 30, 45]</text:p>
          </table:table-cell>
          <table:table-cell/>
          <table:table-cell office:value-type="float" office:value="20.7384872436523" calcext:value-type="float">
            <text:p>20.738487243652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699" calcext:value-type="float">
            <text:p>69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77" calcext:value-type="float">
            <text:p>177</text:p>
          </table:table-cell>
          <table:table-cell office:value-type="string" calcext:value-type="string">
            <text:p>5b Overloaded on a hard layer </text:p>
          </table:table-cell>
          <table:table-cell table:style-name="ce10" office:value-type="string" calcext:value-type="string">
            <text:p>SM550699.PNT</text:p>
          </table:table-cell>
          <table:table-cell table:style-name="ce11" office:value-type="date" office:date-value="2025-01-17T19:07:49" calcext:value-type="date">
            <text:p>2025-01-17 19:07:49</text:p>
          </table:table-cell>
          <table:table-cell table:style-name="ce10" office:value-type="float" office:value="50.8330383300781" calcext:value-type="float">
            <text:p>50.8330383300781</text:p>
          </table:table-cell>
          <table:table-cell table:style-name="ce10" office:value-type="float" office:value="-115.220359802246" calcext:value-type="float">
            <text:p>-115.220359802246</text:p>
          </table:table-cell>
          <table:table-cell table:style-name="ce10" office:value-type="float" office:value="50.8330074777778" calcext:value-type="float">
            <text:p>50.8330074777778</text:p>
          </table:table-cell>
          <table:table-cell table:style-name="ce10" office:value-type="float" office:value="-115.220353336111" calcext:value-type="float">
            <text:p>-115.220353336111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fortress_drift</text:p>
          </table:table-cell>
          <table:table-cell table:style-name="ce15" office:value-type="string" calcext:value-type="string">
            <text:p>[-15, 0, 15, 30, 45]</text:p>
          </table:table-cell>
          <table:table-cell/>
          <table:table-cell office:value-type="float" office:value="22.5666465759277" calcext:value-type="float">
            <text:p>22.5666465759277</text:p>
          </table:table-cell>
          <table:table-cell table:number-columns-repeated="16365"/>
          <table:table-cell table:style-name="ce10"/>
        </table:table-row>
        <table:table-row table:style-name="ro3">
          <table:table-cell table:style-name="ce10" office:value-type="float" office:value="700" calcext:value-type="float">
            <text:p>70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77" calcext:value-type="float">
            <text:p>177</text:p>
          </table:table-cell>
          <table:table-cell office:value-type="string" calcext:value-type="string">
            <text:p>5c Overloaded on a hard layer </text:p>
          </table:table-cell>
          <table:table-cell table:style-name="ce10" office:value-type="string" calcext:value-type="string">
            <text:p>SM550700.PNT</text:p>
          </table:table-cell>
          <table:table-cell table:style-name="ce11" office:value-type="date" office:date-value="2025-01-17T19:09:02" calcext:value-type="date">
            <text:p>2025-01-17 19:09:02</text:p>
          </table:table-cell>
          <table:table-cell table:style-name="ce10" office:value-type="float" office:value="50.8330421447754" calcext:value-type="float">
            <text:p>50.8330421447754</text:p>
          </table:table-cell>
          <table:table-cell table:style-name="ce10" office:value-type="float" office:value="-115.220359802246" calcext:value-type="float">
            <text:p>-115.220359802246</text:p>
          </table:table-cell>
          <table:table-cell table:style-name="ce10" office:value-type="float" office:value="50.8330106944445" calcext:value-type="float">
            <text:p>50.8330106944445</text:p>
          </table:table-cell>
          <table:table-cell table:style-name="ce10" office:value-type="float" office:value="-115.220353211111" calcext:value-type="float">
            <text:p>-115.220353211111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fortress_drift</text:p>
          </table:table-cell>
          <table:table-cell table:style-name="ce16" office:value-type="string" calcext:value-type="string">
            <text:p>[-15, 0, 15, 30, 45]</text:p>
          </table:table-cell>
          <table:table-cell/>
          <table:table-cell office:value-type="float" office:value="22.5666465759277" calcext:value-type="float">
            <text:p>22.566646575927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01" calcext:value-type="float">
            <text:p>70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70" calcext:value-type="float">
            <text:p>170</text:p>
          </table:table-cell>
          <table:table-cell office:value-type="string" calcext:value-type="string">
            <text:p>5d Max length - <text:s/>did not hit the ground</text:p>
          </table:table-cell>
          <table:table-cell table:style-name="ce10" office:value-type="string" calcext:value-type="string">
            <text:p>SM550701.PNT</text:p>
          </table:table-cell>
          <table:table-cell table:style-name="ce11" office:value-type="date" office:date-value="2025-01-17T19:25:19" calcext:value-type="date">
            <text:p>2025-01-17 19:25:19</text:p>
          </table:table-cell>
          <table:table-cell table:style-name="ce10" office:value-type="float" office:value="50.8330230712891" calcext:value-type="float">
            <text:p>50.8330230712891</text:p>
          </table:table-cell>
          <table:table-cell table:style-name="ce10" office:value-type="float" office:value="-115.22038269043" calcext:value-type="float">
            <text:p>-115.22038269043</text:p>
          </table:table-cell>
          <table:table-cell table:style-name="ce10" office:value-type="float" office:value="50.8330116166667" calcext:value-type="float">
            <text:p>50.8330116166667</text:p>
          </table:table-cell>
          <table:table-cell table:style-name="ce10" office:value-type="float" office:value="-115.220357966667" calcext:value-type="float">
            <text:p>-115.220357966667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fortress_drift</text:p>
          </table:table-cell>
          <table:table-cell table:style-name="ce15" office:value-type="string" calcext:value-type="string">
            <text:p>[-15, 0, 15, 30, 45]</text:p>
          </table:table-cell>
          <table:table-cell/>
          <table:table-cell office:value-type="float" office:value="20.9783821105957" calcext:value-type="float">
            <text:p>20.978382110595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02" calcext:value-type="float">
            <text:p>70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66" calcext:value-type="float">
            <text:p>166</text:p>
          </table:table-cell>
          <table:table-cell office:value-type="string" calcext:value-type="string">
            <text:p>Max length - did not hit the ground</text:p>
          </table:table-cell>
          <table:table-cell table:style-name="ce10" office:value-type="string" calcext:value-type="string">
            <text:p>SM550702.PNT</text:p>
          </table:table-cell>
          <table:table-cell table:style-name="ce11" office:value-type="date" office:date-value="2025-01-17T19:33:42" calcext:value-type="date">
            <text:p>2025-01-17 19:33:42</text:p>
          </table:table-cell>
          <table:table-cell table:style-name="ce10" office:value-type="float" office:value="50.8330001831055" calcext:value-type="float">
            <text:p>50.8330001831055</text:p>
          </table:table-cell>
          <table:table-cell table:style-name="ce10" office:value-type="float" office:value="-115.220420837402" calcext:value-type="float">
            <text:p>-115.220420837402</text:p>
          </table:table-cell>
          <table:table-cell table:style-name="ce10" office:value-type="float" office:value="50.8329940916667" calcext:value-type="float">
            <text:p>50.8329940916667</text:p>
          </table:table-cell>
          <table:table-cell table:style-name="ce10" office:value-type="float" office:value="-115.220388947222" calcext:value-type="float">
            <text:p>-115.220388947222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fortress_drift</text:p>
          </table:table-cell>
          <table:table-cell table:style-name="ce15" office:value-type="string" calcext:value-type="string">
            <text:p>[-15, 0, 15, 30, 45]</text:p>
          </table:table-cell>
          <table:table-cell/>
          <table:table-cell office:value-type="float" office:value="19.817289352417" calcext:value-type="float">
            <text:p>19.81728935241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03" calcext:value-type="float">
            <text:p>70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45" calcext:value-type="float">
            <text:p>145</text:p>
          </table:table-cell>
          <table:table-cell office:value-type="string" calcext:value-type="string">
            <text:p>Max length - did not hit the ground</text:p>
          </table:table-cell>
          <table:table-cell table:style-name="ce10" office:value-type="string" calcext:value-type="string">
            <text:p>SM550703.PNT</text:p>
          </table:table-cell>
          <table:table-cell table:style-name="ce11" office:value-type="date" office:date-value="2025-01-17T19:42:10" calcext:value-type="date">
            <text:p>2025-01-17 19:42:10</text:p>
          </table:table-cell>
          <table:table-cell table:style-name="ce10" office:value-type="float" office:value="50.8330116271973" calcext:value-type="float">
            <text:p>50.8330116271973</text:p>
          </table:table-cell>
          <table:table-cell table:style-name="ce10" office:value-type="float" office:value="-115.22046661377" calcext:value-type="float">
            <text:p>-115.22046661377</text:p>
          </table:table-cell>
          <table:table-cell table:style-name="ce10" office:value-type="float" office:value="50.8329844805556" calcext:value-type="float">
            <text:p>50.8329844805556</text:p>
          </table:table-cell>
          <table:table-cell table:style-name="ce10" office:value-type="float" office:value="-115.220432813889" calcext:value-type="float">
            <text:p>-115.220432813889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fortress_drift</text:p>
          </table:table-cell>
          <table:table-cell table:style-name="ce15" office:value-type="string" calcext:value-type="string">
            <text:p>[-15, 0, 15, 30, 45]</text:p>
          </table:table-cell>
          <table:table-cell/>
          <table:table-cell office:value-type="float" office:value="16.1153011322021" calcext:value-type="float">
            <text:p>16.115301132202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04" calcext:value-type="float">
            <text:p>70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121" calcext:value-type="float">
            <text:p>121</text:p>
          </table:table-cell>
          <table:table-cell office:value-type="string" calcext:value-type="string">
            <text:p>Max length - SMP was 1cm below surface at measurement start because of snow compression</text:p>
          </table:table-cell>
          <table:table-cell table:style-name="ce10" office:value-type="string" calcext:value-type="string">
            <text:p>SM550704.PNT</text:p>
          </table:table-cell>
          <table:table-cell table:style-name="ce11" office:value-type="date" office:date-value="2025-01-17T19:49:32" calcext:value-type="date">
            <text:p>2025-01-17 19:49:32</text:p>
          </table:table-cell>
          <table:table-cell table:style-name="ce10" office:value-type="float" office:value="50.8329734802246" calcext:value-type="float">
            <text:p>50.8329734802246</text:p>
          </table:table-cell>
          <table:table-cell table:style-name="ce10" office:value-type="float" office:value="-115.220558166504" calcext:value-type="float">
            <text:p>-115.220558166504</text:p>
          </table:table-cell>
          <table:table-cell table:style-name="ce10" office:value-type="float" office:value="50.8329744611111" calcext:value-type="float">
            <text:p>50.8329744611111</text:p>
          </table:table-cell>
          <table:table-cell table:style-name="ce10" office:value-type="float" office:value="-115.220472980556" calcext:value-type="float">
            <text:p>-115.220472980556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fortress_drift</text:p>
          </table:table-cell>
          <table:table-cell table:style-name="ce15" office:value-type="string" calcext:value-type="string">
            <text:p>[-15, 0, 15, 30, 45]</text:p>
          </table:table-cell>
          <table:table-cell/>
          <table:table-cell office:value-type="float" office:value="14.3078756332397" calcext:value-type="float">
            <text:p>14.307875633239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05" calcext:value-type="float">
            <text:p>70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3" calcext:value-type="float">
            <text:p>8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05.PNT</text:p>
          </table:table-cell>
          <table:table-cell table:style-name="ce11" office:value-type="date" office:date-value="2025-01-17T19:54:09" calcext:value-type="date">
            <text:p>2025-01-17 19:54:09</text:p>
          </table:table-cell>
          <table:table-cell table:style-name="ce10" office:value-type="float" office:value="50.8329811096191" calcext:value-type="float">
            <text:p>50.8329811096191</text:p>
          </table:table-cell>
          <table:table-cell table:style-name="ce10" office:value-type="float" office:value="-115.220565795898" calcext:value-type="float">
            <text:p>-115.220565795898</text:p>
          </table:table-cell>
          <table:table-cell table:style-name="ce10" office:value-type="float" office:value="50.8329626333333" calcext:value-type="float">
            <text:p>50.8329626333333</text:p>
          </table:table-cell>
          <table:table-cell table:style-name="ce10" office:value-type="float" office:value="-115.220505513889" calcext:value-type="float">
            <text:p>-115.220505513889</text:p>
          </table:table-cell>
          <table:table-cell office:value-type="string" calcext:value-type="string">
            <text:p>J5_FortressDrift_20250117</text:p>
          </table:table-cell>
          <table:table-cell table:style-name="ce10" office:value-type="string" calcext:value-type="string">
            <text:p>J5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fortress_drift</text:p>
          </table:table-cell>
          <table:table-cell table:style-name="ce15" office:value-type="string" calcext:value-type="string">
            <text:p>[-15, 0, 15, 30, 45]</text:p>
          </table:table-cell>
          <table:table-cell/>
          <table:table-cell office:value-type="float" office:value="13.9201574325562" calcext:value-type="float">
            <text:p>13.920157432556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22" calcext:value-type="float">
            <text:p>72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74" calcext:value-type="float">
            <text:p>74</text:p>
          </table:table-cell>
          <table:table-cell office:value-type="string" calcext:value-type="string">
            <text:p>Density / Not frozen</text:p>
          </table:table-cell>
          <table:table-cell table:style-name="ce10" office:value-type="string" calcext:value-type="string">
            <text:p>SM550722.PNT</text:p>
          </table:table-cell>
          <table:table-cell table:style-name="ce11" office:value-type="date" office:date-value="2025-01-18T22:25:04" calcext:value-type="date">
            <text:p>2025-01-18 22:25:04</text:p>
          </table:table-cell>
          <table:table-cell table:style-name="ce10" office:value-type="float" office:value="50.8274421691895" calcext:value-type="float">
            <text:p>50.8274421691895</text:p>
          </table:table-cell>
          <table:table-cell table:style-name="ce10" office:value-type="float" office:value="-115.207778930664" calcext:value-type="float">
            <text:p>-115.207778930664</text:p>
          </table:table-cell>
          <table:table-cell table:style-name="ce10" office:value-type="float" office:value="50.8274351944445" calcext:value-type="float">
            <text:p>50.8274351944445</text:p>
          </table:table-cell>
          <table:table-cell table:style-name="ce10" office:value-type="float" office:value="-115.207884363889" calcext:value-type="float">
            <text:p>-115.207884363889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/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style-name="ce15" office:value-type="string" calcext:value-type="string">
            <text:p>[0, 10, 20, 30, 40]</text:p>
          </table:table-cell>
          <table:table-cell/>
          <table:table-cell office:value-type="float" office:value="6.22634744644165" calcext:value-type="float">
            <text:p>6.2263474464416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23" calcext:value-type="float">
            <text:p>723</text:p>
          </table:table-cell>
          <table:table-cell office:value-type="string" calcext:value-type="string">
            <text:p>pit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SA / Not frozen</text:p>
          </table:table-cell>
          <table:table-cell table:style-name="ce10" office:value-type="string" calcext:value-type="string">
            <text:p>SM550723.PNT</text:p>
          </table:table-cell>
          <table:table-cell table:style-name="ce11" office:value-type="date" office:date-value="2025-01-18T22:27:44" calcext:value-type="date">
            <text:p>2025-01-18 22:27:44</text:p>
          </table:table-cell>
          <table:table-cell table:style-name="ce10" office:value-type="float" office:value="50.8274230957031" calcext:value-type="float">
            <text:p>50.8274230957031</text:p>
          </table:table-cell>
          <table:table-cell table:style-name="ce10" office:value-type="float" office:value="-115.207878112793" calcext:value-type="float">
            <text:p>-115.207878112793</text:p>
          </table:table-cell>
          <table:table-cell table:style-name="ce10" office:value-type="float" office:value="50.8274356" calcext:value-type="float">
            <text:p>50.8274356</text:p>
          </table:table-cell>
          <table:table-cell table:style-name="ce10" office:value-type="float" office:value="-115.207876538889" calcext:value-type="float">
            <text:p>-115.207876538889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/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style-name="ce15" office:value-type="string" calcext:value-type="string">
            <text:p>[0, 10, 20, 30, 40]</text:p>
          </table:table-cell>
          <table:table-cell/>
          <table:table-cell office:value-type="float" office:value="7.79799318313599" calcext:value-type="float">
            <text:p>7.7979931831359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24" calcext:value-type="float">
            <text:p>724</text:p>
          </table:table-cell>
          <table:table-cell office:value-type="string" calcext:value-type="string">
            <text:p>pit</text:p>
          </table:table-cell>
          <table:table-cell table:style-name="ce10" office:value-type="float" office:value="68" calcext:value-type="float">
            <text:p>68</text:p>
          </table:table-cell>
          <table:table-cell office:value-type="string" calcext:value-type="string">
            <text:p>Not frozen</text:p>
          </table:table-cell>
          <table:table-cell table:style-name="ce10" office:value-type="string" calcext:value-type="string">
            <text:p>SM550724.PNT</text:p>
          </table:table-cell>
          <table:table-cell table:style-name="ce11" office:value-type="date" office:date-value="2025-01-18T22:30:32" calcext:value-type="date">
            <text:p>2025-01-18 22:30:32</text:p>
          </table:table-cell>
          <table:table-cell table:style-name="ce10" office:value-type="float" office:value="50.8274078369141" calcext:value-type="float">
            <text:p>50.8274078369141</text:p>
          </table:table-cell>
          <table:table-cell table:style-name="ce10" office:value-type="float" office:value="-115.207855224609" calcext:value-type="float">
            <text:p>-115.207855224609</text:p>
          </table:table-cell>
          <table:table-cell table:style-name="ce10" office:value-type="float" office:value="50.8274357833333" calcext:value-type="float">
            <text:p>50.8274357833333</text:p>
          </table:table-cell>
          <table:table-cell table:style-name="ce10" office:value-type="float" office:value="-115.207872041667" calcext:value-type="float">
            <text:p>-115.207872041667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/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style-name="ce15" office:value-type="string" calcext:value-type="string">
            <text:p>[0, 10, 20, 30, 40]</text:p>
          </table:table-cell>
          <table:table-cell/>
          <table:table-cell office:value-type="float" office:value="8.3178186416626" calcext:value-type="float">
            <text:p>8.317818641662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25" calcext:value-type="float">
            <text:p>725</text:p>
          </table:table-cell>
          <table:table-cell office:value-type="string" calcext:value-type="string">
            <text:p>pit</text:p>
          </table:table-cell>
          <table:table-cell table:style-name="ce10" office:value-type="float" office:value="61" calcext:value-type="float">
            <text:p>61</text:p>
          </table:table-cell>
          <table:table-cell office:value-type="string" calcext:value-type="string">
            <text:p>Not frozen</text:p>
          </table:table-cell>
          <table:table-cell table:style-name="ce10" office:value-type="string" calcext:value-type="string">
            <text:p>SM550725.PNT</text:p>
          </table:table-cell>
          <table:table-cell table:style-name="ce11" office:value-type="date" office:date-value="2025-01-18T22:33:22" calcext:value-type="date">
            <text:p>2025-01-18 22:33:22</text:p>
          </table:table-cell>
          <table:table-cell table:style-name="ce10" office:value-type="float" office:value="50.8274345397949" calcext:value-type="float">
            <text:p>50.8274345397949</text:p>
          </table:table-cell>
          <table:table-cell table:style-name="ce10" office:value-type="float" office:value="-115.207824707031" calcext:value-type="float">
            <text:p>-115.207824707031</text:p>
          </table:table-cell>
          <table:table-cell table:style-name="ce10" office:value-type="float" office:value="50.8274359527778" calcext:value-type="float">
            <text:p>50.8274359527778</text:p>
          </table:table-cell>
          <table:table-cell table:style-name="ce10" office:value-type="float" office:value="-115.2078651" calcext:value-type="float">
            <text:p>-115.2078651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/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style-name="ce15" office:value-type="string" calcext:value-type="string">
            <text:p>[0, 10, 20, 30, 40]</text:p>
          </table:table-cell>
          <table:table-cell/>
          <table:table-cell office:value-type="float" office:value="6.88903331756592" calcext:value-type="float">
            <text:p>6.8890333175659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26" calcext:value-type="float">
            <text:p>72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5" calcext:value-type="float">
            <text:p>65</text:p>
          </table:table-cell>
          <table:table-cell office:value-type="string" calcext:value-type="string">
            <text:p>Hit Bottom – Not frozen</text:p>
          </table:table-cell>
          <table:table-cell table:style-name="ce10" office:value-type="string" calcext:value-type="string">
            <text:p>SM550726.PNT</text:p>
          </table:table-cell>
          <table:table-cell table:style-name="ce11" office:value-type="date" office:date-value="2025-01-18T22:36:23" calcext:value-type="date">
            <text:p>2025-01-18 22:36:23</text:p>
          </table:table-cell>
          <table:table-cell table:style-name="ce10" office:value-type="float" office:value="50.8274993896484" calcext:value-type="float">
            <text:p>50.8274993896484</text:p>
          </table:table-cell>
          <table:table-cell table:style-name="ce10" office:value-type="float" office:value="-115.207817077637" calcext:value-type="float">
            <text:p>-115.207817077637</text:p>
          </table:table-cell>
          <table:table-cell table:style-name="ce10" office:value-type="float" office:value="50.827461475" calcext:value-type="float">
            <text:p>50.827461475</text:p>
          </table:table-cell>
          <table:table-cell table:style-name="ce10" office:value-type="float" office:value="-115.207866152778" calcext:value-type="float">
            <text:p>-115.207866152778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number-columns-repeated="2"/>
          <table:table-cell office:value-type="float" office:value="7.82113265991211" calcext:value-type="float">
            <text:p>7.8211326599121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27" calcext:value-type="float">
            <text:p>72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0" calcext:value-type="float">
            <text:p>6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27.PNT</text:p>
          </table:table-cell>
          <table:table-cell table:style-name="ce11" office:value-type="date" office:date-value="2025-01-18T22:41:01" calcext:value-type="date">
            <text:p>2025-01-18 22:41:01</text:p>
          </table:table-cell>
          <table:table-cell table:style-name="ce10" office:value-type="float" office:value="50.8275337219238" calcext:value-type="float">
            <text:p>50.8275337219238</text:p>
          </table:table-cell>
          <table:table-cell table:style-name="ce10" office:value-type="float" office:value="-115.207824707031" calcext:value-type="float">
            <text:p>-115.207824707031</text:p>
          </table:table-cell>
          <table:table-cell table:style-name="ce10" office:value-type="float" office:value="50.8274816333333" calcext:value-type="float">
            <text:p>50.8274816333333</text:p>
          </table:table-cell>
          <table:table-cell table:style-name="ce10" office:value-type="float" office:value="-115.207861094445" calcext:value-type="float">
            <text:p>-115.207861094445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number-columns-repeated="2"/>
          <table:table-cell office:value-type="float" office:value="8.541748046875" calcext:value-type="float">
            <text:p>8.54174804687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28" calcext:value-type="float">
            <text:p>72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4" calcext:value-type="float">
            <text:p>64</text:p>
          </table:table-cell>
          <table:table-cell office:value-type="string" calcext:value-type="string">
            <text:p>Hit Bottom – Not frozen</text:p>
          </table:table-cell>
          <table:table-cell table:style-name="ce10" office:value-type="string" calcext:value-type="string">
            <text:p>SM550728.PNT</text:p>
          </table:table-cell>
          <table:table-cell table:style-name="ce11" office:value-type="date" office:date-value="2025-01-18T22:43:54" calcext:value-type="date">
            <text:p>2025-01-18 22:43:54</text:p>
          </table:table-cell>
          <table:table-cell table:style-name="ce10" office:value-type="float" office:value="50.8275527954102" calcext:value-type="float">
            <text:p>50.8275527954102</text:p>
          </table:table-cell>
          <table:table-cell table:style-name="ce10" office:value-type="float" office:value="-115.207817077637" calcext:value-type="float">
            <text:p>-115.207817077637</text:p>
          </table:table-cell>
          <table:table-cell table:style-name="ce10" office:value-type="float" office:value="50.8275062388889" calcext:value-type="float">
            <text:p>50.8275062388889</text:p>
          </table:table-cell>
          <table:table-cell table:style-name="ce10" office:value-type="float" office:value="-115.207853836111" calcext:value-type="float">
            <text:p>-115.207853836111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number-columns-repeated="2"/>
          <table:table-cell office:value-type="float" office:value="9.47866821289062" calcext:value-type="float">
            <text:p>9.4786682128906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29" calcext:value-type="float">
            <text:p>72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Hit Bottom – Not frozen</text:p>
          </table:table-cell>
          <table:table-cell table:style-name="ce10" office:value-type="string" calcext:value-type="string">
            <text:p>SM550729.PNT</text:p>
          </table:table-cell>
          <table:table-cell table:style-name="ce11" office:value-type="date" office:date-value="2025-01-18T22:48:31" calcext:value-type="date">
            <text:p>2025-01-18 22:48:31</text:p>
          </table:table-cell>
          <table:table-cell table:style-name="ce10" office:value-type="float" office:value="50.827579498291" calcext:value-type="float">
            <text:p>50.827579498291</text:p>
          </table:table-cell>
          <table:table-cell table:style-name="ce10" office:value-type="float" office:value="-115.207847595215" calcext:value-type="float">
            <text:p>-115.207847595215</text:p>
          </table:table-cell>
          <table:table-cell table:style-name="ce10" office:value-type="float" office:value="50.8275294777778" calcext:value-type="float">
            <text:p>50.8275294777778</text:p>
          </table:table-cell>
          <table:table-cell table:style-name="ce10" office:value-type="float" office:value="-115.207848011111" calcext:value-type="float">
            <text:p>-115.207848011111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number-columns-repeated="2"/>
          <table:table-cell office:value-type="float" office:value="7.58604860305786" calcext:value-type="float">
            <text:p>7.5860486030578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30" calcext:value-type="float">
            <text:p>73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30.PNT</text:p>
          </table:table-cell>
          <table:table-cell table:style-name="ce11" office:value-type="date" office:date-value="2025-01-18T22:51:25" calcext:value-type="date">
            <text:p>2025-01-18 22:51:25</text:p>
          </table:table-cell>
          <table:table-cell table:style-name="ce10" office:value-type="float" office:value="50.8276138305664" calcext:value-type="float">
            <text:p>50.8276138305664</text:p>
          </table:table-cell>
          <table:table-cell table:style-name="ce10" office:value-type="float" office:value="-115.207794189453" calcext:value-type="float">
            <text:p>-115.207794189453</text:p>
          </table:table-cell>
          <table:table-cell table:style-name="ce10" office:value-type="float" office:value="50.8275577305556" calcext:value-type="float">
            <text:p>50.8275577305556</text:p>
          </table:table-cell>
          <table:table-cell table:style-name="ce10" office:value-type="float" office:value="-115.207835169445" calcext:value-type="float">
            <text:p>-115.207835169445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number-columns-repeated="2"/>
          <table:table-cell office:value-type="float" office:value="9.81180572509766" calcext:value-type="float">
            <text:p>9.8118057250976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31" calcext:value-type="float">
            <text:p>73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Overload on the ground – frozen</text:p>
          </table:table-cell>
          <table:table-cell table:style-name="ce10" office:value-type="string" calcext:value-type="string">
            <text:p>SM550731.PNT</text:p>
          </table:table-cell>
          <table:table-cell table:style-name="ce11" office:value-type="date" office:date-value="2025-01-18T22:53:07" calcext:value-type="date">
            <text:p>2025-01-18 22:53:07</text:p>
          </table:table-cell>
          <table:table-cell table:style-name="ce10" office:value-type="float" office:value="50.8276138305664" calcext:value-type="float">
            <text:p>50.8276138305664</text:p>
          </table:table-cell>
          <table:table-cell table:style-name="ce10" office:value-type="float" office:value="-115.207801818848" calcext:value-type="float">
            <text:p>-115.207801818848</text:p>
          </table:table-cell>
          <table:table-cell table:style-name="ce10" office:value-type="float" office:value="50.8275851638889" calcext:value-type="float">
            <text:p>50.8275851638889</text:p>
          </table:table-cell>
          <table:table-cell table:style-name="ce10" office:value-type="float" office:value="-115.207827925" calcext:value-type="float">
            <text:p>-115.207827925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number-columns-repeated="2"/>
          <table:table-cell office:value-type="float" office:value="9.81180572509766" calcext:value-type="float">
            <text:p>9.8118057250976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32" calcext:value-type="float">
            <text:p>73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Overload on the ground – frozen</text:p>
          </table:table-cell>
          <table:table-cell table:style-name="ce10" office:value-type="string" calcext:value-type="string">
            <text:p>SM550732.PNT</text:p>
          </table:table-cell>
          <table:table-cell table:style-name="ce11" office:value-type="date" office:date-value="2025-01-18T22:54:14" calcext:value-type="date">
            <text:p>2025-01-18 22:54:14</text:p>
          </table:table-cell>
          <table:table-cell table:style-name="ce10" office:value-type="float" office:value="50.8276634216309" calcext:value-type="float">
            <text:p>50.8276634216309</text:p>
          </table:table-cell>
          <table:table-cell table:style-name="ce10" office:value-type="float" office:value="-115.207786560059" calcext:value-type="float">
            <text:p>-115.207786560059</text:p>
          </table:table-cell>
          <table:table-cell table:style-name="ce10" office:value-type="float" office:value="50.827589075" calcext:value-type="float">
            <text:p>50.827589075</text:p>
          </table:table-cell>
          <table:table-cell table:style-name="ce10" office:value-type="float" office:value="-115.207828388889" calcext:value-type="float">
            <text:p>-115.207828388889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number-columns-repeated="2"/>
          <table:table-cell office:value-type="float" office:value="9.32557010650635" calcext:value-type="float">
            <text:p>9.3255701065063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33" calcext:value-type="float">
            <text:p>73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Hit Bottom – Not frozen</text:p>
          </table:table-cell>
          <table:table-cell table:style-name="ce10" office:value-type="string" calcext:value-type="string">
            <text:p>SM550733.PNT</text:p>
          </table:table-cell>
          <table:table-cell table:style-name="ce11" office:value-type="date" office:date-value="2025-01-18T22:56:46" calcext:value-type="date">
            <text:p>2025-01-18 22:56:46</text:p>
          </table:table-cell>
          <table:table-cell table:style-name="ce10" office:value-type="float" office:value="50.8276634216309" calcext:value-type="float">
            <text:p>50.8276634216309</text:p>
          </table:table-cell>
          <table:table-cell table:style-name="ce10" office:value-type="float" office:value="-115.207809448242" calcext:value-type="float">
            <text:p>-115.207809448242</text:p>
          </table:table-cell>
          <table:table-cell table:style-name="ce10" office:value-type="float" office:value="50.8276317138889" calcext:value-type="float">
            <text:p>50.8276317138889</text:p>
          </table:table-cell>
          <table:table-cell table:style-name="ce10" office:value-type="float" office:value="-115.207815425" calcext:value-type="float">
            <text:p>-115.207815425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number-columns-repeated="2"/>
          <table:table-cell office:value-type="float" office:value="8.91387844085693" calcext:value-type="float">
            <text:p>8.9138784408569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34" calcext:value-type="float">
            <text:p>73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34.PNT</text:p>
          </table:table-cell>
          <table:table-cell table:style-name="ce11" office:value-type="date" office:date-value="2025-01-18T23:00:38" calcext:value-type="date">
            <text:p>2025-01-18 23:00:38</text:p>
          </table:table-cell>
          <table:table-cell table:style-name="ce10" office:value-type="float" office:value="50.8276748657227" calcext:value-type="float">
            <text:p>50.8276748657227</text:p>
          </table:table-cell>
          <table:table-cell table:style-name="ce10" office:value-type="float" office:value="-115.207778930664" calcext:value-type="float">
            <text:p>-115.207778930664</text:p>
          </table:table-cell>
          <table:table-cell table:style-name="ce10" office:value-type="float" office:value="50.8276595444445" calcext:value-type="float">
            <text:p>50.8276595444445</text:p>
          </table:table-cell>
          <table:table-cell table:style-name="ce10" office:value-type="float" office:value="-115.207806672222" calcext:value-type="float">
            <text:p>-115.207806672222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number-columns-repeated="2"/>
          <table:table-cell office:value-type="float" office:value="8.89337539672852" calcext:value-type="float">
            <text:p>8.8933753967285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35" calcext:value-type="float">
            <text:p>73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35.PNT</text:p>
          </table:table-cell>
          <table:table-cell table:style-name="ce11" office:value-type="date" office:date-value="2025-01-18T23:02:18" calcext:value-type="date">
            <text:p>2025-01-18 23:02:18</text:p>
          </table:table-cell>
          <table:table-cell table:style-name="ce10" office:value-type="float" office:value="50.8276901245117" calcext:value-type="float">
            <text:p>50.8276901245117</text:p>
          </table:table-cell>
          <table:table-cell table:style-name="ce10" office:value-type="float" office:value="-115.20777130127" calcext:value-type="float">
            <text:p>-115.20777130127</text:p>
          </table:table-cell>
          <table:table-cell table:style-name="ce10" office:value-type="float" office:value="50.8276830333333" calcext:value-type="float">
            <text:p>50.8276830333333</text:p>
          </table:table-cell>
          <table:table-cell table:style-name="ce10" office:value-type="float" office:value="-115.207798330556" calcext:value-type="float">
            <text:p>-115.207798330556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number-columns-repeated="2"/>
          <table:table-cell office:value-type="float" office:value="8.34135437011719" calcext:value-type="float">
            <text:p>8.34135437011719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36" calcext:value-type="float">
            <text:p>73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Overload on the ground – frozen</text:p>
          </table:table-cell>
          <table:table-cell table:style-name="ce10" office:value-type="string" calcext:value-type="string">
            <text:p>SM550736.PNT</text:p>
          </table:table-cell>
          <table:table-cell table:style-name="ce11" office:value-type="date" office:date-value="2025-01-18T23:05:03" calcext:value-type="date">
            <text:p>2025-01-18 23:05:03</text:p>
          </table:table-cell>
          <table:table-cell table:style-name="ce10" office:value-type="float" office:value="50.8277435302734" calcext:value-type="float">
            <text:p>50.8277435302734</text:p>
          </table:table-cell>
          <table:table-cell table:style-name="ce10" office:value-type="float" office:value="-115.207740783691" calcext:value-type="float">
            <text:p>-115.207740783691</text:p>
          </table:table-cell>
          <table:table-cell table:style-name="ce10" office:value-type="float" office:value="50.8277099027778" calcext:value-type="float">
            <text:p>50.8277099027778</text:p>
          </table:table-cell>
          <table:table-cell table:style-name="ce10" office:value-type="float" office:value="-115.207790813889" calcext:value-type="float">
            <text:p>-115.207790813889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number-columns-repeated="2"/>
          <table:table-cell office:value-type="float" office:value="8.04378128051758" calcext:value-type="float">
            <text:p>8.0437812805175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37" calcext:value-type="float">
            <text:p>73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Overload on the ground – frozen</text:p>
          </table:table-cell>
          <table:table-cell table:style-name="ce10" office:value-type="string" calcext:value-type="string">
            <text:p>SM550737.PNT</text:p>
          </table:table-cell>
          <table:table-cell table:style-name="ce11" office:value-type="date" office:date-value="2025-01-18T23:07:14" calcext:value-type="date">
            <text:p>2025-01-18 23:07:14</text:p>
          </table:table-cell>
          <table:table-cell table:style-name="ce10" office:value-type="float" office:value="50.8277626037598" calcext:value-type="float">
            <text:p>50.8277626037598</text:p>
          </table:table-cell>
          <table:table-cell table:style-name="ce10" office:value-type="float" office:value="-115.207725524902" calcext:value-type="float">
            <text:p>-115.207725524902</text:p>
          </table:table-cell>
          <table:table-cell table:style-name="ce10" office:value-type="float" office:value="50.8277372527778" calcext:value-type="float">
            <text:p>50.8277372527778</text:p>
          </table:table-cell>
          <table:table-cell table:style-name="ce10" office:value-type="float" office:value="-115.207778822222" calcext:value-type="float">
            <text:p>-115.207778822222</text:p>
          </table:table-cell>
          <table:table-cell office:value-type="string" calcext:value-type="string">
            <text:p>J6_ValleyBottomShrubby_20250118</text:p>
          </table:table-cell>
          <table:table-cell table:style-name="ce10" office:value-type="string" calcext:value-type="string">
            <text:p>J6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shrubby</text:p>
          </table:table-cell>
          <table:table-cell table:number-columns-repeated="2"/>
          <table:table-cell office:value-type="float" office:value="8.85333251953125" calcext:value-type="float">
            <text:p>8.85333251953125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772" calcext:value-type="float">
            <text:p>77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43" calcext:value-type="float">
            <text:p>43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72.PNT</text:p>
          </table:table-cell>
          <table:table-cell table:style-name="ce11" office:value-type="date" office:date-value="2025-01-19T18:44:49" calcext:value-type="date">
            <text:p>2025-01-19 18:44:49</text:p>
          </table:table-cell>
          <table:table-cell table:style-name="ce10" office:value-type="float" office:value="50.8217163085938" calcext:value-type="float">
            <text:p>50.8217163085938</text:p>
          </table:table-cell>
          <table:table-cell table:style-name="ce10" office:value-type="float" office:value="-115.201156616211" calcext:value-type="float">
            <text:p>-115.201156616211</text:p>
          </table:table-cell>
          <table:table-cell table:style-name="ce10" office:value-type="float" office:value="50.8217224444445" calcext:value-type="float">
            <text:p>50.8217224444445</text:p>
          </table:table-cell>
          <table:table-cell table:style-name="ce10" office:value-type="float" office:value="-115.201162569444" calcext:value-type="float">
            <text:p>-115.201162569444</text:p>
          </table:table-cell>
          <table:table-cell office:value-type="string" calcext:value-type="string">
            <text:p>J7_AerialSkiSlope_20250119</text:p>
          </table:table-cell>
          <table:table-cell table:style-name="ce10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1.0041542053223" calcext:value-type="float">
            <text:p>21.004154205322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773" calcext:value-type="float">
            <text:p>773</text:p>
          </table:table-cell>
          <table:table-cell office:value-type="string" calcext:value-type="string">
            <text:p>pit</text:p>
          </table:table-cell>
          <table:table-cell table:style-name="ce10" office:value-type="float" office:value="46" calcext:value-type="float">
            <text:p>46</text:p>
          </table:table-cell>
          <table:table-cell office:value-type="string" calcext:value-type="string">
            <text:p>Hit Bottom - SSA profiles</text:p>
          </table:table-cell>
          <table:table-cell table:style-name="ce10" office:value-type="string" calcext:value-type="string">
            <text:p>SM550773.PNT</text:p>
          </table:table-cell>
          <table:table-cell table:style-name="ce11" office:value-type="date" office:date-value="2025-01-19T18:48:41" calcext:value-type="date">
            <text:p>2025-01-19 18:48:41</text:p>
          </table:table-cell>
          <table:table-cell table:style-name="ce10" office:value-type="float" office:value="50.8217239379883" calcext:value-type="float">
            <text:p>50.8217239379883</text:p>
          </table:table-cell>
          <table:table-cell table:style-name="ce10" office:value-type="float" office:value="-115.201126098633" calcext:value-type="float">
            <text:p>-115.201126098633</text:p>
          </table:table-cell>
          <table:table-cell table:style-name="ce10" office:value-type="float" office:value="50.8217260388889" calcext:value-type="float">
            <text:p>50.8217260388889</text:p>
          </table:table-cell>
          <table:table-cell table:style-name="ce10" office:value-type="float" office:value="-115.201164625" calcext:value-type="float">
            <text:p>-115.201164625</text:p>
          </table:table-cell>
          <table:table-cell office:value-type="string" calcext:value-type="string">
            <text:p>J7_AerialSkiSlope_20250119</text:p>
          </table:table-cell>
          <table:table-cell table:style-name="ce10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1.8767852783203" calcext:value-type="float">
            <text:p>21.8767852783203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774" calcext:value-type="float">
            <text:p>774</text:p>
          </table:table-cell>
          <table:table-cell office:value-type="string" calcext:value-type="string">
            <text:p>pit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Hit Bottom - density profile</text:p>
          </table:table-cell>
          <table:table-cell table:style-name="ce10" office:value-type="string" calcext:value-type="string">
            <text:p>SM550774.PNT</text:p>
          </table:table-cell>
          <table:table-cell table:style-name="ce11" office:value-type="date" office:date-value="2025-01-19T18:50:15" calcext:value-type="date">
            <text:p>2025-01-19 18:50:15</text:p>
          </table:table-cell>
          <table:table-cell table:style-name="ce10" office:value-type="float" office:value="50.8217315673828" calcext:value-type="float">
            <text:p>50.8217315673828</text:p>
          </table:table-cell>
          <table:table-cell table:style-name="ce10" office:value-type="float" office:value="-115.201148986816" calcext:value-type="float">
            <text:p>-115.201148986816</text:p>
          </table:table-cell>
          <table:table-cell table:style-name="ce10" office:value-type="float" office:value="50.8217280861111" calcext:value-type="float">
            <text:p>50.8217280861111</text:p>
          </table:table-cell>
          <table:table-cell table:style-name="ce10" office:value-type="float" office:value="-115.201161686111" calcext:value-type="float">
            <text:p>-115.201161686111</text:p>
          </table:table-cell>
          <table:table-cell office:value-type="string" calcext:value-type="string">
            <text:p>J7_AerialSkiSlope_20250119</text:p>
          </table:table-cell>
          <table:table-cell table:style-name="ce10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1.893928527832" calcext:value-type="float">
            <text:p>21.893928527832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775" calcext:value-type="float">
            <text:p>775</text:p>
          </table:table-cell>
          <table:table-cell office:value-type="string" calcext:value-type="string">
            <text:p>pit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75.PNT</text:p>
          </table:table-cell>
          <table:table-cell table:style-name="ce11" office:value-type="date" office:date-value="2025-01-19T18:51:28" calcext:value-type="date">
            <text:p>2025-01-19 18:51:28</text:p>
          </table:table-cell>
          <table:table-cell table:style-name="ce10" office:value-type="float" office:value="50.8217391967773" calcext:value-type="float">
            <text:p>50.8217391967773</text:p>
          </table:table-cell>
          <table:table-cell table:style-name="ce10" office:value-type="float" office:value="-115.201171875" calcext:value-type="float">
            <text:p>-115.201171875</text:p>
          </table:table-cell>
          <table:table-cell table:style-name="ce10" office:value-type="float" office:value="50.8217315444445" calcext:value-type="float">
            <text:p>50.8217315444445</text:p>
          </table:table-cell>
          <table:table-cell table:style-name="ce10" office:value-type="float" office:value="-115.201158905556" calcext:value-type="float">
            <text:p>-115.201158905556</text:p>
          </table:table-cell>
          <table:table-cell office:value-type="string" calcext:value-type="string">
            <text:p>J7_AerialSkiSlope_20250119</text:p>
          </table:table-cell>
          <table:table-cell table:style-name="ce10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0.8318672180176" calcext:value-type="float">
            <text:p>20.8318672180176</text:p>
          </table:table-cell>
          <table:table-cell table:number-columns-repeated="16365"/>
          <table:table-cell table:style-name="ce10"/>
        </table:table-row>
        <table:table-row table:style-name="ro1">
          <table:table-cell table:style-name="ce10" office:value-type="float" office:value="776" calcext:value-type="float">
            <text:p>776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9" calcext:value-type="float">
            <text:p>39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76.PNT</text:p>
          </table:table-cell>
          <table:table-cell table:style-name="ce11" office:value-type="date" office:date-value="2025-01-19T18:52:37" calcext:value-type="date">
            <text:p>2025-01-19 18:52:37</text:p>
          </table:table-cell>
          <table:table-cell table:style-name="ce10" office:value-type="float" office:value="50.8217582702637" calcext:value-type="float">
            <text:p>50.8217582702637</text:p>
          </table:table-cell>
          <table:table-cell table:style-name="ce10" office:value-type="float" office:value="-115.201171875" calcext:value-type="float">
            <text:p>-115.201171875</text:p>
          </table:table-cell>
          <table:table-cell table:style-name="ce10" office:value-type="float" office:value="50.821738" calcext:value-type="float">
            <text:p>50.821738</text:p>
          </table:table-cell>
          <table:table-cell table:style-name="ce10" office:value-type="float" office:value="-115.201157538889" calcext:value-type="float">
            <text:p>-115.201157538889</text:p>
          </table:table-cell>
          <table:table-cell office:value-type="string" calcext:value-type="string">
            <text:p>J7_AerialSkiSlope_20250119</text:p>
          </table:table-cell>
          <table:table-cell table:style-name="ce10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9.1903839111328" calcext:value-type="float">
            <text:p>19.190383911132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79" calcext:value-type="float">
            <text:p>779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79.PNT</text:p>
          </table:table-cell>
          <table:table-cell table:style-name="ce11" office:value-type="date" office:date-value="2025-01-19T19:40:51" calcext:value-type="date">
            <text:p>2025-01-19 19:40:51</text:p>
          </table:table-cell>
          <table:table-cell table:style-name="ce10" office:value-type="float" office:value="50.8207092285156" calcext:value-type="float">
            <text:p>50.8207092285156</text:p>
          </table:table-cell>
          <table:table-cell table:style-name="ce10" office:value-type="float" office:value="-115.197647094727" calcext:value-type="float">
            <text:p>-115.197647094727</text:p>
          </table:table-cell>
          <table:table-cell table:style-name="ce10" office:value-type="float" office:value="50.8206760388889" calcext:value-type="float">
            <text:p>50.8206760388889</text:p>
          </table:table-cell>
          <table:table-cell table:style-name="ce10" office:value-type="float" office:value="-115.197628430556" calcext:value-type="float">
            <text:p>-115.197628430556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_azimu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9.59379959106445" calcext:value-type="float">
            <text:p>9.5937995910644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80" calcext:value-type="float">
            <text:p>780</text:p>
          </table:table-cell>
          <table:table-cell office:value-type="string" calcext:value-type="string">
            <text:p>pit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Hit Bottom - density profile</text:p>
          </table:table-cell>
          <table:table-cell table:style-name="ce10" office:value-type="string" calcext:value-type="string">
            <text:p>SM550780.PNT</text:p>
          </table:table-cell>
          <table:table-cell table:style-name="ce11" office:value-type="date" office:date-value="2025-01-19T19:42:22" calcext:value-type="date">
            <text:p>2025-01-19 19:42:22</text:p>
          </table:table-cell>
          <table:table-cell table:style-name="ce10" office:value-type="float" office:value="50.8207015991211" calcext:value-type="float">
            <text:p>50.8207015991211</text:p>
          </table:table-cell>
          <table:table-cell table:style-name="ce10" office:value-type="float" office:value="-115.197624206543" calcext:value-type="float">
            <text:p>-115.197624206543</text:p>
          </table:table-cell>
          <table:table-cell table:style-name="ce10" office:value-type="float" office:value="50.8206719083333" calcext:value-type="float">
            <text:p>50.8206719083333</text:p>
          </table:table-cell>
          <table:table-cell table:style-name="ce10" office:value-type="float" office:value="-115.197625208333" calcext:value-type="float">
            <text:p>-115.197625208333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_azimu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9.57741641998291" calcext:value-type="float">
            <text:p>9.5774164199829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81" calcext:value-type="float">
            <text:p>781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Hit Bottom - SSA profile</text:p>
          </table:table-cell>
          <table:table-cell table:style-name="ce10" office:value-type="string" calcext:value-type="string">
            <text:p>SM550781.PNT</text:p>
          </table:table-cell>
          <table:table-cell table:style-name="ce11" office:value-type="date" office:date-value="2025-01-19T19:43:06" calcext:value-type="date">
            <text:p>2025-01-19 19:43:06</text:p>
          </table:table-cell>
          <table:table-cell table:style-name="ce10" office:value-type="float" office:value="50.8206977844238" calcext:value-type="float">
            <text:p>50.8206977844238</text:p>
          </table:table-cell>
          <table:table-cell table:style-name="ce10" office:value-type="float" office:value="-115.197631835938" calcext:value-type="float">
            <text:p>-115.197631835938</text:p>
          </table:table-cell>
          <table:table-cell table:style-name="ce10" office:value-type="float" office:value="50.8206707833333" calcext:value-type="float">
            <text:p>50.8206707833333</text:p>
          </table:table-cell>
          <table:table-cell table:style-name="ce10" office:value-type="float" office:value="-115.197621955556" calcext:value-type="float">
            <text:p>-115.197621955556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_azimu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9.57741641998291" calcext:value-type="float">
            <text:p>9.5774164199829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82" calcext:value-type="float">
            <text:p>78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82.PNT</text:p>
          </table:table-cell>
          <table:table-cell table:style-name="ce11" office:value-type="date" office:date-value="2025-01-19T19:44:13" calcext:value-type="date">
            <text:p>2025-01-19 19:44:13</text:p>
          </table:table-cell>
          <table:table-cell table:style-name="ce10" office:value-type="float" office:value="50.8206977844238" calcext:value-type="float">
            <text:p>50.8206977844238</text:p>
          </table:table-cell>
          <table:table-cell table:style-name="ce10" office:value-type="float" office:value="-115.197639465332" calcext:value-type="float">
            <text:p>-115.197639465332</text:p>
          </table:table-cell>
          <table:table-cell table:style-name="ce10" office:value-type="float" office:value="50.8206644333333" calcext:value-type="float">
            <text:p>50.8206644333333</text:p>
          </table:table-cell>
          <table:table-cell table:style-name="ce10" office:value-type="float" office:value="-115.197624697222" calcext:value-type="float">
            <text:p>-115.197624697222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_azimu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9.59379959106445" calcext:value-type="float">
            <text:p>9.5937995910644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82" calcext:value-type="float">
            <text:p>78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82.PNT</text:p>
          </table:table-cell>
          <table:table-cell table:style-name="ce11" office:value-type="date" office:date-value="2025-01-19T19:44:13" calcext:value-type="date">
            <text:p>2025-01-19 19:44:13</text:p>
          </table:table-cell>
          <table:table-cell table:style-name="ce10" office:value-type="float" office:value="50.8206977844238" calcext:value-type="float">
            <text:p>50.8206977844238</text:p>
          </table:table-cell>
          <table:table-cell table:style-name="ce10" office:value-type="float" office:value="-115.197639465332" calcext:value-type="float">
            <text:p>-115.197639465332</text:p>
          </table:table-cell>
          <table:table-cell table:style-name="ce10" office:value-type="float" office:value="50.8206644333333" calcext:value-type="float">
            <text:p>50.8206644333333</text:p>
          </table:table-cell>
          <table:table-cell table:style-name="ce10" office:value-type="float" office:value="-115.197624697222" calcext:value-type="float">
            <text:p>-115.197624697222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_azimu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9.59379959106445" calcext:value-type="float">
            <text:p>9.59379959106445</text:p>
          </table:table-cell>
          <table:table-cell table:number-columns-repeated="16365"/>
          <table:table-cell table:style-name="Default"/>
        </table:table-row>
        <table:table-row table:style-name="ro2">
          <table:table-cell table:style-name="ce10" office:value-type="float" office:value="782" calcext:value-type="float">
            <text:p>78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82.PNT</text:p>
          </table:table-cell>
          <table:table-cell table:style-name="ce11" office:value-type="date" office:date-value="2025-01-19T19:44:13" calcext:value-type="date">
            <text:p>2025-01-19 19:44:13</text:p>
          </table:table-cell>
          <table:table-cell table:style-name="ce10" office:value-type="float" office:value="50.8206977844238" calcext:value-type="float">
            <text:p>50.8206977844238</text:p>
          </table:table-cell>
          <table:table-cell table:style-name="ce10" office:value-type="float" office:value="-115.197639465332" calcext:value-type="float">
            <text:p>-115.197639465332</text:p>
          </table:table-cell>
          <table:table-cell table:style-name="ce10" office:value-type="float" office:value="50.8206644333333" calcext:value-type="float">
            <text:p>50.8206644333333</text:p>
          </table:table-cell>
          <table:table-cell table:style-name="ce10" office:value-type="float" office:value="-115.197624697222" calcext:value-type="float">
            <text:p>-115.197624697222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_azimu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9.59379959106445" calcext:value-type="float">
            <text:p>9.59379959106445</text:p>
          </table:table-cell>
          <table:table-cell table:number-columns-repeated="16365"/>
          <table:table-cell table:style-name="Default"/>
        </table:table-row>
        <table:table-row table:style-name="ro2">
          <table:table-cell table:style-name="ce10" office:value-type="float" office:value="782" calcext:value-type="float">
            <text:p>78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82.PNT</text:p>
          </table:table-cell>
          <table:table-cell table:style-name="ce11" office:value-type="date" office:date-value="2025-01-19T19:44:13" calcext:value-type="date">
            <text:p>2025-01-19 19:44:13</text:p>
          </table:table-cell>
          <table:table-cell table:style-name="ce10" office:value-type="float" office:value="50.8206977844238" calcext:value-type="float">
            <text:p>50.8206977844238</text:p>
          </table:table-cell>
          <table:table-cell table:style-name="ce10" office:value-type="float" office:value="-115.197639465332" calcext:value-type="float">
            <text:p>-115.197639465332</text:p>
          </table:table-cell>
          <table:table-cell table:style-name="ce10" office:value-type="float" office:value="50.8206644333333" calcext:value-type="float">
            <text:p>50.8206644333333</text:p>
          </table:table-cell>
          <table:table-cell table:style-name="ce10" office:value-type="float" office:value="-115.197624697222" calcext:value-type="float">
            <text:p>-115.197624697222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_azimu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9.59379959106445" calcext:value-type="float">
            <text:p>9.59379959106445</text:p>
          </table:table-cell>
          <table:table-cell table:number-columns-repeated="16365"/>
          <table:table-cell table:style-name="Default"/>
        </table:table-row>
        <table:table-row table:style-name="ro2">
          <table:table-cell table:style-name="ce10" office:value-type="float" office:value="782" calcext:value-type="float">
            <text:p>782</text:p>
          </table:table-cell>
          <table:table-cell office:value-type="string" calcext:value-type="string">
            <text:p>pit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82.PNT</text:p>
          </table:table-cell>
          <table:table-cell table:style-name="ce11" office:value-type="date" office:date-value="2025-01-19T19:44:13" calcext:value-type="date">
            <text:p>2025-01-19 19:44:13</text:p>
          </table:table-cell>
          <table:table-cell table:style-name="ce10" office:value-type="float" office:value="50.8206977844238" calcext:value-type="float">
            <text:p>50.8206977844238</text:p>
          </table:table-cell>
          <table:table-cell table:style-name="ce10" office:value-type="float" office:value="-115.197639465332" calcext:value-type="float">
            <text:p>-115.197639465332</text:p>
          </table:table-cell>
          <table:table-cell table:style-name="ce10" office:value-type="float" office:value="50.8206644333333" calcext:value-type="float">
            <text:p>50.8206644333333</text:p>
          </table:table-cell>
          <table:table-cell table:style-name="ce10" office:value-type="float" office:value="-115.197624697222" calcext:value-type="float">
            <text:p>-115.197624697222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_azimu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9.59379959106445" calcext:value-type="float">
            <text:p>9.59379959106445</text:p>
          </table:table-cell>
          <table:table-cell table:number-columns-repeated="16365"/>
          <table:table-cell table:style-name="Default"/>
        </table:table-row>
        <table:table-row table:style-name="ro2">
          <table:table-cell table:style-name="ce10" office:value-type="float" office:value="783" calcext:value-type="float">
            <text:p>78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83.PNT</text:p>
          </table:table-cell>
          <table:table-cell table:style-name="ce11" office:value-type="date" office:date-value="2025-01-19T19:50:05" calcext:value-type="date">
            <text:p>2025-01-19 19:50:05</text:p>
          </table:table-cell>
          <table:table-cell table:style-name="ce10" office:value-type="float" office:value="50.8206214904785" calcext:value-type="float">
            <text:p>50.8206214904785</text:p>
          </table:table-cell>
          <table:table-cell table:style-name="ce10" office:value-type="float" office:value="-115.197631835938" calcext:value-type="float">
            <text:p>-115.197631835938</text:p>
          </table:table-cell>
          <table:table-cell table:style-name="ce10" office:value-type="float" office:value="50.820598175" calcext:value-type="float">
            <text:p>50.820598175</text:p>
          </table:table-cell>
          <table:table-cell table:style-name="ce10" office:value-type="float" office:value="-115.197593483333" calcext:value-type="float">
            <text:p>-115.197593483333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9.18765258789062" calcext:value-type="float">
            <text:p>9.1876525878906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84" calcext:value-type="float">
            <text:p>78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84.PNT</text:p>
          </table:table-cell>
          <table:table-cell table:style-name="ce11" office:value-type="date" office:date-value="2025-01-19T19:51:11" calcext:value-type="date">
            <text:p>2025-01-19 19:51:11</text:p>
          </table:table-cell>
          <table:table-cell table:style-name="ce10" office:value-type="float" office:value="50.8205833435059" calcext:value-type="float">
            <text:p>50.8205833435059</text:p>
          </table:table-cell>
          <table:table-cell table:style-name="ce10" office:value-type="float" office:value="-115.19758605957" calcext:value-type="float">
            <text:p>-115.19758605957</text:p>
          </table:table-cell>
          <table:table-cell table:style-name="ce10" office:value-type="float" office:value="50.8205500833333" calcext:value-type="float">
            <text:p>50.8205500833333</text:p>
          </table:table-cell>
          <table:table-cell table:style-name="ce10" office:value-type="float" office:value="-115.1975631" calcext:value-type="float">
            <text:p>-115.1975631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9.47343254089355" calcext:value-type="float">
            <text:p>9.4734325408935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85" calcext:value-type="float">
            <text:p>78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85.PNT</text:p>
          </table:table-cell>
          <table:table-cell table:style-name="ce11" office:value-type="date" office:date-value="2025-01-19T19:52:11" calcext:value-type="date">
            <text:p>2025-01-19 19:52:11</text:p>
          </table:table-cell>
          <table:table-cell table:style-name="ce10" office:value-type="float" office:value="50.8205337524414" calcext:value-type="float">
            <text:p>50.8205337524414</text:p>
          </table:table-cell>
          <table:table-cell table:style-name="ce10" office:value-type="float" office:value="-115.197570800781" calcext:value-type="float">
            <text:p>-115.197570800781</text:p>
          </table:table-cell>
          <table:table-cell table:style-name="ce10" office:value-type="float" office:value="50.8205107388889" calcext:value-type="float">
            <text:p>50.8205107388889</text:p>
          </table:table-cell>
          <table:table-cell table:style-name="ce10" office:value-type="float" office:value="-115.1975505" calcext:value-type="float">
            <text:p>-115.1975505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9.15870380401611" calcext:value-type="float">
            <text:p>9.15870380401611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86" calcext:value-type="float">
            <text:p>78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86.PNT</text:p>
          </table:table-cell>
          <table:table-cell table:style-name="ce11" office:value-type="date" office:date-value="2025-01-19T19:53:11" calcext:value-type="date">
            <text:p>2025-01-19 19:53:11</text:p>
          </table:table-cell>
          <table:table-cell table:style-name="ce10" office:value-type="float" office:value="50.8204917907715" calcext:value-type="float">
            <text:p>50.8204917907715</text:p>
          </table:table-cell>
          <table:table-cell table:style-name="ce10" office:value-type="float" office:value="-115.197540283203" calcext:value-type="float">
            <text:p>-115.197540283203</text:p>
          </table:table-cell>
          <table:table-cell table:style-name="ce10" office:value-type="float" office:value="50.8204738166667" calcext:value-type="float">
            <text:p>50.8204738166667</text:p>
          </table:table-cell>
          <table:table-cell table:style-name="ce10" office:value-type="float" office:value="-115.197536" calcext:value-type="float">
            <text:p>-115.197536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10.5956954956055" calcext:value-type="float">
            <text:p>10.595695495605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87" calcext:value-type="float">
            <text:p>78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87.PNT</text:p>
          </table:table-cell>
          <table:table-cell table:style-name="ce11" office:value-type="date" office:date-value="2025-01-19T19:53:40" calcext:value-type="date">
            <text:p>2025-01-19 19:53:40</text:p>
          </table:table-cell>
          <table:table-cell table:style-name="ce10" office:value-type="float" office:value="50.8204460144043" calcext:value-type="float">
            <text:p>50.8204460144043</text:p>
          </table:table-cell>
          <table:table-cell table:style-name="ce10" office:value-type="float" office:value="-115.197525024414" calcext:value-type="float">
            <text:p>-115.197525024414</text:p>
          </table:table-cell>
          <table:table-cell table:style-name="ce10" office:value-type="float" office:value="50.8204583" calcext:value-type="float">
            <text:p>50.8204583</text:p>
          </table:table-cell>
          <table:table-cell table:style-name="ce10" office:value-type="float" office:value="-115.197556519444" calcext:value-type="float">
            <text:p>-115.197556519444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10.0084867477417" calcext:value-type="float">
            <text:p>10.0084867477417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88" calcext:value-type="float">
            <text:p>78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88.PNT</text:p>
          </table:table-cell>
          <table:table-cell table:style-name="ce11" office:value-type="date" office:date-value="2025-01-19T19:55:44" calcext:value-type="date">
            <text:p>2025-01-19 19:55:44</text:p>
          </table:table-cell>
          <table:table-cell table:style-name="ce10" office:value-type="float" office:value="50.8204231262207" calcext:value-type="float">
            <text:p>50.8204231262207</text:p>
          </table:table-cell>
          <table:table-cell table:style-name="ce10" office:value-type="float" office:value="-115.197494506836" calcext:value-type="float">
            <text:p>-115.197494506836</text:p>
          </table:table-cell>
          <table:table-cell table:style-name="ce10" office:value-type="float" office:value="50.8203887277778" calcext:value-type="float">
            <text:p>50.8203887277778</text:p>
          </table:table-cell>
          <table:table-cell table:style-name="ce10" office:value-type="float" office:value="-115.197492480556" calcext:value-type="float">
            <text:p>-115.197492480556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11.0912036895752" calcext:value-type="float">
            <text:p>11.091203689575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89" calcext:value-type="float">
            <text:p>78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89.PNT</text:p>
          </table:table-cell>
          <table:table-cell table:style-name="ce11" office:value-type="date" office:date-value="2025-01-19T19:56:40" calcext:value-type="date">
            <text:p>2025-01-19 19:56:40</text:p>
          </table:table-cell>
          <table:table-cell table:style-name="ce10" office:value-type="float" office:value="50.8203849792481" calcext:value-type="float">
            <text:p>50.8203849792481</text:p>
          </table:table-cell>
          <table:table-cell table:style-name="ce10" office:value-type="float" office:value="-115.197486877441" calcext:value-type="float">
            <text:p>-115.197486877441</text:p>
          </table:table-cell>
          <table:table-cell table:style-name="ce10" office:value-type="float" office:value="50.8203560638889" calcext:value-type="float">
            <text:p>50.8203560638889</text:p>
          </table:table-cell>
          <table:table-cell table:style-name="ce10" office:value-type="float" office:value="-115.197468480556" calcext:value-type="float">
            <text:p>-115.197468480556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12.5695991516113" calcext:value-type="float">
            <text:p>12.569599151611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90" calcext:value-type="float">
            <text:p>790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4" calcext:value-type="float">
            <text:p>4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90.PNT</text:p>
          </table:table-cell>
          <table:table-cell table:style-name="ce11" office:value-type="date" office:date-value="2025-01-19T19:57:38" calcext:value-type="date">
            <text:p>2025-01-19 19:57:38</text:p>
          </table:table-cell>
          <table:table-cell table:style-name="ce10" office:value-type="float" office:value="50.8203430175781" calcext:value-type="float">
            <text:p>50.8203430175781</text:p>
          </table:table-cell>
          <table:table-cell table:style-name="ce10" office:value-type="float" office:value="-115.197463989258" calcext:value-type="float">
            <text:p>-115.197463989258</text:p>
          </table:table-cell>
          <table:table-cell table:style-name="ce10" office:value-type="float" office:value="50.820322575" calcext:value-type="float">
            <text:p>50.820322575</text:p>
          </table:table-cell>
          <table:table-cell table:style-name="ce10" office:value-type="float" office:value="-115.197452619444" calcext:value-type="float">
            <text:p>-115.197452619444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9.77178859710693" calcext:value-type="float">
            <text:p>9.7717885971069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91" calcext:value-type="float">
            <text:p>791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41" calcext:value-type="float">
            <text:p>41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91.PNT</text:p>
          </table:table-cell>
          <table:table-cell table:style-name="ce11" office:value-type="date" office:date-value="2025-01-19T19:58:36" calcext:value-type="date">
            <text:p>2025-01-19 19:58:36</text:p>
          </table:table-cell>
          <table:table-cell table:style-name="ce10" office:value-type="float" office:value="50.8203125" calcext:value-type="float">
            <text:p>50.8203125</text:p>
          </table:table-cell>
          <table:table-cell table:style-name="ce10" office:value-type="float" office:value="-115.197448730469" calcext:value-type="float">
            <text:p>-115.197448730469</text:p>
          </table:table-cell>
          <table:table-cell table:style-name="ce10" office:value-type="float" office:value="50.8202901472222" calcext:value-type="float">
            <text:p>50.8202901472222</text:p>
          </table:table-cell>
          <table:table-cell table:style-name="ce10" office:value-type="float" office:value="-115.197432219445" calcext:value-type="float">
            <text:p>-115.197432219445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13.5303745269775" calcext:value-type="float">
            <text:p>13.530374526977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92" calcext:value-type="float">
            <text:p>792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4" calcext:value-type="float">
            <text:p>54</text:p>
          </table:table-cell>
          <table:table-cell office:value-type="string" calcext:value-type="string">
            <text:p>Not frozen</text:p>
          </table:table-cell>
          <table:table-cell table:style-name="ce10" office:value-type="string" calcext:value-type="string">
            <text:p>SM550792.PNT</text:p>
          </table:table-cell>
          <table:table-cell table:style-name="ce11" office:value-type="date" office:date-value="2025-01-19T20:00:17" calcext:value-type="date">
            <text:p>2025-01-19 20:00:17</text:p>
          </table:table-cell>
          <table:table-cell table:style-name="ce10" office:value-type="float" office:value="50.8202743530273" calcext:value-type="float">
            <text:p>50.8202743530273</text:p>
          </table:table-cell>
          <table:table-cell table:style-name="ce10" office:value-type="float" office:value="-115.197418212891" calcext:value-type="float">
            <text:p>-115.197418212891</text:p>
          </table:table-cell>
          <table:table-cell table:style-name="ce10" office:value-type="float" office:value="50.8202580666667" calcext:value-type="float">
            <text:p>50.8202580666667</text:p>
          </table:table-cell>
          <table:table-cell table:style-name="ce10" office:value-type="float" office:value="-115.1974114" calcext:value-type="float">
            <text:p>-115.1974114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12.3859939575195" calcext:value-type="float">
            <text:p>12.385993957519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93" calcext:value-type="float">
            <text:p>793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55" calcext:value-type="float">
            <text:p>55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93.PNT</text:p>
          </table:table-cell>
          <table:table-cell table:style-name="ce11" office:value-type="date" office:date-value="2025-01-19T20:03:16" calcext:value-type="date">
            <text:p>2025-01-19 20:03:16</text:p>
          </table:table-cell>
          <table:table-cell table:style-name="ce10" office:value-type="float" office:value="50.820198059082" calcext:value-type="float">
            <text:p>50.820198059082</text:p>
          </table:table-cell>
          <table:table-cell table:style-name="ce10" office:value-type="float" office:value="-115.19734954834" calcext:value-type="float">
            <text:p>-115.19734954834</text:p>
          </table:table-cell>
          <table:table-cell table:style-name="ce10" office:value-type="float" office:value="50.8201879888889" calcext:value-type="float">
            <text:p>50.8201879888889</text:p>
          </table:table-cell>
          <table:table-cell table:style-name="ce10" office:value-type="float" office:value="-115.197363936111" calcext:value-type="float">
            <text:p>-115.197363936111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11.935094833374" calcext:value-type="float">
            <text:p>11.935094833374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94" calcext:value-type="float">
            <text:p>794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4" calcext:value-type="float">
            <text:p>64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94.PNT</text:p>
          </table:table-cell>
          <table:table-cell table:style-name="ce11" office:value-type="date" office:date-value="2025-01-19T20:03:48" calcext:value-type="date">
            <text:p>2025-01-19 20:03:48</text:p>
          </table:table-cell>
          <table:table-cell table:style-name="ce10" office:value-type="float" office:value="50.8201713562012" calcext:value-type="float">
            <text:p>50.8201713562012</text:p>
          </table:table-cell>
          <table:table-cell table:style-name="ce10" office:value-type="float" office:value="-115.19734954834" calcext:value-type="float">
            <text:p>-115.19734954834</text:p>
          </table:table-cell>
          <table:table-cell table:style-name="ce10" office:value-type="float" office:value="50.8201534305556" calcext:value-type="float">
            <text:p>50.8201534305556</text:p>
          </table:table-cell>
          <table:table-cell table:style-name="ce10" office:value-type="float" office:value="-115.19737395" calcext:value-type="float">
            <text:p>-115.19737395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12.8404397964478" calcext:value-type="float">
            <text:p>12.8404397964478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95" calcext:value-type="float">
            <text:p>795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8" calcext:value-type="float">
            <text:p>68</text:p>
          </table:table-cell>
          <table:table-cell office:value-type="string" calcext:value-type="string">
            <text:p>Not frozen</text:p>
          </table:table-cell>
          <table:table-cell table:style-name="ce10" office:value-type="string" calcext:value-type="string">
            <text:p>SM550795.PNT</text:p>
          </table:table-cell>
          <table:table-cell table:style-name="ce11" office:value-type="date" office:date-value="2025-01-19T20:06:30" calcext:value-type="date">
            <text:p>2025-01-19 20:06:30</text:p>
          </table:table-cell>
          <table:table-cell table:style-name="ce10" office:value-type="float" office:value="50.8201484680176" calcext:value-type="float">
            <text:p>50.8201484680176</text:p>
          </table:table-cell>
          <table:table-cell table:style-name="ce10" office:value-type="float" office:value="-115.19734954834" calcext:value-type="float">
            <text:p>-115.19734954834</text:p>
          </table:table-cell>
          <table:table-cell table:style-name="ce10" office:value-type="float" office:value="50.8201286611111" calcext:value-type="float">
            <text:p>50.8201286611111</text:p>
          </table:table-cell>
          <table:table-cell table:style-name="ce10" office:value-type="float" office:value="-115.197331205556" calcext:value-type="float">
            <text:p>-115.197331205556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13.3596258163452" calcext:value-type="float">
            <text:p>13.3596258163452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96" calcext:value-type="float">
            <text:p>796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6" calcext:value-type="float">
            <text:p>86</text:p>
          </table:table-cell>
          <table:table-cell office:value-type="string" calcext:value-type="string">
            <text:p>Not frozen</text:p>
          </table:table-cell>
          <table:table-cell table:style-name="ce10" office:value-type="string" calcext:value-type="string">
            <text:p>SM550796.PNT</text:p>
          </table:table-cell>
          <table:table-cell table:style-name="ce11" office:value-type="date" office:date-value="2025-01-19T20:08:31" calcext:value-type="date">
            <text:p>2025-01-19 20:08:31</text:p>
          </table:table-cell>
          <table:table-cell table:style-name="ce10" office:value-type="float" office:value="50.8201026916504" calcext:value-type="float">
            <text:p>50.8201026916504</text:p>
          </table:table-cell>
          <table:table-cell table:style-name="ce10" office:value-type="float" office:value="-115.197326660156" calcext:value-type="float">
            <text:p>-115.197326660156</text:p>
          </table:table-cell>
          <table:table-cell table:style-name="ce10" office:value-type="float" office:value="50.8200801805556" calcext:value-type="float">
            <text:p>50.8200801805556</text:p>
          </table:table-cell>
          <table:table-cell table:style-name="ce10" office:value-type="float" office:value="-115.197315108333" calcext:value-type="float">
            <text:p>-115.197315108333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7.91977405548096" calcext:value-type="float">
            <text:p>7.91977405548096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97" calcext:value-type="float">
            <text:p>797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Not frozen</text:p>
          </table:table-cell>
          <table:table-cell table:style-name="ce10" office:value-type="string" calcext:value-type="string">
            <text:p>SM550797.PNT</text:p>
          </table:table-cell>
          <table:table-cell table:style-name="ce11" office:value-type="date" office:date-value="2025-01-19T20:10:57" calcext:value-type="date">
            <text:p>2025-01-19 20:10:57</text:p>
          </table:table-cell>
          <table:table-cell table:style-name="ce10" office:value-type="float" office:value="50.8200721740723" calcext:value-type="float">
            <text:p>50.8200721740723</text:p>
          </table:table-cell>
          <table:table-cell table:style-name="ce10" office:value-type="float" office:value="-115.197326660156" calcext:value-type="float">
            <text:p>-115.197326660156</text:p>
          </table:table-cell>
          <table:table-cell table:style-name="ce10" office:value-type="float" office:value="50.8200488194444" calcext:value-type="float">
            <text:p>50.8200488194444</text:p>
          </table:table-cell>
          <table:table-cell table:style-name="ce10" office:value-type="float" office:value="-115.197307669444" calcext:value-type="float">
            <text:p>-115.197307669444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7.7744140625" calcext:value-type="float">
            <text:p>7.7744140625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98" calcext:value-type="float">
            <text:p>798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Not frozen</text:p>
          </table:table-cell>
          <table:table-cell table:style-name="ce10" office:value-type="string" calcext:value-type="string">
            <text:p>SM550798.PNT</text:p>
          </table:table-cell>
          <table:table-cell table:style-name="ce11" office:value-type="date" office:date-value="2025-01-19T20:12:56" calcext:value-type="date">
            <text:p>2025-01-19 20:12:56</text:p>
          </table:table-cell>
          <table:table-cell table:style-name="ce10" office:value-type="float" office:value="50.8200378417969" calcext:value-type="float">
            <text:p>50.8200378417969</text:p>
          </table:table-cell>
          <table:table-cell table:style-name="ce10" office:value-type="float" office:value="-115.197296142578" calcext:value-type="float">
            <text:p>-115.197296142578</text:p>
          </table:table-cell>
          <table:table-cell table:style-name="ce10" office:value-type="float" office:value="50.8200171555556" calcext:value-type="float">
            <text:p>50.8200171555556</text:p>
          </table:table-cell>
          <table:table-cell table:style-name="ce10" office:value-type="float" office:value="-115.197294991667" calcext:value-type="float">
            <text:p>-115.197294991667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7.03870391845703" calcext:value-type="float">
            <text:p>7.03870391845703</text:p>
          </table:table-cell>
          <table:table-cell table:number-columns-repeated="16365"/>
          <table:table-cell table:style-name="ce10"/>
        </table:table-row>
        <table:table-row table:style-name="ro2">
          <table:table-cell table:style-name="ce10" office:value-type="float" office:value="799" calcext:value-type="float">
            <text:p>799</text:p>
          </table:table-cell>
          <table:table-cell office:value-type="string" calcext:value-type="string">
            <text:p>radar_transect</text:p>
          </table:table-cell>
          <table:table-cell table:style-name="ce10" office:value-type="float" office:value="67" calcext:value-type="float">
            <text:p>67</text:p>
          </table:table-cell>
          <table:table-cell office:value-type="string" calcext:value-type="string">
            <text:p>Hit Bottom</text:p>
          </table:table-cell>
          <table:table-cell table:style-name="ce10" office:value-type="string" calcext:value-type="string">
            <text:p>SM550799.PNT</text:p>
          </table:table-cell>
          <table:table-cell table:style-name="ce11" office:value-type="date" office:date-value="2025-01-19T20:18:26" calcext:value-type="date">
            <text:p>2025-01-19 20:18:26</text:p>
          </table:table-cell>
          <table:table-cell table:style-name="ce10" office:value-type="float" office:value="50.8200073242188" calcext:value-type="float">
            <text:p>50.8200073242188</text:p>
          </table:table-cell>
          <table:table-cell table:style-name="ce10" office:value-type="float" office:value="-115.197265625" calcext:value-type="float">
            <text:p>-115.197265625</text:p>
          </table:table-cell>
          <table:table-cell table:style-name="ce10" office:value-type="float" office:value="50.819990725" calcext:value-type="float">
            <text:p>50.819990725</text:p>
          </table:table-cell>
          <table:table-cell table:style-name="ce10" office:value-type="float" office:value="-115.197288427778" calcext:value-type="float">
            <text:p>-115.197288427778</text:p>
          </table:table-cell>
          <table:table-cell office:value-type="string" calcext:value-type="string">
            <text:p>J8_Halfpipe_RadarAz_20250119</text:p>
          </table:table-cell>
          <table:table-cell table:style-name="ce10" office:value-type="string" calcext:value-type="string">
            <text:p>J8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fm_2025_jan/</text:p>
          </table:table-cell>
          <table:table-cell table:style-name="ce15" office:value-type="string" calcext:value-type="string">
            <text:p>halfpipesd_transect</text:p>
          </table:table-cell>
          <table:table-cell table:style-name="ce15" office:value-type="string" calcext:value-type="string">
            <text:p>[30]</text:p>
          </table:table-cell>
          <table:table-cell/>
          <table:table-cell office:value-type="float" office:value="6.51352834701538" calcext:value-type="float">
            <text:p>6.51352834701538</text:p>
          </table:table-cell>
          <table:table-cell table:number-columns-repeated="16365"/>
          <table:table-cell table:style-name="ce10"/>
        </table:table-row>
        <table:table-row table:style-name="ro1" table:number-rows-repeated="3">
          <table:table-cell table:style-name="ce10"/>
          <table:table-cell/>
          <table:table-cell table:style-name="ce10"/>
          <table:table-cell/>
          <table:table-cell table:style-name="ce10"/>
          <table:table-cell table:style-name="ce11"/>
          <table:table-cell table:style-name="ce10" table:number-columns-repeated="4"/>
          <table:table-cell/>
          <table:table-cell table:style-name="ce10"/>
          <table:table-cell table:number-columns-repeated="16371"/>
          <table:table-cell table:style-name="ce10"/>
        </table:table-row>
        <table:table-row table:style-name="ro1">
          <table:table-cell table:style-name="ce10"/>
          <table:table-cell table:number-columns-repeated="3"/>
          <table:table-cell table:style-name="ce10"/>
          <table:table-cell table:style-name="ce11"/>
          <table:table-cell table:style-name="ce10" table:number-columns-repeated="4"/>
          <table:table-cell/>
          <table:table-cell table:style-name="ce10"/>
          <table:table-cell table:number-columns-repeated="16371"/>
          <table:table-cell table:style-name="ce10"/>
        </table:table-row>
        <table:table-row table:style-name="ro1" table:number-rows-repeated="7">
          <table:table-cell table:style-name="ce10"/>
          <table:table-cell/>
          <table:table-cell table:style-name="ce10"/>
          <table:table-cell/>
          <table:table-cell table:style-name="ce10"/>
          <table:table-cell table:style-name="ce11"/>
          <table:table-cell table:style-name="ce10" table:number-columns-repeated="4"/>
          <table:table-cell/>
          <table:table-cell table:style-name="ce10"/>
          <table:table-cell table:number-columns-repeated="16371"/>
          <table:table-cell table:style-name="ce10"/>
        </table:table-row>
        <table:table-row table:style-name="ro1">
          <table:table-cell table:style-name="ce10"/>
          <table:table-cell table:number-columns-repeated="3"/>
          <table:table-cell table:style-name="ce10"/>
          <table:table-cell table:style-name="ce11"/>
          <table:table-cell table:style-name="ce10" table:number-columns-repeated="2"/>
          <table:table-cell table:number-columns-repeated="3"/>
          <table:table-cell table:style-name="ce10"/>
          <table:table-cell table:number-columns-repeated="16371"/>
          <table:table-cell table:style-name="ce10"/>
        </table:table-row>
        <table:table-row table:style-name="ro1" table:number-rows-repeated="111">
          <table:table-cell table:number-columns-repeated="5"/>
          <table:table-cell table:style-name="ce11"/>
          <table:table-cell table:number-columns-repeated="16377"/>
          <table:table-cell table:style-name="ce10"/>
        </table:table-row>
        <table:table-row table:style-name="ro1" table:number-rows-repeated="1047948">
          <table:table-cell table:number-columns-repeated="16383"/>
          <table:table-cell table:style-name="ce10"/>
        </table:table-row>
        <table:table-row table:style-name="ro1">
          <table:table-cell table:number-columns-repeated="16383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11:26:14.4378997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0T15:00:11</meta:creation-date>
    <meta:initial-creator>openpyxl</meta:initial-creator>
    <dc:language>en-US</dc:language>
    <dc:date>2025-11-17T16:47:25.706066119</dc:date>
    <meta:editing-cycles>50</meta:editing-cycles>
    <meta:editing-duration>PT14H20M24S</meta:editing-duration>
    <meta:generator>LibreOffice/25.2.6.2$Linux_X86_64 LibreOffice_project/40d1a0e1d5bdf1afaeae24d9ece32bbb00fa66a4</meta:generator>
    <meta:document-statistic meta:table-count="1" meta:cell-count="8433" meta:object-count="0"/>
    <meta:user-defined meta:name="AppVersion">15.0000</meta:user-defined>
  </office:meta>
</office:document-meta>
</file>